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pitch="variable"/>
    <style:font-face style:name="Microsoft YaHei" svg:font-family="'Microsoft YaHei'" style:font-family-generic="system" style:font-pitch="variable"/>
    <style:font-face style:name="Tahoma" svg:font-family="Tahoma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3.44cm"/>
    </style:style>
    <style:style style:name="co2" style:family="table-column">
      <style:table-column-properties fo:break-before="auto" style:column-width="2.145cm"/>
    </style:style>
    <style:style style:name="co3" style:family="table-column">
      <style:table-column-properties fo:break-before="auto" style:column-width="2.544cm"/>
    </style:style>
    <style:style style:name="co4" style:family="table-column">
      <style:table-column-properties fo:break-before="auto" style:column-width="2.653cm"/>
    </style:style>
    <style:style style:name="co5" style:family="table-column">
      <style:table-column-properties fo:break-before="auto" style:column-width="1.57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161cm"/>
    </style:style>
    <style:style style:name="co8" style:family="table-column">
      <style:table-column-properties fo:break-before="auto" style:column-width="1.307cm"/>
    </style:style>
    <style:style style:name="co9" style:family="table-column">
      <style:table-column-properties fo:break-before="auto" style:column-width="1.824cm"/>
    </style:style>
    <style:style style:name="co10" style:family="table-column">
      <style:table-column-properties fo:break-before="auto" style:column-width="2.586cm"/>
    </style:style>
    <style:style style:name="co11" style:family="table-column">
      <style:table-column-properties fo:break-before="auto" style:column-width="1.415cm"/>
    </style:style>
    <style:style style:name="co12" style:family="table-column">
      <style:table-column-properties fo:break-before="auto" style:column-width="1.997cm"/>
    </style:style>
    <style:style style:name="co13" style:family="table-column">
      <style:table-column-properties fo:break-before="auto" style:column-width="2.505cm"/>
    </style:style>
    <style:style style:name="co14" style:family="table-column">
      <style:table-column-properties fo:break-before="auto" style:column-width="1.579cm"/>
    </style:style>
    <style:style style:name="co15" style:family="table-column">
      <style:table-column-properties fo:break-before="auto" style:column-width="2.205cm"/>
    </style:style>
    <style:style style:name="co16" style:family="table-column">
      <style:table-column-properties fo:break-before="auto" style:column-width="1.524cm"/>
    </style:style>
    <style:style style:name="co17" style:family="table-column">
      <style:table-column-properties fo:break-before="auto" style:column-width="2.26cm"/>
    </style:style>
    <style:style style:name="co18" style:family="table-column">
      <style:table-column-properties fo:break-before="auto" style:column-width="1.334cm"/>
    </style:style>
    <style:style style:name="co19" style:family="table-column">
      <style:table-column-properties fo:break-before="auto" style:column-width="1.36cm"/>
    </style:style>
    <style:style style:name="co20" style:family="table-column">
      <style:table-column-properties fo:break-before="auto" style:column-width="1.796cm"/>
    </style:style>
    <style:style style:name="co21" style:family="table-column">
      <style:table-column-properties fo:break-before="auto" style:column-width="1.498cm"/>
    </style:style>
    <style:style style:name="co22" style:family="table-column">
      <style:table-column-properties fo:break-before="auto" style:column-width="1.879cm"/>
    </style:style>
    <style:style style:name="co23" style:family="table-column">
      <style:table-column-properties fo:break-before="auto" style:column-width="1.443cm"/>
    </style:style>
    <style:style style:name="co24" style:family="table-column">
      <style:table-column-properties fo:break-before="auto" style:column-width="1.85cm"/>
    </style:style>
    <style:style style:name="co25" style:family="table-column">
      <style:table-column-properties fo:break-before="auto" style:column-width="1.769cm"/>
    </style:style>
    <style:style style:name="co26" style:family="table-column">
      <style:table-column-properties fo:break-before="auto" style:column-width="1.552cm"/>
    </style:style>
    <style:style style:name="co27" style:family="table-column">
      <style:table-column-properties fo:break-before="auto" style:column-width="1.743cm"/>
    </style:style>
    <style:style style:name="co28" style:family="table-column">
      <style:table-column-properties fo:break-before="auto" style:column-width="1.388cm"/>
    </style:style>
    <style:style style:name="ro1" style:family="table-row">
      <style:table-row-properties style:row-height="1.63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60">
      <number:hours number:style="long"/>
      <number:text>:</number:text>
      <number:minutes number:style="long"/>
    </number:tim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60">
      <style:text-properties style:font-name="Arial"/>
    </style:style>
    <style:style style:name="ce25" style:family="table-cell" style:parent-style-name="Default">
      <style:text-properties style:font-name="Arial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/>
    </style:style>
    <style:style style:name="ce28" style:family="table-cell" style:parent-style-name="Default" style:data-style-name="N2">
      <style:text-properties style:font-name="Arial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style:font-name="Arial"/>
    </style:style>
    <style:style style:name="ce30" style:family="table-cell" style:parent-style-name="Default">
      <style:text-properties style:font-name="Arial" fo:font-weight="bold" style:font-weight-asian="bold" style:font-weight-complex="bold"/>
    </style:style>
    <style:style style:name="ce31" style:family="table-cell" style:parent-style-name="Default" style:data-style-name="N0">
      <style:text-properties style:font-name="Arial"/>
    </style:style>
    <style:style style:name="ce32" style:family="table-cell" style:parent-style-name="Default" style:data-style-name="N0">
      <style:text-properties style:font-name="Arial" fo:font-weight="normal" style:font-weight-asian="normal" style:font-weight-complex="normal"/>
    </style:style>
    <style:style style:name="ce33" style:family="table-cell" style:parent-style-name="Default" style:data-style-name="N4">
      <style:text-properties style:font-name="Arial"/>
    </style:style>
    <style:style style:name="ce34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Arial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font-name="Arial"/>
    </style:style>
    <style:style style:name="ce36" style:family="table-cell" style:parent-style-name="Default">
      <style:text-properties style:font-name="Arial" fo:font-size="10pt" style:font-size-asian="10pt" style:font-size-complex="10pt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bold" style:font-size-asian="10pt" style:font-size-complex="10pt"/>
    </style:style>
    <style:style style:name="ce58" style:family="table-cell" style:parent-style-name="Default" style:data-style-name="N60">
      <style:table-cell-properties fo:wrap-option="wrap"/>
      <style:text-properties style:font-name="Arial" fo:font-size="10pt" style:font-size-asian="10pt" style:font-size-complex="10pt"/>
    </style:style>
    <style:style style:name="ce69" style:family="table-cell" style:parent-style-name="Default" style:data-style-name="N150">
      <style:text-properties style:font-name="Arial"/>
    </style:style>
    <style:style style:name="ce59" style:family="table-cell" style:parent-style-name="Default" style:data-style-name="N100">
      <style:table-cell-properties fo:wrap-option="wrap"/>
      <style:text-properties style:font-name="Arial" fo:font-size="10pt" style:font-size-asian="10pt" style:font-size-complex="10pt"/>
    </style:style>
    <style:style style:name="ce37" style:family="table-cell" style:parent-style-name="Default" style:data-style-name="N60">
      <style:text-properties style:font-name="Arial" fo:font-size="10pt" style:font-size-asian="10pt" style:font-size-complex="10pt"/>
    </style:style>
    <style:style style:name="ce38" style:family="table-cell" style:parent-style-name="Default" style:data-style-name="N151">
      <style:text-properties style:font-name="Arial" fo:font-size="10pt" fo:font-weight="bold" style:font-size-asian="10pt" style:font-size-complex="10pt"/>
    </style:style>
    <style:style style:name="ce39" style:family="table-cell" style:parent-style-name="Default" style:data-style-name="N150">
      <style:text-properties style:font-name="Arial" fo:font-size="10pt" fo:font-weight="bold" style:font-size-asian="10pt" style:font-size-complex="10pt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353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42" style:family="table-cell" style:parent-style-name="Default">
      <style:text-properties style:font-name="Arial" fo:font-size="10pt" fo:font-weight="bold" style:font-size-asian="10pt" style:font-size-complex="10pt"/>
    </style:style>
    <style:style style:name="ce43" style:family="table-cell" style:parent-style-name="Default" style:data-style-name="N36">
      <style:text-properties style:font-name="Arial" fo:font-size="10pt" style:font-size-asian="10pt" style:font-size-complex="10pt"/>
    </style:style>
    <style:style style:name="ce44" style:family="table-cell" style:parent-style-name="Default" style:data-style-name="N60">
      <style:text-properties style:font-name="Arial" fo:font-size="10pt" fo:font-weight="bold" style:font-size-asian="10pt" style:font-size-complex="10pt"/>
    </style:style>
    <style:style style:name="ce45" style:family="table-cell" style:parent-style-name="Default" style:data-style-name="N150">
      <style:text-properties style:font-name="Arial" fo:font-size="10pt" style:font-size-asian="10pt" style:font-size-complex="10pt" style:language-complex="zxx" style:country-complex="none"/>
    </style:style>
    <style:style style:name="ce46" style:family="table-cell" style:parent-style-name="Default" style:data-style-name="N150">
      <style:text-properties style:font-name="Arial" fo:font-size="10pt" style:font-size-asian="10pt" style:font-size-complex="10pt"/>
    </style:style>
    <style:style style:name="ce4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font-name="Arial" fo:font-size="10pt" style:font-size-asian="10pt" style:font-size-complex="10pt"/>
    </style:style>
    <style:style style:name="ce4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font-name="Arial" fo:font-size="10pt" fo:font-weight="bold" style:font-size-asian="10pt" style:font-size-complex="10pt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4" style:family="table-cell" style:parent-style-name="Default" style:data-style-name="N151">
      <style:text-properties style:font-name="Arial" fo:font-size="10pt" style:font-size-asian="10pt" style:font-size-complex="10pt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6" style:family="table-cell" style:parent-style-name="Default" style:data-style-name="N60">
      <style:table-cell-properties fo:wrap-option="no-wrap"/>
      <style:text-properties style:font-name="Arial" fo:font-size="10pt" style:font-size-asian="10pt" style:font-size-complex="10pt"/>
    </style:style>
    <style:style style:name="ce61" style:family="table-cell" style:parent-style-name="Default" style:data-style-name="N61">
      <style:text-properties style:font-name="Arial" fo:font-size="10pt" style:font-size-asian="10pt" style:font-size-complex="10pt"/>
    </style:style>
    <style:style style:name="ce62" style:family="table-cell" style:parent-style-name="Default" style:data-style-name="N151">
      <style:text-properties style:font-name="Arial" fo:font-weight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weight="bold"/>
    </style:style>
    <style:style style:name="ce65" style:family="table-cell" style:parent-style-name="Default">
      <style:text-properties style:font-name="Arial" fo:font-weight="bold"/>
    </style:style>
    <style:style style:name="ce66" style:family="table-cell" style:parent-style-name="Default" style:data-style-name="N36">
      <style:text-properties style:font-name="Arial"/>
    </style:style>
    <style:style style:name="ce67" style:family="table-cell" style:parent-style-name="Default" style:data-style-name="N60">
      <style:text-properties style:font-name="Arial" fo:font-weight="bold"/>
    </style:style>
    <style:style style:name="ce63" style:family="table-cell" style:parent-style-name="Default" style:data-style-name="N150">
      <style:text-properties style:font-name="Arial" fo:font-weight="bold"/>
    </style:style>
    <style:style style:name="ce68" style:family="table-cell" style:parent-style-name="Default" style:data-style-name="N150">
      <style:text-properties style:font-name="Arial" style:font-size-asian="6.80000019073486pt" style:language-complex="zxx" style:country-complex="none"/>
    </style:style>
    <style:style style:name="ce7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font-name="Arial" fo:font-weight="bold"/>
    </style:style>
    <style:style style:name="ce71" style:family="table-cell" style:parent-style-name="Default" style:data-style-name="N151">
      <style:text-properties style:font-name="Arial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73" style:family="table-cell" style:parent-style-name="Default" style:data-style-name="N60">
      <style:table-cell-properties fo:wrap-option="wrap"/>
      <style:text-properties style:font-name="Arial"/>
    </style:style>
    <style:style style:name="ce75" style:family="table-cell" style:parent-style-name="Default" style:data-style-name="N61">
      <style:text-properties style:font-name="Arial"/>
    </style:style>
    <style:style style:name="gr1" style:family="graphic" style:parent-style-name="Note">
      <style:graphic-properties draw:marker-start="Extrémités_20_de_20_flèch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-offset-x="0.1cm" draw:shadow-offset-y="0.1cm" text:animation="none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init" table:style-name="ta1" table:print="false">
        <office:forms form:automatic-focus="false" form:apply-design-mode="false"/>
        <table:table-column table:style-name="co1" table:default-cell-style-name="ce25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2" table:number-columns-repeated="251" table:default-cell-style-name="ce25"/>
        <table:table-column table:style-name="co6" table:number-columns-repeated="768" table:default-cell-style-name="ce25"/>
        <table:table-row table:style-name="ro1">
          <table:table-cell table:style-name="ce1" office:value-type="time" office:time-value="PT08H17M00S" calcext:value-type="time">
            <office:annotation office:display="true" draw:style-name="gr1" draw:text-style-name="P2" svg:width="3.439cm" svg:height="1.386cm" svg:x="10.306cm" svg:y="0.06cm" draw:caption-point-x="-6.876cm" draw:caption-point-y="-0.05cm">
              <dc:date>2021-01-07T00:00:00</dc:date>
              <text:p text:style-name="P1"><text:span text:style-name="T1">nouvelle période-&gt; heuresModele.ods</text:span></text:p>
              <text:p text:style-name="P1"><text:span text:style-name="T1"/></text:p>
            </office:annotation>
            <text:p>08:17</text:p>
          </table:table-cell>
          <table:table-cell office:value-type="string" calcext:value-type="string">
            <text:p>horaire journalier</text:p>
          </table:table-cell>
          <table:table-cell table:style-name="ce1"/>
          <table:table-cell/>
          <table:table-cell table:style-name="ce35" table:number-columns-repeated="9"/>
          <table:table-cell table:number-columns-repeated="3"/>
          <table:table-cell table:style-name="ce58" office:value-type="string" calcext:value-type="string">
            <text:p>assurances, org interne, divers</text:p>
          </table:table-cell>
          <table:table-cell table:style-name="ce58" office:value-type="string" calcext:value-type="string">
            <text:p>informatique</text:p>
          </table:table-cell>
          <table:table-cell table:style-name="ce58" office:value-type="string" calcext:value-type="string">
            <text:p>of + stock + gestion cmd et plans clients</text:p>
          </table:table-cell>
          <table:table-cell table:style-name="ce58" office:value-type="string" calcext:value-type="string">
            <text:p>offres, facturation, contact client</text:p>
          </table:table-cell>
          <table:table-cell table:style-name="ce59" office:value-type="string" calcext:value-type="string">
            <text:p>rh</text:p>
          </table:table-cell>
          <table:table-cell table:style-name="ce58" office:value-type="string" calcext:value-type="string">
            <text:p>achats + contact fournisseurs</text:p>
          </table:table-cell>
          <table:table-cell table:style-name="ce58" office:value-type="string" calcext:value-type="string">
            <text:p>livraisons, délais, contact clients</text:p>
          </table:table-cell>
          <table:table-cell table:style-name="ce58" office:value-type="string" calcext:value-type="string">
            <text:p>qualité</text:p>
          </table:table-cell>
          <table:table-cell table:style-name="ce58" office:value-type="string" calcext:value-type="string">
            <text:p>compta</text:p>
          </table:table-cell>
          <table:table-cell table:style-name="ce58" office:value-type="string" calcext:value-type="string">
            <text:p>autre</text:p>
          </table:table-cell>
          <table:table-cell office:value-type="string" calcext:value-type="string">
            <text:p>remarque</text:p>
          </table:table-cell>
          <table:table-cell table:number-columns-repeated="99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vacances au 01.01</text:p>
          </table:table-cell>
          <table:table-cell table:style-name="ce1"/>
          <table:table-cell/>
          <table:table-cell table:style-name="ce35" table:number-columns-repeated="9"/>
          <table:table-cell table:number-columns-repeated="1011"/>
        </table:table-row>
        <table:table-row table:style-name="ro2">
          <table:table-cell table:style-name="ce1"/>
          <table:table-cell/>
          <table:table-cell table:style-name="ce1"/>
          <table:table-cell/>
          <table:table-cell table:style-name="ce35" table:number-columns-repeated="9"/>
          <table:table-cell table:number-columns-repeated="1011"/>
        </table:table-row>
        <table:table-row table:style-name="ro2">
          <table:table-cell table:style-name="ce1" office:value-type="time" office:time-value="PT05H27M00S" calcext:value-type="time">
            <text:p>05:27</text:p>
          </table:table-cell>
          <table:table-cell office:value-type="string" calcext:value-type="string">
            <text:p>balance au 01.01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Cerf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ean-Claude</text:p>
          </table:table-cell>
          <table:table-cell office:value-type="string" calcext:value-type="string">
            <text:p>prénom</text:p>
          </table:table-cell>
          <table:table-cell table:style-name="ce33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2">
          <table:table-cell table:number-columns-repeated="2"/>
          <table:table-cell table:style-name="ce33" table:number-columns-repeated="2"/>
          <table:table-cell table:number-columns-repeated="11"/>
          <table:table-cell table:style-name="ce40" office:value-type="string" calcext:value-type="string">
            <text:p>total</text:p>
          </table:table-cell>
          <table:table-cell table:style-name="ce69" table:formula="of:=SUM([$janvier.Q8:$décembre.Q8])" office:value-type="time" office:time-value="PT35H00M00S" calcext:value-type="time">
            <text:p>35:00</text:p>
          </table:table-cell>
          <table:table-cell table:style-name="ce69" table:formula="of:=SUM([$janvier.R8:$décembre.R8])" office:value-type="time" office:time-value="PT29H20M00S" calcext:value-type="time">
            <text:p>29:20</text:p>
          </table:table-cell>
          <table:table-cell table:style-name="ce69" table:formula="of:=SUM([$janvier.S8:$décembre.S8])" office:value-type="time" office:time-value="PT31H30M00S" calcext:value-type="time">
            <text:p>31:30</text:p>
          </table:table-cell>
          <table:table-cell table:style-name="ce69" table:formula="of:=SUM([$janvier.T8:$décembre.T8])" office:value-type="time" office:time-value="PT64H00M00S" calcext:value-type="time">
            <text:p>64:00</text:p>
          </table:table-cell>
          <table:table-cell table:style-name="ce69" table:formula="of:=SUM([$janvier.U8:$décembre.U8])" office:value-type="time" office:time-value="PT43H20M00S" calcext:value-type="time">
            <text:p>43:20</text:p>
          </table:table-cell>
          <table:table-cell table:style-name="ce69" table:formula="of:=SUM([$janvier.V8:$décembre.V8])" office:value-type="time" office:time-value="PT49H30M00S" calcext:value-type="time">
            <text:p>49:30</text:p>
          </table:table-cell>
          <table:table-cell table:style-name="ce69" table:formula="of:=SUM([$janvier.W8:$décembre.W8])" office:value-type="time" office:time-value="PT26H00M00S" calcext:value-type="time">
            <text:p>26:00</text:p>
          </table:table-cell>
          <table:table-cell table:style-name="ce69" table:formula="of:=SUM([$janvier.X8:$décembre.X8])" office:value-type="time" office:time-value="PT07H00M00S" calcext:value-type="time">
            <text:p>07:00</text:p>
          </table:table-cell>
          <table:table-cell table:style-name="ce69" table:formula="of:=SUM([$janvier.Y8:$décembre.Y8])" office:value-type="time" office:time-value="PT17H00M00S" calcext:value-type="time">
            <text:p>17:00</text:p>
          </table:table-cell>
          <table:table-cell table:style-name="ce69" table:formula="of:=SUM([$janvier.Z8:$décembre.Z8]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2">
          <table:table-cell table:style-name="ce26" table:number-columns-repeated="2"/>
          <table:table-cell table:style-name="ce34" table:number-columns-repeated="2"/>
          <table:table-cell table:number-columns-repeated="1020"/>
        </table:table-row>
        <table:table-row table:style-name="ro2" table:number-rows-repeated="4">
          <table:table-cell table:style-name="ce28" table:number-columns-repeated="2"/>
          <table:table-cell table:style-name="ce33" table:number-columns-repeated="2"/>
          <table:table-cell table:number-columns-repeated="1020"/>
        </table:table-row>
        <table:table-row table:style-name="ro2">
          <table:table-cell table:style-name="ce29"/>
          <table:table-cell table:style-name="ce28"/>
          <table:table-cell table:style-name="ce33" table:number-columns-repeated="2"/>
          <table:table-cell table:number-columns-repeated="1020"/>
        </table:table-row>
        <table:table-row table:style-name="ro2">
          <table:table-cell table:number-columns-repeated="2"/>
          <table:table-cell table:style-name="ce33" table:number-columns-repeated="2"/>
          <table:table-cell table:number-columns-repeated="1020"/>
        </table:table-row>
        <table:table-row table:style-name="ro2">
          <table:table-cell table:style-name="ce30"/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4"/>
          <table:table-cell table:style-name="ce26"/>
          <table:table-cell table:number-columns-repeated="1019"/>
        </table:table-row>
        <table:table-row table:style-name="ro2" table:number-rows-repeated="2">
          <table:table-cell table:style-name="ce31"/>
          <table:table-cell table:number-columns-repeated="1023"/>
        </table:table-row>
        <table:table-row table:style-name="ro2">
          <table:table-cell table:style-name="ce32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number-columns-repeated="4"/>
          <table:table-cell table:style-name="ce26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26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26"/>
          <table:table-cell table:number-columns-repeated="1019"/>
        </table:table-row>
        <table:table-row table:style-name="ro2" table:number-rows-repeated="10">
          <table:table-cell table:number-columns-repeated="1024"/>
        </table:table-row>
        <table:table-row table:style-name="ro2" table:number-rows-repeated="65497">
          <table:table-cell table:number-columns-repeated="2"/>
          <table:table-cell table:style-name="ce1"/>
          <table:table-cell table:number-columns-repeated="1021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anvier" table:style-name="ta1" table:print-ranges="janvier.A1:janvier.O39">
        <office:forms form:automatic-focus="false" form:apply-design-mode="false"/>
        <table:table-column table:style-name="co7" table:default-cell-style-name="ce36"/>
        <table:table-column table:style-name="co2" table:default-cell-style-name="ce36"/>
        <table:table-column table:style-name="co3" table:default-cell-style-name="ce36"/>
        <table:table-column table:style-name="co2" table:default-cell-style-name="ce36"/>
        <table:table-column table:style-name="co5" table:default-cell-style-name="ce36"/>
        <table:table-column table:style-name="co8" table:number-columns-repeated="8" table:default-cell-style-name="ce36"/>
        <table:table-column table:style-name="co9" table:default-cell-style-name="ce36"/>
        <table:table-column table:style-name="co10" table:default-cell-style-name="ce36"/>
        <table:table-column table:style-name="co11" table:default-cell-style-name="ce37"/>
        <table:table-column table:style-name="co12" table:number-columns-repeated="10" table:default-cell-style-name="ce37"/>
        <table:table-column table:style-name="co12" table:default-cell-style-name="ce36"/>
        <table:table-column table:style-name="co2" table:number-columns-repeated="229" table:default-cell-style-name="ce36"/>
        <table:table-column table:style-name="co6" table:number-columns-repeated="768" table:default-cell-style-name="ce36"/>
        <table:table-row table:style-name="ro2">
          <table:table-cell table:style-name="ce37" table:formula="of:=[init.A1]" office:value-type="time" office:time-value="PT08H17M00S" calcext:value-type="time">
            <text:p>08:17</text:p>
          </table:table-cell>
          <table:table-cell office:value-type="string" calcext:value-type="string">
            <text:p>horaire journalier</text:p>
          </table:table-cell>
          <table:table-cell table:style-name="ce37"/>
          <table:table-cell/>
          <table:table-cell table:style-name="ce47" table:number-columns-repeated="9"/>
          <table:table-cell table:number-columns-repeated="2"/>
          <table:table-cell table:style-name="ce76" office:value-type="string" calcext:value-type="string">
            <text:p>solde</text:p>
          </table:table-cell>
          <table:table-cell table:style-name="ce76" table:formula="of:=[$init.Q1]" office:value-type="string" office:string-value="assurances, org interne, divers" calcext:value-type="string">
            <text:p>assurances, org interne, divers</text:p>
          </table:table-cell>
          <table:table-cell table:style-name="ce76" table:formula="of:=[$init.R1]" office:value-type="string" office:string-value="informatique" calcext:value-type="string">
            <text:p>informatique</text:p>
          </table:table-cell>
          <table:table-cell table:style-name="ce76" table:formula="of:=[$init.S1]" office:value-type="string" office:string-value="of + stock + gestion cmd et plans clients" calcext:value-type="string">
            <text:p>of + stock + gestion cmd et plans clients</text:p>
          </table:table-cell>
          <table:table-cell table:style-name="ce76" table:formula="of:=[$init.T1]" office:value-type="string" office:string-value="offres, facturation, contact client" calcext:value-type="string">
            <text:p>offres, facturation, contact client</text:p>
          </table:table-cell>
          <table:table-cell table:style-name="ce76" table:formula="of:=[$init.U1]" office:value-type="string" office:string-value="rh" calcext:value-type="string">
            <text:p>rh</text:p>
          </table:table-cell>
          <table:table-cell table:style-name="ce76" table:formula="of:=[$init.V1]" office:value-type="string" office:string-value="achats + contact fournisseurs" calcext:value-type="string">
            <text:p>achats + contact fournisseurs</text:p>
          </table:table-cell>
          <table:table-cell table:style-name="ce76" table:formula="of:=[$init.W1]" office:value-type="string" office:string-value="livraisons, délais, contact clients" calcext:value-type="string">
            <text:p>livraisons, délais, contact clients</text:p>
          </table:table-cell>
          <table:table-cell table:style-name="ce76" table:formula="of:=[$init.X1]" office:value-type="string" office:string-value="qualité" calcext:value-type="string">
            <text:p>qualité</text:p>
          </table:table-cell>
          <table:table-cell table:style-name="ce76" table:formula="of:=[$init.Y1]" office:value-type="string" office:string-value="compta" calcext:value-type="string">
            <text:p>compta</text:p>
          </table:table-cell>
          <table:table-cell table:style-name="ce76" table:formula="of:=[$init.Z1]" office:value-type="string" office:string-value="autre" calcext:value-type="string">
            <text:p>autre</text:p>
          </table:table-cell>
          <table:table-cell table:style-name="ce76" table:formula="of:=[$init.AA1]" office:value-type="string" office:string-value="remarque" calcext:value-type="string">
            <text:p>remarque</text:p>
          </table:table-cell>
          <table:table-cell table:number-columns-repeated="997"/>
        </table:table-row>
        <table:table-row table:style-name="ro2">
          <table:table-cell table:style-name="ce38" table:formula="of:=[init.A2]-[.N8]" office:value-type="float" office:value="25" calcext:value-type="float">
            <text:p>25.0</text:p>
          </table:table-cell>
          <table:table-cell office:value-type="string" calcext:value-type="string">
            <text:p>solde vacances</text:p>
          </table:table-cell>
          <table:table-cell table:style-name="ce37"/>
          <table:table-cell/>
          <table:table-cell table:style-name="ce47" table:number-columns-repeated="9"/>
          <table:table-cell table:number-columns-repeated="1011"/>
        </table:table-row>
        <table:table-row table:style-name="ro2">
          <table:table-cell table:style-name="ce39" office:value-type="time" office:time-value="PT00H00M00S" calcext:value-type="time">
            <text:p>00:00</text:p>
          </table:table-cell>
          <table:table-cell office:value-type="string" calcext:value-type="string">
            <text:p>nb heures payées</text:p>
          </table:table-cell>
          <table:table-cell table:style-name="ce37"/>
          <table:table-cell/>
          <table:table-cell table:style-name="ce47" table:number-columns-repeated="9"/>
          <table:table-cell table:number-columns-repeated="1011"/>
        </table:table-row>
        <table:table-row table:style-name="ro2">
          <table:table-cell table:style-name="ce39" table:formula="of:=[init.A4]-[.A3]+[.D8]" office:value-type="time" office:time-value="PT25H22M00S" calcext:value-type="time">
            <text:p>25:22</text:p>
          </table:table-cell>
          <table:table-cell office:value-type="string" calcext:value-type="string">
            <text:p>solde balance</text:p>
          </table:table-cell>
          <table:table-cell table:style-name="ce37"/>
          <table:table-cell/>
          <table:table-cell table:style-name="ce47" table:number-columns-repeated="9"/>
          <table:table-cell table:number-columns-repeated="1011"/>
        </table:table-row>
        <table:table-row table:style-name="ro2" table:number-rows-repeated="2">
          <table:table-cell table:number-columns-repeated="2"/>
          <table:table-cell table:style-name="ce37"/>
          <table:table-cell/>
          <table:table-cell table:style-name="ce47" table:number-columns-repeated="9"/>
          <table:table-cell table:number-columns-repeated="1011"/>
        </table:table-row>
        <table:table-row table:style-name="ro2">
          <table:table-cell table:number-columns-repeated="2"/>
          <table:table-cell table:style-name="ce37" office:value-type="string" calcext:value-type="string">
            <text:p>Temps théorique</text:p>
          </table:table-cell>
          <table:table-cell office:value-type="string" calcext:value-type="string">
            <text:p>Balance</text:p>
          </table:table-cell>
          <table:table-cell table:style-name="ce47" office:value-type="string" calcext:value-type="string">
            <text:p>Solde</text:p>
          </table:table-cell>
          <table:table-cell table:style-name="ce47" office:value-type="string" calcext:value-type="string">
            <text:p>Entrée</text:p>
          </table:table-cell>
          <table:table-cell table:style-name="ce47" office:value-type="string" calcext:value-type="string">
            <text:p>Sortie</text:p>
          </table:table-cell>
          <table:table-cell table:style-name="ce47" office:value-type="string" calcext:value-type="string">
            <text:p>Entrée</text:p>
          </table:table-cell>
          <table:table-cell table:style-name="ce47" office:value-type="string" calcext:value-type="string">
            <text:p>Sortie</text:p>
          </table:table-cell>
          <table:table-cell table:style-name="ce47" office:value-type="string" calcext:value-type="string">
            <text:p>Entrée</text:p>
          </table:table-cell>
          <table:table-cell table:style-name="ce47" office:value-type="string" calcext:value-type="string">
            <text:p>Sortie</text:p>
          </table:table-cell>
          <table:table-cell table:style-name="ce47" office:value-type="string" calcext:value-type="string">
            <text:p>Entrée</text:p>
          </table:table-cell>
          <table:table-cell table:style-name="ce47" office:value-type="string" calcext:value-type="string">
            <text:p>Sortie</text:p>
          </table:table-cell>
          <table:table-cell table:style-name="ce53" office:value-type="string" calcext:value-type="string">
            <text:p>Vacances</text:p>
          </table:table-cell>
          <table:table-cell table:style-name="ce55" office:value-type="string" calcext:value-type="string">
            <text:p>Remarque</text:p>
          </table:table-cell>
          <table:table-cell table:number-columns-repeated="2"/>
          <table:table-cell table:style-name="ce39"/>
          <table:table-cell table:number-columns-repeated="1006"/>
        </table:table-row>
        <table:table-row table:style-name="ro2">
          <table:table-cell table:style-name="ce40" office:value-type="string" calcext:value-type="string">
            <text:p>total</text:p>
          </table:table-cell>
          <table:table-cell table:style-name="ce42"/>
          <table:table-cell table:style-name="ce44"/>
          <table:table-cell table:style-name="ce39" table:formula="of:=SUM([.D9:.D39])" office:value-type="time" office:time-value="PT19H55M00S" calcext:value-type="time">
            <text:p>19:55</text:p>
          </table:table-cell>
          <table:table-cell table:style-name="ce48" table:number-columns-repeated="9"/>
          <table:table-cell table:style-name="ce38" table:formula="of:=SUM([.N9:.N39])" office:value-type="float" office:value="0" calcext:value-type="float">
            <text:p>0.0</text:p>
          </table:table-cell>
          <table:table-cell table:style-name="ce42"/>
          <table:table-cell/>
          <table:table-cell table:style-name="ce39" table:formula="of:=SUM([.Q9:.Q39])" office:value-type="time" office:time-value="PT21H15M00S" calcext:value-type="time">
            <text:p>21:15</text:p>
          </table:table-cell>
          <table:table-cell table:style-name="ce39" table:formula="of:=SUM([.R9:.R39])" office:value-type="time" office:time-value="PT08H30M00S" calcext:value-type="time">
            <text:p>08:30</text:p>
          </table:table-cell>
          <table:table-cell table:style-name="ce39" table:formula="of:=SUM([.S9:.S39])" office:value-type="time" office:time-value="PT22H00M00S" calcext:value-type="time">
            <text:p>22:00</text:p>
          </table:table-cell>
          <table:table-cell table:style-name="ce39" table:formula="of:=SUM([.T9:.T39])" office:value-type="time" office:time-value="PT41H00M00S" calcext:value-type="time">
            <text:p>41:00</text:p>
          </table:table-cell>
          <table:table-cell table:style-name="ce39" table:formula="of:=SUM([.U9:.U39])" office:value-type="time" office:time-value="PT25H50M00S" calcext:value-type="time">
            <text:p>25:50</text:p>
          </table:table-cell>
          <table:table-cell table:style-name="ce39" table:formula="of:=SUM([.V9:.V39])" office:value-type="time" office:time-value="PT33H00M00S" calcext:value-type="time">
            <text:p>33:00</text:p>
          </table:table-cell>
          <table:table-cell table:style-name="ce39" table:formula="of:=SUM([.W9:.W39])" office:value-type="time" office:time-value="PT17H00M00S" calcext:value-type="time">
            <text:p>17:00</text:p>
          </table:table-cell>
          <table:table-cell table:style-name="ce39" table:formula="of:=SUM([.X9:.X39])" office:value-type="time" office:time-value="PT04H00M00S" calcext:value-type="time">
            <text:p>04:00</text:p>
          </table:table-cell>
          <table:table-cell table:style-name="ce39" table:formula="of:=SUM([.Y9:.Y39])" office:value-type="time" office:time-value="PT13H00M00S" calcext:value-type="time">
            <text:p>13:00</text:p>
          </table:table-cell>
          <table:table-cell table:style-name="ce39" table:formula="of:=SUM([.Z9:.Z39])" office:value-type="time" office:time-value="PT00H00M00S" calcext:value-type="time">
            <text:p>00:00</text:p>
          </table:table-cell>
          <table:table-cell table:style-name="ce42" table:number-columns-repeated="230"/>
          <table:table-cell table:number-columns-repeated="768"/>
        </table:table-row>
        <table:table-row table:style-name="ro2">
          <table:table-cell table:style-name="ce41" table:formula="of:=TEXT([.B9];&quot;jjjj&quot;)" office:value-type="string" office:string-value="mercredi" calcext:value-type="string">
            <text:p>mercredi</text:p>
          </table:table-cell>
          <table:table-cell table:style-name="ce43" office:value-type="date" office:date-value="2025-01-01" calcext:value-type="date">
            <text:p>01.01.2025</text:p>
          </table:table-cell>
          <table:table-cell table:style-name="ce37" office:value-type="time" office:time-value="PT00H00M00S" calcext:value-type="time">
            <text:p>00:00</text:p>
          </table:table-cell>
          <table:table-cell table:style-name="ce45" table:formula="of:=IF(NOW()&lt;[.B9];0;[.E9]-[.C9])" office:value-type="time" office:time-value="PT00H00M00S" calcext:value-type="time">
            <text:p>00:00</text:p>
          </table:table-cell>
          <table:table-cell table:style-name="ce37" table:formula="of:=[.G9]-[.F9]+[.I9]-[.H9]+[.K9]-[.J9]+[.M9]-[.L9]+[.N9]*[.$A$1]" office:value-type="time" office:time-value="PT00H00M00S" calcext:value-type="time">
            <text:p>00:00</text:p>
          </table:table-cell>
          <table:table-cell table:style-name="ce37" table:number-columns-repeated="8"/>
          <table:table-cell table:style-name="ce54" office:value-type="float" office:value="0" calcext:value-type="float">
            <text:p>0.0</text:p>
          </table:table-cell>
          <table:table-cell table:style-name="ce60" office:value-type="string" calcext:value-type="string">
            <text:p>férié</text:p>
          </table:table-cell>
          <table:table-cell table:formula="of:=[.E9]-SUM([.Q9:.Z9])-[.N9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0];&quot;jjjj&quot;)" office:value-type="string" office:string-value="jeudi" calcext:value-type="string">
            <text:p>jeudi</text:p>
          </table:table-cell>
          <table:table-cell table:style-name="ce43" table:formula="of:=[.B9]+1" office:value-type="date" office:date-value="2025-01-02" calcext:value-type="date">
            <text:p>02.01.2025</text:p>
          </table:table-cell>
          <table:table-cell table:style-name="ce37" office:value-type="time" office:time-value="PT00H00M00S" calcext:value-type="time">
            <text:p>00:00</text:p>
          </table:table-cell>
          <table:table-cell table:style-name="ce45" table:formula="of:=IF(NOW()&lt;[.B10];0;[.E10]-[.C10])" office:value-type="time" office:time-value="PT00H00M00S" calcext:value-type="time">
            <text:p>00:00</text:p>
          </table:table-cell>
          <table:table-cell table:style-name="ce37" table:formula="of:=[.G10]-[.F10]+[.I10]-[.H10]+[.K10]-[.J10]+[.M10]-[.L10]+[.N10]*[.$A$1]" office:value-type="time" office:time-value="PT00H00M00S" calcext:value-type="time">
            <text:p>00:00</text:p>
          </table:table-cell>
          <table:table-cell table:style-name="ce37" table:number-columns-repeated="8"/>
          <table:table-cell table:style-name="ce54" office:value-type="float" office:value="0" calcext:value-type="float">
            <text:p>0.0</text:p>
          </table:table-cell>
          <table:table-cell table:style-name="ce60" office:value-type="string" calcext:value-type="string">
            <text:p>férié</text:p>
          </table:table-cell>
          <table:table-cell table:formula="of:=[.E10]-SUM([.Q10:.Z10])-[.N10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1];&quot;jjjj&quot;)" office:value-type="string" office:string-value="vendredi" calcext:value-type="string">
            <text:p>vendredi</text:p>
          </table:table-cell>
          <table:table-cell table:style-name="ce43" table:formula="of:=[.B10]+1" office:value-type="date" office:date-value="2025-01-03" calcext:value-type="date">
            <text:p>03.01.2025</text:p>
          </table:table-cell>
          <table:table-cell table:style-name="ce37" office:value-type="time" office:time-value="PT00H00M00S" calcext:value-type="time">
            <text:p>00:00</text:p>
          </table:table-cell>
          <table:table-cell table:style-name="ce45" table:formula="of:=IF(NOW()&lt;[.B11];0;[.E11]-[.C11])" office:value-type="time" office:time-value="PT00H00M00S" calcext:value-type="time">
            <text:p>00:00</text:p>
          </table:table-cell>
          <table:table-cell table:style-name="ce37" table:formula="of:=[.G11]-[.F11]+[.I11]-[.H11]+[.K11]-[.J11]+[.M11]-[.L11]+[.N11]*[.$A$1]" office:value-type="time" office:time-value="PT00H00M00S" calcext:value-type="time">
            <text:p>00:00</text:p>
          </table:table-cell>
          <table:table-cell table:style-name="ce37" table:number-columns-repeated="8"/>
          <table:table-cell table:style-name="ce54" office:value-type="float" office:value="0" calcext:value-type="float">
            <text:p>0.0</text:p>
          </table:table-cell>
          <table:table-cell table:style-name="ce60" office:value-type="string" calcext:value-type="string">
            <text:p>férié</text:p>
          </table:table-cell>
          <table:table-cell table:formula="of:=[.E11]-SUM([.Q11:.Z11])-[.N11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2];&quot;jjjj&quot;)" office:value-type="string" office:string-value="samedi" calcext:value-type="string">
            <text:p>samedi</text:p>
          </table:table-cell>
          <table:table-cell table:style-name="ce43" table:formula="of:=[.B11]+1" office:value-type="date" office:date-value="2025-01-04" calcext:value-type="date">
            <text:p>04.01.2025</text:p>
          </table:table-cell>
          <table:table-cell table:style-name="ce37" table:formula="of:=IF(OR(WEEKDAY([.B12])=1;WEEKDAY([.B12])=7);0;[.$A$1])" office:value-type="time" office:time-value="PT00H00M00S" calcext:value-type="time">
            <text:p>00:00</text:p>
          </table:table-cell>
          <table:table-cell table:style-name="ce45" table:formula="of:=IF(NOW()&lt;[.B12];0;[.E12]-[.C12])" office:value-type="time" office:time-value="PT00H00M00S" calcext:value-type="time">
            <text:p>00:00</text:p>
          </table:table-cell>
          <table:table-cell table:style-name="ce37" table:formula="of:=[.G12]-[.F12]+[.I12]-[.H12]+[.K12]-[.J12]+[.M12]-[.L12]+[.N12]*[.$A$1]" office:value-type="time" office:time-value="PT00H00M00S" calcext:value-type="time">
            <text:p>00:00</text:p>
          </table:table-cell>
          <table:table-cell table:style-name="ce37" table:number-columns-repeated="8"/>
          <table:table-cell table:style-name="ce54" office:value-type="float" office:value="0" calcext:value-type="float">
            <text:p>0.0</text:p>
          </table:table-cell>
          <table:table-cell/>
          <table:table-cell table:formula="of:=[.E12]-SUM([.Q12:.Z12])-[.N12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3];&quot;jjjj&quot;)" office:value-type="string" office:string-value="dimanche" calcext:value-type="string">
            <text:p>dimanche</text:p>
          </table:table-cell>
          <table:table-cell table:style-name="ce43" table:formula="of:=[.B12]+1" office:value-type="date" office:date-value="2025-01-05" calcext:value-type="date">
            <text:p>05.01.2025</text:p>
          </table:table-cell>
          <table:table-cell table:style-name="ce37" table:formula="of:=IF(OR(WEEKDAY([.B13])=1;WEEKDAY([.B13])=7);0;[.$A$1])" office:value-type="time" office:time-value="PT00H00M00S" calcext:value-type="time">
            <text:p>00:00</text:p>
          </table:table-cell>
          <table:table-cell table:style-name="ce45" table:formula="of:=IF(NOW()&lt;[.B13];0;[.E13]-[.C13])" office:value-type="time" office:time-value="PT04H20M00S" calcext:value-type="time">
            <text:p>04:20</text:p>
          </table:table-cell>
          <table:table-cell table:style-name="ce37" table:formula="of:=[.G13]-[.F13]+[.I13]-[.H13]+[.K13]-[.J13]+[.M13]-[.L13]+[.N13]*[.$A$1]" office:value-type="time" office:time-value="PT04H20M00S" calcext:value-type="time">
            <text:p>04:20</text:p>
          </table:table-cell>
          <table:table-cell table:style-name="ce37" office:value-type="time" office:time-value="PT17H00M00S" calcext:value-type="time">
            <text:p>17:00</text:p>
          </table:table-cell>
          <table:table-cell table:style-name="ce37" office:value-type="time" office:time-value="PT21H20M00S" calcext:value-type="time">
            <text:p>21:20</text:p>
          </table:table-cell>
          <table:table-cell table:style-name="ce37" table:number-columns-repeated="6"/>
          <table:table-cell table:style-name="ce54" office:value-type="float" office:value="0" calcext:value-type="float">
            <text:p>0.0</text:p>
          </table:table-cell>
          <table:table-cell/>
          <table:table-cell table:formula="of:=[.E13]-SUM([.Q13:.Z13])-[.N13]*[.$A$1]" office:value-type="time" office:time-value="PT00H00M00S" calcext:value-type="time">
            <text:p>00:00</text:p>
          </table:table-cell>
          <table:table-cell/>
          <table:table-cell office:value-type="time" office:time-value="PT03H00M00S" calcext:value-type="time">
            <text:p>03:00</text:p>
          </table:table-cell>
          <table:table-cell table:number-columns-repeated="2"/>
          <table:table-cell office:value-type="time" office:time-value="PT01H20M00S" calcext:value-type="time">
            <text:p>01:20</text:p>
          </table:table-cell>
          <table:table-cell table:number-columns-repeated="1003"/>
        </table:table-row>
        <table:table-row table:style-name="ro2">
          <table:table-cell table:style-name="ce41" table:formula="of:=TEXT([.B14];&quot;jjjj&quot;)" office:value-type="string" office:string-value="lundi" calcext:value-type="string">
            <text:p>lundi</text:p>
          </table:table-cell>
          <table:table-cell table:style-name="ce43" table:formula="of:=[.B13]+1" office:value-type="date" office:date-value="2025-01-06" calcext:value-type="date">
            <text:p>06.01.2025</text:p>
          </table:table-cell>
          <table:table-cell table:style-name="ce37" table:formula="of:=IF(OR(WEEKDAY([.B14])=1;WEEKDAY([.B14])=7);0;[.$A$1])" office:value-type="time" office:time-value="PT08H17M00S" calcext:value-type="time">
            <text:p>08:17</text:p>
          </table:table-cell>
          <table:table-cell table:style-name="ce45" table:formula="of:=IF(NOW()&lt;[.B14];0;[.E14]-[.C14])" office:value-type="time" office:time-value="PT01H03M00S" calcext:value-type="time">
            <text:p>01:03</text:p>
          </table:table-cell>
          <table:table-cell table:style-name="ce37" table:formula="of:=[.G14]-[.F14]+[.I14]-[.H14]+[.K14]-[.J14]+[.M14]-[.L14]+[.N14]*[.$A$1]" office:value-type="time" office:time-value="PT09H20M00S" calcext:value-type="time">
            <text:p>09:20</text:p>
          </table:table-cell>
          <table:table-cell table:style-name="ce37" office:value-type="time" office:time-value="PT09H30M00S" calcext:value-type="time">
            <text:p>09:30</text:p>
          </table:table-cell>
          <table:table-cell table:style-name="ce37" office:value-type="time" office:time-value="PT12H30M00S" calcext:value-type="time">
            <text:p>12:30</text:p>
          </table:table-cell>
          <table:table-cell table:style-name="ce37" office:value-type="time" office:time-value="PT14H10M00S" calcext:value-type="time">
            <text:p>14:10</text:p>
          </table:table-cell>
          <table:table-cell table:style-name="ce37" office:value-type="time" office:time-value="PT20H30M00S" calcext:value-type="time">
            <text:p>20:30</text:p>
          </table:table-cell>
          <table:table-cell table:style-name="ce37" table:number-columns-repeated="4"/>
          <table:table-cell table:style-name="ce54" office:value-type="float" office:value="0" calcext:value-type="float">
            <text:p>0.0</text:p>
          </table:table-cell>
          <table:table-cell/>
          <table:table-cell table:formula="of:=[.E14]-SUM([.Q14:.Z14])-[.N14]*[.$A$1]" office:value-type="time" office:time-value="PT00H00M00S" calcext:value-type="time">
            <text:p>00:00</text:p>
          </table:table-cell>
          <table:table-cell office:value-type="time" office:time-value="PT02H20M00S" calcext:value-type="time">
            <text:p>02:20</text:p>
          </table:table-cell>
          <table:table-cell/>
          <table:table-cell office:value-type="time" office:time-value="PT01H00M00S" calcext:value-type="time">
            <text:p>01:00</text:p>
          </table:table-cell>
          <table:table-cell/>
          <table:table-cell office:value-type="time" office:time-value="PT02H00M00S" calcext:value-type="time">
            <text:p>02:00</text:p>
          </table:table-cell>
          <table:table-cell table:number-columns-repeated="2" office:value-type="time" office:time-value="PT01H00M00S" calcext:value-type="time">
            <text:p>01:00</text:p>
          </table:table-cell>
          <table:table-cell/>
          <table:table-cell office:value-type="time" office:time-value="PT02H00M00S" calcext:value-type="time">
            <text:p>02:00</text:p>
          </table:table-cell>
          <table:table-cell/>
          <table:table-cell table:style-name="ce61"/>
          <table:table-cell table:number-columns-repeated="997"/>
        </table:table-row>
        <table:table-row table:style-name="ro2">
          <table:table-cell table:style-name="ce41" table:formula="of:=TEXT([.B15];&quot;jjjj&quot;)" office:value-type="string" office:string-value="mardi" calcext:value-type="string">
            <text:p>mardi</text:p>
          </table:table-cell>
          <table:table-cell table:style-name="ce43" table:formula="of:=[.B14]+1" office:value-type="date" office:date-value="2025-01-07" calcext:value-type="date">
            <text:p>07.01.2025</text:p>
          </table:table-cell>
          <table:table-cell table:style-name="ce37" table:formula="of:=IF(OR(WEEKDAY([.B15])=1;WEEKDAY([.B15])=7);0;[.$A$1])" office:value-type="time" office:time-value="PT08H17M00S" calcext:value-type="time">
            <text:p>08:17</text:p>
          </table:table-cell>
          <table:table-cell table:style-name="ce45" table:formula="of:=IF(NOW()&lt;[.B15];0;[.E15]-[.C15])" office:value-type="time" office:time-value="PT02H08M00S" calcext:value-type="time">
            <text:p>02:08</text:p>
          </table:table-cell>
          <table:table-cell table:style-name="ce37" table:formula="of:=[.G15]-[.F15]+[.I15]-[.H15]+[.K15]-[.J15]+[.M15]-[.L15]+[.N15]*[.$A$1]" office:value-type="time" office:time-value="PT10H25M00S" calcext:value-type="time">
            <text:p>10:25</text:p>
          </table:table-cell>
          <table:table-cell table:style-name="ce37" office:value-type="time" office:time-value="PT09H15M00S" calcext:value-type="time">
            <text:p>09:15</text:p>
          </table:table-cell>
          <table:table-cell table:style-name="ce37" office:value-type="time" office:time-value="PT12H25M00S" calcext:value-type="time">
            <text:p>12:25</text:p>
          </table:table-cell>
          <table:table-cell table:style-name="ce37" office:value-type="time" office:time-value="PT14H15M00S" calcext:value-type="time">
            <text:p>14:15</text:p>
          </table:table-cell>
          <table:table-cell table:style-name="ce37" office:value-type="time" office:time-value="PT21H30M00S" calcext:value-type="time">
            <text:p>21:30</text:p>
          </table:table-cell>
          <table:table-cell table:style-name="ce37" table:number-columns-repeated="4"/>
          <table:table-cell table:style-name="ce54" office:value-type="float" office:value="0" calcext:value-type="float">
            <text:p>0.0</text:p>
          </table:table-cell>
          <table:table-cell/>
          <table:table-cell table:formula="of:=[.E15]-SUM([.Q15:.Z15])-[.N15]*[.$A$1]" office:value-type="time" office:time-value="PT00H00M00S" calcext:value-type="time">
            <text:p>00:00</text:p>
          </table:table-cell>
          <table:table-cell office:value-type="time" office:time-value="PT00H55M00S" calcext:value-type="time">
            <text:p>00:55</text:p>
          </table:table-cell>
          <table:table-cell/>
          <table:table-cell office:value-type="time" office:time-value="PT01H00M00S" calcext:value-type="time">
            <text:p>01:00</text:p>
          </table:table-cell>
          <table:table-cell office:value-type="time" office:time-value="PT02H00M00S" calcext:value-type="time">
            <text:p>02:00</text:p>
          </table:table-cell>
          <table:table-cell office:value-type="time" office:time-value="PT03H00M00S" calcext:value-type="time">
            <text:p>03:00</text:p>
          </table:table-cell>
          <table:table-cell table:number-columns-repeated="2" office:value-type="time" office:time-value="PT01H00M00S" calcext:value-type="time">
            <text:p>01:00</text:p>
          </table:table-cell>
          <table:table-cell/>
          <table:table-cell office:value-type="time" office:time-value="PT01H30M00S" calcext:value-type="time">
            <text:p>01:30</text:p>
          </table:table-cell>
          <table:table-cell table:number-columns-repeated="999"/>
        </table:table-row>
        <table:table-row table:style-name="ro2">
          <table:table-cell table:style-name="ce41" table:formula="of:=TEXT([.B16];&quot;jjjj&quot;)" office:value-type="string" office:string-value="mercredi" calcext:value-type="string">
            <text:p>mercredi</text:p>
          </table:table-cell>
          <table:table-cell table:style-name="ce43" table:formula="of:=[.B15]+1" office:value-type="date" office:date-value="2025-01-08" calcext:value-type="date">
            <text:p>08.01.2025</text:p>
          </table:table-cell>
          <table:table-cell table:style-name="ce37" table:formula="of:=IF(OR(WEEKDAY([.B16])=1;WEEKDAY([.B16])=7);0;[.$A$1])" office:value-type="time" office:time-value="PT08H17M00S" calcext:value-type="time">
            <text:p>08:17</text:p>
          </table:table-cell>
          <table:table-cell table:style-name="ce45" table:formula="of:=IF(NOW()&lt;[.B16];0;[.E16]-[.C16])" office:value-type="time" office:time-value="PT01H43M00S" calcext:value-type="time">
            <text:p>01:43</text:p>
          </table:table-cell>
          <table:table-cell table:style-name="ce37" table:formula="of:=[.G16]-[.F16]+[.I16]-[.H16]+[.K16]-[.J16]+[.M16]-[.L16]+[.N16]*[.$A$1]" office:value-type="time" office:time-value="PT10H00M00S" calcext:value-type="time">
            <text:p>10:00</text:p>
          </table:table-cell>
          <table:table-cell table:style-name="ce37" office:value-type="time" office:time-value="PT09H55M00S" calcext:value-type="time">
            <text:p>09:55</text:p>
          </table:table-cell>
          <table:table-cell table:style-name="ce37" office:value-type="time" office:time-value="PT12H45M00S" calcext:value-type="time">
            <text:p>12:45</text:p>
          </table:table-cell>
          <table:table-cell table:style-name="ce37" office:value-type="time" office:time-value="PT14H10M00S" calcext:value-type="time">
            <text:p>14:10</text:p>
          </table:table-cell>
          <table:table-cell table:style-name="ce37" office:value-type="time" office:time-value="PT21H20M00S" calcext:value-type="time">
            <text:p>21:20</text:p>
          </table:table-cell>
          <table:table-cell table:style-name="ce37" table:number-columns-repeated="4"/>
          <table:table-cell table:style-name="ce54" office:value-type="float" office:value="0" calcext:value-type="float">
            <text:p>0.0</text:p>
          </table:table-cell>
          <table:table-cell/>
          <table:table-cell table:formula="of:=[.E16]-SUM([.Q16:.Z16])-[.N16]*[.$A$1]" office:value-type="time" office:time-value="PT00H00M00S" calcext:value-type="time">
            <text:p>00:00</text:p>
          </table:table-cell>
          <table:table-cell table:number-columns-repeated="3" office:value-type="time" office:time-value="PT01H00M00S" calcext:value-type="time">
            <text:p>01:00</text:p>
          </table:table-cell>
          <table:table-cell office:value-type="time" office:time-value="PT01H30M00S" calcext:value-type="time">
            <text:p>01:30</text:p>
          </table:table-cell>
          <table:table-cell office:value-type="time" office:time-value="PT02H00M00S" calcext:value-type="time">
            <text:p>02:00</text:p>
          </table:table-cell>
          <table:table-cell office:value-type="time" office:time-value="PT01H30M00S" calcext:value-type="time">
            <text:p>01:30</text:p>
          </table:table-cell>
          <table:table-cell office:value-type="time" office:time-value="PT01H00M00S" calcext:value-type="time">
            <text:p>01:00</text:p>
          </table:table-cell>
          <table:table-cell/>
          <table:table-cell office:value-type="time" office:time-value="PT01H00M00S" calcext:value-type="time">
            <text:p>01:00</text:p>
          </table:table-cell>
          <table:table-cell table:number-columns-repeated="999"/>
        </table:table-row>
        <table:table-row table:style-name="ro2">
          <table:table-cell table:style-name="ce41" table:formula="of:=TEXT([.B17];&quot;jjjj&quot;)" office:value-type="string" office:string-value="jeudi" calcext:value-type="string">
            <text:p>jeudi</text:p>
          </table:table-cell>
          <table:table-cell table:style-name="ce43" table:formula="of:=[.B16]+1" office:value-type="date" office:date-value="2025-01-09" calcext:value-type="date">
            <text:p>09.01.2025</text:p>
          </table:table-cell>
          <table:table-cell table:style-name="ce37" table:formula="of:=IF(OR(WEEKDAY([.B17])=1;WEEKDAY([.B17])=7);0;[.$A$1])" office:value-type="time" office:time-value="PT08H17M00S" calcext:value-type="time">
            <text:p>08:17</text:p>
          </table:table-cell>
          <table:table-cell table:style-name="ce45" table:formula="of:=IF(NOW()&lt;[.B17];0;[.E17]-[.C17])" office:value-type="time" office:time-value="-PT01H37M00S" calcext:value-type="time">
            <text:p>-01:37</text:p>
          </table:table-cell>
          <table:table-cell table:style-name="ce37" table:formula="of:=[.G17]-[.F17]+[.I17]-[.H17]+[.K17]-[.J17]+[.M17]-[.L17]+[.N17]*[.$A$1]" office:value-type="time" office:time-value="PT06H40M00S" calcext:value-type="time">
            <text:p>06:40</text:p>
          </table:table-cell>
          <table:table-cell table:style-name="ce37" office:value-type="time" office:time-value="PT09H30M00S" calcext:value-type="time">
            <text:p>09:30</text:p>
          </table:table-cell>
          <table:table-cell table:style-name="ce37" office:value-type="time" office:time-value="PT12H20M00S" calcext:value-type="time">
            <text:p>12:20</text:p>
          </table:table-cell>
          <table:table-cell table:style-name="ce37" office:value-type="time" office:time-value="PT14H10M00S" calcext:value-type="time">
            <text:p>14:10</text:p>
          </table:table-cell>
          <table:table-cell table:style-name="ce37" office:value-type="time" office:time-value="PT18H00M00S" calcext:value-type="time">
            <text:p>18:00</text:p>
          </table:table-cell>
          <table:table-cell table:style-name="ce37" table:number-columns-repeated="4"/>
          <table:table-cell table:style-name="ce54" office:value-type="float" office:value="0" calcext:value-type="float">
            <text:p>0.0</text:p>
          </table:table-cell>
          <table:table-cell/>
          <table:table-cell table:formula="of:=[.E17]-SUM([.Q17:.Z17])-[.N17]*[.$A$1]" office:value-type="time" office:time-value="PT00H00M00S" calcext:value-type="time">
            <text:p>00:00</text:p>
          </table:table-cell>
          <table:table-cell office:value-type="time" office:time-value="PT00H40M00S" calcext:value-type="time">
            <text:p>00:40</text:p>
          </table:table-cell>
          <table:table-cell/>
          <table:table-cell table:number-columns-repeated="2" office:value-type="time" office:time-value="PT01H00M00S" calcext:value-type="time">
            <text:p>01:00</text:p>
          </table:table-cell>
          <table:table-cell table:number-columns-repeated="2" office:value-type="time" office:time-value="PT02H00M00S" calcext:value-type="time">
            <text:p>02:00</text:p>
          </table:table-cell>
          <table:table-cell table:number-columns-repeated="1002"/>
        </table:table-row>
        <table:table-row table:style-name="ro2">
          <table:table-cell table:style-name="ce41" table:formula="of:=TEXT([.B18];&quot;jjjj&quot;)" office:value-type="string" office:string-value="vendredi" calcext:value-type="string">
            <text:p>vendredi</text:p>
          </table:table-cell>
          <table:table-cell table:style-name="ce43" table:formula="of:=[.B17]+1" office:value-type="date" office:date-value="2025-01-10" calcext:value-type="date">
            <text:p>10.01.2025</text:p>
          </table:table-cell>
          <table:table-cell table:style-name="ce37" table:formula="of:=IF(OR(WEEKDAY([.B18])=1;WEEKDAY([.B18])=7);0;[.$A$1])" office:value-type="time" office:time-value="PT08H17M00S" calcext:value-type="time">
            <text:p>08:17</text:p>
          </table:table-cell>
          <table:table-cell table:style-name="ce45" table:formula="of:=IF(NOW()&lt;[.B18];0;[.E18]-[.C18])" office:value-type="time" office:time-value="PT01H33M00S" calcext:value-type="time">
            <text:p>01:33</text:p>
          </table:table-cell>
          <table:table-cell table:style-name="ce37" table:formula="of:=[.G18]-[.F18]+[.I18]-[.H18]+[.K18]-[.J18]+[.M18]-[.L18]+[.N18]*[.$A$1]" office:value-type="time" office:time-value="PT09H50M00S" calcext:value-type="time">
            <text:p>09:50</text:p>
          </table:table-cell>
          <table:table-cell table:style-name="ce37" office:value-type="time" office:time-value="PT09H30M00S" calcext:value-type="time">
            <text:p>09:30</text:p>
          </table:table-cell>
          <table:table-cell table:style-name="ce37" office:value-type="time" office:time-value="PT12H30M00S" calcext:value-type="time">
            <text:p>12:30</text:p>
          </table:table-cell>
          <table:table-cell table:style-name="ce37" office:value-type="time" office:time-value="PT14H10M00S" calcext:value-type="time">
            <text:p>14:10</text:p>
          </table:table-cell>
          <table:table-cell table:style-name="ce37" office:value-type="time" office:time-value="PT21H00M00S" calcext:value-type="time">
            <text:p>21:00</text:p>
          </table:table-cell>
          <table:table-cell table:style-name="ce37" table:number-columns-repeated="4"/>
          <table:table-cell table:style-name="ce54" office:value-type="float" office:value="0" calcext:value-type="float">
            <text:p>0.0</text:p>
          </table:table-cell>
          <table:table-cell/>
          <table:table-cell table:formula="of:=[.E18]-SUM([.Q18:.Z18])-[.N18]*[.$A$1]" office:value-type="time" office:time-value="PT00H00M00S" calcext:value-type="time">
            <text:p>00:00</text:p>
          </table:table-cell>
          <table:table-cell office:value-type="time" office:time-value="PT00H50M00S" calcext:value-type="time">
            <text:p>00:50</text:p>
          </table:table-cell>
          <table:table-cell office:value-type="time" office:time-value="PT00H30M00S" calcext:value-type="time">
            <text:p>00:30</text:p>
          </table:table-cell>
          <table:table-cell office:value-type="time" office:time-value="PT01H30M00S" calcext:value-type="time">
            <text:p>01:30</text:p>
          </table:table-cell>
          <table:table-cell office:value-type="time" office:time-value="PT03H00M00S" calcext:value-type="time">
            <text:p>03:00</text:p>
          </table:table-cell>
          <table:table-cell office:value-type="time" office:time-value="PT01H00M00S" calcext:value-type="time">
            <text:p>01:00</text:p>
          </table:table-cell>
          <table:table-cell office:value-type="time" office:time-value="PT01H30M00S" calcext:value-type="time">
            <text:p>01:30</text:p>
          </table:table-cell>
          <table:table-cell office:value-type="time" office:time-value="PT01H00M00S" calcext:value-type="time">
            <text:p>01:00</text:p>
          </table:table-cell>
          <table:table-cell/>
          <table:table-cell office:value-type="time" office:time-value="PT00H30M00S" calcext:value-type="time">
            <text:p>00:30</text:p>
          </table:table-cell>
          <table:table-cell table:number-columns-repeated="999"/>
        </table:table-row>
        <table:table-row table:style-name="ro2">
          <table:table-cell table:style-name="ce41" table:formula="of:=TEXT([.B19];&quot;jjjj&quot;)" office:value-type="string" office:string-value="samedi" calcext:value-type="string">
            <text:p>samedi</text:p>
          </table:table-cell>
          <table:table-cell table:style-name="ce43" table:formula="of:=[.B18]+1" office:value-type="date" office:date-value="2025-01-11" calcext:value-type="date">
            <text:p>11.01.2025</text:p>
          </table:table-cell>
          <table:table-cell table:style-name="ce37" table:formula="of:=IF(OR(WEEKDAY([.B19])=1;WEEKDAY([.B19])=7);0;[.$A$1])" office:value-type="time" office:time-value="PT00H00M00S" calcext:value-type="time">
            <text:p>00:00</text:p>
          </table:table-cell>
          <table:table-cell table:style-name="ce45" table:formula="of:=IF(NOW()&lt;[.B19];0;[.E19]-[.C19])" office:value-type="time" office:time-value="PT00H00M00S" calcext:value-type="time">
            <text:p>00:00</text:p>
          </table:table-cell>
          <table:table-cell table:style-name="ce37" table:formula="of:=[.G19]-[.F19]+[.I19]-[.H19]+[.K19]-[.J19]+[.M19]-[.L19]+[.N19]*[.$A$1]" office:value-type="time" office:time-value="PT00H00M00S" calcext:value-type="time">
            <text:p>00:00</text:p>
          </table:table-cell>
          <table:table-cell table:style-name="ce37" table:number-columns-repeated="8"/>
          <table:table-cell table:style-name="ce54" office:value-type="float" office:value="0" calcext:value-type="float">
            <text:p>0.0</text:p>
          </table:table-cell>
          <table:table-cell/>
          <table:table-cell table:formula="of:=[.E19]-SUM([.Q19:.Z19])-[.N19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0];&quot;jjjj&quot;)" office:value-type="string" office:string-value="dimanche" calcext:value-type="string">
            <text:p>dimanche</text:p>
          </table:table-cell>
          <table:table-cell table:style-name="ce43" table:formula="of:=[.B19]+1" office:value-type="date" office:date-value="2025-01-12" calcext:value-type="date">
            <text:p>12.01.2025</text:p>
          </table:table-cell>
          <table:table-cell table:style-name="ce37" table:formula="of:=IF(OR(WEEKDAY([.B20])=1;WEEKDAY([.B20])=7);0;[.$A$1])" office:value-type="time" office:time-value="PT00H00M00S" calcext:value-type="time">
            <text:p>00:00</text:p>
          </table:table-cell>
          <table:table-cell table:style-name="ce45" table:formula="of:=IF(NOW()&lt;[.B20];0;[.E20]-[.C20])" office:value-type="time" office:time-value="PT00H00M00S" calcext:value-type="time">
            <text:p>00:00</text:p>
          </table:table-cell>
          <table:table-cell table:style-name="ce37" table:formula="of:=[.G20]-[.F20]+[.I20]-[.H20]+[.K20]-[.J20]+[.M20]-[.L20]+[.N20]*[.$A$1]" office:value-type="time" office:time-value="PT00H00M00S" calcext:value-type="time">
            <text:p>00:00</text:p>
          </table:table-cell>
          <table:table-cell table:style-name="ce37" table:number-columns-repeated="8"/>
          <table:table-cell table:style-name="ce54" office:value-type="float" office:value="0" calcext:value-type="float">
            <text:p>0.0</text:p>
          </table:table-cell>
          <table:table-cell/>
          <table:table-cell table:formula="of:=[.E20]-SUM([.Q20:.Z20])-[.N20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1];&quot;jjjj&quot;)" office:value-type="string" office:string-value="lundi" calcext:value-type="string">
            <text:p>lundi</text:p>
          </table:table-cell>
          <table:table-cell table:style-name="ce43" table:formula="of:=[.B20]+1" office:value-type="date" office:date-value="2025-01-13" calcext:value-type="date">
            <text:p>13.01.2025</text:p>
          </table:table-cell>
          <table:table-cell table:style-name="ce37" table:formula="of:=IF(OR(WEEKDAY([.B21])=1;WEEKDAY([.B21])=7);0;[.$A$1])" office:value-type="time" office:time-value="PT08H17M00S" calcext:value-type="time">
            <text:p>08:17</text:p>
          </table:table-cell>
          <table:table-cell table:style-name="ce45" table:formula="of:=IF(NOW()&lt;[.B21];0;[.E21]-[.C21])" office:value-type="time" office:time-value="PT02H23M00S" calcext:value-type="time">
            <text:p>02:23</text:p>
          </table:table-cell>
          <table:table-cell table:style-name="ce37" table:formula="of:=[.G21]-[.F21]+[.I21]-[.H21]+[.K21]-[.J21]+[.M21]-[.L21]+[.N21]*[.$A$1]" office:value-type="time" office:time-value="PT10H40M00S" calcext:value-type="time">
            <text:p>10:40</text:p>
          </table:table-cell>
          <table:table-cell table:style-name="ce37" office:value-type="time" office:time-value="PT09H30M00S" calcext:value-type="time">
            <text:p>09:30</text:p>
          </table:table-cell>
          <table:table-cell table:style-name="ce37" office:value-type="time" office:time-value="PT12H35M00S" calcext:value-type="time">
            <text:p>12:35</text:p>
          </table:table-cell>
          <table:table-cell table:style-name="ce37" office:value-type="time" office:time-value="PT14H15M00S" calcext:value-type="time">
            <text:p>14:15</text:p>
          </table:table-cell>
          <table:table-cell table:style-name="ce37" office:value-type="time" office:time-value="PT21H50M00S" calcext:value-type="time">
            <text:p>21:50</text:p>
          </table:table-cell>
          <table:table-cell table:style-name="ce37" table:number-columns-repeated="4"/>
          <table:table-cell table:style-name="ce54" office:value-type="float" office:value="0" calcext:value-type="float">
            <text:p>0.0</text:p>
          </table:table-cell>
          <table:table-cell/>
          <table:table-cell table:formula="of:=[.E21]-SUM([.Q21:.Z21])-[.N21]*[.$A$1]" office:value-type="time" office:time-value="PT00H00M00S" calcext:value-type="time">
            <text:p>00:00</text:p>
          </table:table-cell>
          <table:table-cell office:value-type="time" office:time-value="PT01H10M00S" calcext:value-type="time">
            <text:p>01:10</text:p>
          </table:table-cell>
          <table:table-cell table:number-columns-repeated="2" office:value-type="time" office:time-value="PT01H30M00S" calcext:value-type="time">
            <text:p>01:30</text:p>
          </table:table-cell>
          <table:table-cell/>
          <table:table-cell office:value-type="time" office:time-value="PT04H00M00S" calcext:value-type="time">
            <text:p>04:00</text:p>
          </table:table-cell>
          <table:table-cell office:value-type="time" office:time-value="PT01H30M00S" calcext:value-type="time">
            <text:p>01:30</text:p>
          </table:table-cell>
          <table:table-cell office:value-type="time" office:time-value="PT01H00M00S" calcext:value-type="time">
            <text:p>01:00</text:p>
          </table:table-cell>
          <table:table-cell table:number-columns-repeated="1001"/>
        </table:table-row>
        <table:table-row table:style-name="ro2">
          <table:table-cell table:style-name="ce41" table:formula="of:=TEXT([.B22];&quot;jjjj&quot;)" office:value-type="string" office:string-value="mardi" calcext:value-type="string">
            <text:p>mardi</text:p>
          </table:table-cell>
          <table:table-cell table:style-name="ce43" table:formula="of:=[.B21]+1" office:value-type="date" office:date-value="2025-01-14" calcext:value-type="date">
            <text:p>14.01.2025</text:p>
          </table:table-cell>
          <table:table-cell table:style-name="ce37" table:formula="of:=IF(OR(WEEKDAY([.B22])=1;WEEKDAY([.B22])=7);0;[.$A$1])" office:value-type="time" office:time-value="PT08H17M00S" calcext:value-type="time">
            <text:p>08:17</text:p>
          </table:table-cell>
          <table:table-cell table:style-name="ce45" table:formula="of:=IF(NOW()&lt;[.B22];0;[.E22]-[.C22])" office:value-type="time" office:time-value="PT02H28M00S" calcext:value-type="time">
            <text:p>02:28</text:p>
          </table:table-cell>
          <table:table-cell table:style-name="ce37" table:formula="of:=[.G22]-[.F22]+[.I22]-[.H22]+[.K22]-[.J22]+[.M22]-[.L22]+[.N22]*[.$A$1]" office:value-type="time" office:time-value="PT10H45M00S" calcext:value-type="time">
            <text:p>10:45</text:p>
          </table:table-cell>
          <table:table-cell table:style-name="ce37" office:value-type="time" office:time-value="PT09H15M00S" calcext:value-type="time">
            <text:p>09:15</text:p>
          </table:table-cell>
          <table:table-cell table:style-name="ce37" office:value-type="time" office:time-value="PT12H20M00S" calcext:value-type="time">
            <text:p>12:20</text:p>
          </table:table-cell>
          <table:table-cell table:style-name="ce37" office:value-type="time" office:time-value="PT14H10M00S" calcext:value-type="time">
            <text:p>14:10</text:p>
          </table:table-cell>
          <table:table-cell table:style-name="ce37" office:value-type="time" office:time-value="PT21H50M00S" calcext:value-type="time">
            <text:p>21:50</text:p>
          </table:table-cell>
          <table:table-cell table:style-name="ce37" table:number-columns-repeated="4"/>
          <table:table-cell table:style-name="ce54" office:value-type="float" office:value="0" calcext:value-type="float">
            <text:p>0.0</text:p>
          </table:table-cell>
          <table:table-cell/>
          <table:table-cell table:formula="of:=[.E22]-SUM([.Q22:.Z22])-[.N22]*[.$A$1]" office:value-type="time" office:time-value="PT00H00M00S" calcext:value-type="time">
            <text:p>00:00</text:p>
          </table:table-cell>
          <table:table-cell office:value-type="time" office:time-value="PT00H45M00S" calcext:value-type="time">
            <text:p>00:45</text:p>
          </table:table-cell>
          <table:table-cell/>
          <table:table-cell office:value-type="time" office:time-value="PT01H00M00S" calcext:value-type="time">
            <text:p>01:00</text:p>
          </table:table-cell>
          <table:table-cell office:value-type="time" office:time-value="PT02H00M00S" calcext:value-type="time">
            <text:p>02:00</text:p>
          </table:table-cell>
          <table:table-cell office:value-type="time" office:time-value="PT01H00M00S" calcext:value-type="time">
            <text:p>01:00</text:p>
          </table:table-cell>
          <table:table-cell office:value-type="time" office:time-value="PT03H00M00S" calcext:value-type="time">
            <text:p>03:00</text:p>
          </table:table-cell>
          <table:table-cell office:value-type="time" office:time-value="PT01H00M00S" calcext:value-type="time">
            <text:p>01:00</text:p>
          </table:table-cell>
          <table:table-cell office:value-type="time" office:time-value="PT02H00M00S" calcext:value-type="time">
            <text:p>02:00</text:p>
          </table:table-cell>
          <table:table-cell table:number-columns-repeated="1000"/>
        </table:table-row>
        <table:table-row table:style-name="ro2">
          <table:table-cell table:style-name="ce41" table:formula="of:=TEXT([.B23];&quot;jjjj&quot;)" office:value-type="string" office:string-value="mercredi" calcext:value-type="string">
            <text:p>mercredi</text:p>
          </table:table-cell>
          <table:table-cell table:style-name="ce43" table:formula="of:=[.B22]+1" office:value-type="date" office:date-value="2025-01-15" calcext:value-type="date">
            <text:p>15.01.2025</text:p>
          </table:table-cell>
          <table:table-cell table:style-name="ce37" table:formula="of:=IF(OR(WEEKDAY([.B23])=1;WEEKDAY([.B23])=7);0;[.$A$1])" office:value-type="time" office:time-value="PT08H17M00S" calcext:value-type="time">
            <text:p>08:17</text:p>
          </table:table-cell>
          <table:table-cell table:style-name="ce45" table:formula="of:=IF(NOW()&lt;[.B23];0;[.E23]-[.C23])" office:value-type="time" office:time-value="PT00H23M00S" calcext:value-type="time">
            <text:p>00:23</text:p>
          </table:table-cell>
          <table:table-cell table:style-name="ce37" table:formula="of:=[.G23]-[.F23]+[.I23]-[.H23]+[.K23]-[.J23]+[.M23]-[.L23]+[.N23]*[.$A$1]" office:value-type="time" office:time-value="PT08H40M00S" calcext:value-type="time">
            <text:p>08:40</text:p>
          </table:table-cell>
          <table:table-cell table:style-name="ce37" office:value-type="time" office:time-value="PT09H30M00S" calcext:value-type="time">
            <text:p>09:30</text:p>
          </table:table-cell>
          <table:table-cell table:style-name="ce37" office:value-type="time" office:time-value="PT12H30M00S" calcext:value-type="time">
            <text:p>12:30</text:p>
          </table:table-cell>
          <table:table-cell table:style-name="ce37" office:value-type="time" office:time-value="PT14H10M00S" calcext:value-type="time">
            <text:p>14:10</text:p>
          </table:table-cell>
          <table:table-cell table:style-name="ce37" office:value-type="time" office:time-value="PT19H50M00S" calcext:value-type="time">
            <text:p>19:50</text:p>
          </table:table-cell>
          <table:table-cell table:style-name="ce37" table:number-columns-repeated="4"/>
          <table:table-cell table:style-name="ce54" office:value-type="float" office:value="0" calcext:value-type="float">
            <text:p>0.0</text:p>
          </table:table-cell>
          <table:table-cell/>
          <table:table-cell table:formula="of:=[.E23]-SUM([.Q23:.Z23])-[.N23]*[.$A$1]" office:value-type="time" office:time-value="PT00H00M00S" calcext:value-type="time">
            <text:p>00:00</text:p>
          </table:table-cell>
          <table:table-cell office:value-type="time" office:time-value="PT01H10M00S" calcext:value-type="time">
            <text:p>01:10</text:p>
          </table:table-cell>
          <table:table-cell/>
          <table:table-cell office:value-type="time" office:time-value="PT01H00M00S" calcext:value-type="time">
            <text:p>01:00</text:p>
          </table:table-cell>
          <table:table-cell office:value-type="time" office:time-value="PT02H30M00S" calcext:value-type="time">
            <text:p>02:30</text:p>
          </table:table-cell>
          <table:table-cell office:value-type="time" office:time-value="PT01H00M00S" calcext:value-type="time">
            <text:p>01:00</text:p>
          </table:table-cell>
          <table:table-cell office:value-type="time" office:time-value="PT02H00M00S" calcext:value-type="time">
            <text:p>02:00</text:p>
          </table:table-cell>
          <table:table-cell office:value-type="time" office:time-value="PT01H00M00S" calcext:value-type="time">
            <text:p>01:00</text:p>
          </table:table-cell>
          <table:table-cell table:number-columns-repeated="1001"/>
        </table:table-row>
        <table:table-row table:style-name="ro2">
          <table:table-cell table:style-name="ce41" table:formula="of:=TEXT([.B24];&quot;jjjj&quot;)" office:value-type="string" office:string-value="jeudi" calcext:value-type="string">
            <text:p>jeudi</text:p>
          </table:table-cell>
          <table:table-cell table:style-name="ce43" table:formula="of:=[.B23]+1" office:value-type="date" office:date-value="2025-01-16" calcext:value-type="date">
            <text:p>16.01.2025</text:p>
          </table:table-cell>
          <table:table-cell table:style-name="ce37" table:formula="of:=IF(OR(WEEKDAY([.B24])=1;WEEKDAY([.B24])=7);0;[.$A$1])" office:value-type="time" office:time-value="PT08H17M00S" calcext:value-type="time">
            <text:p>08:17</text:p>
          </table:table-cell>
          <table:table-cell table:style-name="ce45" table:formula="of:=IF(NOW()&lt;[.B24];0;[.E24]-[.C24])" office:value-type="time" office:time-value="-PT01H47M00S" calcext:value-type="time">
            <text:p>-01:47</text:p>
          </table:table-cell>
          <table:table-cell table:style-name="ce37" table:formula="of:=[.G24]-[.F24]+[.I24]-[.H24]+[.K24]-[.J24]+[.M24]-[.L24]+[.N24]*[.$A$1]" office:value-type="time" office:time-value="PT06H30M00S" calcext:value-type="time">
            <text:p>06:30</text:p>
          </table:table-cell>
          <table:table-cell table:style-name="ce37" office:value-type="time" office:time-value="PT09H45M00S" calcext:value-type="time">
            <text:p>09:45</text:p>
          </table:table-cell>
          <table:table-cell table:style-name="ce37" office:value-type="time" office:time-value="PT12H25M00S" calcext:value-type="time">
            <text:p>12:25</text:p>
          </table:table-cell>
          <table:table-cell table:style-name="ce37" office:value-type="time" office:time-value="PT14H10M00S" calcext:value-type="time">
            <text:p>14:10</text:p>
          </table:table-cell>
          <table:table-cell table:style-name="ce37" office:value-type="time" office:time-value="PT18H00M00S" calcext:value-type="time">
            <text:p>18:00</text:p>
          </table:table-cell>
          <table:table-cell table:style-name="ce37" table:number-columns-repeated="4"/>
          <table:table-cell table:style-name="ce54" office:value-type="float" office:value="0" calcext:value-type="float">
            <text:p>0.0</text:p>
          </table:table-cell>
          <table:table-cell/>
          <table:table-cell table:formula="of:=[.E24]-SUM([.Q24:.Z24])-[.N24]*[.$A$1]" office:value-type="time" office:time-value="PT00H00M00S" calcext:value-type="time">
            <text:p>00:00</text:p>
          </table:table-cell>
          <table:table-cell office:value-type="time" office:time-value="PT01H00M00S" calcext:value-type="time">
            <text:p>01:00</text:p>
          </table:table-cell>
          <table:table-cell/>
          <table:table-cell table:number-columns-repeated="3" office:value-type="time" office:time-value="PT01H00M00S" calcext:value-type="time">
            <text:p>01:00</text:p>
          </table:table-cell>
          <table:table-cell office:value-type="time" office:time-value="PT01H30M00S" calcext:value-type="time">
            <text:p>01:30</text:p>
          </table:table-cell>
          <table:table-cell office:value-type="time" office:time-value="PT01H00M00S" calcext:value-type="time">
            <text:p>01:00</text:p>
          </table:table-cell>
          <table:table-cell table:number-columns-repeated="1001"/>
        </table:table-row>
        <table:table-row table:style-name="ro2">
          <table:table-cell table:style-name="ce41" table:formula="of:=TEXT([.B25];&quot;jjjj&quot;)" office:value-type="string" office:string-value="vendredi" calcext:value-type="string">
            <text:p>vendredi</text:p>
          </table:table-cell>
          <table:table-cell table:style-name="ce43" table:formula="of:=[.B24]+1" office:value-type="date" office:date-value="2025-01-17" calcext:value-type="date">
            <text:p>17.01.2025</text:p>
          </table:table-cell>
          <table:table-cell table:style-name="ce37" table:formula="of:=IF(OR(WEEKDAY([.B25])=1;WEEKDAY([.B25])=7);0;[.$A$1])" office:value-type="time" office:time-value="PT08H17M00S" calcext:value-type="time">
            <text:p>08:17</text:p>
          </table:table-cell>
          <table:table-cell table:style-name="ce45" table:formula="of:=IF(NOW()&lt;[.B25];0;[.E25]-[.C25])" office:value-type="time" office:time-value="PT01H33M00S" calcext:value-type="time">
            <text:p>01:33</text:p>
          </table:table-cell>
          <table:table-cell table:style-name="ce37" table:formula="of:=[.G25]-[.F25]+[.I25]-[.H25]+[.K25]-[.J25]+[.M25]-[.L25]+[.N25]*[.$A$1]" office:value-type="time" office:time-value="PT09H50M00S" calcext:value-type="time">
            <text:p>09:50</text:p>
          </table:table-cell>
          <table:table-cell table:style-name="ce37" office:value-type="time" office:time-value="PT09H30M00S" calcext:value-type="time">
            <text:p>09:30</text:p>
          </table:table-cell>
          <table:table-cell table:style-name="ce37" office:value-type="time" office:time-value="PT12H30M00S" calcext:value-type="time">
            <text:p>12:30</text:p>
          </table:table-cell>
          <table:table-cell table:style-name="ce37" office:value-type="time" office:time-value="PT14H10M00S" calcext:value-type="time">
            <text:p>14:10</text:p>
          </table:table-cell>
          <table:table-cell table:style-name="ce37" office:value-type="time" office:time-value="PT21H00M00S" calcext:value-type="time">
            <text:p>21:00</text:p>
          </table:table-cell>
          <table:table-cell table:style-name="ce37" table:number-columns-repeated="4"/>
          <table:table-cell table:style-name="ce54" office:value-type="float" office:value="0" calcext:value-type="float">
            <text:p>0.0</text:p>
          </table:table-cell>
          <table:table-cell/>
          <table:table-cell table:formula="of:=[.E25]-SUM([.Q25:.Z25])-[.N25]*[.$A$1]" office:value-type="time" office:time-value="PT00H00M00S" calcext:value-type="time">
            <text:p>00:00</text:p>
          </table:table-cell>
          <table:table-cell office:value-type="time" office:time-value="PT00H50M00S" calcext:value-type="time">
            <text:p>00:50</text:p>
          </table:table-cell>
          <table:table-cell office:value-type="time" office:time-value="PT00H30M00S" calcext:value-type="time">
            <text:p>00:30</text:p>
          </table:table-cell>
          <table:table-cell office:value-type="time" office:time-value="PT01H30M00S" calcext:value-type="time">
            <text:p>01:30</text:p>
          </table:table-cell>
          <table:table-cell office:value-type="time" office:time-value="PT02H30M00S" calcext:value-type="time">
            <text:p>02:30</text:p>
          </table:table-cell>
          <table:table-cell table:number-columns-repeated="2" office:value-type="time" office:time-value="PT01H30M00S" calcext:value-type="time">
            <text:p>01:30</text:p>
          </table:table-cell>
          <table:table-cell table:number-columns-repeated="2"/>
          <table:table-cell office:value-type="time" office:time-value="PT01H30M00S" calcext:value-type="time">
            <text:p>01:30</text:p>
          </table:table-cell>
          <table:table-cell table:number-columns-repeated="999"/>
        </table:table-row>
        <table:table-row table:style-name="ro2">
          <table:table-cell table:style-name="ce41" table:formula="of:=TEXT([.B26];&quot;jjjj&quot;)" office:value-type="string" office:string-value="samedi" calcext:value-type="string">
            <text:p>samedi</text:p>
          </table:table-cell>
          <table:table-cell table:style-name="ce43" table:formula="of:=[.B25]+1" office:value-type="date" office:date-value="2025-01-18" calcext:value-type="date">
            <text:p>18.01.2025</text:p>
          </table:table-cell>
          <table:table-cell table:style-name="ce37" table:formula="of:=IF(OR(WEEKDAY([.B26])=1;WEEKDAY([.B26])=7);0;[.$A$1])" office:value-type="time" office:time-value="PT00H00M00S" calcext:value-type="time">
            <text:p>00:00</text:p>
          </table:table-cell>
          <table:table-cell table:style-name="ce45" table:formula="of:=IF(NOW()&lt;[.B26];0;[.E26]-[.C26])" office:value-type="time" office:time-value="PT00H00M00S" calcext:value-type="time">
            <text:p>00:00</text:p>
          </table:table-cell>
          <table:table-cell table:style-name="ce37" table:formula="of:=[.G26]-[.F26]+[.I26]-[.H26]+[.K26]-[.J26]+[.M26]-[.L26]+[.N26]*[.$A$1]" office:value-type="time" office:time-value="PT00H00M00S" calcext:value-type="time">
            <text:p>00:00</text:p>
          </table:table-cell>
          <table:table-cell table:style-name="ce37" table:number-columns-repeated="8"/>
          <table:table-cell table:style-name="ce54" office:value-type="float" office:value="0" calcext:value-type="float">
            <text:p>0.0</text:p>
          </table:table-cell>
          <table:table-cell/>
          <table:table-cell table:formula="of:=[.E26]-SUM([.Q26:.Z26])-[.N26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7];&quot;jjjj&quot;)" office:value-type="string" office:string-value="dimanche" calcext:value-type="string">
            <text:p>dimanche</text:p>
          </table:table-cell>
          <table:table-cell table:style-name="ce43" table:formula="of:=[.B26]+1" office:value-type="date" office:date-value="2025-01-19" calcext:value-type="date">
            <text:p>19.01.2025</text:p>
          </table:table-cell>
          <table:table-cell table:style-name="ce37" table:formula="of:=IF(OR(WEEKDAY([.B27])=1;WEEKDAY([.B27])=7);0;[.$A$1])" office:value-type="time" office:time-value="PT00H00M00S" calcext:value-type="time">
            <text:p>00:00</text:p>
          </table:table-cell>
          <table:table-cell table:style-name="ce45" table:formula="of:=IF(NOW()&lt;[.B27];0;[.E27]-[.C27])" office:value-type="time" office:time-value="PT00H00M00S" calcext:value-type="time">
            <text:p>00:00</text:p>
          </table:table-cell>
          <table:table-cell table:style-name="ce37" table:formula="of:=[.G27]-[.F27]+[.I27]-[.H27]+[.K27]-[.J27]+[.M27]-[.L27]+[.N27]*[.$A$1]" office:value-type="time" office:time-value="PT00H00M00S" calcext:value-type="time">
            <text:p>00:00</text:p>
          </table:table-cell>
          <table:table-cell table:style-name="ce37" table:number-columns-repeated="8"/>
          <table:table-cell table:style-name="ce54" office:value-type="float" office:value="0" calcext:value-type="float">
            <text:p>0.0</text:p>
          </table:table-cell>
          <table:table-cell/>
          <table:table-cell table:formula="of:=[.E27]-SUM([.Q27:.Z27])-[.N27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8];&quot;jjjj&quot;)" office:value-type="string" office:string-value="lundi" calcext:value-type="string">
            <text:p>lundi</text:p>
          </table:table-cell>
          <table:table-cell table:style-name="ce43" table:formula="of:=[.B27]+1" office:value-type="date" office:date-value="2025-01-20" calcext:value-type="date">
            <text:p>20.01.2025</text:p>
          </table:table-cell>
          <table:table-cell table:style-name="ce37" table:formula="of:=IF(OR(WEEKDAY([.B28])=1;WEEKDAY([.B28])=7);0;[.$A$1])" office:value-type="time" office:time-value="PT08H17M00S" calcext:value-type="time">
            <text:p>08:17</text:p>
          </table:table-cell>
          <table:table-cell table:style-name="ce45" table:formula="of:=IF(NOW()&lt;[.B28];0;[.E28]-[.C28])" office:value-type="time" office:time-value="PT02H13M00S" calcext:value-type="time">
            <text:p>02:13</text:p>
          </table:table-cell>
          <table:table-cell table:style-name="ce37" table:formula="of:=[.G28]-[.F28]+[.I28]-[.H28]+[.K28]-[.J28]+[.M28]-[.L28]+[.N28]*[.$A$1]" office:value-type="time" office:time-value="PT10H30M00S" calcext:value-type="time">
            <text:p>10:30</text:p>
          </table:table-cell>
          <table:table-cell table:style-name="ce37" office:value-type="time" office:time-value="PT09H20M00S" calcext:value-type="time">
            <text:p>09:20</text:p>
          </table:table-cell>
          <table:table-cell table:style-name="ce37" office:value-type="time" office:time-value="PT12H10M00S" calcext:value-type="time">
            <text:p>12:10</text:p>
          </table:table-cell>
          <table:table-cell table:style-name="ce37" office:value-type="time" office:time-value="PT14H05M00S" calcext:value-type="time">
            <text:p>14:05</text:p>
          </table:table-cell>
          <table:table-cell table:style-name="ce37" office:value-type="time" office:time-value="PT21H45M00S" calcext:value-type="time">
            <text:p>21:45</text:p>
          </table:table-cell>
          <table:table-cell table:style-name="ce37" table:number-columns-repeated="4"/>
          <table:table-cell table:style-name="ce54" office:value-type="float" office:value="0" calcext:value-type="float">
            <text:p>0.0</text:p>
          </table:table-cell>
          <table:table-cell/>
          <table:table-cell table:formula="of:=[.E28]-SUM([.Q28:.Z28])-[.N28]*[.$A$1]" office:value-type="time" office:time-value="PT00H00M00S" calcext:value-type="time">
            <text:p>00:00</text:p>
          </table:table-cell>
          <table:table-cell table:number-columns-repeated="2"/>
          <table:table-cell office:value-type="time" office:time-value="PT01H30M00S" calcext:value-type="time">
            <text:p>01:30</text:p>
          </table:table-cell>
          <table:table-cell office:value-type="time" office:time-value="PT03H30M00S" calcext:value-type="time">
            <text:p>03:30</text:p>
          </table:table-cell>
          <table:table-cell office:value-type="time" office:time-value="PT01H00M00S" calcext:value-type="time">
            <text:p>01:00</text:p>
          </table:table-cell>
          <table:table-cell office:value-type="time" office:time-value="PT02H00M00S" calcext:value-type="time">
            <text:p>02:00</text:p>
          </table:table-cell>
          <table:table-cell office:value-type="time" office:time-value="PT01H00M00S" calcext:value-type="time">
            <text:p>01:00</text:p>
          </table:table-cell>
          <table:table-cell/>
          <table:table-cell office:value-type="time" office:time-value="PT01H30M00S" calcext:value-type="time">
            <text:p>01:30</text:p>
          </table:table-cell>
          <table:table-cell table:number-columns-repeated="999"/>
        </table:table-row>
        <table:table-row table:style-name="ro2">
          <table:table-cell table:style-name="ce41" table:formula="of:=TEXT([.B29];&quot;jjjj&quot;)" office:value-type="string" office:string-value="mardi" calcext:value-type="string">
            <text:p>mardi</text:p>
          </table:table-cell>
          <table:table-cell table:style-name="ce43" table:formula="of:=[.B28]+1" office:value-type="date" office:date-value="2025-01-21" calcext:value-type="date">
            <text:p>21.01.2025</text:p>
          </table:table-cell>
          <table:table-cell table:style-name="ce37" table:formula="of:=IF(OR(WEEKDAY([.B29])=1;WEEKDAY([.B29])=7);0;[.$A$1])" office:value-type="time" office:time-value="PT08H17M00S" calcext:value-type="time">
            <text:p>08:17</text:p>
          </table:table-cell>
          <table:table-cell table:style-name="ce45" table:formula="of:=IF(NOW()&lt;[.B29];0;[.E29]-[.C29])" office:value-type="time" office:time-value="PT02H28M00S" calcext:value-type="time">
            <text:p>02:28</text:p>
          </table:table-cell>
          <table:table-cell table:style-name="ce37" table:formula="of:=[.G29]-[.F29]+[.I29]-[.H29]+[.K29]-[.J29]+[.M29]-[.L29]+[.N29]*[.$A$1]" office:value-type="time" office:time-value="PT10H45M00S" calcext:value-type="time">
            <text:p>10:45</text:p>
          </table:table-cell>
          <table:table-cell table:style-name="ce37" office:value-type="time" office:time-value="PT09H15M00S" calcext:value-type="time">
            <text:p>09:15</text:p>
          </table:table-cell>
          <table:table-cell table:style-name="ce37" office:value-type="time" office:time-value="PT12H25M00S" calcext:value-type="time">
            <text:p>12:25</text:p>
          </table:table-cell>
          <table:table-cell table:style-name="ce37" office:value-type="time" office:time-value="PT14H15M00S" calcext:value-type="time">
            <text:p>14:15</text:p>
          </table:table-cell>
          <table:table-cell table:style-name="ce37" office:value-type="time" office:time-value="PT21H50M00S" calcext:value-type="time">
            <text:p>21:50</text:p>
          </table:table-cell>
          <table:table-cell table:style-name="ce37" table:number-columns-repeated="4"/>
          <table:table-cell table:style-name="ce54" office:value-type="float" office:value="0" calcext:value-type="float">
            <text:p>0.0</text:p>
          </table:table-cell>
          <table:table-cell/>
          <table:table-cell table:formula="of:=[.E29]-SUM([.Q29:.Z29])-[.N29]*[.$A$1]" office:value-type="time" office:time-value="PT00H00M00S" calcext:value-type="time">
            <text:p>00:00</text:p>
          </table:table-cell>
          <table:table-cell office:value-type="time" office:time-value="PT00H45M00S" calcext:value-type="time">
            <text:p>00:45</text:p>
          </table:table-cell>
          <table:table-cell/>
          <table:table-cell office:value-type="time" office:time-value="PT01H30M00S" calcext:value-type="time">
            <text:p>01:30</text:p>
          </table:table-cell>
          <table:table-cell office:value-type="time" office:time-value="PT05H00M00S" calcext:value-type="time">
            <text:p>05:00</text:p>
          </table:table-cell>
          <table:table-cell office:value-type="time" office:time-value="PT01H00M00S" calcext:value-type="time">
            <text:p>01:00</text:p>
          </table:table-cell>
          <table:table-cell office:value-type="time" office:time-value="PT01H30M00S" calcext:value-type="time">
            <text:p>01:30</text:p>
          </table:table-cell>
          <table:table-cell office:value-type="time" office:time-value="PT01H00M00S" calcext:value-type="time">
            <text:p>01:00</text:p>
          </table:table-cell>
          <table:table-cell table:number-columns-repeated="1001"/>
        </table:table-row>
        <table:table-row table:style-name="ro2">
          <table:table-cell table:style-name="ce41" table:formula="of:=TEXT([.B30];&quot;jjjj&quot;)" office:value-type="string" office:string-value="mercredi" calcext:value-type="string">
            <text:p>mercredi</text:p>
          </table:table-cell>
          <table:table-cell table:style-name="ce43" table:formula="of:=[.B29]+1" office:value-type="date" office:date-value="2025-01-22" calcext:value-type="date">
            <text:p>22.01.2025</text:p>
          </table:table-cell>
          <table:table-cell table:style-name="ce37" table:formula="of:=IF(OR(WEEKDAY([.B30])=1;WEEKDAY([.B30])=7);0;[.$A$1])" office:value-type="time" office:time-value="PT08H17M00S" calcext:value-type="time">
            <text:p>08:17</text:p>
          </table:table-cell>
          <table:table-cell table:style-name="ce45" table:formula="of:=IF(NOW()&lt;[.B30];0;[.E30]-[.C30])" office:value-type="time" office:time-value="PT00H28M00S" calcext:value-type="time">
            <text:p>00:28</text:p>
          </table:table-cell>
          <table:table-cell table:style-name="ce37" table:formula="of:=[.G30]-[.F30]+[.I30]-[.H30]+[.K30]-[.J30]+[.M30]-[.L30]+[.N30]*[.$A$1]" office:value-type="time" office:time-value="PT08H45M00S" calcext:value-type="time">
            <text:p>08:45</text:p>
          </table:table-cell>
          <table:table-cell table:style-name="ce37" office:value-type="time" office:time-value="PT09H15M00S" calcext:value-type="time">
            <text:p>09:15</text:p>
          </table:table-cell>
          <table:table-cell table:style-name="ce37" office:value-type="time" office:time-value="PT12H20M00S" calcext:value-type="time">
            <text:p>12:20</text:p>
          </table:table-cell>
          <table:table-cell table:style-name="ce37" office:value-type="time" office:time-value="PT14H05M00S" calcext:value-type="time">
            <text:p>14:05</text:p>
          </table:table-cell>
          <table:table-cell table:style-name="ce37" office:value-type="time" office:time-value="PT19H45M00S" calcext:value-type="time">
            <text:p>19:45</text:p>
          </table:table-cell>
          <table:table-cell table:style-name="ce37" table:number-columns-repeated="4"/>
          <table:table-cell table:style-name="ce54" office:value-type="float" office:value="0" calcext:value-type="float">
            <text:p>0.0</text:p>
          </table:table-cell>
          <table:table-cell/>
          <table:table-cell table:formula="of:=[.E30]-SUM([.Q30:.Z30])-[.N30]*[.$A$1]" office:value-type="time" office:time-value="PT00H00M00S" calcext:value-type="time">
            <text:p>00:00</text:p>
          </table:table-cell>
          <table:table-cell office:value-type="time" office:time-value="PT00H45M00S" calcext:value-type="time">
            <text:p>00:45</text:p>
          </table:table-cell>
          <table:table-cell office:value-type="time" office:time-value="PT02H00M00S" calcext:value-type="time">
            <text:p>02:00</text:p>
          </table:table-cell>
          <table:table-cell office:value-type="time" office:time-value="PT01H00M00S" calcext:value-type="time">
            <text:p>01:00</text:p>
          </table:table-cell>
          <table:table-cell office:value-type="time" office:time-value="PT02H30M00S" calcext:value-type="time">
            <text:p>02:30</text:p>
          </table:table-cell>
          <table:table-cell office:value-type="time" office:time-value="PT01H00M00S" calcext:value-type="time">
            <text:p>01:00</text:p>
          </table:table-cell>
          <table:table-cell office:value-type="time" office:time-value="PT01H30M00S" calcext:value-type="time">
            <text:p>01:30</text:p>
          </table:table-cell>
          <table:table-cell table:number-columns-repeated="1002"/>
        </table:table-row>
        <table:table-row table:style-name="ro2">
          <table:table-cell table:style-name="ce41" table:formula="of:=TEXT([.B31];&quot;jjjj&quot;)" office:value-type="string" office:string-value="jeudi" calcext:value-type="string">
            <text:p>jeudi</text:p>
          </table:table-cell>
          <table:table-cell table:style-name="ce43" table:formula="of:=[.B30]+1" office:value-type="date" office:date-value="2025-01-23" calcext:value-type="date">
            <text:p>23.01.2025</text:p>
          </table:table-cell>
          <table:table-cell table:style-name="ce37" table:formula="of:=IF(OR(WEEKDAY([.B31])=1;WEEKDAY([.B31])=7);0;[.$A$1])" office:value-type="time" office:time-value="PT08H17M00S" calcext:value-type="time">
            <text:p>08:17</text:p>
          </table:table-cell>
          <table:table-cell table:style-name="ce45" table:formula="of:=IF(NOW()&lt;[.B31];0;[.E31]-[.C31])" office:value-type="time" office:time-value="-PT00H52M00S" calcext:value-type="time">
            <text:p>-00:52</text:p>
          </table:table-cell>
          <table:table-cell table:style-name="ce37" table:formula="of:=[.G31]-[.F31]+[.I31]-[.H31]+[.K31]-[.J31]+[.M31]-[.L31]+[.N31]*[.$A$1]" office:value-type="time" office:time-value="PT07H25M00S" calcext:value-type="time">
            <text:p>07:25</text:p>
          </table:table-cell>
          <table:table-cell table:style-name="ce37" office:value-type="time" office:time-value="PT09H05M00S" calcext:value-type="time">
            <text:p>09:05</text:p>
          </table:table-cell>
          <table:table-cell table:style-name="ce37" office:value-type="time" office:time-value="PT12H35M00S" calcext:value-type="time">
            <text:p>12:35</text:p>
          </table:table-cell>
          <table:table-cell table:style-name="ce37" office:value-type="time" office:time-value="PT14H05M00S" calcext:value-type="time">
            <text:p>14:05</text:p>
          </table:table-cell>
          <table:table-cell table:style-name="ce37" office:value-type="time" office:time-value="PT18H00M00S" calcext:value-type="time">
            <text:p>18:00</text:p>
          </table:table-cell>
          <table:table-cell table:style-name="ce37" table:number-columns-repeated="4"/>
          <table:table-cell table:style-name="ce54" office:value-type="float" office:value="0" calcext:value-type="float">
            <text:p>0.0</text:p>
          </table:table-cell>
          <table:table-cell/>
          <table:table-cell table:formula="of:=[.E31]-SUM([.Q31:.Z31])-[.N31]*[.$A$1]" office:value-type="time" office:time-value="PT00H00M00S" calcext:value-type="time">
            <text:p>00:00</text:p>
          </table:table-cell>
          <table:table-cell office:value-type="time" office:time-value="PT00H55M00S" calcext:value-type="time">
            <text:p>00:55</text:p>
          </table:table-cell>
          <table:table-cell table:number-columns-repeated="2"/>
          <table:table-cell office:value-type="time" office:time-value="PT02H30M00S" calcext:value-type="time">
            <text:p>02:30</text:p>
          </table:table-cell>
          <table:table-cell/>
          <table:table-cell table:number-columns-repeated="4" office:value-type="time" office:time-value="PT01H00M00S" calcext:value-type="time">
            <text:p>01:00</text:p>
          </table:table-cell>
          <table:table-cell table:number-columns-repeated="999"/>
        </table:table-row>
        <table:table-row table:style-name="ro2">
          <table:table-cell table:style-name="ce41" table:formula="of:=TEXT([.B32];&quot;jjjj&quot;)" office:value-type="string" office:string-value="vendredi" calcext:value-type="string">
            <text:p>vendredi</text:p>
          </table:table-cell>
          <table:table-cell table:style-name="ce43" table:formula="of:=[.B31]+1" office:value-type="date" office:date-value="2025-01-24" calcext:value-type="date">
            <text:p>24.01.2025</text:p>
          </table:table-cell>
          <table:table-cell table:style-name="ce37" table:formula="of:=IF(OR(WEEKDAY([.B32])=1;WEEKDAY([.B32])=7);0;[.$A$1])" office:value-type="time" office:time-value="PT08H17M00S" calcext:value-type="time">
            <text:p>08:17</text:p>
          </table:table-cell>
          <table:table-cell table:style-name="ce45" table:formula="of:=IF(NOW()&lt;[.B32];0;[.E32]-[.C32])" office:value-type="time" office:time-value="PT00H33M00S" calcext:value-type="time">
            <text:p>00:33</text:p>
          </table:table-cell>
          <table:table-cell table:style-name="ce37" table:formula="of:=[.G32]-[.F32]+[.I32]-[.H32]+[.K32]-[.J32]+[.M32]-[.L32]+[.N32]*[.$A$1]" office:value-type="time" office:time-value="PT08H50M00S" calcext:value-type="time">
            <text:p>08:50</text:p>
          </table:table-cell>
          <table:table-cell table:style-name="ce37" office:value-type="time" office:time-value="PT09H00M00S" calcext:value-type="time">
            <text:p>09:00</text:p>
          </table:table-cell>
          <table:table-cell table:style-name="ce37" office:value-type="time" office:time-value="PT12H35M00S" calcext:value-type="time">
            <text:p>12:35</text:p>
          </table:table-cell>
          <table:table-cell table:style-name="ce37" office:value-type="time" office:time-value="PT14H15M00S" calcext:value-type="time">
            <text:p>14:15</text:p>
          </table:table-cell>
          <table:table-cell table:style-name="ce37" office:value-type="time" office:time-value="PT19H30M00S" calcext:value-type="time">
            <text:p>19:30</text:p>
          </table:table-cell>
          <table:table-cell table:style-name="ce37" table:number-columns-repeated="4"/>
          <table:table-cell table:style-name="ce54" office:value-type="float" office:value="0" calcext:value-type="float">
            <text:p>0.0</text:p>
          </table:table-cell>
          <table:table-cell/>
          <table:table-cell table:formula="of:=[.E32]-SUM([.Q32:.Z32])-[.N32]*[.$A$1]" office:value-type="time" office:time-value="PT00H00M00S" calcext:value-type="time">
            <text:p>00:00</text:p>
          </table:table-cell>
          <table:table-cell office:value-type="time" office:time-value="PT01H50M00S" calcext:value-type="time">
            <text:p>01:50</text:p>
          </table:table-cell>
          <table:table-cell/>
          <table:table-cell office:value-type="time" office:time-value="PT01H00M00S" calcext:value-type="time">
            <text:p>01:00</text:p>
          </table:table-cell>
          <table:table-cell office:value-type="time" office:time-value="PT02H30M00S" calcext:value-type="time">
            <text:p>02:30</text:p>
          </table:table-cell>
          <table:table-cell office:value-type="time" office:time-value="PT01H00M00S" calcext:value-type="time">
            <text:p>01:00</text:p>
          </table:table-cell>
          <table:table-cell office:value-type="time" office:time-value="PT01H30M00S" calcext:value-type="time">
            <text:p>01:30</text:p>
          </table:table-cell>
          <table:table-cell office:value-type="time" office:time-value="PT01H00M00S" calcext:value-type="time">
            <text:p>01:00</text:p>
          </table:table-cell>
          <table:table-cell table:number-columns-repeated="1001"/>
        </table:table-row>
        <table:table-row table:style-name="ro2">
          <table:table-cell table:style-name="ce41" table:formula="of:=TEXT([.B33];&quot;jjjj&quot;)" office:value-type="string" office:string-value="samedi" calcext:value-type="string">
            <text:p>samedi</text:p>
          </table:table-cell>
          <table:table-cell table:style-name="ce43" table:formula="of:=[.B32]+1" office:value-type="date" office:date-value="2025-01-25" calcext:value-type="date">
            <text:p>25.01.2025</text:p>
          </table:table-cell>
          <table:table-cell table:style-name="ce37" table:formula="of:=IF(OR(WEEKDAY([.B33])=1;WEEKDAY([.B33])=7);0;[.$A$1])" office:value-type="time" office:time-value="PT00H00M00S" calcext:value-type="time">
            <text:p>00:00</text:p>
          </table:table-cell>
          <table:table-cell table:style-name="ce45" table:formula="of:=IF(NOW()&lt;[.B33];0;[.E33]-[.C33])" office:value-type="time" office:time-value="PT00H00M00S" calcext:value-type="time">
            <text:p>00:00</text:p>
          </table:table-cell>
          <table:table-cell table:style-name="ce37" table:formula="of:=[.G33]-[.F33]+[.I33]-[.H33]+[.K33]-[.J33]+[.M33]-[.L33]+[.N33]*[.$A$1]" office:value-type="time" office:time-value="PT00H00M00S" calcext:value-type="time">
            <text:p>00:00</text:p>
          </table:table-cell>
          <table:table-cell table:style-name="ce37" table:number-columns-repeated="8"/>
          <table:table-cell table:style-name="ce54" office:value-type="float" office:value="0" calcext:value-type="float">
            <text:p>0.0</text:p>
          </table:table-cell>
          <table:table-cell/>
          <table:table-cell table:formula="of:=[.E33]-SUM([.Q33:.Z33])-[.N33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4];&quot;jjjj&quot;)" office:value-type="string" office:string-value="dimanche" calcext:value-type="string">
            <text:p>dimanche</text:p>
          </table:table-cell>
          <table:table-cell table:style-name="ce43" table:formula="of:=[.B33]+1" office:value-type="date" office:date-value="2025-01-26" calcext:value-type="date">
            <text:p>26.01.2025</text:p>
          </table:table-cell>
          <table:table-cell table:style-name="ce37" table:formula="of:=IF(OR(WEEKDAY([.B34])=1;WEEKDAY([.B34])=7);0;[.$A$1])" office:value-type="time" office:time-value="PT00H00M00S" calcext:value-type="time">
            <text:p>00:00</text:p>
          </table:table-cell>
          <table:table-cell table:style-name="ce45" table:formula="of:=IF(NOW()&lt;[.B34];0;[.E34]-[.C34])" office:value-type="time" office:time-value="PT00H00M00S" calcext:value-type="time">
            <text:p>00:00</text:p>
          </table:table-cell>
          <table:table-cell table:style-name="ce37" table:formula="of:=[.G34]-[.F34]+[.I34]-[.H34]+[.K34]-[.J34]+[.M34]-[.L34]+[.N34]*[.$A$1]" office:value-type="time" office:time-value="PT00H00M00S" calcext:value-type="time">
            <text:p>00:00</text:p>
          </table:table-cell>
          <table:table-cell table:style-name="ce37" table:number-columns-repeated="8"/>
          <table:table-cell table:style-name="ce54" office:value-type="float" office:value="0" calcext:value-type="float">
            <text:p>0.0</text:p>
          </table:table-cell>
          <table:table-cell/>
          <table:table-cell table:formula="of:=[.E34]-SUM([.Q34:.Z34])-[.N34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5];&quot;jjjj&quot;)" office:value-type="string" office:string-value="lundi" calcext:value-type="string">
            <text:p>lundi</text:p>
          </table:table-cell>
          <table:table-cell table:style-name="ce43" table:formula="of:=[.B34]+1" office:value-type="date" office:date-value="2025-01-27" calcext:value-type="date">
            <text:p>27.01.2025</text:p>
          </table:table-cell>
          <table:table-cell table:style-name="ce37" table:formula="of:=IF(OR(WEEKDAY([.B35])=1;WEEKDAY([.B35])=7);0;[.$A$1])" office:value-type="time" office:time-value="PT08H17M00S" calcext:value-type="time">
            <text:p>08:17</text:p>
          </table:table-cell>
          <table:table-cell table:style-name="ce45" table:formula="of:=IF(NOW()&lt;[.B35];0;[.E35]-[.C35])" office:value-type="time" office:time-value="-PT02H07M00S" calcext:value-type="time">
            <text:p>-02:07</text:p>
          </table:table-cell>
          <table:table-cell table:style-name="ce37" table:formula="of:=[.G35]-[.F35]+[.I35]-[.H35]+[.K35]-[.J35]+[.M35]-[.L35]+[.N35]*[.$A$1]" office:value-type="time" office:time-value="PT06H10M00S" calcext:value-type="time">
            <text:p>06:10</text:p>
          </table:table-cell>
          <table:table-cell table:style-name="ce37" office:value-type="time" office:time-value="PT09H40M00S" calcext:value-type="time">
            <text:p>09:40</text:p>
          </table:table-cell>
          <table:table-cell table:style-name="ce37" office:value-type="time" office:time-value="PT12H20M00S" calcext:value-type="time">
            <text:p>12:20</text:p>
          </table:table-cell>
          <table:table-cell table:style-name="ce37" office:value-type="time" office:time-value="PT14H10M00S" calcext:value-type="time">
            <text:p>14:10</text:p>
          </table:table-cell>
          <table:table-cell table:style-name="ce37" office:value-type="time" office:time-value="PT17H40M00S" calcext:value-type="time">
            <text:p>17:40</text:p>
          </table:table-cell>
          <table:table-cell table:style-name="ce37" table:number-columns-repeated="4"/>
          <table:table-cell table:style-name="ce54" office:value-type="float" office:value="0" calcext:value-type="float">
            <text:p>0.0</text:p>
          </table:table-cell>
          <table:table-cell/>
          <table:table-cell table:formula="of:=[.E35]-SUM([.Q35:.Z35])-[.N35]*[.$A$1]" office:value-type="time" office:time-value="PT00H00M00S" calcext:value-type="time">
            <text:p>00:00</text:p>
          </table:table-cell>
          <table:table-cell office:value-type="time" office:time-value="PT01H10M00S" calcext:value-type="time">
            <text:p>01:10</text:p>
          </table:table-cell>
          <table:table-cell/>
          <table:table-cell office:value-type="time" office:time-value="PT01H00M00S" calcext:value-type="time">
            <text:p>01:00</text:p>
          </table:table-cell>
          <table:table-cell office:value-type="time" office:time-value="PT01H30M00S" calcext:value-type="time">
            <text:p>01:30</text:p>
          </table:table-cell>
          <table:table-cell/>
          <table:table-cell office:value-type="time" office:time-value="PT01H30M00S" calcext:value-type="time">
            <text:p>01:30</text:p>
          </table:table-cell>
          <table:table-cell office:value-type="time" office:time-value="PT01H00M00S" calcext:value-type="time">
            <text:p>01:00</text:p>
          </table:table-cell>
          <table:table-cell table:number-columns-repeated="1001"/>
        </table:table-row>
        <table:table-row table:style-name="ro2">
          <table:table-cell table:style-name="ce41" table:formula="of:=TEXT([.B36];&quot;jjjj&quot;)" office:value-type="string" office:string-value="mardi" calcext:value-type="string">
            <text:p>mardi</text:p>
          </table:table-cell>
          <table:table-cell table:style-name="ce43" table:formula="of:=[.B35]+1" office:value-type="date" office:date-value="2025-01-28" calcext:value-type="date">
            <text:p>28.01.2025</text:p>
          </table:table-cell>
          <table:table-cell table:style-name="ce37" table:formula="of:=IF(OR(WEEKDAY([.B36])=1;WEEKDAY([.B36])=7);0;[.$A$1])" office:value-type="time" office:time-value="PT08H17M00S" calcext:value-type="time">
            <text:p>08:17</text:p>
          </table:table-cell>
          <table:table-cell table:style-name="ce45" table:formula="of:=IF(NOW()&lt;[.B36];0;[.E36]-[.C36])" office:value-type="time" office:time-value="PT01H53M00S" calcext:value-type="time">
            <text:p>01:53</text:p>
          </table:table-cell>
          <table:table-cell table:style-name="ce37" table:formula="of:=[.G36]-[.F36]+[.I36]-[.H36]+[.K36]-[.J36]+[.M36]-[.L36]+[.N36]*[.$A$1]" office:value-type="time" office:time-value="PT10H10M00S" calcext:value-type="time">
            <text:p>10:10</text:p>
          </table:table-cell>
          <table:table-cell table:style-name="ce37" office:value-type="time" office:time-value="PT09H35M00S" calcext:value-type="time">
            <text:p>09:35</text:p>
          </table:table-cell>
          <table:table-cell table:style-name="ce37" office:value-type="time" office:time-value="PT12H25M00S" calcext:value-type="time">
            <text:p>12:25</text:p>
          </table:table-cell>
          <table:table-cell table:style-name="ce37" office:value-type="time" office:time-value="PT14H10M00S" calcext:value-type="time">
            <text:p>14:10</text:p>
          </table:table-cell>
          <table:table-cell table:style-name="ce37" office:value-type="time" office:time-value="PT21H30M00S" calcext:value-type="time">
            <text:p>21:30</text:p>
          </table:table-cell>
          <table:table-cell table:style-name="ce37" table:number-columns-repeated="4"/>
          <table:table-cell table:style-name="ce54" office:value-type="float" office:value="0" calcext:value-type="float">
            <text:p>0.0</text:p>
          </table:table-cell>
          <table:table-cell/>
          <table:table-cell table:formula="of:=[.E36]-SUM([.Q36:.Z36])-[.N36]*[.$A$1]" office:value-type="time" office:time-value="PT00H00M00S" calcext:value-type="time">
            <text:p>00:00</text:p>
          </table:table-cell>
          <table:table-cell office:value-type="time" office:time-value="PT01H40M00S" calcext:value-type="time">
            <text:p>01:40</text:p>
          </table:table-cell>
          <table:table-cell/>
          <table:table-cell office:value-type="time" office:time-value="PT01H30M00S" calcext:value-type="time">
            <text:p>01:30</text:p>
          </table:table-cell>
          <table:table-cell office:value-type="time" office:time-value="PT02H00M00S" calcext:value-type="time">
            <text:p>02:00</text:p>
          </table:table-cell>
          <table:table-cell office:value-type="time" office:time-value="PT01H00M00S" calcext:value-type="time">
            <text:p>01:00</text:p>
          </table:table-cell>
          <table:table-cell office:value-type="time" office:time-value="PT02H00M00S" calcext:value-type="time">
            <text:p>02:00</text:p>
          </table:table-cell>
          <table:table-cell office:value-type="time" office:time-value="PT01H00M00S" calcext:value-type="time">
            <text:p>01:00</text:p>
          </table:table-cell>
          <table:table-cell/>
          <table:table-cell office:value-type="time" office:time-value="PT01H00M00S" calcext:value-type="time">
            <text:p>01:00</text:p>
          </table:table-cell>
          <table:table-cell table:number-columns-repeated="999"/>
        </table:table-row>
        <table:table-row table:style-name="ro2">
          <table:table-cell table:style-name="ce41" table:formula="of:=TEXT([.B37];&quot;jjjj&quot;)" office:value-type="string" office:string-value="mercredi" calcext:value-type="string">
            <text:p>mercredi</text:p>
          </table:table-cell>
          <table:table-cell table:style-name="ce43" table:formula="of:=[.B36]+1" office:value-type="date" office:date-value="2025-01-29" calcext:value-type="date">
            <text:p>29.01.2025</text:p>
          </table:table-cell>
          <table:table-cell table:style-name="ce37" table:formula="of:=IF(OR(WEEKDAY([.B37])=1;WEEKDAY([.B37])=7);0;[.$A$1])" office:value-type="time" office:time-value="PT08H17M00S" calcext:value-type="time">
            <text:p>08:17</text:p>
          </table:table-cell>
          <table:table-cell table:style-name="ce45" table:formula="of:=IF(NOW()&lt;[.B37];0;[.E37]-[.C37])" office:value-type="time" office:time-value="PT00H28M00S" calcext:value-type="time">
            <text:p>00:28</text:p>
          </table:table-cell>
          <table:table-cell table:style-name="ce37" table:formula="of:=[.G37]-[.F37]+[.I37]-[.H37]+[.K37]-[.J37]+[.M37]-[.L37]+[.N37]*[.$A$1]" office:value-type="time" office:time-value="PT08H45M00S" calcext:value-type="time">
            <text:p>08:45</text:p>
          </table:table-cell>
          <table:table-cell table:style-name="ce37" office:value-type="time" office:time-value="PT09H20M00S" calcext:value-type="time">
            <text:p>09:20</text:p>
          </table:table-cell>
          <table:table-cell table:style-name="ce37" office:value-type="time" office:time-value="PT12H30M00S" calcext:value-type="time">
            <text:p>12:30</text:p>
          </table:table-cell>
          <table:table-cell table:style-name="ce37" office:value-type="time" office:time-value="PT14H10M00S" calcext:value-type="time">
            <text:p>14:10</text:p>
          </table:table-cell>
          <table:table-cell table:style-name="ce37" office:value-type="time" office:time-value="PT19H45M00S" calcext:value-type="time">
            <text:p>19:45</text:p>
          </table:table-cell>
          <table:table-cell table:style-name="ce37" table:number-columns-repeated="4"/>
          <table:table-cell table:style-name="ce54" office:value-type="float" office:value="0" calcext:value-type="float">
            <text:p>0.0</text:p>
          </table:table-cell>
          <table:table-cell/>
          <table:table-cell table:formula="of:=[.E37]-SUM([.Q37:.Z37])-[.N37]*[.$A$1]" office:value-type="time" office:time-value="PT00H00M00S" calcext:value-type="time">
            <text:p>00:00</text:p>
          </table:table-cell>
          <table:table-cell office:value-type="time" office:time-value="PT00H45M00S" calcext:value-type="time">
            <text:p>00:45</text:p>
          </table:table-cell>
          <table:table-cell/>
          <table:table-cell office:value-type="time" office:time-value="PT01H00M00S" calcext:value-type="time">
            <text:p>01:00</text:p>
          </table:table-cell>
          <table:table-cell office:value-type="time" office:time-value="PT01H30M00S" calcext:value-type="time">
            <text:p>01:30</text:p>
          </table:table-cell>
          <table:table-cell/>
          <table:table-cell office:value-type="time" office:time-value="PT02H00M00S" calcext:value-type="time">
            <text:p>02:00</text:p>
          </table:table-cell>
          <table:table-cell table:number-columns-repeated="2" office:value-type="time" office:time-value="PT01H00M00S" calcext:value-type="time">
            <text:p>01:00</text:p>
          </table:table-cell>
          <table:table-cell office:value-type="time" office:time-value="PT01H30M00S" calcext:value-type="time">
            <text:p>01:30</text:p>
          </table:table-cell>
          <table:table-cell table:number-columns-repeated="999"/>
        </table:table-row>
        <table:table-row table:style-name="ro2">
          <table:table-cell table:style-name="ce41" table:formula="of:=TEXT([.B38];&quot;jjjj&quot;)" office:value-type="string" office:string-value="jeudi" calcext:value-type="string">
            <text:p>jeudi</text:p>
          </table:table-cell>
          <table:table-cell table:style-name="ce43" table:formula="of:=[.B37]+1" office:value-type="date" office:date-value="2025-01-30" calcext:value-type="date">
            <text:p>30.01.2025</text:p>
          </table:table-cell>
          <table:table-cell table:style-name="ce37" table:formula="of:=IF(OR(WEEKDAY([.B38])=1;WEEKDAY([.B38])=7);0;[.$A$1])" office:value-type="time" office:time-value="PT08H17M00S" calcext:value-type="time">
            <text:p>08:17</text:p>
          </table:table-cell>
          <table:table-cell table:style-name="ce45" table:formula="of:=IF(NOW()&lt;[.B38];0;[.E38]-[.C38])" office:value-type="time" office:time-value="-PT01H32M00S" calcext:value-type="time">
            <text:p>-01:32</text:p>
          </table:table-cell>
          <table:table-cell table:style-name="ce37" table:formula="of:=[.G38]-[.F38]+[.I38]-[.H38]+[.K38]-[.J38]+[.M38]-[.L38]+[.N38]*[.$A$1]" office:value-type="time" office:time-value="PT06H45M00S" calcext:value-type="time">
            <text:p>06:45</text:p>
          </table:table-cell>
          <table:table-cell table:style-name="ce37" office:value-type="time" office:time-value="PT09H20M00S" calcext:value-type="time">
            <text:p>09:20</text:p>
          </table:table-cell>
          <table:table-cell table:style-name="ce37" office:value-type="time" office:time-value="PT12H20M00S" calcext:value-type="time">
            <text:p>12:20</text:p>
          </table:table-cell>
          <table:table-cell table:style-name="ce37" office:value-type="time" office:time-value="PT14H05M00S" calcext:value-type="time">
            <text:p>14:05</text:p>
          </table:table-cell>
          <table:table-cell table:style-name="ce37" office:value-type="time" office:time-value="PT17H50M00S" calcext:value-type="time">
            <text:p>17:50</text:p>
          </table:table-cell>
          <table:table-cell table:style-name="ce37" table:number-columns-repeated="4"/>
          <table:table-cell table:style-name="ce54" office:value-type="float" office:value="0" calcext:value-type="float">
            <text:p>0.0</text:p>
          </table:table-cell>
          <table:table-cell/>
          <table:table-cell table:formula="of:=[.E38]-SUM([.Q38:.Z38])-[.N38]*[.$A$1]" office:value-type="time" office:time-value="PT00H00M00S" calcext:value-type="time">
            <text:p>00:00</text:p>
          </table:table-cell>
          <table:table-cell office:value-type="time" office:time-value="PT01H15M00S" calcext:value-type="time">
            <text:p>01:15</text:p>
          </table:table-cell>
          <table:table-cell/>
          <table:table-cell office:value-type="time" office:time-value="PT01H00M00S" calcext:value-type="time">
            <text:p>01:00</text:p>
          </table:table-cell>
          <table:table-cell office:value-type="time" office:time-value="PT01H30M00S" calcext:value-type="time">
            <text:p>01:30</text:p>
          </table:table-cell>
          <table:table-cell/>
          <table:table-cell office:value-type="time" office:time-value="PT01H30M00S" calcext:value-type="time">
            <text:p>01:30</text:p>
          </table:table-cell>
          <table:table-cell office:value-type="time" office:time-value="PT01H00M00S" calcext:value-type="time">
            <text:p>01:00</text:p>
          </table:table-cell>
          <table:table-cell/>
          <table:table-cell office:value-type="time" office:time-value="PT00H30M00S" calcext:value-type="time">
            <text:p>00:30</text:p>
          </table:table-cell>
          <table:table-cell table:number-columns-repeated="999"/>
        </table:table-row>
        <table:table-row table:style-name="ro2">
          <table:table-cell table:style-name="ce41" table:formula="of:=TEXT([.B39];&quot;jjjj&quot;)" office:value-type="string" office:string-value="vendredi" calcext:value-type="string">
            <text:p>vendredi</text:p>
          </table:table-cell>
          <table:table-cell table:style-name="ce43" table:formula="of:=[.B38]+1" office:value-type="date" office:date-value="2025-01-31" calcext:value-type="date">
            <text:p>31.01.2025</text:p>
          </table:table-cell>
          <table:table-cell table:style-name="ce37" table:formula="of:=IF(OR(WEEKDAY([.B39])=1;WEEKDAY([.B39])=7);0;[.$A$1])" office:value-type="time" office:time-value="PT08H17M00S" calcext:value-type="time">
            <text:p>08:17</text:p>
          </table:table-cell>
          <table:table-cell table:style-name="ce45" table:formula="of:=IF(NOW()&lt;[.B39];0;[.E39]-[.C39])" office:value-type="time" office:time-value="PT02H13M00S" calcext:value-type="time">
            <text:p>02:13</text:p>
          </table:table-cell>
          <table:table-cell table:style-name="ce37" table:formula="of:=[.G39]-[.F39]+[.I39]-[.H39]+[.K39]-[.J39]+[.M39]-[.L39]+[.N39]*[.$A$1]" office:value-type="time" office:time-value="PT10H30M00S" calcext:value-type="time">
            <text:p>10:30</text:p>
          </table:table-cell>
          <table:table-cell table:style-name="ce37" office:value-type="time" office:time-value="PT09H20M00S" calcext:value-type="time">
            <text:p>09:20</text:p>
          </table:table-cell>
          <table:table-cell table:style-name="ce37" office:value-type="time" office:time-value="PT12H20M00S" calcext:value-type="time">
            <text:p>12:20</text:p>
          </table:table-cell>
          <table:table-cell table:style-name="ce37" office:value-type="time" office:time-value="PT14H10M00S" calcext:value-type="time">
            <text:p>14:10</text:p>
          </table:table-cell>
          <table:table-cell table:style-name="ce37" office:value-type="time" office:time-value="PT21H40M00S" calcext:value-type="time">
            <text:p>21:40</text:p>
          </table:table-cell>
          <table:table-cell table:style-name="ce37" table:number-columns-repeated="4"/>
          <table:table-cell table:style-name="ce54" office:value-type="float" office:value="0" calcext:value-type="float">
            <text:p>0.0</text:p>
          </table:table-cell>
          <table:table-cell/>
          <table:table-cell table:formula="of:=[.E39]-SUM([.Q39:.Z39])-[.N39]*[.$A$1]" office:value-type="time" office:time-value="PT00H00M00S" calcext:value-type="time">
            <text:p>00:00</text:p>
          </table:table-cell>
          <table:table-cell office:value-type="time" office:time-value="PT01H30M00S" calcext:value-type="time">
            <text:p>01:30</text:p>
          </table:table-cell>
          <table:table-cell/>
          <table:table-cell office:value-type="time" office:time-value="PT01H00M00S" calcext:value-type="time">
            <text:p>01:00</text:p>
          </table:table-cell>
          <table:table-cell office:value-type="time" office:time-value="PT03H00M00S" calcext:value-type="time">
            <text:p>03:00</text:p>
          </table:table-cell>
          <table:table-cell office:value-type="time" office:time-value="PT01H00M00S" calcext:value-type="time">
            <text:p>01:00</text:p>
          </table:table-cell>
          <table:table-cell office:value-type="time" office:time-value="PT02H00M00S" calcext:value-type="time">
            <text:p>02:00</text:p>
          </table:table-cell>
          <table:table-cell office:value-type="time" office:time-value="PT01H00M00S" calcext:value-type="time">
            <text:p>01:00</text:p>
          </table:table-cell>
          <table:table-cell/>
          <table:table-cell office:value-type="time" office:time-value="PT01H00M00S" calcext:value-type="time">
            <text:p>01:00</text:p>
          </table:table-cell>
          <table:table-cell table:number-columns-repeated="999"/>
        </table:table-row>
        <table:table-row table:style-name="ro2">
          <table:table-cell table:number-columns-repeated="2"/>
          <table:table-cell table:style-name="ce37"/>
          <table:table-cell table:style-name="ce46"/>
          <table:table-cell table:number-columns-repeated="1020"/>
        </table:table-row>
        <table:table-row table:style-name="ro2" table:number-rows-repeated="3">
          <table:table-cell table:number-columns-repeated="2"/>
          <table:table-cell table:style-name="ce3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 table:number-rows-repeated="65492">
          <table:table-cell table:number-columns-repeated="2"/>
          <table:table-cell table:style-name="ce37"/>
          <table:table-cell table:number-columns-repeated="1021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évrier" table:style-name="ta1" table:print-ranges="février.A1:février.O39">
        <office:forms form:automatic-focus="false" form:apply-design-mode="false"/>
        <table:table-column table:style-name="co7" table:default-cell-style-name="ce25"/>
        <table:table-column table:style-name="co2" table:default-cell-style-name="ce25"/>
        <table:table-column table:style-name="co3" table:default-cell-style-name="ce25"/>
        <table:table-column table:style-name="co2" table:default-cell-style-name="ce25"/>
        <table:table-column table:style-name="co5" table:default-cell-style-name="ce25"/>
        <table:table-column table:style-name="co11" table:number-columns-repeated="9" table:default-cell-style-name="ce25"/>
        <table:table-column table:style-name="co13" table:default-cell-style-name="ce25"/>
        <table:table-column table:style-name="co11" table:default-cell-style-name="ce1"/>
        <table:table-column table:style-name="co12" table:number-columns-repeated="10" table:default-cell-style-name="ce1"/>
        <table:table-column table:style-name="co12" table:default-cell-style-name="ce25"/>
        <table:table-column table:style-name="co2" table:number-columns-repeated="229" table:default-cell-style-name="ce25"/>
        <table:table-column table:style-name="co6" table:number-columns-repeated="768" table:default-cell-style-name="ce25"/>
        <table:table-row table:style-name="ro3">
          <table:table-cell table:style-name="ce1" table:formula="of:=[janvier.A1]" office:value-type="time" office:time-value="PT08H17M00S" calcext:value-type="time">
            <text:p>08:17</text:p>
          </table:table-cell>
          <table:table-cell office:value-type="string" calcext:value-type="string">
            <text:p>horaire journalier</text:p>
          </table:table-cell>
          <table:table-cell table:style-name="ce1"/>
          <table:table-cell/>
          <table:table-cell table:style-name="ce35" table:number-columns-repeated="9"/>
          <table:table-cell table:number-columns-repeated="2"/>
          <table:table-cell table:style-name="ce73" office:value-type="string" calcext:value-type="string">
            <text:p>solde</text:p>
          </table:table-cell>
          <table:table-cell table:style-name="ce58" table:formula="of:=[$init.Q1]" office:value-type="string" office:string-value="assurances, org interne, divers" calcext:value-type="string">
            <text:p>assurances, org interne, divers</text:p>
          </table:table-cell>
          <table:table-cell table:style-name="ce58" table:formula="of:=[$init.R1]" office:value-type="string" office:string-value="informatique" calcext:value-type="string">
            <text:p>informatique</text:p>
          </table:table-cell>
          <table:table-cell table:style-name="ce58" table:formula="of:=[$init.S1]" office:value-type="string" office:string-value="of + stock + gestion cmd et plans clients" calcext:value-type="string">
            <text:p>of + stock + gestion cmd et plans clients</text:p>
          </table:table-cell>
          <table:table-cell table:style-name="ce58" table:formula="of:=[$init.T1]" office:value-type="string" office:string-value="offres, facturation, contact client" calcext:value-type="string">
            <text:p>offres, facturation, contact client</text:p>
          </table:table-cell>
          <table:table-cell table:style-name="ce58" table:formula="of:=[$init.U1]" office:value-type="string" office:string-value="rh" calcext:value-type="string">
            <text:p>rh</text:p>
          </table:table-cell>
          <table:table-cell table:style-name="ce58" table:formula="of:=[$init.V1]" office:value-type="string" office:string-value="achats + contact fournisseurs" calcext:value-type="string">
            <text:p>achats + contact fournisseurs</text:p>
          </table:table-cell>
          <table:table-cell table:style-name="ce58" table:formula="of:=[$init.W1]" office:value-type="string" office:string-value="livraisons, délais, contact clients" calcext:value-type="string">
            <text:p>livraisons, délais, contact clients</text:p>
          </table:table-cell>
          <table:table-cell table:style-name="ce58" table:formula="of:=[$init.X1]" office:value-type="string" office:string-value="qualité" calcext:value-type="string">
            <text:p>qualité</text:p>
          </table:table-cell>
          <table:table-cell table:style-name="ce58" table:formula="of:=[$init.Y1]" office:value-type="string" office:string-value="compta" calcext:value-type="string">
            <text:p>compta</text:p>
          </table:table-cell>
          <table:table-cell table:style-name="ce58" table:formula="of:=[$init.Z1]" office:value-type="string" office:string-value="autre" calcext:value-type="string">
            <text:p>autre</text:p>
          </table:table-cell>
          <table:table-cell table:style-name="ce58" table:formula="of:=[$init.AA1]" office:value-type="string" office:string-value="remarque" calcext:value-type="string">
            <text:p>remarque</text:p>
          </table:table-cell>
          <table:table-cell table:number-columns-repeated="997"/>
        </table:table-row>
        <table:table-row table:style-name="ro2">
          <table:table-cell table:style-name="ce62" table:formula="of:=[janvier.A2]-[.N8]" office:value-type="float" office:value="25" calcext:value-type="float">
            <text:p>25.0</text:p>
          </table:table-cell>
          <table:table-cell office:value-type="string" calcext:value-type="string">
            <text:p>solde vacances</text:p>
          </table:table-cell>
          <table:table-cell table:style-name="ce1"/>
          <table:table-cell/>
          <table:table-cell table:style-name="ce35" table:number-columns-repeated="9"/>
          <table:table-cell table:number-columns-repeated="1011"/>
        </table:table-row>
        <table:table-row table:style-name="ro2">
          <table:table-cell table:style-name="ce39" office:value-type="time" office:time-value="PT00H00M00S" calcext:value-type="time">
            <text:p>00:00</text:p>
          </table:table-cell>
          <table:table-cell table:style-name="ce36" office:value-type="string" calcext:value-type="string">
            <text:p>nb heures payées</text:p>
          </table:table-cell>
          <table:table-cell table:style-name="ce1"/>
          <table:table-cell/>
          <table:table-cell table:style-name="ce35" table:number-columns-repeated="9"/>
          <table:table-cell table:number-columns-repeated="1011"/>
        </table:table-row>
        <table:table-row table:style-name="ro2">
          <table:table-cell table:style-name="ce39" table:formula="of:=[janvier.A4]-[.A3]+[.D8]" office:value-type="time" office:time-value="PT41H41M00S" calcext:value-type="time">
            <text:p>41:41</text:p>
          </table:table-cell>
          <table:table-cell table:style-name="ce36" office:value-type="string" calcext:value-type="string">
            <text:p>solde balance</text:p>
          </table:table-cell>
          <table:table-cell table:style-name="ce1"/>
          <table:table-cell/>
          <table:table-cell table:style-name="ce35" table:number-columns-repeated="9"/>
          <table:table-cell table:number-columns-repeated="1011"/>
        </table:table-row>
        <table:table-row table:style-name="ro2" table:number-rows-repeated="2">
          <table:table-cell table:number-columns-repeated="2"/>
          <table:table-cell table:style-name="ce1"/>
          <table:table-cell/>
          <table:table-cell table:style-name="ce35" table:number-columns-repeated="9"/>
          <table:table-cell table:number-columns-repeated="1011"/>
        </table:table-row>
        <table:table-row table:style-name="ro2">
          <table:table-cell table:number-columns-repeated="2"/>
          <table:table-cell table:style-name="ce1" office:value-type="string" calcext:value-type="string">
            <text:p>Temps théorique</text:p>
          </table:table-cell>
          <table:table-cell office:value-type="string" calcext:value-type="string">
            <text:p>Balance</text:p>
          </table:table-cell>
          <table:table-cell table:style-name="ce35" office:value-type="string" calcext:value-type="string">
            <text:p>Solde</text:p>
          </table:table-cell>
          <table:table-cell table:style-name="ce35" office:value-type="string" calcext:value-type="string">
            <text:p>Entrée</text:p>
          </table:table-cell>
          <table:table-cell table:style-name="ce35" office:value-type="string" calcext:value-type="string">
            <text:p>Sortie</text:p>
          </table:table-cell>
          <table:table-cell table:style-name="ce47" office:value-type="string" calcext:value-type="string">
            <text:p>Entrée</text:p>
          </table:table-cell>
          <table:table-cell table:style-name="ce35" office:value-type="string" calcext:value-type="string">
            <text:p>Sortie</text:p>
          </table:table-cell>
          <table:table-cell table:style-name="ce35" office:value-type="string" calcext:value-type="string">
            <text:p>Entrée</text:p>
          </table:table-cell>
          <table:table-cell table:style-name="ce35" office:value-type="string" calcext:value-type="string">
            <text:p>Sortie</text:p>
          </table:table-cell>
          <table:table-cell table:style-name="ce35" office:value-type="string" calcext:value-type="string">
            <text:p>Entrée</text:p>
          </table:table-cell>
          <table:table-cell table:style-name="ce35" office:value-type="string" calcext:value-type="string">
            <text:p>Sortie</text:p>
          </table:table-cell>
          <table:table-cell table:style-name="ce26" office:value-type="string" calcext:value-type="string">
            <text:p>Vacances</text:p>
          </table:table-cell>
          <table:table-cell table:style-name="ce72" office:value-type="string" calcext:value-type="string">
            <text:p>Remarque</text:p>
          </table:table-cell>
          <table:table-cell table:number-columns-repeated="2"/>
          <table:table-cell table:style-name="ce63"/>
          <table:table-cell table:number-columns-repeated="1006"/>
        </table:table-row>
        <table:table-row table:style-name="ro2">
          <table:table-cell table:style-name="ce64" office:value-type="string" calcext:value-type="string">
            <text:p>total</text:p>
          </table:table-cell>
          <table:table-cell table:style-name="ce65"/>
          <table:table-cell table:style-name="ce67"/>
          <table:table-cell table:style-name="ce63" table:formula="of:=SUM([.D9:.D39])" office:value-type="time" office:time-value="PT16H19M00S" calcext:value-type="time">
            <text:p>16:19</text:p>
          </table:table-cell>
          <table:table-cell table:style-name="ce70" table:number-columns-repeated="9"/>
          <table:table-cell table:style-name="ce62" table:formula="of:=SUM([.N9:.N39])" office:value-type="float" office:value="0" calcext:value-type="float">
            <text:p>0.0</text:p>
          </table:table-cell>
          <table:table-cell table:style-name="ce65"/>
          <table:table-cell/>
          <table:table-cell table:style-name="ce63" table:formula="of:=SUM([.Q9:.Q39])" office:value-type="time" office:time-value="PT13H45M00S" calcext:value-type="time">
            <text:p>13:45</text:p>
          </table:table-cell>
          <table:table-cell table:style-name="ce63" table:formula="of:=SUM([.R9:.R39])" office:value-type="time" office:time-value="PT20H50M00S" calcext:value-type="time">
            <text:p>20:50</text:p>
          </table:table-cell>
          <table:table-cell table:style-name="ce63" table:formula="of:=SUM([.S9:.S39])" office:value-type="time" office:time-value="PT09H30M00S" calcext:value-type="time">
            <text:p>09:30</text:p>
          </table:table-cell>
          <table:table-cell table:style-name="ce63" table:formula="of:=SUM([.T9:.T39])" office:value-type="time" office:time-value="PT23H00M00S" calcext:value-type="time">
            <text:p>23:00</text:p>
          </table:table-cell>
          <table:table-cell table:style-name="ce63" table:formula="of:=SUM([.U9:.U39])" office:value-type="time" office:time-value="PT17H30M00S" calcext:value-type="time">
            <text:p>17:30</text:p>
          </table:table-cell>
          <table:table-cell table:style-name="ce63" table:formula="of:=SUM([.V9:.V39])" office:value-type="time" office:time-value="PT16H30M00S" calcext:value-type="time">
            <text:p>16:30</text:p>
          </table:table-cell>
          <table:table-cell table:style-name="ce63" table:formula="of:=SUM([.W9:.W39])" office:value-type="time" office:time-value="PT09H00M00S" calcext:value-type="time">
            <text:p>09:00</text:p>
          </table:table-cell>
          <table:table-cell table:style-name="ce63" table:formula="of:=SUM([.X9:.X39])" office:value-type="time" office:time-value="PT03H00M00S" calcext:value-type="time">
            <text:p>03:00</text:p>
          </table:table-cell>
          <table:table-cell table:style-name="ce63" table:formula="of:=SUM([.Y9:.Y39])" office:value-type="time" office:time-value="PT04H00M00S" calcext:value-type="time">
            <text:p>04:00</text:p>
          </table:table-cell>
          <table:table-cell table:style-name="ce63" table:formula="of:=SUM([.Z9:.Z39])" office:value-type="time" office:time-value="PT00H00M00S" calcext:value-type="time">
            <text:p>00:00</text:p>
          </table:table-cell>
          <table:table-cell table:style-name="ce65" table:number-columns-repeated="230"/>
          <table:table-cell table:number-columns-repeated="768"/>
        </table:table-row>
        <table:table-row table:style-name="ro2">
          <table:table-cell table:style-name="ce41" table:formula="of:=TEXT([.B9];&quot;jjjj&quot;)" office:value-type="string" office:string-value="samedi" calcext:value-type="string">
            <text:p>samedi</text:p>
          </table:table-cell>
          <table:table-cell table:style-name="ce66" table:formula="of:=EDATE([janvier.B9];1)" office:value-type="date" office:date-value="2025-02-01" calcext:value-type="date">
            <text:p>01.02.2025</text:p>
          </table:table-cell>
          <table:table-cell table:style-name="ce1" table:formula="of:=IF(OR(WEEKDAY([.B9])=1;WEEKDAY([.B9])=7);0;[.$A$1])" office:value-type="time" office:time-value="PT00H00M00S" calcext:value-type="time">
            <text:p>00:00</text:p>
          </table:table-cell>
          <table:table-cell table:style-name="ce68" table:formula="of:=IF(NOW()&lt;[.B9];0;[.E9]-[.C9])" office:value-type="time" office:time-value="PT04H50M00S" calcext:value-type="time">
            <text:p>04:50</text:p>
          </table:table-cell>
          <table:table-cell table:style-name="ce1" table:formula="of:=[.G9]-[.F9]+[.I9]-[.H9]+[.K9]-[.J9]+[.M9]-[.L9]+[.N9]*[.$A$1]" office:value-type="time" office:time-value="PT04H50M00S" calcext:value-type="time">
            <text:p>04:50</text:p>
          </table:table-cell>
          <table:table-cell table:style-name="ce1" office:value-type="time" office:time-value="PT16H00M00S" calcext:value-type="time">
            <text:p>16:00</text:p>
          </table:table-cell>
          <table:table-cell table:style-name="ce1" office:value-type="time" office:time-value="PT20H50M00S" calcext:value-type="time">
            <text:p>20:50</text:p>
          </table:table-cell>
          <table:table-cell table:style-name="ce1" table:number-columns-repeated="6"/>
          <table:table-cell table:style-name="ce71" office:value-type="float" office:value="0" calcext:value-type="float">
            <text:p>0.0</text:p>
          </table:table-cell>
          <table:table-cell/>
          <table:table-cell table:formula="of:=[.E9]-SUM([.Q9:.Z9])-[.N9]*[.$A$1]" office:value-type="time" office:time-value="PT00H00M00S" calcext:value-type="time">
            <text:p>00:00</text:p>
          </table:table-cell>
          <table:table-cell office:value-type="time" office:time-value="PT01H00M00S" calcext:value-type="time">
            <text:p>01:00</text:p>
          </table:table-cell>
          <table:table-cell office:value-type="time" office:time-value="PT03H50M00S" calcext:value-type="time">
            <text:p>03:50</text:p>
          </table:table-cell>
          <table:table-cell table:number-columns-repeated="1006"/>
        </table:table-row>
        <table:table-row table:style-name="ro2">
          <table:table-cell table:style-name="ce41" table:formula="of:=TEXT([.B10];&quot;jjjj&quot;)" office:value-type="string" office:string-value="dimanche" calcext:value-type="string">
            <text:p>dimanche</text:p>
          </table:table-cell>
          <table:table-cell table:style-name="ce66" table:formula="of:=[.B9]+1" office:value-type="date" office:date-value="2025-02-02" calcext:value-type="date">
            <text:p>02.02.2025</text:p>
          </table:table-cell>
          <table:table-cell table:style-name="ce1" table:formula="of:=IF(OR(WEEKDAY([.B10])=1;WEEKDAY([.B10])=7);0;[.$A$1])" office:value-type="time" office:time-value="PT00H00M00S" calcext:value-type="time">
            <text:p>00:00</text:p>
          </table:table-cell>
          <table:table-cell table:style-name="ce68" table:formula="of:=IF(NOW()&lt;[.B10];0;[.E10]-[.C10])" office:value-type="time" office:time-value="PT00H00M00S" calcext:value-type="time">
            <text:p>00:00</text:p>
          </table:table-cell>
          <table:table-cell table:style-name="ce1" table:formula="of:=[.G10]-[.F10]+[.I10]-[.H10]+[.K10]-[.J10]+[.M10]-[.L10]+[.N10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0]-SUM([.Q10:.Z10])-[.N10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1];&quot;jjjj&quot;)" office:value-type="string" office:string-value="lundi" calcext:value-type="string">
            <text:p>lundi</text:p>
          </table:table-cell>
          <table:table-cell table:style-name="ce66" table:formula="of:=[.B10]+1" office:value-type="date" office:date-value="2025-02-03" calcext:value-type="date">
            <text:p>03.02.2025</text:p>
          </table:table-cell>
          <table:table-cell table:style-name="ce1" table:formula="of:=IF(OR(WEEKDAY([.B11])=1;WEEKDAY([.B11])=7);0;[.$A$1])" office:value-type="time" office:time-value="PT08H17M00S" calcext:value-type="time">
            <text:p>08:17</text:p>
          </table:table-cell>
          <table:table-cell table:style-name="ce68" table:formula="of:=IF(NOW()&lt;[.B11];0;[.E11]-[.C11])" office:value-type="time" office:time-value="PT02H18M00S" calcext:value-type="time">
            <text:p>02:18</text:p>
          </table:table-cell>
          <table:table-cell table:style-name="ce1" table:formula="of:=[.G11]-[.F11]+[.I11]-[.H11]+[.K11]-[.J11]+[.M11]-[.L11]+[.N11]*[.$A$1]" office:value-type="time" office:time-value="PT10H35M00S" calcext:value-type="time">
            <text:p>10:35</text:p>
          </table:table-cell>
          <table:table-cell table:style-name="ce1" office:value-type="time" office:time-value="PT09H30M00S" calcext:value-type="time">
            <text:p>09:30</text:p>
          </table:table-cell>
          <table:table-cell table:style-name="ce1" office:value-type="time" office:time-value="PT12H30M00S" calcext:value-type="time">
            <text:p>12:30</text:p>
          </table:table-cell>
          <table:table-cell table:style-name="ce1" office:value-type="time" office:time-value="PT14H10M00S" calcext:value-type="time">
            <text:p>14:10</text:p>
          </table:table-cell>
          <table:table-cell table:style-name="ce1" office:value-type="time" office:time-value="PT21H45M00S" calcext:value-type="time">
            <text:p>21:45</text:p>
          </table:table-cell>
          <table:table-cell table:style-name="ce1" table:number-columns-repeated="4"/>
          <table:table-cell table:style-name="ce71" office:value-type="float" office:value="0" calcext:value-type="float">
            <text:p>0.0</text:p>
          </table:table-cell>
          <table:table-cell/>
          <table:table-cell table:formula="of:=[.E11]-SUM([.Q11:.Z11])-[.N11]*[.$A$1]" office:value-type="time" office:time-value="PT00H00M00S" calcext:value-type="time">
            <text:p>00:00</text:p>
          </table:table-cell>
          <table:table-cell office:value-type="time" office:time-value="PT01H05M00S" calcext:value-type="time">
            <text:p>01:05</text:p>
          </table:table-cell>
          <table:table-cell/>
          <table:table-cell office:value-type="time" office:time-value="PT01H00M00S" calcext:value-type="time">
            <text:p>01:00</text:p>
          </table:table-cell>
          <table:table-cell office:value-type="time" office:time-value="PT02H30M00S" calcext:value-type="time">
            <text:p>02:30</text:p>
          </table:table-cell>
          <table:table-cell office:value-type="time" office:time-value="PT01H00M00S" calcext:value-type="time">
            <text:p>01:00</text:p>
          </table:table-cell>
          <table:table-cell office:value-type="time" office:time-value="PT01H30M00S" calcext:value-type="time">
            <text:p>01:30</text:p>
          </table:table-cell>
          <table:table-cell office:value-type="time" office:time-value="PT01H00M00S" calcext:value-type="time">
            <text:p>01:00</text:p>
          </table:table-cell>
          <table:table-cell office:value-type="time" office:time-value="PT00H30M00S" calcext:value-type="time">
            <text:p>00:30</text:p>
          </table:table-cell>
          <table:table-cell office:value-type="time" office:time-value="PT02H00M00S" calcext:value-type="time">
            <text:p>02:00</text:p>
          </table:table-cell>
          <table:table-cell table:number-columns-repeated="999"/>
        </table:table-row>
        <table:table-row table:style-name="ro2">
          <table:table-cell table:style-name="ce41" table:formula="of:=TEXT([.B12];&quot;jjjj&quot;)" office:value-type="string" office:string-value="mardi" calcext:value-type="string">
            <text:p>mardi</text:p>
          </table:table-cell>
          <table:table-cell table:style-name="ce66" table:formula="of:=[.B11]+1" office:value-type="date" office:date-value="2025-02-04" calcext:value-type="date">
            <text:p>04.02.2025</text:p>
          </table:table-cell>
          <table:table-cell table:style-name="ce1" table:formula="of:=IF(OR(WEEKDAY([.B12])=1;WEEKDAY([.B12])=7);0;[.$A$1])" office:value-type="time" office:time-value="PT08H17M00S" calcext:value-type="time">
            <text:p>08:17</text:p>
          </table:table-cell>
          <table:table-cell table:style-name="ce68" table:formula="of:=IF(NOW()&lt;[.B12];0;[.E12]-[.C12])" office:value-type="time" office:time-value="PT00H28M00S" calcext:value-type="time">
            <text:p>00:28</text:p>
          </table:table-cell>
          <table:table-cell table:style-name="ce1" table:formula="of:=[.G12]-[.F12]+[.I12]-[.H12]+[.K12]-[.J12]+[.M12]-[.L12]+[.N12]*[.$A$1]" office:value-type="time" office:time-value="PT08H45M00S" calcext:value-type="time">
            <text:p>08:45</text:p>
          </table:table-cell>
          <table:table-cell table:style-name="ce1" office:value-type="time" office:time-value="PT09H25M00S" calcext:value-type="time">
            <text:p>09:25</text:p>
          </table:table-cell>
          <table:table-cell table:style-name="ce1" office:value-type="time" office:time-value="PT12H20M00S" calcext:value-type="time">
            <text:p>12:20</text:p>
          </table:table-cell>
          <table:table-cell table:style-name="ce1" office:value-type="time" office:time-value="PT14H00M00S" calcext:value-type="time">
            <text:p>14:00</text:p>
          </table:table-cell>
          <table:table-cell table:style-name="ce1" office:value-type="time" office:time-value="PT19H50M00S" calcext:value-type="time">
            <text:p>19:50</text:p>
          </table:table-cell>
          <table:table-cell table:style-name="ce1" table:number-columns-repeated="4"/>
          <table:table-cell table:style-name="ce71" office:value-type="float" office:value="0" calcext:value-type="float">
            <text:p>0.0</text:p>
          </table:table-cell>
          <table:table-cell/>
          <table:table-cell table:formula="of:=[.E12]-SUM([.Q12:.Z12])-[.N12]*[.$A$1]" office:value-type="time" office:time-value="PT00H00M00S" calcext:value-type="time">
            <text:p>00:00</text:p>
          </table:table-cell>
          <table:table-cell office:value-type="time" office:time-value="PT01H15M00S" calcext:value-type="time">
            <text:p>01:15</text:p>
          </table:table-cell>
          <table:table-cell/>
          <table:table-cell office:value-type="time" office:time-value="PT01H00M00S" calcext:value-type="time">
            <text:p>01:00</text:p>
          </table:table-cell>
          <table:table-cell office:value-type="time" office:time-value="PT02H30M00S" calcext:value-type="time">
            <text:p>02:30</text:p>
          </table:table-cell>
          <table:table-cell office:value-type="time" office:time-value="PT00H30M00S" calcext:value-type="time">
            <text:p>00:30</text:p>
          </table:table-cell>
          <table:table-cell office:value-type="time" office:time-value="PT01H30M00S" calcext:value-type="time">
            <text:p>01:30</text:p>
          </table:table-cell>
          <table:table-cell table:number-columns-repeated="2" office:value-type="time" office:time-value="PT01H00M00S" calcext:value-type="time">
            <text:p>01:00</text:p>
          </table:table-cell>
          <table:table-cell table:number-columns-repeated="1000"/>
        </table:table-row>
        <table:table-row table:style-name="ro2">
          <table:table-cell table:style-name="ce41" table:formula="of:=TEXT([.B13];&quot;jjjj&quot;)" office:value-type="string" office:string-value="mercredi" calcext:value-type="string">
            <text:p>mercredi</text:p>
          </table:table-cell>
          <table:table-cell table:style-name="ce66" table:formula="of:=[.B12]+1" office:value-type="date" office:date-value="2025-02-05" calcext:value-type="date">
            <text:p>05.02.2025</text:p>
          </table:table-cell>
          <table:table-cell table:style-name="ce1" table:formula="of:=IF(OR(WEEKDAY([.B13])=1;WEEKDAY([.B13])=7);0;[.$A$1])" office:value-type="time" office:time-value="PT08H17M00S" calcext:value-type="time">
            <text:p>08:17</text:p>
          </table:table-cell>
          <table:table-cell table:style-name="ce68" table:formula="of:=IF(NOW()&lt;[.B13];0;[.E13]-[.C13])" office:value-type="time" office:time-value="-PT00H02M00S" calcext:value-type="time">
            <text:p>-00:02</text:p>
          </table:table-cell>
          <table:table-cell table:style-name="ce1" table:formula="of:=[.G13]-[.F13]+[.I13]-[.H13]+[.K13]-[.J13]+[.M13]-[.L13]+[.N13]*[.$A$1]" office:value-type="time" office:time-value="PT08H15M00S" calcext:value-type="time">
            <text:p>08:15</text:p>
          </table:table-cell>
          <table:table-cell table:style-name="ce1" office:value-type="time" office:time-value="PT09H30M00S" calcext:value-type="time">
            <text:p>09:30</text:p>
          </table:table-cell>
          <table:table-cell table:style-name="ce1" office:value-type="time" office:time-value="PT12H30M00S" calcext:value-type="time">
            <text:p>12:30</text:p>
          </table:table-cell>
          <table:table-cell table:style-name="ce1" office:value-type="time" office:time-value="PT14H45M00S" calcext:value-type="time">
            <text:p>14:45</text:p>
          </table:table-cell>
          <table:table-cell table:style-name="ce1" office:value-type="time" office:time-value="PT20H00M00S" calcext:value-type="time">
            <text:p>20:00</text:p>
          </table:table-cell>
          <table:table-cell table:style-name="ce1" table:number-columns-repeated="4"/>
          <table:table-cell table:style-name="ce71" office:value-type="float" office:value="0" calcext:value-type="float">
            <text:p>0.0</text:p>
          </table:table-cell>
          <table:table-cell/>
          <table:table-cell table:formula="of:=[.E13]-SUM([.Q13:.Z13])-[.N13]*[.$A$1]" office:value-type="time" office:time-value="PT00H00M00S" calcext:value-type="time">
            <text:p>00:00</text:p>
          </table:table-cell>
          <table:table-cell office:value-type="time" office:time-value="PT01H15M00S" calcext:value-type="time">
            <text:p>01:15</text:p>
          </table:table-cell>
          <table:table-cell/>
          <table:table-cell office:value-type="time" office:time-value="PT01H00M00S" calcext:value-type="time">
            <text:p>01:00</text:p>
          </table:table-cell>
          <table:table-cell office:value-type="time" office:time-value="PT02H00M00S" calcext:value-type="time">
            <text:p>02:00</text:p>
          </table:table-cell>
          <table:table-cell office:value-type="time" office:time-value="PT01H00M00S" calcext:value-type="time">
            <text:p>01:00</text:p>
          </table:table-cell>
          <table:table-cell office:value-type="time" office:time-value="PT02H00M00S" calcext:value-type="time">
            <text:p>02:00</text:p>
          </table:table-cell>
          <table:table-cell office:value-type="time" office:time-value="PT01H00M00S" calcext:value-type="time">
            <text:p>01:00</text:p>
          </table:table-cell>
          <table:table-cell table:number-columns-repeated="1001"/>
        </table:table-row>
        <table:table-row table:style-name="ro2">
          <table:table-cell table:style-name="ce41" table:formula="of:=TEXT([.B14];&quot;jjjj&quot;)" office:value-type="string" office:string-value="jeudi" calcext:value-type="string">
            <text:p>jeudi</text:p>
          </table:table-cell>
          <table:table-cell table:style-name="ce66" table:formula="of:=[.B13]+1" office:value-type="date" office:date-value="2025-02-06" calcext:value-type="date">
            <text:p>06.02.2025</text:p>
          </table:table-cell>
          <table:table-cell table:style-name="ce1" table:formula="of:=IF(OR(WEEKDAY([.B14])=1;WEEKDAY([.B14])=7);0;[.$A$1])" office:value-type="time" office:time-value="PT08H17M00S" calcext:value-type="time">
            <text:p>08:17</text:p>
          </table:table-cell>
          <table:table-cell table:style-name="ce68" table:formula="of:=IF(NOW()&lt;[.B14];0;[.E14]-[.C14])" office:value-type="time" office:time-value="-PT01H22M00S" calcext:value-type="time">
            <text:p>-01:22</text:p>
          </table:table-cell>
          <table:table-cell table:style-name="ce1" table:formula="of:=[.G14]-[.F14]+[.I14]-[.H14]+[.K14]-[.J14]+[.M14]-[.L14]+[.N14]*[.$A$1]" office:value-type="time" office:time-value="PT06H55M00S" calcext:value-type="time">
            <text:p>06:55</text:p>
          </table:table-cell>
          <table:table-cell table:style-name="ce1" office:value-type="time" office:time-value="PT09H25M00S" calcext:value-type="time">
            <text:p>09:25</text:p>
          </table:table-cell>
          <table:table-cell table:style-name="ce1" office:value-type="time" office:time-value="PT12H25M00S" calcext:value-type="time">
            <text:p>12:25</text:p>
          </table:table-cell>
          <table:table-cell table:style-name="ce1" office:value-type="time" office:time-value="PT14H05M00S" calcext:value-type="time">
            <text:p>14:05</text:p>
          </table:table-cell>
          <table:table-cell table:style-name="ce1" office:value-type="time" office:time-value="PT18H00M00S" calcext:value-type="time">
            <text:p>18:00</text:p>
          </table:table-cell>
          <table:table-cell table:style-name="ce1" table:number-columns-repeated="4"/>
          <table:table-cell table:style-name="ce71" office:value-type="float" office:value="0" calcext:value-type="float">
            <text:p>0.0</text:p>
          </table:table-cell>
          <table:table-cell/>
          <table:table-cell table:formula="of:=[.E14]-SUM([.Q14:.Z14])-[.N14]*[.$A$1]" office:value-type="time" office:time-value="PT00H00M00S" calcext:value-type="time">
            <text:p>00:00</text:p>
          </table:table-cell>
          <table:table-cell office:value-type="time" office:time-value="PT00H25M00S" calcext:value-type="time">
            <text:p>00:25</text:p>
          </table:table-cell>
          <table:table-cell office:value-type="time" office:time-value="PT00H30M00S" calcext:value-type="time">
            <text:p>00:30</text:p>
          </table:table-cell>
          <table:table-cell office:value-type="time" office:time-value="PT01H00M00S" calcext:value-type="time">
            <text:p>01:00</text:p>
          </table:table-cell>
          <table:table-cell office:value-type="time" office:time-value="PT01H30M00S" calcext:value-type="time">
            <text:p>01:30</text:p>
          </table:table-cell>
          <table:table-cell office:value-type="time" office:time-value="PT01H00M00S" calcext:value-type="time">
            <text:p>01:00</text:p>
          </table:table-cell>
          <table:table-cell office:value-type="time" office:time-value="PT01H30M00S" calcext:value-type="time">
            <text:p>01:30</text:p>
          </table:table-cell>
          <table:table-cell office:value-type="time" office:time-value="PT01H00M00S" calcext:value-type="time">
            <text:p>01:00</text:p>
          </table:table-cell>
          <table:table-cell table:number-columns-repeated="3"/>
          <table:table-cell table:style-name="ce75"/>
          <table:table-cell table:number-columns-repeated="997"/>
        </table:table-row>
        <table:table-row table:style-name="ro2">
          <table:table-cell table:style-name="ce41" table:formula="of:=TEXT([.B15];&quot;jjjj&quot;)" office:value-type="string" office:string-value="vendredi" calcext:value-type="string">
            <text:p>vendredi</text:p>
          </table:table-cell>
          <table:table-cell table:style-name="ce66" table:formula="of:=[.B14]+1" office:value-type="date" office:date-value="2025-02-07" calcext:value-type="date">
            <text:p>07.02.2025</text:p>
          </table:table-cell>
          <table:table-cell table:style-name="ce1" table:formula="of:=IF(OR(WEEKDAY([.B15])=1;WEEKDAY([.B15])=7);0;[.$A$1])" office:value-type="time" office:time-value="PT08H17M00S" calcext:value-type="time">
            <text:p>08:17</text:p>
          </table:table-cell>
          <table:table-cell table:style-name="ce68" table:formula="of:=IF(NOW()&lt;[.B15];0;[.E15]-[.C15])" office:value-type="time" office:time-value="PT02H13M00S" calcext:value-type="time">
            <text:p>02:13</text:p>
          </table:table-cell>
          <table:table-cell table:style-name="ce1" table:formula="of:=[.G15]-[.F15]+[.I15]-[.H15]+[.K15]-[.J15]+[.M15]-[.L15]+[.N15]*[.$A$1]" office:value-type="time" office:time-value="PT10H30M00S" calcext:value-type="time">
            <text:p>10:30</text:p>
          </table:table-cell>
          <table:table-cell table:style-name="ce1" office:value-type="time" office:time-value="PT09H30M00S" calcext:value-type="time">
            <text:p>09:30</text:p>
          </table:table-cell>
          <table:table-cell table:style-name="ce1" office:value-type="time" office:time-value="PT12H45M00S" calcext:value-type="time">
            <text:p>12:45</text:p>
          </table:table-cell>
          <table:table-cell table:style-name="ce1" office:value-type="time" office:time-value="PT14H15M00S" calcext:value-type="time">
            <text:p>14:15</text:p>
          </table:table-cell>
          <table:table-cell table:style-name="ce1" office:value-type="time" office:time-value="PT21H30M00S" calcext:value-type="time">
            <text:p>21:30</text:p>
          </table:table-cell>
          <table:table-cell table:style-name="ce1" table:number-columns-repeated="4"/>
          <table:table-cell table:style-name="ce71" office:value-type="float" office:value="0" calcext:value-type="float">
            <text:p>0.0</text:p>
          </table:table-cell>
          <table:table-cell/>
          <table:table-cell table:formula="of:=[.E15]-SUM([.Q15:.Z15])-[.N15]*[.$A$1]" office:value-type="time" office:time-value="PT00H00M00S" calcext:value-type="time">
            <text:p>00:00</text:p>
          </table:table-cell>
          <table:table-cell table:number-columns-repeated="2" office:value-type="time" office:time-value="PT01H30M00S" calcext:value-type="time">
            <text:p>01:30</text:p>
          </table:table-cell>
          <table:table-cell office:value-type="time" office:time-value="PT01H00M00S" calcext:value-type="time">
            <text:p>01:00</text:p>
          </table:table-cell>
          <table:table-cell office:value-type="time" office:time-value="PT02H30M00S" calcext:value-type="time">
            <text:p>02:30</text:p>
          </table:table-cell>
          <table:table-cell office:value-type="time" office:time-value="PT01H00M00S" calcext:value-type="time">
            <text:p>01:00</text:p>
          </table:table-cell>
          <table:table-cell office:value-type="time" office:time-value="PT01H30M00S" calcext:value-type="time">
            <text:p>01:30</text:p>
          </table:table-cell>
          <table:table-cell office:value-type="time" office:time-value="PT01H00M00S" calcext:value-type="time">
            <text:p>01:00</text:p>
          </table:table-cell>
          <table:table-cell office:value-type="time" office:time-value="PT00H30M00S" calcext:value-type="time">
            <text:p>00:30</text:p>
          </table:table-cell>
          <table:table-cell table:number-columns-repeated="1000"/>
        </table:table-row>
        <table:table-row table:style-name="ro2">
          <table:table-cell table:style-name="ce41" table:formula="of:=TEXT([.B16];&quot;jjjj&quot;)" office:value-type="string" office:string-value="samedi" calcext:value-type="string">
            <text:p>samedi</text:p>
          </table:table-cell>
          <table:table-cell table:style-name="ce66" table:formula="of:=[.B15]+1" office:value-type="date" office:date-value="2025-02-08" calcext:value-type="date">
            <text:p>08.02.2025</text:p>
          </table:table-cell>
          <table:table-cell table:style-name="ce1" table:formula="of:=IF(OR(WEEKDAY([.B16])=1;WEEKDAY([.B16])=7);0;[.$A$1])" office:value-type="time" office:time-value="PT00H00M00S" calcext:value-type="time">
            <text:p>00:00</text:p>
          </table:table-cell>
          <table:table-cell table:style-name="ce68" table:formula="of:=IF(NOW()&lt;[.B16];0;[.E16]-[.C16])" office:value-type="time" office:time-value="PT05H30M00S" calcext:value-type="time">
            <text:p>05:30</text:p>
          </table:table-cell>
          <table:table-cell table:style-name="ce1" table:formula="of:=[.G16]-[.F16]+[.I16]-[.H16]+[.K16]-[.J16]+[.M16]-[.L16]+[.N16]*[.$A$1]" office:value-type="time" office:time-value="PT05H30M00S" calcext:value-type="time">
            <text:p>05:30</text:p>
          </table:table-cell>
          <table:table-cell table:style-name="ce1" office:value-type="time" office:time-value="PT17H30M00S" calcext:value-type="time">
            <text:p>17:30</text:p>
          </table:table-cell>
          <table:table-cell table:style-name="ce1" office:value-type="time" office:time-value="PT23H00M00S" calcext:value-type="time">
            <text:p>23:00</text:p>
          </table:table-cell>
          <table:table-cell table:style-name="ce1" table:number-columns-repeated="6"/>
          <table:table-cell table:style-name="ce71" office:value-type="float" office:value="0" calcext:value-type="float">
            <text:p>0.0</text:p>
          </table:table-cell>
          <table:table-cell/>
          <table:table-cell table:formula="of:=[.E16]-SUM([.Q16:.Z16])-[.N16]*[.$A$1]" office:value-type="time" office:time-value="PT00H00M00S" calcext:value-type="time">
            <text:p>00:00</text:p>
          </table:table-cell>
          <table:table-cell office:value-type="time" office:time-value="PT01H00M00S" calcext:value-type="time">
            <text:p>01:00</text:p>
          </table:table-cell>
          <table:table-cell office:value-type="time" office:time-value="PT04H30M00S" calcext:value-type="time">
            <text:p>04:30</text:p>
          </table:table-cell>
          <table:table-cell table:number-columns-repeated="1006"/>
        </table:table-row>
        <table:table-row table:style-name="ro2">
          <table:table-cell table:style-name="ce41" table:formula="of:=TEXT([.B17];&quot;jjjj&quot;)" office:value-type="string" office:string-value="dimanche" calcext:value-type="string">
            <text:p>dimanche</text:p>
          </table:table-cell>
          <table:table-cell table:style-name="ce66" table:formula="of:=[.B16]+1" office:value-type="date" office:date-value="2025-02-09" calcext:value-type="date">
            <text:p>09.02.2025</text:p>
          </table:table-cell>
          <table:table-cell table:style-name="ce1" table:formula="of:=IF(OR(WEEKDAY([.B17])=1;WEEKDAY([.B17])=7);0;[.$A$1])" office:value-type="time" office:time-value="PT00H00M00S" calcext:value-type="time">
            <text:p>00:00</text:p>
          </table:table-cell>
          <table:table-cell table:style-name="ce68" table:formula="of:=IF(NOW()&lt;[.B17];0;[.E17]-[.C17])" office:value-type="time" office:time-value="PT00H00M00S" calcext:value-type="time">
            <text:p>00:00</text:p>
          </table:table-cell>
          <table:table-cell table:style-name="ce1" table:formula="of:=[.G17]-[.F17]+[.I17]-[.H17]+[.K17]-[.J17]+[.M17]-[.L17]+[.N17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7]-SUM([.Q17:.Z17])-[.N17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8];&quot;jjjj&quot;)" office:value-type="string" office:string-value="lundi" calcext:value-type="string">
            <text:p>lundi</text:p>
          </table:table-cell>
          <table:table-cell table:style-name="ce66" table:formula="of:=[.B17]+1" office:value-type="date" office:date-value="2025-02-10" calcext:value-type="date">
            <text:p>10.02.2025</text:p>
          </table:table-cell>
          <table:table-cell table:style-name="ce1" table:formula="of:=IF(OR(WEEKDAY([.B18])=1;WEEKDAY([.B18])=7);0;[.$A$1])" office:value-type="time" office:time-value="PT08H17M00S" calcext:value-type="time">
            <text:p>08:17</text:p>
          </table:table-cell>
          <table:table-cell table:style-name="ce68" table:formula="of:=IF(NOW()&lt;[.B18];0;[.E18]-[.C18])" office:value-type="time" office:time-value="PT01H03M00S" calcext:value-type="time">
            <text:p>01:03</text:p>
          </table:table-cell>
          <table:table-cell table:style-name="ce1" table:formula="of:=[.G18]-[.F18]+[.I18]-[.H18]+[.K18]-[.J18]+[.M18]-[.L18]+[.N18]*[.$A$1]" office:value-type="time" office:time-value="PT09H20M00S" calcext:value-type="time">
            <text:p>09:20</text:p>
          </table:table-cell>
          <table:table-cell table:style-name="ce1" office:value-type="time" office:time-value="PT09H35M00S" calcext:value-type="time">
            <text:p>09:35</text:p>
          </table:table-cell>
          <table:table-cell table:style-name="ce1" office:value-type="time" office:time-value="PT12H25M00S" calcext:value-type="time">
            <text:p>12:25</text:p>
          </table:table-cell>
          <table:table-cell table:style-name="ce1" office:value-type="time" office:time-value="PT14H10M00S" calcext:value-type="time">
            <text:p>14:10</text:p>
          </table:table-cell>
          <table:table-cell table:style-name="ce1" office:value-type="time" office:time-value="PT20H40M00S" calcext:value-type="time">
            <text:p>20:40</text:p>
          </table:table-cell>
          <table:table-cell table:style-name="ce1" table:number-columns-repeated="4"/>
          <table:table-cell table:style-name="ce71" office:value-type="float" office:value="0" calcext:value-type="float">
            <text:p>0.0</text:p>
          </table:table-cell>
          <table:table-cell/>
          <table:table-cell table:formula="of:=[.E18]-SUM([.Q18:.Z18])-[.N18]*[.$A$1]" office:value-type="time" office:time-value="PT00H00M00S" calcext:value-type="time">
            <text:p>00:00</text:p>
          </table:table-cell>
          <table:table-cell office:value-type="time" office:time-value="PT01H20M00S" calcext:value-type="time">
            <text:p>01:20</text:p>
          </table:table-cell>
          <table:table-cell/>
          <table:table-cell office:value-type="time" office:time-value="PT01H30M00S" calcext:value-type="time">
            <text:p>01:30</text:p>
          </table:table-cell>
          <table:table-cell office:value-type="time" office:time-value="PT02H00M00S" calcext:value-type="time">
            <text:p>02:00</text:p>
          </table:table-cell>
          <table:table-cell office:value-type="time" office:time-value="PT01H00M00S" calcext:value-type="time">
            <text:p>01:00</text:p>
          </table:table-cell>
          <table:table-cell office:value-type="time" office:time-value="PT01H30M00S" calcext:value-type="time">
            <text:p>01:30</text:p>
          </table:table-cell>
          <table:table-cell office:value-type="time" office:time-value="PT01H00M00S" calcext:value-type="time">
            <text:p>01:00</text:p>
          </table:table-cell>
          <table:table-cell/>
          <table:table-cell office:value-type="time" office:time-value="PT01H00M00S" calcext:value-type="time">
            <text:p>01:00</text:p>
          </table:table-cell>
          <table:table-cell table:number-columns-repeated="999"/>
        </table:table-row>
        <table:table-row table:style-name="ro2">
          <table:table-cell table:style-name="ce41" table:formula="of:=TEXT([.B19];&quot;jjjj&quot;)" office:value-type="string" office:string-value="mardi" calcext:value-type="string">
            <text:p>mardi</text:p>
          </table:table-cell>
          <table:table-cell table:style-name="ce66" table:formula="of:=[.B18]+1" office:value-type="date" office:date-value="2025-02-11" calcext:value-type="date">
            <text:p>11.02.2025</text:p>
          </table:table-cell>
          <table:table-cell table:style-name="ce1" table:formula="of:=IF(OR(WEEKDAY([.B19])=1;WEEKDAY([.B19])=7);0;[.$A$1])" office:value-type="time" office:time-value="PT08H17M00S" calcext:value-type="time">
            <text:p>08:17</text:p>
          </table:table-cell>
          <table:table-cell table:style-name="ce68" table:formula="of:=IF(NOW()&lt;[.B19];0;[.E19]-[.C19])" office:value-type="time" office:time-value="PT01H43M00S" calcext:value-type="time">
            <text:p>01:43</text:p>
          </table:table-cell>
          <table:table-cell table:style-name="ce1" table:formula="of:=[.G19]-[.F19]+[.I19]-[.H19]+[.K19]-[.J19]+[.M19]-[.L19]+[.N19]*[.$A$1]" office:value-type="time" office:time-value="PT10H00M00S" calcext:value-type="time">
            <text:p>10:00</text:p>
          </table:table-cell>
          <table:table-cell table:style-name="ce1" office:value-type="time" office:time-value="PT09H35M00S" calcext:value-type="time">
            <text:p>09:35</text:p>
          </table:table-cell>
          <table:table-cell table:style-name="ce1" office:value-type="time" office:time-value="PT12H25M00S" calcext:value-type="time">
            <text:p>12:25</text:p>
          </table:table-cell>
          <table:table-cell table:style-name="ce1" office:value-type="time" office:time-value="PT14H05M00S" calcext:value-type="time">
            <text:p>14:05</text:p>
          </table:table-cell>
          <table:table-cell table:style-name="ce1" office:value-type="time" office:time-value="PT21H15M00S" calcext:value-type="time">
            <text:p>21:15</text:p>
          </table:table-cell>
          <table:table-cell table:style-name="ce1" table:number-columns-repeated="4"/>
          <table:table-cell table:style-name="ce71" office:value-type="float" office:value="0" calcext:value-type="float">
            <text:p>0.0</text:p>
          </table:table-cell>
          <table:table-cell/>
          <table:table-cell table:formula="of:=[.E19]-SUM([.Q19:.Z19])-[.N19]*[.$A$1]" office:value-type="time" office:time-value="PT00H00M00S" calcext:value-type="time">
            <text:p>00:00</text:p>
          </table:table-cell>
          <table:table-cell office:value-type="time" office:time-value="PT01H00M00S" calcext:value-type="time">
            <text:p>01:00</text:p>
          </table:table-cell>
          <table:table-cell/>
          <table:table-cell office:value-type="time" office:time-value="PT01H00M00S" calcext:value-type="time">
            <text:p>01:00</text:p>
          </table:table-cell>
          <table:table-cell office:value-type="time" office:time-value="PT02H00M00S" calcext:value-type="time">
            <text:p>02:00</text:p>
          </table:table-cell>
          <table:table-cell office:value-type="time" office:time-value="PT01H00M00S" calcext:value-type="time">
            <text:p>01:00</text:p>
          </table:table-cell>
          <table:table-cell office:value-type="time" office:time-value="PT02H00M00S" calcext:value-type="time">
            <text:p>02:00</text:p>
          </table:table-cell>
          <table:table-cell table:number-columns-repeated="3" office:value-type="time" office:time-value="PT01H00M00S" calcext:value-type="time">
            <text:p>01:00</text:p>
          </table:table-cell>
          <table:table-cell table:number-columns-repeated="999"/>
        </table:table-row>
        <table:table-row table:style-name="ro2">
          <table:table-cell table:style-name="ce41" table:formula="of:=TEXT([.B20];&quot;jjjj&quot;)" office:value-type="string" office:string-value="mercredi" calcext:value-type="string">
            <text:p>mercredi</text:p>
          </table:table-cell>
          <table:table-cell table:style-name="ce66" table:formula="of:=[.B19]+1" office:value-type="date" office:date-value="2025-02-12" calcext:value-type="date">
            <text:p>12.02.2025</text:p>
          </table:table-cell>
          <table:table-cell table:style-name="ce1" table:formula="of:=IF(OR(WEEKDAY([.B20])=1;WEEKDAY([.B20])=7);0;[.$A$1])" office:value-type="time" office:time-value="PT08H17M00S" calcext:value-type="time">
            <text:p>08:17</text:p>
          </table:table-cell>
          <table:table-cell table:style-name="ce68" table:formula="of:=IF(NOW()&lt;[.B20];0;[.E20]-[.C20])" office:value-type="time" office:time-value="PT00H13M00S" calcext:value-type="time">
            <text:p>00:13</text:p>
          </table:table-cell>
          <table:table-cell table:style-name="ce1" table:formula="of:=[.G20]-[.F20]+[.I20]-[.H20]+[.K20]-[.J20]+[.M20]-[.L20]+[.N20]*[.$A$1]" office:value-type="time" office:time-value="PT08H30M00S" calcext:value-type="time">
            <text:p>08:30</text:p>
          </table:table-cell>
          <table:table-cell table:style-name="ce1" office:value-type="time" office:time-value="PT09H35M00S" calcext:value-type="time">
            <text:p>09:35</text:p>
          </table:table-cell>
          <table:table-cell table:style-name="ce1" office:value-type="time" office:time-value="PT12H25M00S" calcext:value-type="time">
            <text:p>12:25</text:p>
          </table:table-cell>
          <table:table-cell table:style-name="ce1" office:value-type="time" office:time-value="PT14H10M00S" calcext:value-type="time">
            <text:p>14:10</text:p>
          </table:table-cell>
          <table:table-cell table:style-name="ce1" office:value-type="time" office:time-value="PT19H50M00S" calcext:value-type="time">
            <text:p>19:50</text:p>
          </table:table-cell>
          <table:table-cell table:style-name="ce1" table:number-columns-repeated="4"/>
          <table:table-cell table:style-name="ce71" office:value-type="float" office:value="0" calcext:value-type="float">
            <text:p>0.0</text:p>
          </table:table-cell>
          <table:table-cell/>
          <table:table-cell table:formula="of:=[.E20]-SUM([.Q20:.Z20])-[.N20]*[.$A$1]" office:value-type="time" office:time-value="PT00H00M00S" calcext:value-type="time">
            <text:p>00:00</text:p>
          </table:table-cell>
          <table:table-cell office:value-type="time" office:time-value="PT01H30M00S" calcext:value-type="time">
            <text:p>01:30</text:p>
          </table:table-cell>
          <table:table-cell/>
          <table:table-cell office:value-type="time" office:time-value="PT01H00M00S" calcext:value-type="time">
            <text:p>01:00</text:p>
          </table:table-cell>
          <table:table-cell office:value-type="time" office:time-value="PT03H00M00S" calcext:value-type="time">
            <text:p>03:00</text:p>
          </table:table-cell>
          <table:table-cell office:value-type="time" office:time-value="PT01H00M00S" calcext:value-type="time">
            <text:p>01:00</text:p>
          </table:table-cell>
          <table:table-cell office:value-type="time" office:time-value="PT02H00M00S" calcext:value-type="time">
            <text:p>02:00</text:p>
          </table:table-cell>
          <table:table-cell table:number-columns-repeated="1002"/>
        </table:table-row>
        <table:table-row table:style-name="ro2">
          <table:table-cell table:style-name="ce41" table:formula="of:=TEXT([.B21];&quot;jjjj&quot;)" office:value-type="string" office:string-value="jeudi" calcext:value-type="string">
            <text:p>jeudi</text:p>
          </table:table-cell>
          <table:table-cell table:style-name="ce66" table:formula="of:=[.B20]+1" office:value-type="date" office:date-value="2025-02-13" calcext:value-type="date">
            <text:p>13.02.2025</text:p>
          </table:table-cell>
          <table:table-cell table:style-name="ce1" table:formula="of:=IF(OR(WEEKDAY([.B21])=1;WEEKDAY([.B21])=7);0;[.$A$1])" office:value-type="time" office:time-value="PT08H17M00S" calcext:value-type="time">
            <text:p>08:17</text:p>
          </table:table-cell>
          <table:table-cell table:style-name="ce68" table:formula="of:=IF(NOW()&lt;[.B21];0;[.E21]-[.C21])" office:value-type="time" office:time-value="-PT01H22M00S" calcext:value-type="time">
            <text:p>-01:22</text:p>
          </table:table-cell>
          <table:table-cell table:style-name="ce1" table:formula="of:=[.G21]-[.F21]+[.I21]-[.H21]+[.K21]-[.J21]+[.M21]-[.L21]+[.N21]*[.$A$1]" office:value-type="time" office:time-value="PT06H55M00S" calcext:value-type="time">
            <text:p>06:55</text:p>
          </table:table-cell>
          <table:table-cell table:style-name="ce1" office:value-type="time" office:time-value="PT09H20M00S" calcext:value-type="time">
            <text:p>09:20</text:p>
          </table:table-cell>
          <table:table-cell table:style-name="ce1" office:value-type="time" office:time-value="PT12H20M00S" calcext:value-type="time">
            <text:p>12:20</text:p>
          </table:table-cell>
          <table:table-cell table:style-name="ce1" office:value-type="time" office:time-value="PT13H55M00S" calcext:value-type="time">
            <text:p>13:55</text:p>
          </table:table-cell>
          <table:table-cell table:style-name="ce1" office:value-type="time" office:time-value="PT17H50M00S" calcext:value-type="time">
            <text:p>17:50</text:p>
          </table:table-cell>
          <table:table-cell table:style-name="ce1" table:number-columns-repeated="4"/>
          <table:table-cell table:style-name="ce71" office:value-type="float" office:value="0" calcext:value-type="float">
            <text:p>0.0</text:p>
          </table:table-cell>
          <table:table-cell/>
          <table:table-cell table:formula="of:=[.E21]-SUM([.Q21:.Z21])-[.N21]*[.$A$1]" office:value-type="time" office:time-value="PT06H55M00S" calcext:value-type="time">
            <text:p>06:55</text:p>
          </table:table-cell>
          <table:table-cell table:number-columns-repeated="1008"/>
        </table:table-row>
        <table:table-row table:style-name="ro2">
          <table:table-cell table:style-name="ce41" table:formula="of:=TEXT([.B22];&quot;jjjj&quot;)" office:value-type="string" office:string-value="vendredi" calcext:value-type="string">
            <text:p>vendredi</text:p>
          </table:table-cell>
          <table:table-cell table:style-name="ce66" table:formula="of:=[.B21]+1" office:value-type="date" office:date-value="2025-02-14" calcext:value-type="date">
            <text:p>14.02.2025</text:p>
          </table:table-cell>
          <table:table-cell table:style-name="ce1" table:formula="of:=IF(OR(WEEKDAY([.B22])=1;WEEKDAY([.B22])=7);0;[.$A$1])" office:value-type="time" office:time-value="PT08H17M00S" calcext:value-type="time">
            <text:p>08:17</text:p>
          </table:table-cell>
          <table:table-cell table:style-name="ce68" table:formula="of:=IF(NOW()&lt;[.B22];0;[.E22]-[.C22])" office:value-type="time" office:time-value="PT02H08M00S" calcext:value-type="time">
            <text:p>02:08</text:p>
          </table:table-cell>
          <table:table-cell table:style-name="ce1" table:formula="of:=[.G22]-[.F22]+[.I22]-[.H22]+[.K22]-[.J22]+[.M22]-[.L22]+[.N22]*[.$A$1]" office:value-type="time" office:time-value="PT10H25M00S" calcext:value-type="time">
            <text:p>10:25</text:p>
          </table:table-cell>
          <table:table-cell table:style-name="ce1" office:value-type="time" office:time-value="PT09H35M00S" calcext:value-type="time">
            <text:p>09:35</text:p>
          </table:table-cell>
          <table:table-cell table:style-name="ce1" office:value-type="time" office:time-value="PT12H30M00S" calcext:value-type="time">
            <text:p>12:30</text:p>
          </table:table-cell>
          <table:table-cell table:style-name="ce1" office:value-type="time" office:time-value="PT14H15M00S" calcext:value-type="time">
            <text:p>14:15</text:p>
          </table:table-cell>
          <table:table-cell table:style-name="ce1" office:value-type="time" office:time-value="PT21H45M00S" calcext:value-type="time">
            <text:p>21:45</text:p>
          </table:table-cell>
          <table:table-cell table:style-name="ce1" table:number-columns-repeated="4"/>
          <table:table-cell table:style-name="ce71" office:value-type="float" office:value="0" calcext:value-type="float">
            <text:p>0.0</text:p>
          </table:table-cell>
          <table:table-cell/>
          <table:table-cell table:formula="of:=[.E22]-SUM([.Q22:.Z22])-[.N22]*[.$A$1]" office:value-type="time" office:time-value="PT00H00M00S" calcext:value-type="time">
            <text:p>00:00</text:p>
          </table:table-cell>
          <table:table-cell office:value-type="time" office:time-value="PT00H25M00S" calcext:value-type="time">
            <text:p>00:25</text:p>
          </table:table-cell>
          <table:table-cell office:value-type="time" office:time-value="PT02H00M00S" calcext:value-type="time">
            <text:p>02:00</text:p>
          </table:table-cell>
          <table:table-cell/>
          <table:table-cell office:value-type="time" office:time-value="PT01H30M00S" calcext:value-type="time">
            <text:p>01:30</text:p>
          </table:table-cell>
          <table:table-cell office:value-type="time" office:time-value="PT04H00M00S" calcext:value-type="time">
            <text:p>04:00</text:p>
          </table:table-cell>
          <table:table-cell office:value-type="time" office:time-value="PT01H30M00S" calcext:value-type="time">
            <text:p>01:30</text:p>
          </table:table-cell>
          <table:table-cell office:value-type="time" office:time-value="PT01H00M00S" calcext:value-type="time">
            <text:p>01:00</text:p>
          </table:table-cell>
          <table:table-cell table:number-columns-repeated="1001"/>
        </table:table-row>
        <table:table-row table:style-name="ro2">
          <table:table-cell table:style-name="ce41" table:formula="of:=TEXT([.B23];&quot;jjjj&quot;)" office:value-type="string" office:string-value="samedi" calcext:value-type="string">
            <text:p>samedi</text:p>
          </table:table-cell>
          <table:table-cell table:style-name="ce66" table:formula="of:=[.B22]+1" office:value-type="date" office:date-value="2025-02-15" calcext:value-type="date">
            <text:p>15.02.2025</text:p>
          </table:table-cell>
          <table:table-cell table:style-name="ce1" table:formula="of:=IF(OR(WEEKDAY([.B23])=1;WEEKDAY([.B23])=7);0;[.$A$1])" office:value-type="time" office:time-value="PT00H00M00S" calcext:value-type="time">
            <text:p>00:00</text:p>
          </table:table-cell>
          <table:table-cell table:style-name="ce68" table:formula="of:=IF(NOW()&lt;[.B23];0;[.E23]-[.C23])" office:value-type="time" office:time-value="PT02H00M00S" calcext:value-type="time">
            <text:p>02:00</text:p>
          </table:table-cell>
          <table:table-cell table:style-name="ce1" table:formula="of:=[.G23]-[.F23]+[.I23]-[.H23]+[.K23]-[.J23]+[.M23]-[.L23]+[.N23]*[.$A$1]" office:value-type="time" office:time-value="PT02H00M00S" calcext:value-type="time">
            <text:p>02:00</text:p>
          </table:table-cell>
          <table:table-cell table:style-name="ce1" office:value-type="time" office:time-value="PT17H30M00S" calcext:value-type="time">
            <text:p>17:30</text:p>
          </table:table-cell>
          <table:table-cell table:style-name="ce1" office:value-type="time" office:time-value="PT19H30M00S" calcext:value-type="time">
            <text:p>19:30</text:p>
          </table:table-cell>
          <table:table-cell table:style-name="ce1" table:number-columns-repeated="6"/>
          <table:table-cell table:style-name="ce71" office:value-type="float" office:value="0" calcext:value-type="float">
            <text:p>0.0</text:p>
          </table:table-cell>
          <table:table-cell/>
          <table:table-cell table:formula="of:=[.E23]-SUM([.Q23:.Z23])-[.N23]*[.$A$1]" office:value-type="time" office:time-value="PT00H00M00S" calcext:value-type="time">
            <text:p>00:00</text:p>
          </table:table-cell>
          <table:table-cell office:value-type="time" office:time-value="PT00H30M00S" calcext:value-type="time">
            <text:p>00:30</text:p>
          </table:table-cell>
          <table:table-cell office:value-type="time" office:time-value="PT01H30M00S" calcext:value-type="time">
            <text:p>01:30</text:p>
          </table:table-cell>
          <table:table-cell table:number-columns-repeated="1006"/>
        </table:table-row>
        <table:table-row table:style-name="ro2">
          <table:table-cell table:style-name="ce41" table:formula="of:=TEXT([.B24];&quot;jjjj&quot;)" office:value-type="string" office:string-value="dimanche" calcext:value-type="string">
            <text:p>dimanche</text:p>
          </table:table-cell>
          <table:table-cell table:style-name="ce66" table:formula="of:=[.B23]+1" office:value-type="date" office:date-value="2025-02-16" calcext:value-type="date">
            <text:p>16.02.2025</text:p>
          </table:table-cell>
          <table:table-cell table:style-name="ce1" table:formula="of:=IF(OR(WEEKDAY([.B24])=1;WEEKDAY([.B24])=7);0;[.$A$1])" office:value-type="time" office:time-value="PT00H00M00S" calcext:value-type="time">
            <text:p>00:00</text:p>
          </table:table-cell>
          <table:table-cell table:style-name="ce68" table:formula="of:=IF(NOW()&lt;[.B24];0;[.E24]-[.C24])" office:value-type="time" office:time-value="PT00H00M00S" calcext:value-type="time">
            <text:p>00:00</text:p>
          </table:table-cell>
          <table:table-cell table:style-name="ce1" table:formula="of:=[.G24]-[.F24]+[.I24]-[.H24]+[.K24]-[.J24]+[.M24]-[.L24]+[.N24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4]-SUM([.Q24:.Z24])-[.N24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5];&quot;jjjj&quot;)" office:value-type="string" office:string-value="lundi" calcext:value-type="string">
            <text:p>lundi</text:p>
          </table:table-cell>
          <table:table-cell table:style-name="ce66" table:formula="of:=[.B24]+1" office:value-type="date" office:date-value="2025-02-17" calcext:value-type="date">
            <text:p>17.02.2025</text:p>
          </table:table-cell>
          <table:table-cell table:style-name="ce1" table:formula="of:=IF(OR(WEEKDAY([.B25])=1;WEEKDAY([.B25])=7);0;[.$A$1])" office:value-type="time" office:time-value="PT08H17M00S" calcext:value-type="time">
            <text:p>08:17</text:p>
          </table:table-cell>
          <table:table-cell table:style-name="ce68" table:formula="of:=IF(NOW()&lt;[.B25];0;[.E25]-[.C25])" office:value-type="time" office:time-value="PT03H03M00S" calcext:value-type="time">
            <text:p>03:03</text:p>
          </table:table-cell>
          <table:table-cell table:style-name="ce1" table:formula="of:=[.G25]-[.F25]+[.I25]-[.H25]+[.K25]-[.J25]+[.M25]-[.L25]+[.N25]*[.$A$1]" office:value-type="time" office:time-value="PT11H20M00S" calcext:value-type="time">
            <text:p>11:20</text:p>
          </table:table-cell>
          <table:table-cell table:style-name="ce1" office:value-type="time" office:time-value="PT09H30M00S" calcext:value-type="time">
            <text:p>09:30</text:p>
          </table:table-cell>
          <table:table-cell table:style-name="ce1" office:value-type="time" office:time-value="PT12H45M00S" calcext:value-type="time">
            <text:p>12:45</text:p>
          </table:table-cell>
          <table:table-cell table:style-name="ce1" office:value-type="time" office:time-value="PT14H10M00S" calcext:value-type="time">
            <text:p>14:10</text:p>
          </table:table-cell>
          <table:table-cell table:style-name="ce1" office:value-type="time" office:time-value="PT22H15M00S" calcext:value-type="time">
            <text:p>22:15</text:p>
          </table:table-cell>
          <table:table-cell table:style-name="ce1" table:number-columns-repeated="4"/>
          <table:table-cell table:style-name="ce71" office:value-type="float" office:value="0" calcext:value-type="float">
            <text:p>0.0</text:p>
          </table:table-cell>
          <table:table-cell/>
          <table:table-cell table:formula="of:=[.E25]-SUM([.Q25:.Z25])-[.N25]*[.$A$1]" office:value-type="time" office:time-value="PT00H00M00S" calcext:value-type="time">
            <text:p>00:00</text:p>
          </table:table-cell>
          <table:table-cell office:value-type="time" office:time-value="PT00H50M00S" calcext:value-type="time">
            <text:p>00:50</text:p>
          </table:table-cell>
          <table:table-cell office:value-type="time" office:time-value="PT05H00M00S" calcext:value-type="time">
            <text:p>05:00</text:p>
          </table:table-cell>
          <table:table-cell office:value-type="time" office:time-value="PT00H30M00S" calcext:value-type="time">
            <text:p>00:30</text:p>
          </table:table-cell>
          <table:table-cell office:value-type="time" office:time-value="PT01H30M00S" calcext:value-type="time">
            <text:p>01:30</text:p>
          </table:table-cell>
          <table:table-cell office:value-type="time" office:time-value="PT03H00M00S" calcext:value-type="time">
            <text:p>03:00</text:p>
          </table:table-cell>
          <table:table-cell office:value-type="time" office:time-value="PT00H30M00S" calcext:value-type="time">
            <text:p>00:30</text:p>
          </table:table-cell>
          <table:table-cell table:number-columns-repeated="1002"/>
        </table:table-row>
        <table:table-row table:style-name="ro2">
          <table:table-cell table:style-name="ce41" table:formula="of:=TEXT([.B26];&quot;jjjj&quot;)" office:value-type="string" office:string-value="mardi" calcext:value-type="string">
            <text:p>mardi</text:p>
          </table:table-cell>
          <table:table-cell table:style-name="ce66" table:formula="of:=[.B25]+1" office:value-type="date" office:date-value="2025-02-18" calcext:value-type="date">
            <text:p>18.02.2025</text:p>
          </table:table-cell>
          <table:table-cell table:style-name="ce1" table:formula="of:=IF(OR(WEEKDAY([.B26])=1;WEEKDAY([.B26])=7);0;[.$A$1])" office:value-type="time" office:time-value="PT08H17M00S" calcext:value-type="time">
            <text:p>08:17</text:p>
          </table:table-cell>
          <table:table-cell table:style-name="ce68" table:formula="of:=IF(NOW()&lt;[.B26];0;[.E26]-[.C26])" office:value-type="time" office:time-value="PT01H53M00S" calcext:value-type="time">
            <text:p>01:53</text:p>
          </table:table-cell>
          <table:table-cell table:style-name="ce1" table:formula="of:=[.G26]-[.F26]+[.I26]-[.H26]+[.K26]-[.J26]+[.M26]-[.L26]+[.N26]*[.$A$1]" office:value-type="time" office:time-value="PT10H10M00S" calcext:value-type="time">
            <text:p>10:10</text:p>
          </table:table-cell>
          <table:table-cell table:style-name="ce1" office:value-type="time" office:time-value="PT09H30M00S" calcext:value-type="time">
            <text:p>09:30</text:p>
          </table:table-cell>
          <table:table-cell table:style-name="ce1" office:value-type="time" office:time-value="PT12H25M00S" calcext:value-type="time">
            <text:p>12:25</text:p>
          </table:table-cell>
          <table:table-cell table:style-name="ce1" office:value-type="time" office:time-value="PT14H10M00S" calcext:value-type="time">
            <text:p>14:10</text:p>
          </table:table-cell>
          <table:table-cell table:style-name="ce1" office:value-type="time" office:time-value="PT21H25M00S" calcext:value-type="time">
            <text:p>21:25</text:p>
          </table:table-cell>
          <table:table-cell table:style-name="ce1" table:number-columns-repeated="4"/>
          <table:table-cell table:style-name="ce71" office:value-type="float" office:value="0" calcext:value-type="float">
            <text:p>0.0</text:p>
          </table:table-cell>
          <table:table-cell/>
          <table:table-cell table:formula="of:=[.E26]-SUM([.Q26:.Z26])-[.N26]*[.$A$1]" office:value-type="time" office:time-value="PT00H00M00S" calcext:value-type="time">
            <text:p>00:00</text:p>
          </table:table-cell>
          <table:table-cell office:value-type="time" office:time-value="PT00H40M00S" calcext:value-type="time">
            <text:p>00:40</text:p>
          </table:table-cell>
          <table:table-cell office:value-type="time" office:time-value="PT02H00M00S" calcext:value-type="time">
            <text:p>02:00</text:p>
          </table:table-cell>
          <table:table-cell office:value-type="time" office:time-value="PT00H30M00S" calcext:value-type="time">
            <text:p>00:30</text:p>
          </table:table-cell>
          <table:table-cell office:value-type="time" office:time-value="PT02H00M00S" calcext:value-type="time">
            <text:p>02:00</text:p>
          </table:table-cell>
          <table:table-cell office:value-type="time" office:time-value="PT03H00M00S" calcext:value-type="time">
            <text:p>03:00</text:p>
          </table:table-cell>
          <table:table-cell table:number-columns-repeated="2" office:value-type="time" office:time-value="PT01H00M00S" calcext:value-type="time">
            <text:p>01:00</text:p>
          </table:table-cell>
          <table:table-cell table:number-columns-repeated="1001"/>
        </table:table-row>
        <table:table-row table:style-name="ro2">
          <table:table-cell table:style-name="ce41" table:formula="of:=TEXT([.B27];&quot;jjjj&quot;)" office:value-type="string" office:string-value="mercredi" calcext:value-type="string">
            <text:p>mercredi</text:p>
          </table:table-cell>
          <table:table-cell table:style-name="ce66" table:formula="of:=[.B26]+1" office:value-type="date" office:date-value="2025-02-19" calcext:value-type="date">
            <text:p>19.02.2025</text:p>
          </table:table-cell>
          <table:table-cell table:style-name="ce1" table:formula="of:=IF(OR(WEEKDAY([.B27])=1;WEEKDAY([.B27])=7);0;[.$A$1])" office:value-type="time" office:time-value="PT08H17M00S" calcext:value-type="time">
            <text:p>08:17</text:p>
          </table:table-cell>
          <table:table-cell table:style-name="ce68" table:formula="of:=IF(NOW()&lt;[.B27];0;[.E27]-[.C27])" office:value-type="time" office:time-value="-PT08H17M00S" calcext:value-type="time">
            <text:p>-08:17</text:p>
          </table:table-cell>
          <table:table-cell table:style-name="ce1" table:formula="of:=[.G27]-[.F27]+[.I27]-[.H27]+[.K27]-[.J27]+[.M27]-[.L27]+[.N27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7]-SUM([.Q27:.Z27])-[.N27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8];&quot;jjjj&quot;)" office:value-type="string" office:string-value="jeudi" calcext:value-type="string">
            <text:p>jeudi</text:p>
          </table:table-cell>
          <table:table-cell table:style-name="ce66" table:formula="of:=[.B27]+1" office:value-type="date" office:date-value="2025-02-20" calcext:value-type="date">
            <text:p>20.02.2025</text:p>
          </table:table-cell>
          <table:table-cell table:style-name="ce1" table:formula="of:=IF(OR(WEEKDAY([.B28])=1;WEEKDAY([.B28])=7);0;[.$A$1])" office:value-type="time" office:time-value="PT08H17M00S" calcext:value-type="time">
            <text:p>08:17</text:p>
          </table:table-cell>
          <table:table-cell table:style-name="ce68" table:formula="of:=IF(NOW()&lt;[.B28];0;[.E28]-[.C28])" office:value-type="time" office:time-value="PT00H00M00S" calcext:value-type="time">
            <text:p>00:00</text:p>
          </table:table-cell>
          <table:table-cell table:style-name="ce1" table:formula="of:=[.G28]-[.F28]+[.I28]-[.H28]+[.K28]-[.J28]+[.M28]-[.L28]+[.N28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8]-SUM([.Q28:.Z28])-[.N28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9];&quot;jjjj&quot;)" office:value-type="string" office:string-value="vendredi" calcext:value-type="string">
            <text:p>vendredi</text:p>
          </table:table-cell>
          <table:table-cell table:style-name="ce66" table:formula="of:=[.B28]+1" office:value-type="date" office:date-value="2025-02-21" calcext:value-type="date">
            <text:p>21.02.2025</text:p>
          </table:table-cell>
          <table:table-cell table:style-name="ce1" table:formula="of:=IF(OR(WEEKDAY([.B29])=1;WEEKDAY([.B29])=7);0;[.$A$1])" office:value-type="time" office:time-value="PT08H17M00S" calcext:value-type="time">
            <text:p>08:17</text:p>
          </table:table-cell>
          <table:table-cell table:style-name="ce68" table:formula="of:=IF(NOW()&lt;[.B29];0;[.E29]-[.C29])" office:value-type="time" office:time-value="PT00H00M00S" calcext:value-type="time">
            <text:p>00:00</text:p>
          </table:table-cell>
          <table:table-cell table:style-name="ce1" table:formula="of:=[.G29]-[.F29]+[.I29]-[.H29]+[.K29]-[.J29]+[.M29]-[.L29]+[.N29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9]-SUM([.Q29:.Z29])-[.N29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0];&quot;jjjj&quot;)" office:value-type="string" office:string-value="samedi" calcext:value-type="string">
            <text:p>samedi</text:p>
          </table:table-cell>
          <table:table-cell table:style-name="ce66" table:formula="of:=[.B29]+1" office:value-type="date" office:date-value="2025-02-22" calcext:value-type="date">
            <text:p>22.02.2025</text:p>
          </table:table-cell>
          <table:table-cell table:style-name="ce1" table:formula="of:=IF(OR(WEEKDAY([.B30])=1;WEEKDAY([.B30])=7);0;[.$A$1])" office:value-type="time" office:time-value="PT00H00M00S" calcext:value-type="time">
            <text:p>00:00</text:p>
          </table:table-cell>
          <table:table-cell table:style-name="ce68" table:formula="of:=IF(NOW()&lt;[.B30];0;[.E30]-[.C30])" office:value-type="time" office:time-value="PT00H00M00S" calcext:value-type="time">
            <text:p>00:00</text:p>
          </table:table-cell>
          <table:table-cell table:style-name="ce1" table:formula="of:=[.G30]-[.F30]+[.I30]-[.H30]+[.K30]-[.J30]+[.M30]-[.L30]+[.N30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0]-SUM([.Q30:.Z30])-[.N30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1];&quot;jjjj&quot;)" office:value-type="string" office:string-value="dimanche" calcext:value-type="string">
            <text:p>dimanche</text:p>
          </table:table-cell>
          <table:table-cell table:style-name="ce66" table:formula="of:=[.B30]+1" office:value-type="date" office:date-value="2025-02-23" calcext:value-type="date">
            <text:p>23.02.2025</text:p>
          </table:table-cell>
          <table:table-cell table:style-name="ce1" table:formula="of:=IF(OR(WEEKDAY([.B31])=1;WEEKDAY([.B31])=7);0;[.$A$1])" office:value-type="time" office:time-value="PT00H00M00S" calcext:value-type="time">
            <text:p>00:00</text:p>
          </table:table-cell>
          <table:table-cell table:style-name="ce68" table:formula="of:=IF(NOW()&lt;[.B31];0;[.E31]-[.C31])" office:value-type="time" office:time-value="PT00H00M00S" calcext:value-type="time">
            <text:p>00:00</text:p>
          </table:table-cell>
          <table:table-cell table:style-name="ce1" table:formula="of:=[.G31]-[.F31]+[.I31]-[.H31]+[.K31]-[.J31]+[.M31]-[.L31]+[.N31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1]-SUM([.Q31:.Z31])-[.N31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2];&quot;jjjj&quot;)" office:value-type="string" office:string-value="lundi" calcext:value-type="string">
            <text:p>lundi</text:p>
          </table:table-cell>
          <table:table-cell table:style-name="ce66" table:formula="of:=[.B31]+1" office:value-type="date" office:date-value="2025-02-24" calcext:value-type="date">
            <text:p>24.02.2025</text:p>
          </table:table-cell>
          <table:table-cell table:style-name="ce1" table:formula="of:=IF(OR(WEEKDAY([.B32])=1;WEEKDAY([.B32])=7);0;[.$A$1])" office:value-type="time" office:time-value="PT08H17M00S" calcext:value-type="time">
            <text:p>08:17</text:p>
          </table:table-cell>
          <table:table-cell table:style-name="ce68" table:formula="of:=IF(NOW()&lt;[.B32];0;[.E32]-[.C32])" office:value-type="time" office:time-value="PT00H00M00S" calcext:value-type="time">
            <text:p>00:00</text:p>
          </table:table-cell>
          <table:table-cell table:style-name="ce1" table:formula="of:=[.G32]-[.F32]+[.I32]-[.H32]+[.K32]-[.J32]+[.M32]-[.L32]+[.N32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2]-SUM([.Q32:.Z32])-[.N32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3];&quot;jjjj&quot;)" office:value-type="string" office:string-value="mardi" calcext:value-type="string">
            <text:p>mardi</text:p>
          </table:table-cell>
          <table:table-cell table:style-name="ce66" table:formula="of:=[.B32]+1" office:value-type="date" office:date-value="2025-02-25" calcext:value-type="date">
            <text:p>25.02.2025</text:p>
          </table:table-cell>
          <table:table-cell table:style-name="ce1" table:formula="of:=IF(OR(WEEKDAY([.B33])=1;WEEKDAY([.B33])=7);0;[.$A$1])" office:value-type="time" office:time-value="PT08H17M00S" calcext:value-type="time">
            <text:p>08:17</text:p>
          </table:table-cell>
          <table:table-cell table:style-name="ce68" table:formula="of:=IF(NOW()&lt;[.B33];0;[.E33]-[.C33])" office:value-type="time" office:time-value="PT00H00M00S" calcext:value-type="time">
            <text:p>00:00</text:p>
          </table:table-cell>
          <table:table-cell table:style-name="ce1" table:formula="of:=[.G33]-[.F33]+[.I33]-[.H33]+[.K33]-[.J33]+[.M33]-[.L33]+[.N33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3]-SUM([.Q33:.Z33])-[.N33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4];&quot;jjjj&quot;)" office:value-type="string" office:string-value="mercredi" calcext:value-type="string">
            <text:p>mercredi</text:p>
          </table:table-cell>
          <table:table-cell table:style-name="ce66" table:formula="of:=[.B33]+1" office:value-type="date" office:date-value="2025-02-26" calcext:value-type="date">
            <text:p>26.02.2025</text:p>
          </table:table-cell>
          <table:table-cell table:style-name="ce1" table:formula="of:=IF(OR(WEEKDAY([.B34])=1;WEEKDAY([.B34])=7);0;[.$A$1])" office:value-type="time" office:time-value="PT08H17M00S" calcext:value-type="time">
            <text:p>08:17</text:p>
          </table:table-cell>
          <table:table-cell table:style-name="ce68" table:formula="of:=IF(NOW()&lt;[.B34];0;[.E34]-[.C34])" office:value-type="time" office:time-value="PT00H00M00S" calcext:value-type="time">
            <text:p>00:00</text:p>
          </table:table-cell>
          <table:table-cell table:style-name="ce1" table:formula="of:=[.G34]-[.F34]+[.I34]-[.H34]+[.K34]-[.J34]+[.M34]-[.L34]+[.N34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4]-SUM([.Q34:.Z34])-[.N34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5];&quot;jjjj&quot;)" office:value-type="string" office:string-value="jeudi" calcext:value-type="string">
            <text:p>jeudi</text:p>
          </table:table-cell>
          <table:table-cell table:style-name="ce66" table:formula="of:=[.B34]+1" office:value-type="date" office:date-value="2025-02-27" calcext:value-type="date">
            <text:p>27.02.2025</text:p>
          </table:table-cell>
          <table:table-cell table:style-name="ce1" table:formula="of:=IF(OR(WEEKDAY([.B35])=1;WEEKDAY([.B35])=7);0;[.$A$1])" office:value-type="time" office:time-value="PT08H17M00S" calcext:value-type="time">
            <text:p>08:17</text:p>
          </table:table-cell>
          <table:table-cell table:style-name="ce68" table:formula="of:=IF(NOW()&lt;[.B35];0;[.E35]-[.C35])" office:value-type="time" office:time-value="PT00H00M00S" calcext:value-type="time">
            <text:p>00:00</text:p>
          </table:table-cell>
          <table:table-cell table:style-name="ce1" table:formula="of:=[.G35]-[.F35]+[.I35]-[.H35]+[.K35]-[.J35]+[.M35]-[.L35]+[.N35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5]-SUM([.Q35:.Z35])-[.N35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6];&quot;jjjj&quot;)" office:value-type="string" office:string-value="vendredi" calcext:value-type="string">
            <text:p>vendredi</text:p>
          </table:table-cell>
          <table:table-cell table:style-name="ce66" table:formula="of:=[.B35]+1" office:value-type="date" office:date-value="2025-02-28" calcext:value-type="date">
            <text:p>28.02.2025</text:p>
          </table:table-cell>
          <table:table-cell table:style-name="ce1" table:formula="of:=IF(OR(WEEKDAY([.B36])=1;WEEKDAY([.B36])=7);0;[.$A$1])" office:value-type="time" office:time-value="PT08H17M00S" calcext:value-type="time">
            <text:p>08:17</text:p>
          </table:table-cell>
          <table:table-cell table:style-name="ce68" table:formula="of:=IF(NOW()&lt;[.B36];0;[.E36]-[.C36])" office:value-type="time" office:time-value="PT00H00M00S" calcext:value-type="time">
            <text:p>00:00</text:p>
          </table:table-cell>
          <table:table-cell table:style-name="ce1" table:formula="of:=[.G36]-[.F36]+[.I36]-[.H36]+[.K36]-[.J36]+[.M36]-[.L36]+[.N36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6]-SUM([.Q36:.Z36])-[.N36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/>
          <table:table-cell table:style-name="ce66"/>
          <table:table-cell table:style-name="ce1"/>
          <table:table-cell table:style-name="ce68"/>
          <table:table-cell table:style-name="ce1" table:number-columns-repeated="9"/>
          <table:table-cell table:style-name="ce71"/>
          <table:table-cell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1"/>
          <table:table-cell table:style-name="ce69"/>
          <table:table-cell table:number-columns-repeated="1020"/>
        </table:table-row>
        <table:table-row table:style-name="ro2" table:number-rows-repeated="3">
          <table:table-cell table:number-columns-repeated="2"/>
          <table:table-cell table:style-name="ce1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 table:number-rows-repeated="65492">
          <table:table-cell table:number-columns-repeated="2"/>
          <table:table-cell table:style-name="ce1"/>
          <table:table-cell table:number-columns-repeated="1021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rs" table:style-name="ta1" table:print-ranges="mars.A1:mars.O39">
        <office:forms form:automatic-focus="false" form:apply-design-mode="false"/>
        <table:table-column table:style-name="co7" table:default-cell-style-name="ce25"/>
        <table:table-column table:style-name="co2" table:default-cell-style-name="ce25"/>
        <table:table-column table:style-name="co3" table:default-cell-style-name="ce25"/>
        <table:table-column table:style-name="co2" table:default-cell-style-name="ce25"/>
        <table:table-column table:style-name="co5" table:default-cell-style-name="ce25"/>
        <table:table-column table:style-name="co14" table:number-columns-repeated="9" table:default-cell-style-name="ce25"/>
        <table:table-column table:style-name="co15" table:default-cell-style-name="ce25"/>
        <table:table-column table:style-name="co11" table:default-cell-style-name="ce1"/>
        <table:table-column table:style-name="co12" table:number-columns-repeated="10" table:default-cell-style-name="ce1"/>
        <table:table-column table:style-name="co12" table:default-cell-style-name="ce25"/>
        <table:table-column table:style-name="co2" table:number-columns-repeated="229" table:default-cell-style-name="ce25"/>
        <table:table-column table:style-name="co6" table:number-columns-repeated="768" table:default-cell-style-name="ce25"/>
        <table:table-row table:style-name="ro3">
          <table:table-cell table:style-name="ce1" table:formula="of:=[février.A1]" office:value-type="time" office:time-value="PT08H17M00S" calcext:value-type="time">
            <text:p>08:17</text:p>
          </table:table-cell>
          <table:table-cell office:value-type="string" calcext:value-type="string">
            <text:p>horaire journalier</text:p>
          </table:table-cell>
          <table:table-cell table:style-name="ce1"/>
          <table:table-cell/>
          <table:table-cell table:style-name="ce35" table:number-columns-repeated="9"/>
          <table:table-cell table:number-columns-repeated="2"/>
          <table:table-cell table:style-name="ce73" office:value-type="string" calcext:value-type="string">
            <text:p>solde</text:p>
          </table:table-cell>
          <table:table-cell table:style-name="ce58" table:formula="of:=[$init.Q1]" office:value-type="string" office:string-value="assurances, org interne, divers" calcext:value-type="string">
            <text:p>assurances, org interne, divers</text:p>
          </table:table-cell>
          <table:table-cell table:style-name="ce58" table:formula="of:=[$init.R1]" office:value-type="string" office:string-value="informatique" calcext:value-type="string">
            <text:p>informatique</text:p>
          </table:table-cell>
          <table:table-cell table:style-name="ce58" table:formula="of:=[$init.S1]" office:value-type="string" office:string-value="of + stock + gestion cmd et plans clients" calcext:value-type="string">
            <text:p>of + stock + gestion cmd et plans clients</text:p>
          </table:table-cell>
          <table:table-cell table:style-name="ce58" table:formula="of:=[$init.T1]" office:value-type="string" office:string-value="offres, facturation, contact client" calcext:value-type="string">
            <text:p>offres, facturation, contact client</text:p>
          </table:table-cell>
          <table:table-cell table:style-name="ce58" table:formula="of:=[$init.U1]" office:value-type="string" office:string-value="rh" calcext:value-type="string">
            <text:p>rh</text:p>
          </table:table-cell>
          <table:table-cell table:style-name="ce58" table:formula="of:=[$init.V1]" office:value-type="string" office:string-value="achats + contact fournisseurs" calcext:value-type="string">
            <text:p>achats + contact fournisseurs</text:p>
          </table:table-cell>
          <table:table-cell table:style-name="ce58" table:formula="of:=[$init.W1]" office:value-type="string" office:string-value="livraisons, délais, contact clients" calcext:value-type="string">
            <text:p>livraisons, délais, contact clients</text:p>
          </table:table-cell>
          <table:table-cell table:style-name="ce58" table:formula="of:=[$init.X1]" office:value-type="string" office:string-value="qualité" calcext:value-type="string">
            <text:p>qualité</text:p>
          </table:table-cell>
          <table:table-cell table:style-name="ce58" table:formula="of:=[$init.Y1]" office:value-type="string" office:string-value="compta" calcext:value-type="string">
            <text:p>compta</text:p>
          </table:table-cell>
          <table:table-cell table:style-name="ce58" table:formula="of:=[$init.Z1]" office:value-type="string" office:string-value="autre" calcext:value-type="string">
            <text:p>autre</text:p>
          </table:table-cell>
          <table:table-cell table:style-name="ce58" table:formula="of:=[$init.AA1]" office:value-type="string" office:string-value="remarque" calcext:value-type="string">
            <text:p>remarque</text:p>
          </table:table-cell>
          <table:table-cell table:number-columns-repeated="997"/>
        </table:table-row>
        <table:table-row table:style-name="ro2">
          <table:table-cell table:style-name="ce62" table:formula="of:=[février.A2]-[.N8]" office:value-type="float" office:value="25" calcext:value-type="float">
            <text:p>25.0</text:p>
          </table:table-cell>
          <table:table-cell office:value-type="string" calcext:value-type="string">
            <text:p>solde vacances</text:p>
          </table:table-cell>
          <table:table-cell table:style-name="ce1"/>
          <table:table-cell/>
          <table:table-cell table:style-name="ce35" table:number-columns-repeated="9"/>
          <table:table-cell table:number-columns-repeated="1011"/>
        </table:table-row>
        <table:table-row table:style-name="ro2">
          <table:table-cell table:style-name="ce39" office:value-type="time" office:time-value="PT00H00M00S" calcext:value-type="time">
            <text:p>00:00</text:p>
          </table:table-cell>
          <table:table-cell table:style-name="ce36" office:value-type="string" calcext:value-type="string">
            <text:p>nb heures payées</text:p>
          </table:table-cell>
          <table:table-cell table:style-name="ce1"/>
          <table:table-cell/>
          <table:table-cell table:style-name="ce35" table:number-columns-repeated="9"/>
          <table:table-cell table:number-columns-repeated="1011"/>
        </table:table-row>
        <table:table-row table:style-name="ro2">
          <table:table-cell table:style-name="ce39" table:formula="of:=[février.A4]-[.A3]+[.D8]" office:value-type="time" office:time-value="PT41H41M00S" calcext:value-type="time">
            <text:p>41:41</text:p>
          </table:table-cell>
          <table:table-cell table:style-name="ce36" office:value-type="string" calcext:value-type="string">
            <text:p>solde balance</text:p>
          </table:table-cell>
          <table:table-cell table:style-name="ce1"/>
          <table:table-cell/>
          <table:table-cell table:style-name="ce35" table:number-columns-repeated="9"/>
          <table:table-cell table:number-columns-repeated="1011"/>
        </table:table-row>
        <table:table-row table:style-name="ro2" table:number-rows-repeated="2">
          <table:table-cell table:number-columns-repeated="2"/>
          <table:table-cell table:style-name="ce1"/>
          <table:table-cell/>
          <table:table-cell table:style-name="ce35" table:number-columns-repeated="9"/>
          <table:table-cell table:number-columns-repeated="1011"/>
        </table:table-row>
        <table:table-row table:style-name="ro2">
          <table:table-cell table:number-columns-repeated="2"/>
          <table:table-cell table:style-name="ce1" office:value-type="string" calcext:value-type="string">
            <text:p>Temps théorique</text:p>
          </table:table-cell>
          <table:table-cell office:value-type="string" calcext:value-type="string">
            <text:p>Balance</text:p>
          </table:table-cell>
          <table:table-cell table:style-name="ce35" office:value-type="string" calcext:value-type="string">
            <text:p>Solde</text:p>
          </table:table-cell>
          <table:table-cell table:style-name="ce35" office:value-type="string" calcext:value-type="string">
            <text:p>Entrée</text:p>
          </table:table-cell>
          <table:table-cell table:style-name="ce35" office:value-type="string" calcext:value-type="string">
            <text:p>Sortie</text:p>
          </table:table-cell>
          <table:table-cell table:style-name="ce47" office:value-type="string" calcext:value-type="string">
            <text:p>Entrée</text:p>
          </table:table-cell>
          <table:table-cell table:style-name="ce35" office:value-type="string" calcext:value-type="string">
            <text:p>Sortie</text:p>
          </table:table-cell>
          <table:table-cell table:style-name="ce35" office:value-type="string" calcext:value-type="string">
            <text:p>Entrée</text:p>
          </table:table-cell>
          <table:table-cell table:style-name="ce35" office:value-type="string" calcext:value-type="string">
            <text:p>Sortie</text:p>
          </table:table-cell>
          <table:table-cell table:style-name="ce35" office:value-type="string" calcext:value-type="string">
            <text:p>Entrée</text:p>
          </table:table-cell>
          <table:table-cell table:style-name="ce35" office:value-type="string" calcext:value-type="string">
            <text:p>Sortie</text:p>
          </table:table-cell>
          <table:table-cell table:style-name="ce26" office:value-type="string" calcext:value-type="string">
            <text:p>Vacances</text:p>
          </table:table-cell>
          <table:table-cell table:style-name="ce72" office:value-type="string" calcext:value-type="string">
            <text:p>Remarque</text:p>
          </table:table-cell>
          <table:table-cell table:number-columns-repeated="2"/>
          <table:table-cell table:style-name="ce63"/>
          <table:table-cell table:number-columns-repeated="1006"/>
        </table:table-row>
        <table:table-row table:style-name="ro2">
          <table:table-cell table:style-name="ce64" office:value-type="string" calcext:value-type="string">
            <text:p>total</text:p>
          </table:table-cell>
          <table:table-cell table:style-name="ce65"/>
          <table:table-cell table:style-name="ce67"/>
          <table:table-cell table:style-name="ce63" table:formula="of:=SUM([.D9:.D39])" office:value-type="time" office:time-value="PT00H00M00S" calcext:value-type="time">
            <text:p>00:00</text:p>
          </table:table-cell>
          <table:table-cell table:style-name="ce70" table:number-columns-repeated="9"/>
          <table:table-cell table:style-name="ce62" table:formula="of:=SUM([.N9:.N39])" office:value-type="float" office:value="0" calcext:value-type="float">
            <text:p>0.0</text:p>
          </table:table-cell>
          <table:table-cell table:style-name="ce65"/>
          <table:table-cell/>
          <table:table-cell table:style-name="ce63" table:formula="of:=SUM([.Q9:.Q39])" office:value-type="time" office:time-value="PT00H00M00S" calcext:value-type="time">
            <text:p>00:00</text:p>
          </table:table-cell>
          <table:table-cell table:style-name="ce63" table:formula="of:=SUM([.R9:.R39])" office:value-type="time" office:time-value="PT00H00M00S" calcext:value-type="time">
            <text:p>00:00</text:p>
          </table:table-cell>
          <table:table-cell table:style-name="ce63" table:formula="of:=SUM([.S9:.S39])" office:value-type="time" office:time-value="PT00H00M00S" calcext:value-type="time">
            <text:p>00:00</text:p>
          </table:table-cell>
          <table:table-cell table:style-name="ce63" table:formula="of:=SUM([.T9:.T39])" office:value-type="time" office:time-value="PT00H00M00S" calcext:value-type="time">
            <text:p>00:00</text:p>
          </table:table-cell>
          <table:table-cell table:style-name="ce63" table:formula="of:=SUM([.U9:.U39])" office:value-type="time" office:time-value="PT00H00M00S" calcext:value-type="time">
            <text:p>00:00</text:p>
          </table:table-cell>
          <table:table-cell table:style-name="ce63" table:formula="of:=SUM([.V9:.V39])" office:value-type="time" office:time-value="PT00H00M00S" calcext:value-type="time">
            <text:p>00:00</text:p>
          </table:table-cell>
          <table:table-cell table:style-name="ce63" table:formula="of:=SUM([.W9:.W39])" office:value-type="time" office:time-value="PT00H00M00S" calcext:value-type="time">
            <text:p>00:00</text:p>
          </table:table-cell>
          <table:table-cell table:style-name="ce63" table:formula="of:=SUM([.X9:.X39])" office:value-type="time" office:time-value="PT00H00M00S" calcext:value-type="time">
            <text:p>00:00</text:p>
          </table:table-cell>
          <table:table-cell table:style-name="ce63" table:formula="of:=SUM([.Y9:.Y39])" office:value-type="time" office:time-value="PT00H00M00S" calcext:value-type="time">
            <text:p>00:00</text:p>
          </table:table-cell>
          <table:table-cell table:style-name="ce63" table:formula="of:=SUM([.Z9:.Z39])" office:value-type="time" office:time-value="PT00H00M00S" calcext:value-type="time">
            <text:p>00:00</text:p>
          </table:table-cell>
          <table:table-cell table:style-name="ce65" table:number-columns-repeated="230"/>
          <table:table-cell table:number-columns-repeated="768"/>
        </table:table-row>
        <table:table-row table:style-name="ro2">
          <table:table-cell table:style-name="ce41" table:formula="of:=TEXT([.B9];&quot;jjjj&quot;)" office:value-type="string" office:string-value="samedi" calcext:value-type="string">
            <text:p>samedi</text:p>
          </table:table-cell>
          <table:table-cell table:style-name="ce66" table:formula="of:=EDATE([février.B9];1)" office:value-type="date" office:date-value="2025-03-01" calcext:value-type="date">
            <text:p>01.03.2025</text:p>
          </table:table-cell>
          <table:table-cell table:style-name="ce1" table:formula="of:=IF(OR(WEEKDAY([.B9])=1;WEEKDAY([.B9])=7);0;[.$A$1])" office:value-type="time" office:time-value="PT00H00M00S" calcext:value-type="time">
            <text:p>00:00</text:p>
          </table:table-cell>
          <table:table-cell table:style-name="ce68" table:formula="of:=IF(NOW()&lt;[.B9];0;[.E9]-[.C9])" office:value-type="time" office:time-value="PT00H00M00S" calcext:value-type="time">
            <text:p>00:00</text:p>
          </table:table-cell>
          <table:table-cell table:style-name="ce1" table:formula="of:=[.G9]-[.F9]+[.I9]-[.H9]+[.K9]-[.J9]+[.M9]-[.L9]+[.N9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9]-SUM([.Q9:.Z9])-[.N9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0];&quot;jjjj&quot;)" office:value-type="string" office:string-value="dimanche" calcext:value-type="string">
            <text:p>dimanche</text:p>
          </table:table-cell>
          <table:table-cell table:style-name="ce66" table:formula="of:=[.B9]+1" office:value-type="date" office:date-value="2025-03-02" calcext:value-type="date">
            <text:p>02.03.2025</text:p>
          </table:table-cell>
          <table:table-cell table:style-name="ce1" table:formula="of:=IF(OR(WEEKDAY([.B10])=1;WEEKDAY([.B10])=7);0;[.$A$1])" office:value-type="time" office:time-value="PT00H00M00S" calcext:value-type="time">
            <text:p>00:00</text:p>
          </table:table-cell>
          <table:table-cell table:style-name="ce68" table:formula="of:=IF(NOW()&lt;[.B10];0;[.E10]-[.C10])" office:value-type="time" office:time-value="PT00H00M00S" calcext:value-type="time">
            <text:p>00:00</text:p>
          </table:table-cell>
          <table:table-cell table:style-name="ce1" table:formula="of:=[.G10]-[.F10]+[.I10]-[.H10]+[.K10]-[.J10]+[.M10]-[.L10]+[.N10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0]-SUM([.Q10:.Z10])-[.N10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1];&quot;jjjj&quot;)" office:value-type="string" office:string-value="lundi" calcext:value-type="string">
            <text:p>lundi</text:p>
          </table:table-cell>
          <table:table-cell table:style-name="ce66" table:formula="of:=[.B10]+1" office:value-type="date" office:date-value="2025-03-03" calcext:value-type="date">
            <text:p>03.03.2025</text:p>
          </table:table-cell>
          <table:table-cell table:style-name="ce1" table:formula="of:=IF(OR(WEEKDAY([.B11])=1;WEEKDAY([.B11])=7);0;[.$A$1])" office:value-type="time" office:time-value="PT08H17M00S" calcext:value-type="time">
            <text:p>08:17</text:p>
          </table:table-cell>
          <table:table-cell table:style-name="ce68" table:formula="of:=IF(NOW()&lt;[.B11];0;[.E11]-[.C11])" office:value-type="time" office:time-value="PT00H00M00S" calcext:value-type="time">
            <text:p>00:00</text:p>
          </table:table-cell>
          <table:table-cell table:style-name="ce1" table:formula="of:=[.G11]-[.F11]+[.I11]-[.H11]+[.K11]-[.J11]+[.M11]-[.L11]+[.N11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1]-SUM([.Q11:.Z11])-[.N11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2];&quot;jjjj&quot;)" office:value-type="string" office:string-value="mardi" calcext:value-type="string">
            <text:p>mardi</text:p>
          </table:table-cell>
          <table:table-cell table:style-name="ce66" table:formula="of:=[.B11]+1" office:value-type="date" office:date-value="2025-03-04" calcext:value-type="date">
            <text:p>04.03.2025</text:p>
          </table:table-cell>
          <table:table-cell table:style-name="ce1" table:formula="of:=IF(OR(WEEKDAY([.B12])=1;WEEKDAY([.B12])=7);0;[.$A$1])" office:value-type="time" office:time-value="PT08H17M00S" calcext:value-type="time">
            <text:p>08:17</text:p>
          </table:table-cell>
          <table:table-cell table:style-name="ce68" table:formula="of:=IF(NOW()&lt;[.B12];0;[.E12]-[.C12])" office:value-type="time" office:time-value="PT00H00M00S" calcext:value-type="time">
            <text:p>00:00</text:p>
          </table:table-cell>
          <table:table-cell table:style-name="ce1" table:formula="of:=[.G12]-[.F12]+[.I12]-[.H12]+[.K12]-[.J12]+[.M12]-[.L12]+[.N12]*[.$A$1]" office:value-type="time" office:time-value="PT00H00M00S" calcext:value-type="time">
            <text:p>00:00</text:p>
          </table:table-cell>
          <table:table-cell table:style-name="ce1" table:number-columns-repeated="4"/>
          <table:table-cell table:number-columns-repeated="2"/>
          <table:table-cell table:style-name="ce1" table:number-columns-repeated="2"/>
          <table:table-cell table:style-name="ce71" office:value-type="float" office:value="0" calcext:value-type="float">
            <text:p>0.0</text:p>
          </table:table-cell>
          <table:table-cell/>
          <table:table-cell table:formula="of:=[.E12]-SUM([.Q12:.Z12])-[.N12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3];&quot;jjjj&quot;)" office:value-type="string" office:string-value="mercredi" calcext:value-type="string">
            <text:p>mercredi</text:p>
          </table:table-cell>
          <table:table-cell table:style-name="ce66" table:formula="of:=[.B12]+1" office:value-type="date" office:date-value="2025-03-05" calcext:value-type="date">
            <text:p>05.03.2025</text:p>
          </table:table-cell>
          <table:table-cell table:style-name="ce1" table:formula="of:=IF(OR(WEEKDAY([.B13])=1;WEEKDAY([.B13])=7);0;[.$A$1])" office:value-type="time" office:time-value="PT08H17M00S" calcext:value-type="time">
            <text:p>08:17</text:p>
          </table:table-cell>
          <table:table-cell table:style-name="ce68" table:formula="of:=IF(NOW()&lt;[.B13];0;[.E13]-[.C13])" office:value-type="time" office:time-value="PT00H00M00S" calcext:value-type="time">
            <text:p>00:00</text:p>
          </table:table-cell>
          <table:table-cell table:style-name="ce1" table:formula="of:=[.G13]-[.F13]+[.I13]-[.H13]+[.K13]-[.J13]+[.M13]-[.L13]+[.N13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3]-SUM([.Q13:.Z13])-[.N13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4];&quot;jjjj&quot;)" office:value-type="string" office:string-value="jeudi" calcext:value-type="string">
            <text:p>jeudi</text:p>
          </table:table-cell>
          <table:table-cell table:style-name="ce66" table:formula="of:=[.B13]+1" office:value-type="date" office:date-value="2025-03-06" calcext:value-type="date">
            <text:p>06.03.2025</text:p>
          </table:table-cell>
          <table:table-cell table:style-name="ce1" table:formula="of:=IF(OR(WEEKDAY([.B14])=1;WEEKDAY([.B14])=7);0;[.$A$1])" office:value-type="time" office:time-value="PT08H17M00S" calcext:value-type="time">
            <text:p>08:17</text:p>
          </table:table-cell>
          <table:table-cell table:style-name="ce68" table:formula="of:=IF(NOW()&lt;[.B14];0;[.E14]-[.C14])" office:value-type="time" office:time-value="PT00H00M00S" calcext:value-type="time">
            <text:p>00:00</text:p>
          </table:table-cell>
          <table:table-cell table:style-name="ce1" table:formula="of:=[.G14]-[.F14]+[.I14]-[.H14]+[.K14]-[.J14]+[.M14]-[.L14]+[.N14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4]-SUM([.Q14:.Z14])-[.N14]*[.$A$1]" office:value-type="time" office:time-value="PT00H00M00S" calcext:value-type="time">
            <text:p>00:00</text:p>
          </table:table-cell>
          <table:table-cell table:number-columns-repeated="10"/>
          <table:table-cell table:style-name="ce75"/>
          <table:table-cell table:number-columns-repeated="997"/>
        </table:table-row>
        <table:table-row table:style-name="ro2">
          <table:table-cell table:style-name="ce41" table:formula="of:=TEXT([.B15];&quot;jjjj&quot;)" office:value-type="string" office:string-value="vendredi" calcext:value-type="string">
            <text:p>vendredi</text:p>
          </table:table-cell>
          <table:table-cell table:style-name="ce66" table:formula="of:=[.B14]+1" office:value-type="date" office:date-value="2025-03-07" calcext:value-type="date">
            <text:p>07.03.2025</text:p>
          </table:table-cell>
          <table:table-cell table:style-name="ce1" table:formula="of:=IF(OR(WEEKDAY([.B15])=1;WEEKDAY([.B15])=7);0;[.$A$1])" office:value-type="time" office:time-value="PT08H17M00S" calcext:value-type="time">
            <text:p>08:17</text:p>
          </table:table-cell>
          <table:table-cell table:style-name="ce68" table:formula="of:=IF(NOW()&lt;[.B15];0;[.E15]-[.C15])" office:value-type="time" office:time-value="PT00H00M00S" calcext:value-type="time">
            <text:p>00:00</text:p>
          </table:table-cell>
          <table:table-cell table:style-name="ce1" table:formula="of:=[.G15]-[.F15]+[.I15]-[.H15]+[.K15]-[.J15]+[.M15]-[.L15]+[.N15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5]-SUM([.Q15:.Z15])-[.N15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6];&quot;jjjj&quot;)" office:value-type="string" office:string-value="samedi" calcext:value-type="string">
            <text:p>samedi</text:p>
          </table:table-cell>
          <table:table-cell table:style-name="ce66" table:formula="of:=[.B15]+1" office:value-type="date" office:date-value="2025-03-08" calcext:value-type="date">
            <text:p>08.03.2025</text:p>
          </table:table-cell>
          <table:table-cell table:style-name="ce1" table:formula="of:=IF(OR(WEEKDAY([.B16])=1;WEEKDAY([.B16])=7);0;[.$A$1])" office:value-type="time" office:time-value="PT00H00M00S" calcext:value-type="time">
            <text:p>00:00</text:p>
          </table:table-cell>
          <table:table-cell table:style-name="ce68" table:formula="of:=IF(NOW()&lt;[.B16];0;[.E16]-[.C16])" office:value-type="time" office:time-value="PT00H00M00S" calcext:value-type="time">
            <text:p>00:00</text:p>
          </table:table-cell>
          <table:table-cell table:style-name="ce1" table:formula="of:=[.G16]-[.F16]+[.I16]-[.H16]+[.K16]-[.J16]+[.M16]-[.L16]+[.N16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6]-SUM([.Q16:.Z16])-[.N16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7];&quot;jjjj&quot;)" office:value-type="string" office:string-value="dimanche" calcext:value-type="string">
            <text:p>dimanche</text:p>
          </table:table-cell>
          <table:table-cell table:style-name="ce66" table:formula="of:=[.B16]+1" office:value-type="date" office:date-value="2025-03-09" calcext:value-type="date">
            <text:p>09.03.2025</text:p>
          </table:table-cell>
          <table:table-cell table:style-name="ce1" table:formula="of:=IF(OR(WEEKDAY([.B17])=1;WEEKDAY([.B17])=7);0;[.$A$1])" office:value-type="time" office:time-value="PT00H00M00S" calcext:value-type="time">
            <text:p>00:00</text:p>
          </table:table-cell>
          <table:table-cell table:style-name="ce68" table:formula="of:=IF(NOW()&lt;[.B17];0;[.E17]-[.C17])" office:value-type="time" office:time-value="PT00H00M00S" calcext:value-type="time">
            <text:p>00:00</text:p>
          </table:table-cell>
          <table:table-cell table:style-name="ce1" table:formula="of:=[.G17]-[.F17]+[.I17]-[.H17]+[.K17]-[.J17]+[.M17]-[.L17]+[.N17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7]-SUM([.Q17:.Z17])-[.N17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8];&quot;jjjj&quot;)" office:value-type="string" office:string-value="lundi" calcext:value-type="string">
            <text:p>lundi</text:p>
          </table:table-cell>
          <table:table-cell table:style-name="ce66" table:formula="of:=[.B17]+1" office:value-type="date" office:date-value="2025-03-10" calcext:value-type="date">
            <text:p>10.03.2025</text:p>
          </table:table-cell>
          <table:table-cell table:style-name="ce1" table:formula="of:=IF(OR(WEEKDAY([.B18])=1;WEEKDAY([.B18])=7);0;[.$A$1])" office:value-type="time" office:time-value="PT08H17M00S" calcext:value-type="time">
            <text:p>08:17</text:p>
          </table:table-cell>
          <table:table-cell table:style-name="ce68" table:formula="of:=IF(NOW()&lt;[.B18];0;[.E18]-[.C18])" office:value-type="time" office:time-value="PT00H00M00S" calcext:value-type="time">
            <text:p>00:00</text:p>
          </table:table-cell>
          <table:table-cell table:style-name="ce1" table:formula="of:=[.G18]-[.F18]+[.I18]-[.H18]+[.K18]-[.J18]+[.M18]-[.L18]+[.N18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8]-SUM([.Q18:.Z18])-[.N18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9];&quot;jjjj&quot;)" office:value-type="string" office:string-value="mardi" calcext:value-type="string">
            <text:p>mardi</text:p>
          </table:table-cell>
          <table:table-cell table:style-name="ce66" table:formula="of:=[.B18]+1" office:value-type="date" office:date-value="2025-03-11" calcext:value-type="date">
            <text:p>11.03.2025</text:p>
          </table:table-cell>
          <table:table-cell table:style-name="ce1" table:formula="of:=IF(OR(WEEKDAY([.B19])=1;WEEKDAY([.B19])=7);0;[.$A$1])" office:value-type="time" office:time-value="PT08H17M00S" calcext:value-type="time">
            <text:p>08:17</text:p>
          </table:table-cell>
          <table:table-cell table:style-name="ce68" table:formula="of:=IF(NOW()&lt;[.B19];0;[.E19]-[.C19])" office:value-type="time" office:time-value="PT00H00M00S" calcext:value-type="time">
            <text:p>00:00</text:p>
          </table:table-cell>
          <table:table-cell table:style-name="ce1" table:formula="of:=[.G19]-[.F19]+[.I19]-[.H19]+[.K19]-[.J19]+[.M19]-[.L19]+[.N19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9]-SUM([.Q19:.Z19])-[.N19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0];&quot;jjjj&quot;)" office:value-type="string" office:string-value="mercredi" calcext:value-type="string">
            <text:p>mercredi</text:p>
          </table:table-cell>
          <table:table-cell table:style-name="ce66" table:formula="of:=[.B19]+1" office:value-type="date" office:date-value="2025-03-12" calcext:value-type="date">
            <text:p>12.03.2025</text:p>
          </table:table-cell>
          <table:table-cell table:style-name="ce1" table:formula="of:=IF(OR(WEEKDAY([.B20])=1;WEEKDAY([.B20])=7);0;[.$A$1])" office:value-type="time" office:time-value="PT08H17M00S" calcext:value-type="time">
            <text:p>08:17</text:p>
          </table:table-cell>
          <table:table-cell table:style-name="ce68" table:formula="of:=IF(NOW()&lt;[.B20];0;[.E20]-[.C20])" office:value-type="time" office:time-value="PT00H00M00S" calcext:value-type="time">
            <text:p>00:00</text:p>
          </table:table-cell>
          <table:table-cell table:style-name="ce1" table:formula="of:=[.G20]-[.F20]+[.I20]-[.H20]+[.K20]-[.J20]+[.M20]-[.L20]+[.N20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0]-SUM([.Q20:.Z20])-[.N20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1];&quot;jjjj&quot;)" office:value-type="string" office:string-value="jeudi" calcext:value-type="string">
            <text:p>jeudi</text:p>
          </table:table-cell>
          <table:table-cell table:style-name="ce66" table:formula="of:=[.B20]+1" office:value-type="date" office:date-value="2025-03-13" calcext:value-type="date">
            <text:p>13.03.2025</text:p>
          </table:table-cell>
          <table:table-cell table:style-name="ce1" table:formula="of:=IF(OR(WEEKDAY([.B21])=1;WEEKDAY([.B21])=7);0;[.$A$1])" office:value-type="time" office:time-value="PT08H17M00S" calcext:value-type="time">
            <text:p>08:17</text:p>
          </table:table-cell>
          <table:table-cell table:style-name="ce68" table:formula="of:=IF(NOW()&lt;[.B21];0;[.E21]-[.C21])" office:value-type="time" office:time-value="PT00H00M00S" calcext:value-type="time">
            <text:p>00:00</text:p>
          </table:table-cell>
          <table:table-cell table:style-name="ce1" table:formula="of:=[.G21]-[.F21]+[.I21]-[.H21]+[.K21]-[.J21]+[.M21]-[.L21]+[.N21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1]-SUM([.Q21:.Z21])-[.N21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2];&quot;jjjj&quot;)" office:value-type="string" office:string-value="vendredi" calcext:value-type="string">
            <text:p>vendredi</text:p>
          </table:table-cell>
          <table:table-cell table:style-name="ce66" table:formula="of:=[.B21]+1" office:value-type="date" office:date-value="2025-03-14" calcext:value-type="date">
            <text:p>14.03.2025</text:p>
          </table:table-cell>
          <table:table-cell table:style-name="ce1" table:formula="of:=IF(OR(WEEKDAY([.B22])=1;WEEKDAY([.B22])=7);0;[.$A$1])" office:value-type="time" office:time-value="PT08H17M00S" calcext:value-type="time">
            <text:p>08:17</text:p>
          </table:table-cell>
          <table:table-cell table:style-name="ce68" table:formula="of:=IF(NOW()&lt;[.B22];0;[.E22]-[.C22])" office:value-type="time" office:time-value="PT00H00M00S" calcext:value-type="time">
            <text:p>00:00</text:p>
          </table:table-cell>
          <table:table-cell table:style-name="ce1" table:formula="of:=[.G22]-[.F22]+[.I22]-[.H22]+[.K22]-[.J22]+[.M22]-[.L22]+[.N22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2]-SUM([.Q22:.Z22])-[.N22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3];&quot;jjjj&quot;)" office:value-type="string" office:string-value="samedi" calcext:value-type="string">
            <text:p>samedi</text:p>
          </table:table-cell>
          <table:table-cell table:style-name="ce66" table:formula="of:=[.B22]+1" office:value-type="date" office:date-value="2025-03-15" calcext:value-type="date">
            <text:p>15.03.2025</text:p>
          </table:table-cell>
          <table:table-cell table:style-name="ce1" table:formula="of:=IF(OR(WEEKDAY([.B23])=1;WEEKDAY([.B23])=7);0;[.$A$1])" office:value-type="time" office:time-value="PT00H00M00S" calcext:value-type="time">
            <text:p>00:00</text:p>
          </table:table-cell>
          <table:table-cell table:style-name="ce68" table:formula="of:=IF(NOW()&lt;[.B23];0;[.E23]-[.C23])" office:value-type="time" office:time-value="PT00H00M00S" calcext:value-type="time">
            <text:p>00:00</text:p>
          </table:table-cell>
          <table:table-cell table:style-name="ce1" table:formula="of:=[.G23]-[.F23]+[.I23]-[.H23]+[.K23]-[.J23]+[.M23]-[.L23]+[.N23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3]-SUM([.Q23:.Z23])-[.N23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4];&quot;jjjj&quot;)" office:value-type="string" office:string-value="dimanche" calcext:value-type="string">
            <text:p>dimanche</text:p>
          </table:table-cell>
          <table:table-cell table:style-name="ce66" table:formula="of:=[.B23]+1" office:value-type="date" office:date-value="2025-03-16" calcext:value-type="date">
            <text:p>16.03.2025</text:p>
          </table:table-cell>
          <table:table-cell table:style-name="ce1" table:formula="of:=IF(OR(WEEKDAY([.B24])=1;WEEKDAY([.B24])=7);0;[.$A$1])" office:value-type="time" office:time-value="PT00H00M00S" calcext:value-type="time">
            <text:p>00:00</text:p>
          </table:table-cell>
          <table:table-cell table:style-name="ce68" table:formula="of:=IF(NOW()&lt;[.B24];0;[.E24]-[.C24])" office:value-type="time" office:time-value="PT00H00M00S" calcext:value-type="time">
            <text:p>00:00</text:p>
          </table:table-cell>
          <table:table-cell table:style-name="ce1" table:formula="of:=[.G24]-[.F24]+[.I24]-[.H24]+[.K24]-[.J24]+[.M24]-[.L24]+[.N24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4]-SUM([.Q24:.Z24])-[.N24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5];&quot;jjjj&quot;)" office:value-type="string" office:string-value="lundi" calcext:value-type="string">
            <text:p>lundi</text:p>
          </table:table-cell>
          <table:table-cell table:style-name="ce66" table:formula="of:=[.B24]+1" office:value-type="date" office:date-value="2025-03-17" calcext:value-type="date">
            <text:p>17.03.2025</text:p>
          </table:table-cell>
          <table:table-cell table:style-name="ce1" table:formula="of:=IF(OR(WEEKDAY([.B25])=1;WEEKDAY([.B25])=7);0;[.$A$1])" office:value-type="time" office:time-value="PT08H17M00S" calcext:value-type="time">
            <text:p>08:17</text:p>
          </table:table-cell>
          <table:table-cell table:style-name="ce68" table:formula="of:=IF(NOW()&lt;[.B25];0;[.E25]-[.C25])" office:value-type="time" office:time-value="PT00H00M00S" calcext:value-type="time">
            <text:p>00:00</text:p>
          </table:table-cell>
          <table:table-cell table:style-name="ce1" table:formula="of:=[.G25]-[.F25]+[.I25]-[.H25]+[.K25]-[.J25]+[.M25]-[.L25]+[.N25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5]-SUM([.Q25:.Z25])-[.N25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6];&quot;jjjj&quot;)" office:value-type="string" office:string-value="mardi" calcext:value-type="string">
            <text:p>mardi</text:p>
          </table:table-cell>
          <table:table-cell table:style-name="ce66" table:formula="of:=[.B25]+1" office:value-type="date" office:date-value="2025-03-18" calcext:value-type="date">
            <text:p>18.03.2025</text:p>
          </table:table-cell>
          <table:table-cell table:style-name="ce1" table:formula="of:=IF(OR(WEEKDAY([.B26])=1;WEEKDAY([.B26])=7);0;[.$A$1])" office:value-type="time" office:time-value="PT08H17M00S" calcext:value-type="time">
            <text:p>08:17</text:p>
          </table:table-cell>
          <table:table-cell table:style-name="ce68" table:formula="of:=IF(NOW()&lt;[.B26];0;[.E26]-[.C26])" office:value-type="time" office:time-value="PT00H00M00S" calcext:value-type="time">
            <text:p>00:00</text:p>
          </table:table-cell>
          <table:table-cell table:style-name="ce1" table:formula="of:=[.G26]-[.F26]+[.I26]-[.H26]+[.K26]-[.J26]+[.M26]-[.L26]+[.N26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6]-SUM([.Q26:.Z26])-[.N26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7];&quot;jjjj&quot;)" office:value-type="string" office:string-value="mercredi" calcext:value-type="string">
            <text:p>mercredi</text:p>
          </table:table-cell>
          <table:table-cell table:style-name="ce66" table:formula="of:=[.B26]+1" office:value-type="date" office:date-value="2025-03-19" calcext:value-type="date">
            <text:p>19.03.2025</text:p>
          </table:table-cell>
          <table:table-cell table:style-name="ce1" table:formula="of:=IF(OR(WEEKDAY([.B27])=1;WEEKDAY([.B27])=7);0;[.$A$1])" office:value-type="time" office:time-value="PT08H17M00S" calcext:value-type="time">
            <text:p>08:17</text:p>
          </table:table-cell>
          <table:table-cell table:style-name="ce68" table:formula="of:=IF(NOW()&lt;[.B27];0;[.E27]-[.C27])" office:value-type="time" office:time-value="PT00H00M00S" calcext:value-type="time">
            <text:p>00:00</text:p>
          </table:table-cell>
          <table:table-cell table:style-name="ce1" table:formula="of:=[.G27]-[.F27]+[.I27]-[.H27]+[.K27]-[.J27]+[.M27]-[.L27]+[.N27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7]-SUM([.Q27:.Z27])-[.N27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8];&quot;jjjj&quot;)" office:value-type="string" office:string-value="jeudi" calcext:value-type="string">
            <text:p>jeudi</text:p>
          </table:table-cell>
          <table:table-cell table:style-name="ce66" table:formula="of:=[.B27]+1" office:value-type="date" office:date-value="2025-03-20" calcext:value-type="date">
            <text:p>20.03.2025</text:p>
          </table:table-cell>
          <table:table-cell table:style-name="ce1" table:formula="of:=IF(OR(WEEKDAY([.B28])=1;WEEKDAY([.B28])=7);0;[.$A$1])" office:value-type="time" office:time-value="PT08H17M00S" calcext:value-type="time">
            <text:p>08:17</text:p>
          </table:table-cell>
          <table:table-cell table:style-name="ce68" table:formula="of:=IF(NOW()&lt;[.B28];0;[.E28]-[.C28])" office:value-type="time" office:time-value="PT00H00M00S" calcext:value-type="time">
            <text:p>00:00</text:p>
          </table:table-cell>
          <table:table-cell table:style-name="ce1" table:formula="of:=[.G28]-[.F28]+[.I28]-[.H28]+[.K28]-[.J28]+[.M28]-[.L28]+[.N28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8]-SUM([.Q28:.Z28])-[.N28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9];&quot;jjjj&quot;)" office:value-type="string" office:string-value="vendredi" calcext:value-type="string">
            <text:p>vendredi</text:p>
          </table:table-cell>
          <table:table-cell table:style-name="ce66" table:formula="of:=[.B28]+1" office:value-type="date" office:date-value="2025-03-21" calcext:value-type="date">
            <text:p>21.03.2025</text:p>
          </table:table-cell>
          <table:table-cell table:style-name="ce1" table:formula="of:=IF(OR(WEEKDAY([.B29])=1;WEEKDAY([.B29])=7);0;[.$A$1])" office:value-type="time" office:time-value="PT08H17M00S" calcext:value-type="time">
            <text:p>08:17</text:p>
          </table:table-cell>
          <table:table-cell table:style-name="ce68" table:formula="of:=IF(NOW()&lt;[.B29];0;[.E29]-[.C29])" office:value-type="time" office:time-value="PT00H00M00S" calcext:value-type="time">
            <text:p>00:00</text:p>
          </table:table-cell>
          <table:table-cell table:style-name="ce1" table:formula="of:=[.G29]-[.F29]+[.I29]-[.H29]+[.K29]-[.J29]+[.M29]-[.L29]+[.N29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9]-SUM([.Q29:.Z29])-[.N29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0];&quot;jjjj&quot;)" office:value-type="string" office:string-value="samedi" calcext:value-type="string">
            <text:p>samedi</text:p>
          </table:table-cell>
          <table:table-cell table:style-name="ce66" table:formula="of:=[.B29]+1" office:value-type="date" office:date-value="2025-03-22" calcext:value-type="date">
            <text:p>22.03.2025</text:p>
          </table:table-cell>
          <table:table-cell table:style-name="ce1" table:formula="of:=IF(OR(WEEKDAY([.B30])=1;WEEKDAY([.B30])=7);0;[.$A$1])" office:value-type="time" office:time-value="PT00H00M00S" calcext:value-type="time">
            <text:p>00:00</text:p>
          </table:table-cell>
          <table:table-cell table:style-name="ce68" table:formula="of:=IF(NOW()&lt;[.B30];0;[.E30]-[.C30])" office:value-type="time" office:time-value="PT00H00M00S" calcext:value-type="time">
            <text:p>00:00</text:p>
          </table:table-cell>
          <table:table-cell table:style-name="ce1" table:formula="of:=[.G30]-[.F30]+[.I30]-[.H30]+[.K30]-[.J30]+[.M30]-[.L30]+[.N30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0]-SUM([.Q30:.Z30])-[.N30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1];&quot;jjjj&quot;)" office:value-type="string" office:string-value="dimanche" calcext:value-type="string">
            <text:p>dimanche</text:p>
          </table:table-cell>
          <table:table-cell table:style-name="ce66" table:formula="of:=[.B30]+1" office:value-type="date" office:date-value="2025-03-23" calcext:value-type="date">
            <text:p>23.03.2025</text:p>
          </table:table-cell>
          <table:table-cell table:style-name="ce1" table:formula="of:=IF(OR(WEEKDAY([.B31])=1;WEEKDAY([.B31])=7);0;[.$A$1])" office:value-type="time" office:time-value="PT00H00M00S" calcext:value-type="time">
            <text:p>00:00</text:p>
          </table:table-cell>
          <table:table-cell table:style-name="ce68" table:formula="of:=IF(NOW()&lt;[.B31];0;[.E31]-[.C31])" office:value-type="time" office:time-value="PT00H00M00S" calcext:value-type="time">
            <text:p>00:00</text:p>
          </table:table-cell>
          <table:table-cell table:style-name="ce1" table:formula="of:=[.G31]-[.F31]+[.I31]-[.H31]+[.K31]-[.J31]+[.M31]-[.L31]+[.N31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1]-SUM([.Q31:.Z31])-[.N31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2];&quot;jjjj&quot;)" office:value-type="string" office:string-value="lundi" calcext:value-type="string">
            <text:p>lundi</text:p>
          </table:table-cell>
          <table:table-cell table:style-name="ce66" table:formula="of:=[.B31]+1" office:value-type="date" office:date-value="2025-03-24" calcext:value-type="date">
            <text:p>24.03.2025</text:p>
          </table:table-cell>
          <table:table-cell table:style-name="ce1" table:formula="of:=IF(OR(WEEKDAY([.B32])=1;WEEKDAY([.B32])=7);0;[.$A$1])" office:value-type="time" office:time-value="PT08H17M00S" calcext:value-type="time">
            <text:p>08:17</text:p>
          </table:table-cell>
          <table:table-cell table:style-name="ce68" table:formula="of:=IF(NOW()&lt;[.B32];0;[.E32]-[.C32])" office:value-type="time" office:time-value="PT00H00M00S" calcext:value-type="time">
            <text:p>00:00</text:p>
          </table:table-cell>
          <table:table-cell table:style-name="ce1" table:formula="of:=[.G32]-[.F32]+[.I32]-[.H32]+[.K32]-[.J32]+[.M32]-[.L32]+[.N32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2]-SUM([.Q32:.Z32])-[.N32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3];&quot;jjjj&quot;)" office:value-type="string" office:string-value="mardi" calcext:value-type="string">
            <text:p>mardi</text:p>
          </table:table-cell>
          <table:table-cell table:style-name="ce66" table:formula="of:=[.B32]+1" office:value-type="date" office:date-value="2025-03-25" calcext:value-type="date">
            <text:p>25.03.2025</text:p>
          </table:table-cell>
          <table:table-cell table:style-name="ce1" table:formula="of:=IF(OR(WEEKDAY([.B33])=1;WEEKDAY([.B33])=7);0;[.$A$1])" office:value-type="time" office:time-value="PT08H17M00S" calcext:value-type="time">
            <text:p>08:17</text:p>
          </table:table-cell>
          <table:table-cell table:style-name="ce68" table:formula="of:=IF(NOW()&lt;[.B33];0;[.E33]-[.C33])" office:value-type="time" office:time-value="PT00H00M00S" calcext:value-type="time">
            <text:p>00:00</text:p>
          </table:table-cell>
          <table:table-cell table:style-name="ce1" table:formula="of:=[.G33]-[.F33]+[.I33]-[.H33]+[.K33]-[.J33]+[.M33]-[.L33]+[.N33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3]-SUM([.Q33:.Z33])-[.N33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4];&quot;jjjj&quot;)" office:value-type="string" office:string-value="mercredi" calcext:value-type="string">
            <text:p>mercredi</text:p>
          </table:table-cell>
          <table:table-cell table:style-name="ce66" table:formula="of:=[.B33]+1" office:value-type="date" office:date-value="2025-03-26" calcext:value-type="date">
            <text:p>26.03.2025</text:p>
          </table:table-cell>
          <table:table-cell table:style-name="ce1" table:formula="of:=IF(OR(WEEKDAY([.B34])=1;WEEKDAY([.B34])=7);0;[.$A$1])" office:value-type="time" office:time-value="PT08H17M00S" calcext:value-type="time">
            <text:p>08:17</text:p>
          </table:table-cell>
          <table:table-cell table:style-name="ce68" table:formula="of:=IF(NOW()&lt;[.B34];0;[.E34]-[.C34])" office:value-type="time" office:time-value="PT00H00M00S" calcext:value-type="time">
            <text:p>00:00</text:p>
          </table:table-cell>
          <table:table-cell table:style-name="ce1" table:formula="of:=[.G34]-[.F34]+[.I34]-[.H34]+[.K34]-[.J34]+[.M34]-[.L34]+[.N34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4]-SUM([.Q34:.Z34])-[.N34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5];&quot;jjjj&quot;)" office:value-type="string" office:string-value="jeudi" calcext:value-type="string">
            <text:p>jeudi</text:p>
          </table:table-cell>
          <table:table-cell table:style-name="ce66" table:formula="of:=[.B34]+1" office:value-type="date" office:date-value="2025-03-27" calcext:value-type="date">
            <text:p>27.03.2025</text:p>
          </table:table-cell>
          <table:table-cell table:style-name="ce1" table:formula="of:=IF(OR(WEEKDAY([.B35])=1;WEEKDAY([.B35])=7);0;[.$A$1])" office:value-type="time" office:time-value="PT08H17M00S" calcext:value-type="time">
            <text:p>08:17</text:p>
          </table:table-cell>
          <table:table-cell table:style-name="ce68" table:formula="of:=IF(NOW()&lt;[.B35];0;[.E35]-[.C35])" office:value-type="time" office:time-value="PT00H00M00S" calcext:value-type="time">
            <text:p>00:00</text:p>
          </table:table-cell>
          <table:table-cell table:style-name="ce1" table:formula="of:=[.G35]-[.F35]+[.I35]-[.H35]+[.K35]-[.J35]+[.M35]-[.L35]+[.N35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5]-SUM([.Q35:.Z35])-[.N35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6];&quot;jjjj&quot;)" office:value-type="string" office:string-value="vendredi" calcext:value-type="string">
            <text:p>vendredi</text:p>
          </table:table-cell>
          <table:table-cell table:style-name="ce66" table:formula="of:=[.B35]+1" office:value-type="date" office:date-value="2025-03-28" calcext:value-type="date">
            <text:p>28.03.2025</text:p>
          </table:table-cell>
          <table:table-cell table:style-name="ce1" table:formula="of:=IF(OR(WEEKDAY([.B36])=1;WEEKDAY([.B36])=7);0;[.$A$1])" office:value-type="time" office:time-value="PT08H17M00S" calcext:value-type="time">
            <text:p>08:17</text:p>
          </table:table-cell>
          <table:table-cell table:style-name="ce68" table:formula="of:=IF(NOW()&lt;[.B36];0;[.E36]-[.C36])" office:value-type="time" office:time-value="PT00H00M00S" calcext:value-type="time">
            <text:p>00:00</text:p>
          </table:table-cell>
          <table:table-cell table:style-name="ce1" table:formula="of:=[.G36]-[.F36]+[.I36]-[.H36]+[.K36]-[.J36]+[.M36]-[.L36]+[.N36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6]-SUM([.Q36:.Z36])-[.N36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7];&quot;jjjj&quot;)" office:value-type="string" office:string-value="samedi" calcext:value-type="string">
            <text:p>samedi</text:p>
          </table:table-cell>
          <table:table-cell table:style-name="ce66" table:formula="of:=[.B36]+1" office:value-type="date" office:date-value="2025-03-29" calcext:value-type="date">
            <text:p>29.03.2025</text:p>
          </table:table-cell>
          <table:table-cell table:style-name="ce1" table:formula="of:=IF(OR(WEEKDAY([.B37])=1;WEEKDAY([.B37])=7);0;[.$A$1])" office:value-type="time" office:time-value="PT00H00M00S" calcext:value-type="time">
            <text:p>00:00</text:p>
          </table:table-cell>
          <table:table-cell table:style-name="ce68" table:formula="of:=IF(NOW()&lt;[.B37];0;[.E37]-[.C37])" office:value-type="time" office:time-value="PT00H00M00S" calcext:value-type="time">
            <text:p>00:00</text:p>
          </table:table-cell>
          <table:table-cell table:style-name="ce1" table:formula="of:=[.G37]-[.F37]+[.I37]-[.H37]+[.K37]-[.J37]+[.M37]-[.L37]+[.N37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7]-SUM([.Q37:.Z37])-[.N37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8];&quot;jjjj&quot;)" office:value-type="string" office:string-value="dimanche" calcext:value-type="string">
            <text:p>dimanche</text:p>
          </table:table-cell>
          <table:table-cell table:style-name="ce66" table:formula="of:=[.B37]+1" office:value-type="date" office:date-value="2025-03-30" calcext:value-type="date">
            <text:p>30.03.2025</text:p>
          </table:table-cell>
          <table:table-cell table:style-name="ce1" table:formula="of:=IF(OR(WEEKDAY([.B38])=1;WEEKDAY([.B38])=7);0;[.$A$1])" office:value-type="time" office:time-value="PT00H00M00S" calcext:value-type="time">
            <text:p>00:00</text:p>
          </table:table-cell>
          <table:table-cell table:style-name="ce68" table:formula="of:=IF(NOW()&lt;[.B38];0;[.E38]-[.C38])" office:value-type="time" office:time-value="PT00H00M00S" calcext:value-type="time">
            <text:p>00:00</text:p>
          </table:table-cell>
          <table:table-cell table:style-name="ce1" table:formula="of:=[.G38]-[.F38]+[.I38]-[.H38]+[.K38]-[.J38]+[.M38]-[.L38]+[.N38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8]-SUM([.Q38:.Z38])-[.N38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9];&quot;jjjj&quot;)" office:value-type="string" office:string-value="lundi" calcext:value-type="string">
            <text:p>lundi</text:p>
          </table:table-cell>
          <table:table-cell table:style-name="ce66" table:formula="of:=[.B38]+1" office:value-type="date" office:date-value="2025-03-31" calcext:value-type="date">
            <text:p>31.03.2025</text:p>
          </table:table-cell>
          <table:table-cell table:style-name="ce1" table:formula="of:=IF(OR(WEEKDAY([.B39])=1;WEEKDAY([.B39])=7);0;[.$A$1])" office:value-type="time" office:time-value="PT08H17M00S" calcext:value-type="time">
            <text:p>08:17</text:p>
          </table:table-cell>
          <table:table-cell table:style-name="ce68" table:formula="of:=IF(NOW()&lt;[.B39];0;[.E39]-[.C39])" office:value-type="time" office:time-value="PT00H00M00S" calcext:value-type="time">
            <text:p>00:00</text:p>
          </table:table-cell>
          <table:table-cell table:style-name="ce1" table:formula="of:=[.G39]-[.F39]+[.I39]-[.H39]+[.K39]-[.J39]+[.M39]-[.L39]+[.N39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9]-SUM([.Q39:.Z39])-[.N39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1"/>
          <table:table-cell table:style-name="ce69"/>
          <table:table-cell table:number-columns-repeated="1020"/>
        </table:table-row>
        <table:table-row table:style-name="ro2" table:number-rows-repeated="3">
          <table:table-cell table:number-columns-repeated="2"/>
          <table:table-cell table:style-name="ce1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 table:number-rows-repeated="65492">
          <table:table-cell table:number-columns-repeated="2"/>
          <table:table-cell table:style-name="ce1"/>
          <table:table-cell table:number-columns-repeated="1021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vril" table:style-name="ta1" table:print-ranges="avril.A1:avril.O39">
        <office:forms form:automatic-focus="false" form:apply-design-mode="false"/>
        <table:table-column table:style-name="co7" table:default-cell-style-name="ce25"/>
        <table:table-column table:style-name="co2" table:default-cell-style-name="ce25"/>
        <table:table-column table:style-name="co3" table:default-cell-style-name="ce25"/>
        <table:table-column table:style-name="co2" table:default-cell-style-name="ce25"/>
        <table:table-column table:style-name="co5" table:default-cell-style-name="ce25"/>
        <table:table-column table:style-name="co16" table:number-columns-repeated="9" table:default-cell-style-name="ce25"/>
        <table:table-column table:style-name="co17" table:default-cell-style-name="ce25"/>
        <table:table-column table:style-name="co11" table:default-cell-style-name="ce1"/>
        <table:table-column table:style-name="co12" table:number-columns-repeated="10" table:default-cell-style-name="ce1"/>
        <table:table-column table:style-name="co12" table:default-cell-style-name="ce25"/>
        <table:table-column table:style-name="co2" table:number-columns-repeated="229" table:default-cell-style-name="ce25"/>
        <table:table-column table:style-name="co6" table:number-columns-repeated="768" table:default-cell-style-name="ce25"/>
        <table:table-row table:style-name="ro3">
          <table:table-cell table:style-name="ce1" table:formula="of:=[mars.A1]" office:value-type="time" office:time-value="PT08H17M00S" calcext:value-type="time">
            <text:p>08:17</text:p>
          </table:table-cell>
          <table:table-cell office:value-type="string" calcext:value-type="string">
            <text:p>horaire journalier</text:p>
          </table:table-cell>
          <table:table-cell table:style-name="ce1"/>
          <table:table-cell/>
          <table:table-cell table:style-name="ce35" table:number-columns-repeated="9"/>
          <table:table-cell table:number-columns-repeated="2"/>
          <table:table-cell table:style-name="ce73" office:value-type="string" calcext:value-type="string">
            <text:p>solde</text:p>
          </table:table-cell>
          <table:table-cell table:style-name="ce58" table:formula="of:=[$init.Q1]" office:value-type="string" office:string-value="assurances, org interne, divers" calcext:value-type="string">
            <text:p>assurances, org interne, divers</text:p>
          </table:table-cell>
          <table:table-cell table:style-name="ce58" table:formula="of:=[$init.R1]" office:value-type="string" office:string-value="informatique" calcext:value-type="string">
            <text:p>informatique</text:p>
          </table:table-cell>
          <table:table-cell table:style-name="ce58" table:formula="of:=[$init.S1]" office:value-type="string" office:string-value="of + stock + gestion cmd et plans clients" calcext:value-type="string">
            <text:p>of + stock + gestion cmd et plans clients</text:p>
          </table:table-cell>
          <table:table-cell table:style-name="ce58" table:formula="of:=[$init.T1]" office:value-type="string" office:string-value="offres, facturation, contact client" calcext:value-type="string">
            <text:p>offres, facturation, contact client</text:p>
          </table:table-cell>
          <table:table-cell table:style-name="ce58" table:formula="of:=[$init.U1]" office:value-type="string" office:string-value="rh" calcext:value-type="string">
            <text:p>rh</text:p>
          </table:table-cell>
          <table:table-cell table:style-name="ce58" table:formula="of:=[$init.V1]" office:value-type="string" office:string-value="achats + contact fournisseurs" calcext:value-type="string">
            <text:p>achats + contact fournisseurs</text:p>
          </table:table-cell>
          <table:table-cell table:style-name="ce58" table:formula="of:=[$init.W1]" office:value-type="string" office:string-value="livraisons, délais, contact clients" calcext:value-type="string">
            <text:p>livraisons, délais, contact clients</text:p>
          </table:table-cell>
          <table:table-cell table:style-name="ce58" table:formula="of:=[$init.X1]" office:value-type="string" office:string-value="qualité" calcext:value-type="string">
            <text:p>qualité</text:p>
          </table:table-cell>
          <table:table-cell table:style-name="ce58" table:formula="of:=[$init.Y1]" office:value-type="string" office:string-value="compta" calcext:value-type="string">
            <text:p>compta</text:p>
          </table:table-cell>
          <table:table-cell table:style-name="ce58" table:formula="of:=[$init.Z1]" office:value-type="string" office:string-value="autre" calcext:value-type="string">
            <text:p>autre</text:p>
          </table:table-cell>
          <table:table-cell table:style-name="ce58" table:formula="of:=[$init.AA1]" office:value-type="string" office:string-value="remarque" calcext:value-type="string">
            <text:p>remarque</text:p>
          </table:table-cell>
          <table:table-cell table:number-columns-repeated="997"/>
        </table:table-row>
        <table:table-row table:style-name="ro2">
          <table:table-cell table:style-name="ce62" table:formula="of:=[mars.A2]-[.N8]" office:value-type="float" office:value="25" calcext:value-type="float">
            <text:p>25.0</text:p>
          </table:table-cell>
          <table:table-cell office:value-type="string" calcext:value-type="string">
            <text:p>solde vacances</text:p>
          </table:table-cell>
          <table:table-cell table:style-name="ce1"/>
          <table:table-cell/>
          <table:table-cell table:style-name="ce35" table:number-columns-repeated="9"/>
          <table:table-cell table:number-columns-repeated="1011"/>
        </table:table-row>
        <table:table-row table:style-name="ro2">
          <table:table-cell table:style-name="ce39" office:value-type="time" office:time-value="PT00H00M00S" calcext:value-type="time">
            <text:p>00:00</text:p>
          </table:table-cell>
          <table:table-cell table:style-name="ce36" office:value-type="string" calcext:value-type="string">
            <text:p>nb heures payées</text:p>
          </table:table-cell>
          <table:table-cell table:style-name="ce1"/>
          <table:table-cell/>
          <table:table-cell table:style-name="ce35" table:number-columns-repeated="9"/>
          <table:table-cell table:number-columns-repeated="1011"/>
        </table:table-row>
        <table:table-row table:style-name="ro2">
          <table:table-cell table:style-name="ce39" table:formula="of:=[mars.A4]-[.A3]+[.D8]" office:value-type="time" office:time-value="PT41H41M00S" calcext:value-type="time">
            <text:p>41:41</text:p>
          </table:table-cell>
          <table:table-cell table:style-name="ce36" office:value-type="string" calcext:value-type="string">
            <text:p>solde balance</text:p>
          </table:table-cell>
          <table:table-cell table:style-name="ce1"/>
          <table:table-cell/>
          <table:table-cell table:style-name="ce35" table:number-columns-repeated="9"/>
          <table:table-cell table:number-columns-repeated="1011"/>
        </table:table-row>
        <table:table-row table:style-name="ro2" table:number-rows-repeated="2">
          <table:table-cell table:number-columns-repeated="2"/>
          <table:table-cell table:style-name="ce1"/>
          <table:table-cell/>
          <table:table-cell table:style-name="ce35" table:number-columns-repeated="9"/>
          <table:table-cell table:number-columns-repeated="1011"/>
        </table:table-row>
        <table:table-row table:style-name="ro2">
          <table:table-cell table:number-columns-repeated="2"/>
          <table:table-cell table:style-name="ce1" office:value-type="string" calcext:value-type="string">
            <text:p>Temps théorique</text:p>
          </table:table-cell>
          <table:table-cell office:value-type="string" calcext:value-type="string">
            <text:p>Balance</text:p>
          </table:table-cell>
          <table:table-cell table:style-name="ce35" office:value-type="string" calcext:value-type="string">
            <text:p>Solde</text:p>
          </table:table-cell>
          <table:table-cell table:style-name="ce35" office:value-type="string" calcext:value-type="string">
            <text:p>Entrée</text:p>
          </table:table-cell>
          <table:table-cell table:style-name="ce35" office:value-type="string" calcext:value-type="string">
            <text:p>Sortie</text:p>
          </table:table-cell>
          <table:table-cell table:style-name="ce47" office:value-type="string" calcext:value-type="string">
            <text:p>Entrée</text:p>
          </table:table-cell>
          <table:table-cell table:style-name="ce35" office:value-type="string" calcext:value-type="string">
            <text:p>Sortie</text:p>
          </table:table-cell>
          <table:table-cell table:style-name="ce35" office:value-type="string" calcext:value-type="string">
            <text:p>Entrée</text:p>
          </table:table-cell>
          <table:table-cell table:style-name="ce35" office:value-type="string" calcext:value-type="string">
            <text:p>Sortie</text:p>
          </table:table-cell>
          <table:table-cell table:style-name="ce35" office:value-type="string" calcext:value-type="string">
            <text:p>Entrée</text:p>
          </table:table-cell>
          <table:table-cell table:style-name="ce35" office:value-type="string" calcext:value-type="string">
            <text:p>Sortie</text:p>
          </table:table-cell>
          <table:table-cell table:style-name="ce26" office:value-type="string" calcext:value-type="string">
            <text:p>Vacances</text:p>
          </table:table-cell>
          <table:table-cell table:style-name="ce72" office:value-type="string" calcext:value-type="string">
            <text:p>Remarque</text:p>
          </table:table-cell>
          <table:table-cell table:number-columns-repeated="2"/>
          <table:table-cell table:style-name="ce63"/>
          <table:table-cell table:number-columns-repeated="1006"/>
        </table:table-row>
        <table:table-row table:style-name="ro2">
          <table:table-cell table:style-name="ce64" office:value-type="string" calcext:value-type="string">
            <text:p>total</text:p>
          </table:table-cell>
          <table:table-cell table:style-name="ce65"/>
          <table:table-cell table:style-name="ce67"/>
          <table:table-cell table:style-name="ce63" table:formula="of:=SUM([.D9:.D39])" office:value-type="time" office:time-value="PT00H00M00S" calcext:value-type="time">
            <text:p>00:00</text:p>
          </table:table-cell>
          <table:table-cell table:style-name="ce70" table:number-columns-repeated="9"/>
          <table:table-cell table:style-name="ce62" table:formula="of:=SUM([.N9:.N39])" office:value-type="float" office:value="0" calcext:value-type="float">
            <text:p>0.0</text:p>
          </table:table-cell>
          <table:table-cell table:style-name="ce65"/>
          <table:table-cell/>
          <table:table-cell table:style-name="ce63" table:formula="of:=SUM([.Q9:.Q39])" office:value-type="time" office:time-value="PT00H00M00S" calcext:value-type="time">
            <text:p>00:00</text:p>
          </table:table-cell>
          <table:table-cell table:style-name="ce63" table:formula="of:=SUM([.R9:.R39])" office:value-type="time" office:time-value="PT00H00M00S" calcext:value-type="time">
            <text:p>00:00</text:p>
          </table:table-cell>
          <table:table-cell table:style-name="ce63" table:formula="of:=SUM([.S9:.S39])" office:value-type="time" office:time-value="PT00H00M00S" calcext:value-type="time">
            <text:p>00:00</text:p>
          </table:table-cell>
          <table:table-cell table:style-name="ce63" table:formula="of:=SUM([.T9:.T39])" office:value-type="time" office:time-value="PT00H00M00S" calcext:value-type="time">
            <text:p>00:00</text:p>
          </table:table-cell>
          <table:table-cell table:style-name="ce63" table:formula="of:=SUM([.U9:.U39])" office:value-type="time" office:time-value="PT00H00M00S" calcext:value-type="time">
            <text:p>00:00</text:p>
          </table:table-cell>
          <table:table-cell table:style-name="ce63" table:formula="of:=SUM([.V9:.V39])" office:value-type="time" office:time-value="PT00H00M00S" calcext:value-type="time">
            <text:p>00:00</text:p>
          </table:table-cell>
          <table:table-cell table:style-name="ce63" table:formula="of:=SUM([.W9:.W39])" office:value-type="time" office:time-value="PT00H00M00S" calcext:value-type="time">
            <text:p>00:00</text:p>
          </table:table-cell>
          <table:table-cell table:style-name="ce63" table:formula="of:=SUM([.X9:.X39])" office:value-type="time" office:time-value="PT00H00M00S" calcext:value-type="time">
            <text:p>00:00</text:p>
          </table:table-cell>
          <table:table-cell table:style-name="ce63" table:formula="of:=SUM([.Y9:.Y39])" office:value-type="time" office:time-value="PT00H00M00S" calcext:value-type="time">
            <text:p>00:00</text:p>
          </table:table-cell>
          <table:table-cell table:style-name="ce63" table:formula="of:=SUM([.Z9:.Z39])" office:value-type="time" office:time-value="PT00H00M00S" calcext:value-type="time">
            <text:p>00:00</text:p>
          </table:table-cell>
          <table:table-cell table:style-name="ce65" table:number-columns-repeated="230"/>
          <table:table-cell table:number-columns-repeated="768"/>
        </table:table-row>
        <table:table-row table:style-name="ro2">
          <table:table-cell table:style-name="ce41" table:formula="of:=TEXT([.B9];&quot;jjjj&quot;)" office:value-type="string" office:string-value="mardi" calcext:value-type="string">
            <text:p>mardi</text:p>
          </table:table-cell>
          <table:table-cell table:style-name="ce66" table:formula="of:=EDATE([mars.B9];1)" office:value-type="date" office:date-value="2025-04-01" calcext:value-type="date">
            <text:p>01.04.2025</text:p>
          </table:table-cell>
          <table:table-cell table:style-name="ce1" table:formula="of:=IF(OR(WEEKDAY([.B9])=1;WEEKDAY([.B9])=7);0;[.$A$1])" office:value-type="time" office:time-value="PT08H17M00S" calcext:value-type="time">
            <text:p>08:17</text:p>
          </table:table-cell>
          <table:table-cell table:style-name="ce68" table:formula="of:=IF(NOW()&lt;[.B9];0;[.E9]-[.C9])" office:value-type="time" office:time-value="PT00H00M00S" calcext:value-type="time">
            <text:p>00:00</text:p>
          </table:table-cell>
          <table:table-cell table:style-name="ce1" table:formula="of:=[.G9]-[.F9]+[.I9]-[.H9]+[.K9]-[.J9]+[.M9]-[.L9]+[.N9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9]-SUM([.Q9:.Z9])-[.N9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0];&quot;jjjj&quot;)" office:value-type="string" office:string-value="mercredi" calcext:value-type="string">
            <text:p>mercredi</text:p>
          </table:table-cell>
          <table:table-cell table:style-name="ce66" table:formula="of:=[.B9]+1" office:value-type="date" office:date-value="2025-04-02" calcext:value-type="date">
            <text:p>02.04.2025</text:p>
          </table:table-cell>
          <table:table-cell table:style-name="ce1" table:formula="of:=IF(OR(WEEKDAY([.B10])=1;WEEKDAY([.B10])=7);0;[.$A$1])" office:value-type="time" office:time-value="PT08H17M00S" calcext:value-type="time">
            <text:p>08:17</text:p>
          </table:table-cell>
          <table:table-cell table:style-name="ce68" table:formula="of:=IF(NOW()&lt;[.B10];0;[.E10]-[.C10])" office:value-type="time" office:time-value="PT00H00M00S" calcext:value-type="time">
            <text:p>00:00</text:p>
          </table:table-cell>
          <table:table-cell table:style-name="ce1" table:formula="of:=[.G10]-[.F10]+[.I10]-[.H10]+[.K10]-[.J10]+[.M10]-[.L10]+[.N10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0]-SUM([.Q10:.Z10])-[.N10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1];&quot;jjjj&quot;)" office:value-type="string" office:string-value="jeudi" calcext:value-type="string">
            <text:p>jeudi</text:p>
          </table:table-cell>
          <table:table-cell table:style-name="ce66" table:formula="of:=[.B10]+1" office:value-type="date" office:date-value="2025-04-03" calcext:value-type="date">
            <text:p>03.04.2025</text:p>
          </table:table-cell>
          <table:table-cell table:style-name="ce1" table:formula="of:=IF(OR(WEEKDAY([.B11])=1;WEEKDAY([.B11])=7);0;[.$A$1])" office:value-type="time" office:time-value="PT08H17M00S" calcext:value-type="time">
            <text:p>08:17</text:p>
          </table:table-cell>
          <table:table-cell table:style-name="ce68" table:formula="of:=IF(NOW()&lt;[.B11];0;[.E11]-[.C11])" office:value-type="time" office:time-value="PT00H00M00S" calcext:value-type="time">
            <text:p>00:00</text:p>
          </table:table-cell>
          <table:table-cell table:style-name="ce1" table:formula="of:=[.G11]-[.F11]+[.I11]-[.H11]+[.K11]-[.J11]+[.M11]-[.L11]+[.N11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1]-SUM([.Q11:.Z11])-[.N11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2];&quot;jjjj&quot;)" office:value-type="string" office:string-value="vendredi" calcext:value-type="string">
            <text:p>vendredi</text:p>
          </table:table-cell>
          <table:table-cell table:style-name="ce66" table:formula="of:=[.B11]+1" office:value-type="date" office:date-value="2025-04-04" calcext:value-type="date">
            <text:p>04.04.2025</text:p>
          </table:table-cell>
          <table:table-cell table:style-name="ce1" table:formula="of:=IF(OR(WEEKDAY([.B12])=1;WEEKDAY([.B12])=7);0;[.$A$1])" office:value-type="time" office:time-value="PT08H17M00S" calcext:value-type="time">
            <text:p>08:17</text:p>
          </table:table-cell>
          <table:table-cell table:style-name="ce68" table:formula="of:=IF(NOW()&lt;[.B12];0;[.E12]-[.C12])" office:value-type="time" office:time-value="PT00H00M00S" calcext:value-type="time">
            <text:p>00:00</text:p>
          </table:table-cell>
          <table:table-cell table:style-name="ce1" table:formula="of:=[.G12]-[.F12]+[.I12]-[.H12]+[.K12]-[.J12]+[.M12]-[.L12]+[.N12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2]-SUM([.Q12:.Z12])-[.N12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3];&quot;jjjj&quot;)" office:value-type="string" office:string-value="samedi" calcext:value-type="string">
            <text:p>samedi</text:p>
          </table:table-cell>
          <table:table-cell table:style-name="ce66" table:formula="of:=[.B12]+1" office:value-type="date" office:date-value="2025-04-05" calcext:value-type="date">
            <text:p>05.04.2025</text:p>
          </table:table-cell>
          <table:table-cell table:style-name="ce1" table:formula="of:=IF(OR(WEEKDAY([.B13])=1;WEEKDAY([.B13])=7);0;[.$A$1])" office:value-type="time" office:time-value="PT00H00M00S" calcext:value-type="time">
            <text:p>00:00</text:p>
          </table:table-cell>
          <table:table-cell table:style-name="ce68" table:formula="of:=IF(NOW()&lt;[.B13];0;[.E13]-[.C13])" office:value-type="time" office:time-value="PT00H00M00S" calcext:value-type="time">
            <text:p>00:00</text:p>
          </table:table-cell>
          <table:table-cell table:style-name="ce1" table:formula="of:=[.G13]-[.F13]+[.I13]-[.H13]+[.K13]-[.J13]+[.M13]-[.L13]+[.N13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3]-SUM([.Q13:.Z13])-[.N13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4];&quot;jjjj&quot;)" office:value-type="string" office:string-value="dimanche" calcext:value-type="string">
            <text:p>dimanche</text:p>
          </table:table-cell>
          <table:table-cell table:style-name="ce66" table:formula="of:=[.B13]+1" office:value-type="date" office:date-value="2025-04-06" calcext:value-type="date">
            <text:p>06.04.2025</text:p>
          </table:table-cell>
          <table:table-cell table:style-name="ce1" table:formula="of:=IF(OR(WEEKDAY([.B14])=1;WEEKDAY([.B14])=7);0;[.$A$1])" office:value-type="time" office:time-value="PT00H00M00S" calcext:value-type="time">
            <text:p>00:00</text:p>
          </table:table-cell>
          <table:table-cell table:style-name="ce68" table:formula="of:=IF(NOW()&lt;[.B14];0;[.E14]-[.C14])" office:value-type="time" office:time-value="PT00H00M00S" calcext:value-type="time">
            <text:p>00:00</text:p>
          </table:table-cell>
          <table:table-cell table:style-name="ce1" table:formula="of:=[.G14]-[.F14]+[.I14]-[.H14]+[.K14]-[.J14]+[.M14]-[.L14]+[.N14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4]-SUM([.Q14:.Z14])-[.N14]*[.$A$1]" office:value-type="time" office:time-value="PT00H00M00S" calcext:value-type="time">
            <text:p>00:00</text:p>
          </table:table-cell>
          <table:table-cell table:number-columns-repeated="10"/>
          <table:table-cell table:style-name="ce75"/>
          <table:table-cell table:number-columns-repeated="997"/>
        </table:table-row>
        <table:table-row table:style-name="ro2">
          <table:table-cell table:style-name="ce41" table:formula="of:=TEXT([.B15];&quot;jjjj&quot;)" office:value-type="string" office:string-value="lundi" calcext:value-type="string">
            <text:p>lundi</text:p>
          </table:table-cell>
          <table:table-cell table:style-name="ce66" table:formula="of:=[.B14]+1" office:value-type="date" office:date-value="2025-04-07" calcext:value-type="date">
            <text:p>07.04.2025</text:p>
          </table:table-cell>
          <table:table-cell table:style-name="ce1" table:formula="of:=IF(OR(WEEKDAY([.B15])=1;WEEKDAY([.B15])=7);0;[.$A$1])" office:value-type="time" office:time-value="PT08H17M00S" calcext:value-type="time">
            <text:p>08:17</text:p>
          </table:table-cell>
          <table:table-cell table:style-name="ce68" table:formula="of:=IF(NOW()&lt;[.B15];0;[.E15]-[.C15])" office:value-type="time" office:time-value="PT00H00M00S" calcext:value-type="time">
            <text:p>00:00</text:p>
          </table:table-cell>
          <table:table-cell table:style-name="ce1" table:formula="of:=[.G15]-[.F15]+[.I15]-[.H15]+[.K15]-[.J15]+[.M15]-[.L15]+[.N15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5]-SUM([.Q15:.Z15])-[.N15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6];&quot;jjjj&quot;)" office:value-type="string" office:string-value="mardi" calcext:value-type="string">
            <text:p>mardi</text:p>
          </table:table-cell>
          <table:table-cell table:style-name="ce66" table:formula="of:=[.B15]+1" office:value-type="date" office:date-value="2025-04-08" calcext:value-type="date">
            <text:p>08.04.2025</text:p>
          </table:table-cell>
          <table:table-cell table:style-name="ce1" table:formula="of:=IF(OR(WEEKDAY([.B16])=1;WEEKDAY([.B16])=7);0;[.$A$1])" office:value-type="time" office:time-value="PT08H17M00S" calcext:value-type="time">
            <text:p>08:17</text:p>
          </table:table-cell>
          <table:table-cell table:style-name="ce68" table:formula="of:=IF(NOW()&lt;[.B16];0;[.E16]-[.C16])" office:value-type="time" office:time-value="PT00H00M00S" calcext:value-type="time">
            <text:p>00:00</text:p>
          </table:table-cell>
          <table:table-cell table:style-name="ce1" table:formula="of:=[.G16]-[.F16]+[.I16]-[.H16]+[.K16]-[.J16]+[.M16]-[.L16]+[.N16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6]-SUM([.Q16:.Z16])-[.N16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7];&quot;jjjj&quot;)" office:value-type="string" office:string-value="mercredi" calcext:value-type="string">
            <text:p>mercredi</text:p>
          </table:table-cell>
          <table:table-cell table:style-name="ce66" table:formula="of:=[.B16]+1" office:value-type="date" office:date-value="2025-04-09" calcext:value-type="date">
            <text:p>09.04.2025</text:p>
          </table:table-cell>
          <table:table-cell table:style-name="ce1" table:formula="of:=IF(OR(WEEKDAY([.B17])=1;WEEKDAY([.B17])=7);0;[.$A$1])" office:value-type="time" office:time-value="PT08H17M00S" calcext:value-type="time">
            <text:p>08:17</text:p>
          </table:table-cell>
          <table:table-cell table:style-name="ce68" table:formula="of:=IF(NOW()&lt;[.B17];0;[.E17]-[.C17])" office:value-type="time" office:time-value="PT00H00M00S" calcext:value-type="time">
            <text:p>00:00</text:p>
          </table:table-cell>
          <table:table-cell table:style-name="ce1" table:formula="of:=[.G17]-[.F17]+[.I17]-[.H17]+[.K17]-[.J17]+[.M17]-[.L17]+[.N17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7]-SUM([.Q17:.Z17])-[.N17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8];&quot;jjjj&quot;)" office:value-type="string" office:string-value="jeudi" calcext:value-type="string">
            <text:p>jeudi</text:p>
          </table:table-cell>
          <table:table-cell table:style-name="ce66" table:formula="of:=[.B17]+1" office:value-type="date" office:date-value="2025-04-10" calcext:value-type="date">
            <text:p>10.04.2025</text:p>
          </table:table-cell>
          <table:table-cell table:style-name="ce1" table:formula="of:=IF(OR(WEEKDAY([.B18])=1;WEEKDAY([.B18])=7);0;[.$A$1])" office:value-type="time" office:time-value="PT08H17M00S" calcext:value-type="time">
            <text:p>08:17</text:p>
          </table:table-cell>
          <table:table-cell table:style-name="ce68" table:formula="of:=IF(NOW()&lt;[.B18];0;[.E18]-[.C18])" office:value-type="time" office:time-value="PT00H00M00S" calcext:value-type="time">
            <text:p>00:00</text:p>
          </table:table-cell>
          <table:table-cell table:style-name="ce1" table:formula="of:=[.G18]-[.F18]+[.I18]-[.H18]+[.K18]-[.J18]+[.M18]-[.L18]+[.N18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8]-SUM([.Q18:.Z18])-[.N18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9];&quot;jjjj&quot;)" office:value-type="string" office:string-value="vendredi" calcext:value-type="string">
            <text:p>vendredi</text:p>
          </table:table-cell>
          <table:table-cell table:style-name="ce66" table:formula="of:=[.B18]+1" office:value-type="date" office:date-value="2025-04-11" calcext:value-type="date">
            <text:p>11.04.2025</text:p>
          </table:table-cell>
          <table:table-cell table:style-name="ce1" table:formula="of:=IF(OR(WEEKDAY([.B19])=1;WEEKDAY([.B19])=7);0;[.$A$1])" office:value-type="time" office:time-value="PT08H17M00S" calcext:value-type="time">
            <text:p>08:17</text:p>
          </table:table-cell>
          <table:table-cell table:style-name="ce68" table:formula="of:=IF(NOW()&lt;[.B19];0;[.E19]-[.C19])" office:value-type="time" office:time-value="PT00H00M00S" calcext:value-type="time">
            <text:p>00:00</text:p>
          </table:table-cell>
          <table:table-cell table:style-name="ce1" table:formula="of:=[.G19]-[.F19]+[.I19]-[.H19]+[.K19]-[.J19]+[.M19]-[.L19]+[.N19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9]-SUM([.Q19:.Z19])-[.N19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0];&quot;jjjj&quot;)" office:value-type="string" office:string-value="samedi" calcext:value-type="string">
            <text:p>samedi</text:p>
          </table:table-cell>
          <table:table-cell table:style-name="ce66" table:formula="of:=[.B19]+1" office:value-type="date" office:date-value="2025-04-12" calcext:value-type="date">
            <text:p>12.04.2025</text:p>
          </table:table-cell>
          <table:table-cell table:style-name="ce1" table:formula="of:=IF(OR(WEEKDAY([.B20])=1;WEEKDAY([.B20])=7);0;[.$A$1])" office:value-type="time" office:time-value="PT00H00M00S" calcext:value-type="time">
            <text:p>00:00</text:p>
          </table:table-cell>
          <table:table-cell table:style-name="ce68" table:formula="of:=IF(NOW()&lt;[.B20];0;[.E20]-[.C20])" office:value-type="time" office:time-value="PT00H00M00S" calcext:value-type="time">
            <text:p>00:00</text:p>
          </table:table-cell>
          <table:table-cell table:style-name="ce1" table:formula="of:=[.G20]-[.F20]+[.I20]-[.H20]+[.K20]-[.J20]+[.M20]-[.L20]+[.N20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0]-SUM([.Q20:.Z20])-[.N20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1];&quot;jjjj&quot;)" office:value-type="string" office:string-value="dimanche" calcext:value-type="string">
            <text:p>dimanche</text:p>
          </table:table-cell>
          <table:table-cell table:style-name="ce66" table:formula="of:=[.B20]+1" office:value-type="date" office:date-value="2025-04-13" calcext:value-type="date">
            <text:p>13.04.2025</text:p>
          </table:table-cell>
          <table:table-cell table:style-name="ce1" table:formula="of:=IF(OR(WEEKDAY([.B21])=1;WEEKDAY([.B21])=7);0;[.$A$1])" office:value-type="time" office:time-value="PT00H00M00S" calcext:value-type="time">
            <text:p>00:00</text:p>
          </table:table-cell>
          <table:table-cell table:style-name="ce68" table:formula="of:=IF(NOW()&lt;[.B21];0;[.E21]-[.C21])" office:value-type="time" office:time-value="PT00H00M00S" calcext:value-type="time">
            <text:p>00:00</text:p>
          </table:table-cell>
          <table:table-cell table:style-name="ce1" table:formula="of:=[.G21]-[.F21]+[.I21]-[.H21]+[.K21]-[.J21]+[.M21]-[.L21]+[.N21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1]-SUM([.Q21:.Z21])-[.N21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2];&quot;jjjj&quot;)" office:value-type="string" office:string-value="lundi" calcext:value-type="string">
            <text:p>lundi</text:p>
          </table:table-cell>
          <table:table-cell table:style-name="ce66" table:formula="of:=[.B21]+1" office:value-type="date" office:date-value="2025-04-14" calcext:value-type="date">
            <text:p>14.04.2025</text:p>
          </table:table-cell>
          <table:table-cell table:style-name="ce1" table:formula="of:=IF(OR(WEEKDAY([.B22])=1;WEEKDAY([.B22])=7);0;[.$A$1])" office:value-type="time" office:time-value="PT08H17M00S" calcext:value-type="time">
            <text:p>08:17</text:p>
          </table:table-cell>
          <table:table-cell table:style-name="ce68" table:formula="of:=IF(NOW()&lt;[.B22];0;[.E22]-[.C22])" office:value-type="time" office:time-value="PT00H00M00S" calcext:value-type="time">
            <text:p>00:00</text:p>
          </table:table-cell>
          <table:table-cell table:style-name="ce1" table:formula="of:=[.G22]-[.F22]+[.I22]-[.H22]+[.K22]-[.J22]+[.M22]-[.L22]+[.N22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2]-SUM([.Q22:.Z22])-[.N22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3];&quot;jjjj&quot;)" office:value-type="string" office:string-value="mardi" calcext:value-type="string">
            <text:p>mardi</text:p>
          </table:table-cell>
          <table:table-cell table:style-name="ce66" table:formula="of:=[.B22]+1" office:value-type="date" office:date-value="2025-04-15" calcext:value-type="date">
            <text:p>15.04.2025</text:p>
          </table:table-cell>
          <table:table-cell table:style-name="ce1" table:formula="of:=IF(OR(WEEKDAY([.B23])=1;WEEKDAY([.B23])=7);0;[.$A$1])" office:value-type="time" office:time-value="PT08H17M00S" calcext:value-type="time">
            <text:p>08:17</text:p>
          </table:table-cell>
          <table:table-cell table:style-name="ce68" table:formula="of:=IF(NOW()&lt;[.B23];0;[.E23]-[.C23])" office:value-type="time" office:time-value="PT00H00M00S" calcext:value-type="time">
            <text:p>00:00</text:p>
          </table:table-cell>
          <table:table-cell table:style-name="ce1" table:formula="of:=[.G23]-[.F23]+[.I23]-[.H23]+[.K23]-[.J23]+[.M23]-[.L23]+[.N23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3]-SUM([.Q23:.Z23])-[.N23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4];&quot;jjjj&quot;)" office:value-type="string" office:string-value="mercredi" calcext:value-type="string">
            <text:p>mercredi</text:p>
          </table:table-cell>
          <table:table-cell table:style-name="ce66" table:formula="of:=[.B23]+1" office:value-type="date" office:date-value="2025-04-16" calcext:value-type="date">
            <text:p>16.04.2025</text:p>
          </table:table-cell>
          <table:table-cell table:style-name="ce1" table:formula="of:=IF(OR(WEEKDAY([.B24])=1;WEEKDAY([.B24])=7);0;[.$A$1])" office:value-type="time" office:time-value="PT08H17M00S" calcext:value-type="time">
            <text:p>08:17</text:p>
          </table:table-cell>
          <table:table-cell table:style-name="ce68" table:formula="of:=IF(NOW()&lt;[.B24];0;[.E24]-[.C24])" office:value-type="time" office:time-value="PT00H00M00S" calcext:value-type="time">
            <text:p>00:00</text:p>
          </table:table-cell>
          <table:table-cell table:style-name="ce1" table:formula="of:=[.G24]-[.F24]+[.I24]-[.H24]+[.K24]-[.J24]+[.M24]-[.L24]+[.N24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4]-SUM([.Q24:.Z24])-[.N24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5];&quot;jjjj&quot;)" office:value-type="string" office:string-value="jeudi" calcext:value-type="string">
            <text:p>jeudi</text:p>
          </table:table-cell>
          <table:table-cell table:style-name="ce66" table:formula="of:=[.B24]+1" office:value-type="date" office:date-value="2025-04-17" calcext:value-type="date">
            <text:p>17.04.2025</text:p>
          </table:table-cell>
          <table:table-cell table:style-name="ce1" table:formula="of:=IF(OR(WEEKDAY([.B25])=1;WEEKDAY([.B25])=7);0;[.$A$1])" office:value-type="time" office:time-value="PT08H17M00S" calcext:value-type="time">
            <text:p>08:17</text:p>
          </table:table-cell>
          <table:table-cell table:style-name="ce68" table:formula="of:=IF(NOW()&lt;[.B25];0;[.E25]-[.C25])" office:value-type="time" office:time-value="PT00H00M00S" calcext:value-type="time">
            <text:p>00:00</text:p>
          </table:table-cell>
          <table:table-cell table:style-name="ce1" table:formula="of:=[.G25]-[.F25]+[.I25]-[.H25]+[.K25]-[.J25]+[.M25]-[.L25]+[.N25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5]-SUM([.Q25:.Z25])-[.N25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6];&quot;jjjj&quot;)" office:value-type="string" office:string-value="vendredi" calcext:value-type="string">
            <text:p>vendredi</text:p>
          </table:table-cell>
          <table:table-cell table:style-name="ce66" table:formula="of:=[.B25]+1" office:value-type="date" office:date-value="2025-04-18" calcext:value-type="date">
            <text:p>18.04.2025</text:p>
          </table:table-cell>
          <table:table-cell table:style-name="ce1" table:formula="of:=IF(OR(WEEKDAY([.B26])=1;WEEKDAY([.B26])=7);0;[.$A$1])" office:value-type="time" office:time-value="PT08H17M00S" calcext:value-type="time">
            <text:p>08:17</text:p>
          </table:table-cell>
          <table:table-cell table:style-name="ce68" table:formula="of:=IF(NOW()&lt;[.B26];0;[.E26]-[.C26])" office:value-type="time" office:time-value="PT00H00M00S" calcext:value-type="time">
            <text:p>00:00</text:p>
          </table:table-cell>
          <table:table-cell table:style-name="ce1" table:formula="of:=[.G26]-[.F26]+[.I26]-[.H26]+[.K26]-[.J26]+[.M26]-[.L26]+[.N26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6]-SUM([.Q26:.Z26])-[.N26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7];&quot;jjjj&quot;)" office:value-type="string" office:string-value="samedi" calcext:value-type="string">
            <text:p>samedi</text:p>
          </table:table-cell>
          <table:table-cell table:style-name="ce66" table:formula="of:=[.B26]+1" office:value-type="date" office:date-value="2025-04-19" calcext:value-type="date">
            <text:p>19.04.2025</text:p>
          </table:table-cell>
          <table:table-cell table:style-name="ce1" table:formula="of:=IF(OR(WEEKDAY([.B27])=1;WEEKDAY([.B27])=7);0;[.$A$1])" office:value-type="time" office:time-value="PT00H00M00S" calcext:value-type="time">
            <text:p>00:00</text:p>
          </table:table-cell>
          <table:table-cell table:style-name="ce68" table:formula="of:=IF(NOW()&lt;[.B27];0;[.E27]-[.C27])" office:value-type="time" office:time-value="PT00H00M00S" calcext:value-type="time">
            <text:p>00:00</text:p>
          </table:table-cell>
          <table:table-cell table:style-name="ce1" table:formula="of:=[.G27]-[.F27]+[.I27]-[.H27]+[.K27]-[.J27]+[.M27]-[.L27]+[.N27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7]-SUM([.Q27:.Z27])-[.N27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8];&quot;jjjj&quot;)" office:value-type="string" office:string-value="dimanche" calcext:value-type="string">
            <text:p>dimanche</text:p>
          </table:table-cell>
          <table:table-cell table:style-name="ce66" table:formula="of:=[.B27]+1" office:value-type="date" office:date-value="2025-04-20" calcext:value-type="date">
            <text:p>20.04.2025</text:p>
          </table:table-cell>
          <table:table-cell table:style-name="ce1" table:formula="of:=IF(OR(WEEKDAY([.B28])=1;WEEKDAY([.B28])=7);0;[.$A$1])" office:value-type="time" office:time-value="PT00H00M00S" calcext:value-type="time">
            <text:p>00:00</text:p>
          </table:table-cell>
          <table:table-cell table:style-name="ce68" table:formula="of:=IF(NOW()&lt;[.B28];0;[.E28]-[.C28])" office:value-type="time" office:time-value="PT00H00M00S" calcext:value-type="time">
            <text:p>00:00</text:p>
          </table:table-cell>
          <table:table-cell table:style-name="ce1" table:formula="of:=[.G28]-[.F28]+[.I28]-[.H28]+[.K28]-[.J28]+[.M28]-[.L28]+[.N28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8]-SUM([.Q28:.Z28])-[.N28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9];&quot;jjjj&quot;)" office:value-type="string" office:string-value="lundi" calcext:value-type="string">
            <text:p>lundi</text:p>
          </table:table-cell>
          <table:table-cell table:style-name="ce66" table:formula="of:=[.B28]+1" office:value-type="date" office:date-value="2025-04-21" calcext:value-type="date">
            <text:p>21.04.2025</text:p>
          </table:table-cell>
          <table:table-cell table:style-name="ce1" table:formula="of:=IF(OR(WEEKDAY([.B29])=1;WEEKDAY([.B29])=7);0;[.$A$1])" office:value-type="time" office:time-value="PT08H17M00S" calcext:value-type="time">
            <text:p>08:17</text:p>
          </table:table-cell>
          <table:table-cell table:style-name="ce68" table:formula="of:=IF(NOW()&lt;[.B29];0;[.E29]-[.C29])" office:value-type="time" office:time-value="PT00H00M00S" calcext:value-type="time">
            <text:p>00:00</text:p>
          </table:table-cell>
          <table:table-cell table:style-name="ce1" table:formula="of:=[.G29]-[.F29]+[.I29]-[.H29]+[.K29]-[.J29]+[.M29]-[.L29]+[.N29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9]-SUM([.Q29:.Z29])-[.N29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0];&quot;jjjj&quot;)" office:value-type="string" office:string-value="mardi" calcext:value-type="string">
            <text:p>mardi</text:p>
          </table:table-cell>
          <table:table-cell table:style-name="ce66" table:formula="of:=[.B29]+1" office:value-type="date" office:date-value="2025-04-22" calcext:value-type="date">
            <text:p>22.04.2025</text:p>
          </table:table-cell>
          <table:table-cell table:style-name="ce1" table:formula="of:=IF(OR(WEEKDAY([.B30])=1;WEEKDAY([.B30])=7);0;[.$A$1])" office:value-type="time" office:time-value="PT08H17M00S" calcext:value-type="time">
            <text:p>08:17</text:p>
          </table:table-cell>
          <table:table-cell table:style-name="ce68" table:formula="of:=IF(NOW()&lt;[.B30];0;[.E30]-[.C30])" office:value-type="time" office:time-value="PT00H00M00S" calcext:value-type="time">
            <text:p>00:00</text:p>
          </table:table-cell>
          <table:table-cell table:style-name="ce1" table:formula="of:=[.G30]-[.F30]+[.I30]-[.H30]+[.K30]-[.J30]+[.M30]-[.L30]+[.N30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0]-SUM([.Q30:.Z30])-[.N30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1];&quot;jjjj&quot;)" office:value-type="string" office:string-value="mercredi" calcext:value-type="string">
            <text:p>mercredi</text:p>
          </table:table-cell>
          <table:table-cell table:style-name="ce66" table:formula="of:=[.B30]+1" office:value-type="date" office:date-value="2025-04-23" calcext:value-type="date">
            <text:p>23.04.2025</text:p>
          </table:table-cell>
          <table:table-cell table:style-name="ce1" table:formula="of:=IF(OR(WEEKDAY([.B31])=1;WEEKDAY([.B31])=7);0;[.$A$1])" office:value-type="time" office:time-value="PT08H17M00S" calcext:value-type="time">
            <text:p>08:17</text:p>
          </table:table-cell>
          <table:table-cell table:style-name="ce68" table:formula="of:=IF(NOW()&lt;[.B31];0;[.E31]-[.C31])" office:value-type="time" office:time-value="PT00H00M00S" calcext:value-type="time">
            <text:p>00:00</text:p>
          </table:table-cell>
          <table:table-cell table:style-name="ce1" table:formula="of:=[.G31]-[.F31]+[.I31]-[.H31]+[.K31]-[.J31]+[.M31]-[.L31]+[.N31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1]-SUM([.Q31:.Z31])-[.N31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2];&quot;jjjj&quot;)" office:value-type="string" office:string-value="jeudi" calcext:value-type="string">
            <text:p>jeudi</text:p>
          </table:table-cell>
          <table:table-cell table:style-name="ce66" table:formula="of:=[.B31]+1" office:value-type="date" office:date-value="2025-04-24" calcext:value-type="date">
            <text:p>24.04.2025</text:p>
          </table:table-cell>
          <table:table-cell table:style-name="ce1" table:formula="of:=IF(OR(WEEKDAY([.B32])=1;WEEKDAY([.B32])=7);0;[.$A$1])" office:value-type="time" office:time-value="PT08H17M00S" calcext:value-type="time">
            <text:p>08:17</text:p>
          </table:table-cell>
          <table:table-cell table:style-name="ce68" table:formula="of:=IF(NOW()&lt;[.B32];0;[.E32]-[.C32])" office:value-type="time" office:time-value="PT00H00M00S" calcext:value-type="time">
            <text:p>00:00</text:p>
          </table:table-cell>
          <table:table-cell table:style-name="ce1" table:formula="of:=[.G32]-[.F32]+[.I32]-[.H32]+[.K32]-[.J32]+[.M32]-[.L32]+[.N32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2]-SUM([.Q32:.Z32])-[.N32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3];&quot;jjjj&quot;)" office:value-type="string" office:string-value="vendredi" calcext:value-type="string">
            <text:p>vendredi</text:p>
          </table:table-cell>
          <table:table-cell table:style-name="ce66" table:formula="of:=[.B32]+1" office:value-type="date" office:date-value="2025-04-25" calcext:value-type="date">
            <text:p>25.04.2025</text:p>
          </table:table-cell>
          <table:table-cell table:style-name="ce1" table:formula="of:=IF(OR(WEEKDAY([.B33])=1;WEEKDAY([.B33])=7);0;[.$A$1])" office:value-type="time" office:time-value="PT08H17M00S" calcext:value-type="time">
            <text:p>08:17</text:p>
          </table:table-cell>
          <table:table-cell table:style-name="ce68" table:formula="of:=IF(NOW()&lt;[.B33];0;[.E33]-[.C33])" office:value-type="time" office:time-value="PT00H00M00S" calcext:value-type="time">
            <text:p>00:00</text:p>
          </table:table-cell>
          <table:table-cell table:style-name="ce1" table:formula="of:=[.G33]-[.F33]+[.I33]-[.H33]+[.K33]-[.J33]+[.M33]-[.L33]+[.N33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3]-SUM([.Q33:.Z33])-[.N33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4];&quot;jjjj&quot;)" office:value-type="string" office:string-value="samedi" calcext:value-type="string">
            <text:p>samedi</text:p>
          </table:table-cell>
          <table:table-cell table:style-name="ce66" table:formula="of:=[.B33]+1" office:value-type="date" office:date-value="2025-04-26" calcext:value-type="date">
            <text:p>26.04.2025</text:p>
          </table:table-cell>
          <table:table-cell table:style-name="ce1" table:formula="of:=IF(OR(WEEKDAY([.B34])=1;WEEKDAY([.B34])=7);0;[.$A$1])" office:value-type="time" office:time-value="PT00H00M00S" calcext:value-type="time">
            <text:p>00:00</text:p>
          </table:table-cell>
          <table:table-cell table:style-name="ce68" table:formula="of:=IF(NOW()&lt;[.B34];0;[.E34]-[.C34])" office:value-type="time" office:time-value="PT00H00M00S" calcext:value-type="time">
            <text:p>00:00</text:p>
          </table:table-cell>
          <table:table-cell table:style-name="ce1" table:formula="of:=[.G34]-[.F34]+[.I34]-[.H34]+[.K34]-[.J34]+[.M34]-[.L34]+[.N34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4]-SUM([.Q34:.Z34])-[.N34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5];&quot;jjjj&quot;)" office:value-type="string" office:string-value="dimanche" calcext:value-type="string">
            <text:p>dimanche</text:p>
          </table:table-cell>
          <table:table-cell table:style-name="ce66" table:formula="of:=[.B34]+1" office:value-type="date" office:date-value="2025-04-27" calcext:value-type="date">
            <text:p>27.04.2025</text:p>
          </table:table-cell>
          <table:table-cell table:style-name="ce1" table:formula="of:=IF(OR(WEEKDAY([.B35])=1;WEEKDAY([.B35])=7);0;[.$A$1])" office:value-type="time" office:time-value="PT00H00M00S" calcext:value-type="time">
            <text:p>00:00</text:p>
          </table:table-cell>
          <table:table-cell table:style-name="ce68" table:formula="of:=IF(NOW()&lt;[.B35];0;[.E35]-[.C35])" office:value-type="time" office:time-value="PT00H00M00S" calcext:value-type="time">
            <text:p>00:00</text:p>
          </table:table-cell>
          <table:table-cell table:style-name="ce1" table:formula="of:=[.G35]-[.F35]+[.I35]-[.H35]+[.K35]-[.J35]+[.M35]-[.L35]+[.N35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5]-SUM([.Q35:.Z35])-[.N35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6];&quot;jjjj&quot;)" office:value-type="string" office:string-value="lundi" calcext:value-type="string">
            <text:p>lundi</text:p>
          </table:table-cell>
          <table:table-cell table:style-name="ce66" table:formula="of:=[.B35]+1" office:value-type="date" office:date-value="2025-04-28" calcext:value-type="date">
            <text:p>28.04.2025</text:p>
          </table:table-cell>
          <table:table-cell table:style-name="ce1" table:formula="of:=IF(OR(WEEKDAY([.B36])=1;WEEKDAY([.B36])=7);0;[.$A$1])" office:value-type="time" office:time-value="PT08H17M00S" calcext:value-type="time">
            <text:p>08:17</text:p>
          </table:table-cell>
          <table:table-cell table:style-name="ce68" table:formula="of:=IF(NOW()&lt;[.B36];0;[.E36]-[.C36])" office:value-type="time" office:time-value="PT00H00M00S" calcext:value-type="time">
            <text:p>00:00</text:p>
          </table:table-cell>
          <table:table-cell table:style-name="ce1" table:formula="of:=[.G36]-[.F36]+[.I36]-[.H36]+[.K36]-[.J36]+[.M36]-[.L36]+[.N36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6]-SUM([.Q36:.Z36])-[.N36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7];&quot;jjjj&quot;)" office:value-type="string" office:string-value="mardi" calcext:value-type="string">
            <text:p>mardi</text:p>
          </table:table-cell>
          <table:table-cell table:style-name="ce66" table:formula="of:=[.B36]+1" office:value-type="date" office:date-value="2025-04-29" calcext:value-type="date">
            <text:p>29.04.2025</text:p>
          </table:table-cell>
          <table:table-cell table:style-name="ce1" table:formula="of:=IF(OR(WEEKDAY([.B37])=1;WEEKDAY([.B37])=7);0;[.$A$1])" office:value-type="time" office:time-value="PT08H17M00S" calcext:value-type="time">
            <text:p>08:17</text:p>
          </table:table-cell>
          <table:table-cell table:style-name="ce68" table:formula="of:=IF(NOW()&lt;[.B37];0;[.E37]-[.C37])" office:value-type="time" office:time-value="PT00H00M00S" calcext:value-type="time">
            <text:p>00:00</text:p>
          </table:table-cell>
          <table:table-cell table:style-name="ce1" table:formula="of:=[.G37]-[.F37]+[.I37]-[.H37]+[.K37]-[.J37]+[.M37]-[.L37]+[.N37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7]-SUM([.Q37:.Z37])-[.N37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8];&quot;jjjj&quot;)" office:value-type="string" office:string-value="mercredi" calcext:value-type="string">
            <text:p>mercredi</text:p>
          </table:table-cell>
          <table:table-cell table:style-name="ce66" table:formula="of:=[.B37]+1" office:value-type="date" office:date-value="2025-04-30" calcext:value-type="date">
            <text:p>30.04.2025</text:p>
          </table:table-cell>
          <table:table-cell table:style-name="ce1" table:formula="of:=IF(OR(WEEKDAY([.B38])=1;WEEKDAY([.B38])=7);0;[.$A$1])" office:value-type="time" office:time-value="PT08H17M00S" calcext:value-type="time">
            <text:p>08:17</text:p>
          </table:table-cell>
          <table:table-cell table:style-name="ce68" table:formula="of:=IF(NOW()&lt;[.B38];0;[.E38]-[.C38])" office:value-type="time" office:time-value="PT00H00M00S" calcext:value-type="time">
            <text:p>00:00</text:p>
          </table:table-cell>
          <table:table-cell table:style-name="ce1" table:formula="of:=[.G38]-[.F38]+[.I38]-[.H38]+[.K38]-[.J38]+[.M38]-[.L38]+[.N38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8]-SUM([.Q38:.Z38])-[.N38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"/>
          <table:table-cell table:style-name="ce69"/>
          <table:table-cell table:number-columns-repeated="1020"/>
        </table:table-row>
        <table:table-row table:style-name="ro2" table:number-rows-repeated="3">
          <table:table-cell table:number-columns-repeated="2"/>
          <table:table-cell table:style-name="ce1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 table:number-rows-repeated="65492">
          <table:table-cell table:number-columns-repeated="2"/>
          <table:table-cell table:style-name="ce1"/>
          <table:table-cell table:number-columns-repeated="1021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" table:style-name="ta1" table:print-ranges="mai.A1:mai.O39">
        <table:table-column table:style-name="co7" table:default-cell-style-name="ce25"/>
        <table:table-column table:style-name="co2" table:default-cell-style-name="ce25"/>
        <table:table-column table:style-name="co3" table:default-cell-style-name="ce25"/>
        <table:table-column table:style-name="co2" table:default-cell-style-name="ce25"/>
        <table:table-column table:style-name="co5" table:default-cell-style-name="ce25"/>
        <table:table-column table:style-name="co18" table:number-columns-repeated="9" table:default-cell-style-name="ce25"/>
        <table:table-column table:style-name="co13" table:default-cell-style-name="ce25"/>
        <table:table-column table:style-name="co11" table:default-cell-style-name="ce1"/>
        <table:table-column table:style-name="co12" table:number-columns-repeated="10" table:default-cell-style-name="ce1"/>
        <table:table-column table:style-name="co12" table:default-cell-style-name="ce25"/>
        <table:table-column table:style-name="co2" table:number-columns-repeated="229" table:default-cell-style-name="ce25"/>
        <table:table-column table:style-name="co6" table:number-columns-repeated="768" table:default-cell-style-name="ce25"/>
        <table:table-row table:style-name="ro3">
          <table:table-cell table:style-name="ce1" table:formula="of:=[avril.A1]" office:value-type="time" office:time-value="PT08H17M00S" calcext:value-type="time">
            <text:p>08:17</text:p>
          </table:table-cell>
          <table:table-cell office:value-type="string" calcext:value-type="string">
            <text:p>horaire journalier</text:p>
          </table:table-cell>
          <table:table-cell table:style-name="ce1"/>
          <table:table-cell/>
          <table:table-cell table:style-name="ce35" table:number-columns-repeated="9"/>
          <table:table-cell table:number-columns-repeated="2"/>
          <table:table-cell table:style-name="ce73" office:value-type="string" calcext:value-type="string">
            <text:p>solde</text:p>
          </table:table-cell>
          <table:table-cell table:style-name="ce58" table:formula="of:=[$init.Q1]" office:value-type="string" office:string-value="assurances, org interne, divers" calcext:value-type="string">
            <text:p>assurances, org interne, divers</text:p>
          </table:table-cell>
          <table:table-cell table:style-name="ce58" table:formula="of:=[$init.R1]" office:value-type="string" office:string-value="informatique" calcext:value-type="string">
            <text:p>informatique</text:p>
          </table:table-cell>
          <table:table-cell table:style-name="ce58" table:formula="of:=[$init.S1]" office:value-type="string" office:string-value="of + stock + gestion cmd et plans clients" calcext:value-type="string">
            <text:p>of + stock + gestion cmd et plans clients</text:p>
          </table:table-cell>
          <table:table-cell table:style-name="ce58" table:formula="of:=[$init.T1]" office:value-type="string" office:string-value="offres, facturation, contact client" calcext:value-type="string">
            <text:p>offres, facturation, contact client</text:p>
          </table:table-cell>
          <table:table-cell table:style-name="ce58" table:formula="of:=[$init.U1]" office:value-type="string" office:string-value="rh" calcext:value-type="string">
            <text:p>rh</text:p>
          </table:table-cell>
          <table:table-cell table:style-name="ce58" table:formula="of:=[$init.V1]" office:value-type="string" office:string-value="achats + contact fournisseurs" calcext:value-type="string">
            <text:p>achats + contact fournisseurs</text:p>
          </table:table-cell>
          <table:table-cell table:style-name="ce58" table:formula="of:=[$init.W1]" office:value-type="string" office:string-value="livraisons, délais, contact clients" calcext:value-type="string">
            <text:p>livraisons, délais, contact clients</text:p>
          </table:table-cell>
          <table:table-cell table:style-name="ce58" table:formula="of:=[$init.X1]" office:value-type="string" office:string-value="qualité" calcext:value-type="string">
            <text:p>qualité</text:p>
          </table:table-cell>
          <table:table-cell table:style-name="ce58" table:formula="of:=[$init.Y1]" office:value-type="string" office:string-value="compta" calcext:value-type="string">
            <text:p>compta</text:p>
          </table:table-cell>
          <table:table-cell table:style-name="ce58" table:formula="of:=[$init.Z1]" office:value-type="string" office:string-value="autre" calcext:value-type="string">
            <text:p>autre</text:p>
          </table:table-cell>
          <table:table-cell table:style-name="ce58" table:formula="of:=[$init.AA1]" office:value-type="string" office:string-value="remarque" calcext:value-type="string">
            <text:p>remarque</text:p>
          </table:table-cell>
          <table:table-cell table:number-columns-repeated="997"/>
        </table:table-row>
        <table:table-row table:style-name="ro2">
          <table:table-cell table:style-name="ce62" table:formula="of:=[avril.A2]-[.N8]" office:value-type="float" office:value="25" calcext:value-type="float">
            <text:p>25.0</text:p>
          </table:table-cell>
          <table:table-cell office:value-type="string" calcext:value-type="string">
            <text:p>solde vacances</text:p>
          </table:table-cell>
          <table:table-cell table:style-name="ce1"/>
          <table:table-cell/>
          <table:table-cell table:style-name="ce35" table:number-columns-repeated="9"/>
          <table:table-cell table:number-columns-repeated="1011"/>
        </table:table-row>
        <table:table-row table:style-name="ro2">
          <table:table-cell table:style-name="ce39" office:value-type="time" office:time-value="PT00H00M00S" calcext:value-type="time">
            <text:p>00:00</text:p>
          </table:table-cell>
          <table:table-cell table:style-name="ce36" office:value-type="string" calcext:value-type="string">
            <text:p>nb heures payées</text:p>
          </table:table-cell>
          <table:table-cell table:style-name="ce1"/>
          <table:table-cell/>
          <table:table-cell table:style-name="ce35" table:number-columns-repeated="9"/>
          <table:table-cell table:number-columns-repeated="1011"/>
        </table:table-row>
        <table:table-row table:style-name="ro2">
          <table:table-cell table:style-name="ce39" table:formula="of:=[avril.A4]-[.A3]+[.D8]" office:value-type="time" office:time-value="PT41H41M00S" calcext:value-type="time">
            <text:p>41:41</text:p>
          </table:table-cell>
          <table:table-cell table:style-name="ce36" office:value-type="string" calcext:value-type="string">
            <text:p>solde balance</text:p>
          </table:table-cell>
          <table:table-cell table:style-name="ce1"/>
          <table:table-cell/>
          <table:table-cell table:style-name="ce35" table:number-columns-repeated="9"/>
          <table:table-cell table:number-columns-repeated="1011"/>
        </table:table-row>
        <table:table-row table:style-name="ro2" table:number-rows-repeated="2">
          <table:table-cell table:number-columns-repeated="2"/>
          <table:table-cell table:style-name="ce1"/>
          <table:table-cell/>
          <table:table-cell table:style-name="ce35" table:number-columns-repeated="9"/>
          <table:table-cell table:number-columns-repeated="1011"/>
        </table:table-row>
        <table:table-row table:style-name="ro2">
          <table:table-cell table:number-columns-repeated="2"/>
          <table:table-cell table:style-name="ce1" office:value-type="string" calcext:value-type="string">
            <text:p>Temps théorique</text:p>
          </table:table-cell>
          <table:table-cell office:value-type="string" calcext:value-type="string">
            <text:p>Balance</text:p>
          </table:table-cell>
          <table:table-cell table:style-name="ce35" office:value-type="string" calcext:value-type="string">
            <text:p>Solde</text:p>
          </table:table-cell>
          <table:table-cell table:style-name="ce35" office:value-type="string" calcext:value-type="string">
            <text:p>Entrée</text:p>
          </table:table-cell>
          <table:table-cell table:style-name="ce35" office:value-type="string" calcext:value-type="string">
            <text:p>Sortie</text:p>
          </table:table-cell>
          <table:table-cell table:style-name="ce47" office:value-type="string" calcext:value-type="string">
            <text:p>Entrée</text:p>
          </table:table-cell>
          <table:table-cell table:style-name="ce35" office:value-type="string" calcext:value-type="string">
            <text:p>Sortie</text:p>
          </table:table-cell>
          <table:table-cell table:style-name="ce35" office:value-type="string" calcext:value-type="string">
            <text:p>Entrée</text:p>
          </table:table-cell>
          <table:table-cell table:style-name="ce35" office:value-type="string" calcext:value-type="string">
            <text:p>Sortie</text:p>
          </table:table-cell>
          <table:table-cell table:style-name="ce35" office:value-type="string" calcext:value-type="string">
            <text:p>Entrée</text:p>
          </table:table-cell>
          <table:table-cell table:style-name="ce35" office:value-type="string" calcext:value-type="string">
            <text:p>Sortie</text:p>
          </table:table-cell>
          <table:table-cell table:style-name="ce26" office:value-type="string" calcext:value-type="string">
            <text:p>Vacances</text:p>
          </table:table-cell>
          <table:table-cell table:style-name="ce72" office:value-type="string" calcext:value-type="string">
            <text:p>Remarque</text:p>
          </table:table-cell>
          <table:table-cell table:number-columns-repeated="2"/>
          <table:table-cell table:style-name="ce63"/>
          <table:table-cell table:number-columns-repeated="1006"/>
        </table:table-row>
        <table:table-row table:style-name="ro2">
          <table:table-cell table:style-name="ce64" office:value-type="string" calcext:value-type="string">
            <text:p>total</text:p>
          </table:table-cell>
          <table:table-cell table:style-name="ce65"/>
          <table:table-cell table:style-name="ce67"/>
          <table:table-cell table:style-name="ce63" table:formula="of:=SUM([.D9:.D39])" office:value-type="time" office:time-value="PT00H00M00S" calcext:value-type="time">
            <text:p>00:00</text:p>
          </table:table-cell>
          <table:table-cell table:style-name="ce70" table:number-columns-repeated="9"/>
          <table:table-cell table:style-name="ce62" table:formula="of:=SUM([.N9:.N39])" office:value-type="float" office:value="0" calcext:value-type="float">
            <text:p>0.0</text:p>
          </table:table-cell>
          <table:table-cell table:style-name="ce65"/>
          <table:table-cell/>
          <table:table-cell table:style-name="ce63" table:formula="of:=SUM([.Q9:.Q39])" office:value-type="time" office:time-value="PT00H00M00S" calcext:value-type="time">
            <text:p>00:00</text:p>
          </table:table-cell>
          <table:table-cell table:style-name="ce63" table:formula="of:=SUM([.R9:.R39])" office:value-type="time" office:time-value="PT00H00M00S" calcext:value-type="time">
            <text:p>00:00</text:p>
          </table:table-cell>
          <table:table-cell table:style-name="ce63" table:formula="of:=SUM([.S9:.S39])" office:value-type="time" office:time-value="PT00H00M00S" calcext:value-type="time">
            <text:p>00:00</text:p>
          </table:table-cell>
          <table:table-cell table:style-name="ce63" table:formula="of:=SUM([.T9:.T39])" office:value-type="time" office:time-value="PT00H00M00S" calcext:value-type="time">
            <text:p>00:00</text:p>
          </table:table-cell>
          <table:table-cell table:style-name="ce63" table:formula="of:=SUM([.U9:.U39])" office:value-type="time" office:time-value="PT00H00M00S" calcext:value-type="time">
            <text:p>00:00</text:p>
          </table:table-cell>
          <table:table-cell table:style-name="ce63" table:formula="of:=SUM([.V9:.V39])" office:value-type="time" office:time-value="PT00H00M00S" calcext:value-type="time">
            <text:p>00:00</text:p>
          </table:table-cell>
          <table:table-cell table:style-name="ce63" table:formula="of:=SUM([.W9:.W39])" office:value-type="time" office:time-value="PT00H00M00S" calcext:value-type="time">
            <text:p>00:00</text:p>
          </table:table-cell>
          <table:table-cell table:style-name="ce63" table:formula="of:=SUM([.X9:.X39])" office:value-type="time" office:time-value="PT00H00M00S" calcext:value-type="time">
            <text:p>00:00</text:p>
          </table:table-cell>
          <table:table-cell table:style-name="ce63" table:formula="of:=SUM([.Y9:.Y39])" office:value-type="time" office:time-value="PT00H00M00S" calcext:value-type="time">
            <text:p>00:00</text:p>
          </table:table-cell>
          <table:table-cell table:style-name="ce63" table:formula="of:=SUM([.Z9:.Z39])" office:value-type="time" office:time-value="PT00H00M00S" calcext:value-type="time">
            <text:p>00:00</text:p>
          </table:table-cell>
          <table:table-cell table:style-name="ce65" table:number-columns-repeated="230"/>
          <table:table-cell table:number-columns-repeated="768"/>
        </table:table-row>
        <table:table-row table:style-name="ro2">
          <table:table-cell table:style-name="ce41" table:formula="of:=TEXT([.B9];&quot;jjjj&quot;)" office:value-type="string" office:string-value="jeudi" calcext:value-type="string">
            <text:p>jeudi</text:p>
          </table:table-cell>
          <table:table-cell table:style-name="ce66" table:formula="of:=EDATE([avril.B9];1)" office:value-type="date" office:date-value="2025-05-01" calcext:value-type="date">
            <text:p>01.05.2025</text:p>
          </table:table-cell>
          <table:table-cell table:style-name="ce1" table:formula="of:=IF(OR(WEEKDAY([.B9])=1;WEEKDAY([.B9])=7);0;[.$A$1])" office:value-type="time" office:time-value="PT08H17M00S" calcext:value-type="time">
            <text:p>08:17</text:p>
          </table:table-cell>
          <table:table-cell table:style-name="ce68" table:formula="of:=IF(NOW()&lt;[.B9];0;[.E9]-[.C9])" office:value-type="time" office:time-value="PT00H00M00S" calcext:value-type="time">
            <text:p>00:00</text:p>
          </table:table-cell>
          <table:table-cell table:style-name="ce1" table:formula="of:=[.G9]-[.F9]+[.I9]-[.H9]+[.K9]-[.J9]+[.M9]-[.L9]+[.N9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9]-SUM([.Q9:.Z9])-[.N9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0];&quot;jjjj&quot;)" office:value-type="string" office:string-value="vendredi" calcext:value-type="string">
            <text:p>vendredi</text:p>
          </table:table-cell>
          <table:table-cell table:style-name="ce66" table:formula="of:=[.B9]+1" office:value-type="date" office:date-value="2025-05-02" calcext:value-type="date">
            <text:p>02.05.2025</text:p>
          </table:table-cell>
          <table:table-cell table:style-name="ce1" table:formula="of:=IF(OR(WEEKDAY([.B10])=1;WEEKDAY([.B10])=7);0;[.$A$1])" office:value-type="time" office:time-value="PT08H17M00S" calcext:value-type="time">
            <text:p>08:17</text:p>
          </table:table-cell>
          <table:table-cell table:style-name="ce68" table:formula="of:=IF(NOW()&lt;[.B10];0;[.E10]-[.C10])" office:value-type="time" office:time-value="PT00H00M00S" calcext:value-type="time">
            <text:p>00:00</text:p>
          </table:table-cell>
          <table:table-cell table:style-name="ce1" table:formula="of:=[.G10]-[.F10]+[.I10]-[.H10]+[.K10]-[.J10]+[.M10]-[.L10]+[.N10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0]-SUM([.Q10:.Z10])-[.N10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1];&quot;jjjj&quot;)" office:value-type="string" office:string-value="samedi" calcext:value-type="string">
            <text:p>samedi</text:p>
          </table:table-cell>
          <table:table-cell table:style-name="ce66" table:formula="of:=[.B10]+1" office:value-type="date" office:date-value="2025-05-03" calcext:value-type="date">
            <text:p>03.05.2025</text:p>
          </table:table-cell>
          <table:table-cell table:style-name="ce1" table:formula="of:=IF(OR(WEEKDAY([.B11])=1;WEEKDAY([.B11])=7);0;[.$A$1])" office:value-type="time" office:time-value="PT00H00M00S" calcext:value-type="time">
            <text:p>00:00</text:p>
          </table:table-cell>
          <table:table-cell table:style-name="ce68" table:formula="of:=IF(NOW()&lt;[.B11];0;[.E11]-[.C11])" office:value-type="time" office:time-value="PT00H00M00S" calcext:value-type="time">
            <text:p>00:00</text:p>
          </table:table-cell>
          <table:table-cell table:style-name="ce1" table:formula="of:=[.G11]-[.F11]+[.I11]-[.H11]+[.K11]-[.J11]+[.M11]-[.L11]+[.N11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1]-SUM([.Q11:.Z11])-[.N11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2];&quot;jjjj&quot;)" office:value-type="string" office:string-value="dimanche" calcext:value-type="string">
            <text:p>dimanche</text:p>
          </table:table-cell>
          <table:table-cell table:style-name="ce66" table:formula="of:=[.B11]+1" office:value-type="date" office:date-value="2025-05-04" calcext:value-type="date">
            <text:p>04.05.2025</text:p>
          </table:table-cell>
          <table:table-cell table:style-name="ce1" table:formula="of:=IF(OR(WEEKDAY([.B12])=1;WEEKDAY([.B12])=7);0;[.$A$1])" office:value-type="time" office:time-value="PT00H00M00S" calcext:value-type="time">
            <text:p>00:00</text:p>
          </table:table-cell>
          <table:table-cell table:style-name="ce68" table:formula="of:=IF(NOW()&lt;[.B12];0;[.E12]-[.C12])" office:value-type="time" office:time-value="PT00H00M00S" calcext:value-type="time">
            <text:p>00:00</text:p>
          </table:table-cell>
          <table:table-cell table:style-name="ce1" table:formula="of:=[.G12]-[.F12]+[.I12]-[.H12]+[.K12]-[.J12]+[.M12]-[.L12]+[.N12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2]-SUM([.Q12:.Z12])-[.N12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3];&quot;jjjj&quot;)" office:value-type="string" office:string-value="lundi" calcext:value-type="string">
            <text:p>lundi</text:p>
          </table:table-cell>
          <table:table-cell table:style-name="ce66" table:formula="of:=[.B12]+1" office:value-type="date" office:date-value="2025-05-05" calcext:value-type="date">
            <text:p>05.05.2025</text:p>
          </table:table-cell>
          <table:table-cell table:style-name="ce1" table:formula="of:=IF(OR(WEEKDAY([.B13])=1;WEEKDAY([.B13])=7);0;[.$A$1])" office:value-type="time" office:time-value="PT08H17M00S" calcext:value-type="time">
            <text:p>08:17</text:p>
          </table:table-cell>
          <table:table-cell table:style-name="ce68" table:formula="of:=IF(NOW()&lt;[.B13];0;[.E13]-[.C13])" office:value-type="time" office:time-value="PT00H00M00S" calcext:value-type="time">
            <text:p>00:00</text:p>
          </table:table-cell>
          <table:table-cell table:style-name="ce1" table:formula="of:=[.G13]-[.F13]+[.I13]-[.H13]+[.K13]-[.J13]+[.M13]-[.L13]+[.N13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3]-SUM([.Q13:.Z13])-[.N13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4];&quot;jjjj&quot;)" office:value-type="string" office:string-value="mardi" calcext:value-type="string">
            <text:p>mardi</text:p>
          </table:table-cell>
          <table:table-cell table:style-name="ce66" table:formula="of:=[.B13]+1" office:value-type="date" office:date-value="2025-05-06" calcext:value-type="date">
            <text:p>06.05.2025</text:p>
          </table:table-cell>
          <table:table-cell table:style-name="ce1" table:formula="of:=IF(OR(WEEKDAY([.B14])=1;WEEKDAY([.B14])=7);0;[.$A$1])" office:value-type="time" office:time-value="PT08H17M00S" calcext:value-type="time">
            <text:p>08:17</text:p>
          </table:table-cell>
          <table:table-cell table:style-name="ce68" table:formula="of:=IF(NOW()&lt;[.B14];0;[.E14]-[.C14])" office:value-type="time" office:time-value="PT00H00M00S" calcext:value-type="time">
            <text:p>00:00</text:p>
          </table:table-cell>
          <table:table-cell table:style-name="ce1" table:formula="of:=[.G14]-[.F14]+[.I14]-[.H14]+[.K14]-[.J14]+[.M14]-[.L14]+[.N14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4]-SUM([.Q14:.Z14])-[.N14]*[.$A$1]" office:value-type="time" office:time-value="PT00H00M00S" calcext:value-type="time">
            <text:p>00:00</text:p>
          </table:table-cell>
          <table:table-cell table:number-columns-repeated="10"/>
          <table:table-cell table:style-name="ce75"/>
          <table:table-cell table:number-columns-repeated="997"/>
        </table:table-row>
        <table:table-row table:style-name="ro2">
          <table:table-cell table:style-name="ce41" table:formula="of:=TEXT([.B15];&quot;jjjj&quot;)" office:value-type="string" office:string-value="mercredi" calcext:value-type="string">
            <text:p>mercredi</text:p>
          </table:table-cell>
          <table:table-cell table:style-name="ce66" table:formula="of:=[.B14]+1" office:value-type="date" office:date-value="2025-05-07" calcext:value-type="date">
            <text:p>07.05.2025</text:p>
          </table:table-cell>
          <table:table-cell table:style-name="ce1" table:formula="of:=IF(OR(WEEKDAY([.B15])=1;WEEKDAY([.B15])=7);0;[.$A$1])" office:value-type="time" office:time-value="PT08H17M00S" calcext:value-type="time">
            <text:p>08:17</text:p>
          </table:table-cell>
          <table:table-cell table:style-name="ce68" table:formula="of:=IF(NOW()&lt;[.B15];0;[.E15]-[.C15])" office:value-type="time" office:time-value="PT00H00M00S" calcext:value-type="time">
            <text:p>00:00</text:p>
          </table:table-cell>
          <table:table-cell table:style-name="ce1" table:formula="of:=[.G15]-[.F15]+[.I15]-[.H15]+[.K15]-[.J15]+[.M15]-[.L15]+[.N15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5]-SUM([.Q15:.Z15])-[.N15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6];&quot;jjjj&quot;)" office:value-type="string" office:string-value="jeudi" calcext:value-type="string">
            <text:p>jeudi</text:p>
          </table:table-cell>
          <table:table-cell table:style-name="ce66" table:formula="of:=[.B15]+1" office:value-type="date" office:date-value="2025-05-08" calcext:value-type="date">
            <text:p>08.05.2025</text:p>
          </table:table-cell>
          <table:table-cell table:style-name="ce1" table:formula="of:=IF(OR(WEEKDAY([.B16])=1;WEEKDAY([.B16])=7);0;[.$A$1])" office:value-type="time" office:time-value="PT08H17M00S" calcext:value-type="time">
            <text:p>08:17</text:p>
          </table:table-cell>
          <table:table-cell table:style-name="ce68" table:formula="of:=IF(NOW()&lt;[.B16];0;[.E16]-[.C16])" office:value-type="time" office:time-value="PT00H00M00S" calcext:value-type="time">
            <text:p>00:00</text:p>
          </table:table-cell>
          <table:table-cell table:style-name="ce1" table:formula="of:=[.G16]-[.F16]+[.I16]-[.H16]+[.K16]-[.J16]+[.M16]-[.L16]+[.N16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6]-SUM([.Q16:.Z16])-[.N16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7];&quot;jjjj&quot;)" office:value-type="string" office:string-value="vendredi" calcext:value-type="string">
            <text:p>vendredi</text:p>
          </table:table-cell>
          <table:table-cell table:style-name="ce66" table:formula="of:=[.B16]+1" office:value-type="date" office:date-value="2025-05-09" calcext:value-type="date">
            <text:p>09.05.2025</text:p>
          </table:table-cell>
          <table:table-cell table:style-name="ce1" table:formula="of:=IF(OR(WEEKDAY([.B17])=1;WEEKDAY([.B17])=7);0;[.$A$1])" office:value-type="time" office:time-value="PT08H17M00S" calcext:value-type="time">
            <text:p>08:17</text:p>
          </table:table-cell>
          <table:table-cell table:style-name="ce68" table:formula="of:=IF(NOW()&lt;[.B17];0;[.E17]-[.C17])" office:value-type="time" office:time-value="PT00H00M00S" calcext:value-type="time">
            <text:p>00:00</text:p>
          </table:table-cell>
          <table:table-cell table:style-name="ce1" table:formula="of:=[.G17]-[.F17]+[.I17]-[.H17]+[.K17]-[.J17]+[.M17]-[.L17]+[.N17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7]-SUM([.Q17:.Z17])-[.N17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8];&quot;jjjj&quot;)" office:value-type="string" office:string-value="samedi" calcext:value-type="string">
            <text:p>samedi</text:p>
          </table:table-cell>
          <table:table-cell table:style-name="ce66" table:formula="of:=[.B17]+1" office:value-type="date" office:date-value="2025-05-10" calcext:value-type="date">
            <text:p>10.05.2025</text:p>
          </table:table-cell>
          <table:table-cell table:style-name="ce1" table:formula="of:=IF(OR(WEEKDAY([.B18])=1;WEEKDAY([.B18])=7);0;[.$A$1])" office:value-type="time" office:time-value="PT00H00M00S" calcext:value-type="time">
            <text:p>00:00</text:p>
          </table:table-cell>
          <table:table-cell table:style-name="ce68" table:formula="of:=IF(NOW()&lt;[.B18];0;[.E18]-[.C18])" office:value-type="time" office:time-value="PT00H00M00S" calcext:value-type="time">
            <text:p>00:00</text:p>
          </table:table-cell>
          <table:table-cell table:style-name="ce1" table:formula="of:=[.G18]-[.F18]+[.I18]-[.H18]+[.K18]-[.J18]+[.M18]-[.L18]+[.N18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8]-SUM([.Q18:.Z18])-[.N18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9];&quot;jjjj&quot;)" office:value-type="string" office:string-value="dimanche" calcext:value-type="string">
            <text:p>dimanche</text:p>
          </table:table-cell>
          <table:table-cell table:style-name="ce66" table:formula="of:=[.B18]+1" office:value-type="date" office:date-value="2025-05-11" calcext:value-type="date">
            <text:p>11.05.2025</text:p>
          </table:table-cell>
          <table:table-cell table:style-name="ce1" table:formula="of:=IF(OR(WEEKDAY([.B19])=1;WEEKDAY([.B19])=7);0;[.$A$1])" office:value-type="time" office:time-value="PT00H00M00S" calcext:value-type="time">
            <text:p>00:00</text:p>
          </table:table-cell>
          <table:table-cell table:style-name="ce68" table:formula="of:=IF(NOW()&lt;[.B19];0;[.E19]-[.C19])" office:value-type="time" office:time-value="PT00H00M00S" calcext:value-type="time">
            <text:p>00:00</text:p>
          </table:table-cell>
          <table:table-cell table:style-name="ce1" table:formula="of:=[.G19]-[.F19]+[.I19]-[.H19]+[.K19]-[.J19]+[.M19]-[.L19]+[.N19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9]-SUM([.Q19:.Z19])-[.N19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0];&quot;jjjj&quot;)" office:value-type="string" office:string-value="lundi" calcext:value-type="string">
            <text:p>lundi</text:p>
          </table:table-cell>
          <table:table-cell table:style-name="ce66" table:formula="of:=[.B19]+1" office:value-type="date" office:date-value="2025-05-12" calcext:value-type="date">
            <text:p>12.05.2025</text:p>
          </table:table-cell>
          <table:table-cell table:style-name="ce1" table:formula="of:=IF(OR(WEEKDAY([.B20])=1;WEEKDAY([.B20])=7);0;[.$A$1])" office:value-type="time" office:time-value="PT08H17M00S" calcext:value-type="time">
            <text:p>08:17</text:p>
          </table:table-cell>
          <table:table-cell table:style-name="ce68" table:formula="of:=IF(NOW()&lt;[.B20];0;[.E20]-[.C20])" office:value-type="time" office:time-value="PT00H00M00S" calcext:value-type="time">
            <text:p>00:00</text:p>
          </table:table-cell>
          <table:table-cell table:style-name="ce1" table:formula="of:=[.G20]-[.F20]+[.I20]-[.H20]+[.K20]-[.J20]+[.M20]-[.L20]+[.N20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0]-SUM([.Q20:.Z20])-[.N20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1];&quot;jjjj&quot;)" office:value-type="string" office:string-value="mardi" calcext:value-type="string">
            <text:p>mardi</text:p>
          </table:table-cell>
          <table:table-cell table:style-name="ce66" table:formula="of:=[.B20]+1" office:value-type="date" office:date-value="2025-05-13" calcext:value-type="date">
            <text:p>13.05.2025</text:p>
          </table:table-cell>
          <table:table-cell table:style-name="ce1" table:formula="of:=IF(OR(WEEKDAY([.B21])=1;WEEKDAY([.B21])=7);0;[.$A$1])" office:value-type="time" office:time-value="PT08H17M00S" calcext:value-type="time">
            <text:p>08:17</text:p>
          </table:table-cell>
          <table:table-cell table:style-name="ce68" table:formula="of:=IF(NOW()&lt;[.B21];0;[.E21]-[.C21])" office:value-type="time" office:time-value="PT00H00M00S" calcext:value-type="time">
            <text:p>00:00</text:p>
          </table:table-cell>
          <table:table-cell table:style-name="ce1" table:formula="of:=[.G21]-[.F21]+[.I21]-[.H21]+[.K21]-[.J21]+[.M21]-[.L21]+[.N21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1]-SUM([.Q21:.Z21])-[.N21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2];&quot;jjjj&quot;)" office:value-type="string" office:string-value="mercredi" calcext:value-type="string">
            <text:p>mercredi</text:p>
          </table:table-cell>
          <table:table-cell table:style-name="ce66" table:formula="of:=[.B21]+1" office:value-type="date" office:date-value="2025-05-14" calcext:value-type="date">
            <text:p>14.05.2025</text:p>
          </table:table-cell>
          <table:table-cell table:style-name="ce1" table:formula="of:=IF(OR(WEEKDAY([.B22])=1;WEEKDAY([.B22])=7);0;[.$A$1])" office:value-type="time" office:time-value="PT08H17M00S" calcext:value-type="time">
            <text:p>08:17</text:p>
          </table:table-cell>
          <table:table-cell table:style-name="ce68" table:formula="of:=IF(NOW()&lt;[.B22];0;[.E22]-[.C22])" office:value-type="time" office:time-value="PT00H00M00S" calcext:value-type="time">
            <text:p>00:00</text:p>
          </table:table-cell>
          <table:table-cell table:style-name="ce1" table:formula="of:=[.G22]-[.F22]+[.I22]-[.H22]+[.K22]-[.J22]+[.M22]-[.L22]+[.N22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2]-SUM([.Q22:.Z22])-[.N22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3];&quot;jjjj&quot;)" office:value-type="string" office:string-value="jeudi" calcext:value-type="string">
            <text:p>jeudi</text:p>
          </table:table-cell>
          <table:table-cell table:style-name="ce66" table:formula="of:=[.B22]+1" office:value-type="date" office:date-value="2025-05-15" calcext:value-type="date">
            <text:p>15.05.2025</text:p>
          </table:table-cell>
          <table:table-cell table:style-name="ce1" table:formula="of:=IF(OR(WEEKDAY([.B23])=1;WEEKDAY([.B23])=7);0;[.$A$1])" office:value-type="time" office:time-value="PT08H17M00S" calcext:value-type="time">
            <text:p>08:17</text:p>
          </table:table-cell>
          <table:table-cell table:style-name="ce68" table:formula="of:=IF(NOW()&lt;[.B23];0;[.E23]-[.C23])" office:value-type="time" office:time-value="PT00H00M00S" calcext:value-type="time">
            <text:p>00:00</text:p>
          </table:table-cell>
          <table:table-cell table:style-name="ce1" table:formula="of:=[.G23]-[.F23]+[.I23]-[.H23]+[.K23]-[.J23]+[.M23]-[.L23]+[.N23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3]-SUM([.Q23:.Z23])-[.N23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4];&quot;jjjj&quot;)" office:value-type="string" office:string-value="vendredi" calcext:value-type="string">
            <text:p>vendredi</text:p>
          </table:table-cell>
          <table:table-cell table:style-name="ce66" table:formula="of:=[.B23]+1" office:value-type="date" office:date-value="2025-05-16" calcext:value-type="date">
            <text:p>16.05.2025</text:p>
          </table:table-cell>
          <table:table-cell table:style-name="ce1" table:formula="of:=IF(OR(WEEKDAY([.B24])=1;WEEKDAY([.B24])=7);0;[.$A$1])" office:value-type="time" office:time-value="PT08H17M00S" calcext:value-type="time">
            <text:p>08:17</text:p>
          </table:table-cell>
          <table:table-cell table:style-name="ce68" table:formula="of:=IF(NOW()&lt;[.B24];0;[.E24]-[.C24])" office:value-type="time" office:time-value="PT00H00M00S" calcext:value-type="time">
            <text:p>00:00</text:p>
          </table:table-cell>
          <table:table-cell table:style-name="ce1" table:formula="of:=[.G24]-[.F24]+[.I24]-[.H24]+[.K24]-[.J24]+[.M24]-[.L24]+[.N24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4]-SUM([.Q24:.Z24])-[.N24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5];&quot;jjjj&quot;)" office:value-type="string" office:string-value="samedi" calcext:value-type="string">
            <text:p>samedi</text:p>
          </table:table-cell>
          <table:table-cell table:style-name="ce66" table:formula="of:=[.B24]+1" office:value-type="date" office:date-value="2025-05-17" calcext:value-type="date">
            <text:p>17.05.2025</text:p>
          </table:table-cell>
          <table:table-cell table:style-name="ce1" table:formula="of:=IF(OR(WEEKDAY([.B25])=1;WEEKDAY([.B25])=7);0;[.$A$1])" office:value-type="time" office:time-value="PT00H00M00S" calcext:value-type="time">
            <text:p>00:00</text:p>
          </table:table-cell>
          <table:table-cell table:style-name="ce68" table:formula="of:=IF(NOW()&lt;[.B25];0;[.E25]-[.C25])" office:value-type="time" office:time-value="PT00H00M00S" calcext:value-type="time">
            <text:p>00:00</text:p>
          </table:table-cell>
          <table:table-cell table:style-name="ce1" table:formula="of:=[.G25]-[.F25]+[.I25]-[.H25]+[.K25]-[.J25]+[.M25]-[.L25]+[.N25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5]-SUM([.Q25:.Z25])-[.N25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6];&quot;jjjj&quot;)" office:value-type="string" office:string-value="dimanche" calcext:value-type="string">
            <text:p>dimanche</text:p>
          </table:table-cell>
          <table:table-cell table:style-name="ce66" table:formula="of:=[.B25]+1" office:value-type="date" office:date-value="2025-05-18" calcext:value-type="date">
            <text:p>18.05.2025</text:p>
          </table:table-cell>
          <table:table-cell table:style-name="ce1" table:formula="of:=IF(OR(WEEKDAY([.B26])=1;WEEKDAY([.B26])=7);0;[.$A$1])" office:value-type="time" office:time-value="PT00H00M00S" calcext:value-type="time">
            <text:p>00:00</text:p>
          </table:table-cell>
          <table:table-cell table:style-name="ce68" table:formula="of:=IF(NOW()&lt;[.B26];0;[.E26]-[.C26])" office:value-type="time" office:time-value="PT00H00M00S" calcext:value-type="time">
            <text:p>00:00</text:p>
          </table:table-cell>
          <table:table-cell table:style-name="ce1" table:formula="of:=[.G26]-[.F26]+[.I26]-[.H26]+[.K26]-[.J26]+[.M26]-[.L26]+[.N26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6]-SUM([.Q26:.Z26])-[.N26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7];&quot;jjjj&quot;)" office:value-type="string" office:string-value="lundi" calcext:value-type="string">
            <text:p>lundi</text:p>
          </table:table-cell>
          <table:table-cell table:style-name="ce66" table:formula="of:=[.B26]+1" office:value-type="date" office:date-value="2025-05-19" calcext:value-type="date">
            <text:p>19.05.2025</text:p>
          </table:table-cell>
          <table:table-cell table:style-name="ce1" table:formula="of:=IF(OR(WEEKDAY([.B27])=1;WEEKDAY([.B27])=7);0;[.$A$1])" office:value-type="time" office:time-value="PT08H17M00S" calcext:value-type="time">
            <text:p>08:17</text:p>
          </table:table-cell>
          <table:table-cell table:style-name="ce68" table:formula="of:=IF(NOW()&lt;[.B27];0;[.E27]-[.C27])" office:value-type="time" office:time-value="PT00H00M00S" calcext:value-type="time">
            <text:p>00:00</text:p>
          </table:table-cell>
          <table:table-cell table:style-name="ce1" table:formula="of:=[.G27]-[.F27]+[.I27]-[.H27]+[.K27]-[.J27]+[.M27]-[.L27]+[.N27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7]-SUM([.Q27:.Z27])-[.N27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8];&quot;jjjj&quot;)" office:value-type="string" office:string-value="mardi" calcext:value-type="string">
            <text:p>mardi</text:p>
          </table:table-cell>
          <table:table-cell table:style-name="ce66" table:formula="of:=[.B27]+1" office:value-type="date" office:date-value="2025-05-20" calcext:value-type="date">
            <text:p>20.05.2025</text:p>
          </table:table-cell>
          <table:table-cell table:style-name="ce1" table:formula="of:=IF(OR(WEEKDAY([.B28])=1;WEEKDAY([.B28])=7);0;[.$A$1])" office:value-type="time" office:time-value="PT08H17M00S" calcext:value-type="time">
            <text:p>08:17</text:p>
          </table:table-cell>
          <table:table-cell table:style-name="ce68" table:formula="of:=IF(NOW()&lt;[.B28];0;[.E28]-[.C28])" office:value-type="time" office:time-value="PT00H00M00S" calcext:value-type="time">
            <text:p>00:00</text:p>
          </table:table-cell>
          <table:table-cell table:style-name="ce1" table:formula="of:=[.G28]-[.F28]+[.I28]-[.H28]+[.K28]-[.J28]+[.M28]-[.L28]+[.N28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8]-SUM([.Q28:.Z28])-[.N28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9];&quot;jjjj&quot;)" office:value-type="string" office:string-value="mercredi" calcext:value-type="string">
            <text:p>mercredi</text:p>
          </table:table-cell>
          <table:table-cell table:style-name="ce66" table:formula="of:=[.B28]+1" office:value-type="date" office:date-value="2025-05-21" calcext:value-type="date">
            <text:p>21.05.2025</text:p>
          </table:table-cell>
          <table:table-cell table:style-name="ce1" table:formula="of:=IF(OR(WEEKDAY([.B29])=1;WEEKDAY([.B29])=7);0;[.$A$1])" office:value-type="time" office:time-value="PT08H17M00S" calcext:value-type="time">
            <text:p>08:17</text:p>
          </table:table-cell>
          <table:table-cell table:style-name="ce68" table:formula="of:=IF(NOW()&lt;[.B29];0;[.E29]-[.C29])" office:value-type="time" office:time-value="PT00H00M00S" calcext:value-type="time">
            <text:p>00:00</text:p>
          </table:table-cell>
          <table:table-cell table:style-name="ce1" table:formula="of:=[.G29]-[.F29]+[.I29]-[.H29]+[.K29]-[.J29]+[.M29]-[.L29]+[.N29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9]-SUM([.Q29:.Z29])-[.N29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0];&quot;jjjj&quot;)" office:value-type="string" office:string-value="jeudi" calcext:value-type="string">
            <text:p>jeudi</text:p>
          </table:table-cell>
          <table:table-cell table:style-name="ce66" table:formula="of:=[.B29]+1" office:value-type="date" office:date-value="2025-05-22" calcext:value-type="date">
            <text:p>22.05.2025</text:p>
          </table:table-cell>
          <table:table-cell table:style-name="ce1" table:formula="of:=IF(OR(WEEKDAY([.B30])=1;WEEKDAY([.B30])=7);0;[.$A$1])" office:value-type="time" office:time-value="PT08H17M00S" calcext:value-type="time">
            <text:p>08:17</text:p>
          </table:table-cell>
          <table:table-cell table:style-name="ce68" table:formula="of:=IF(NOW()&lt;[.B30];0;[.E30]-[.C30])" office:value-type="time" office:time-value="PT00H00M00S" calcext:value-type="time">
            <text:p>00:00</text:p>
          </table:table-cell>
          <table:table-cell table:style-name="ce1" table:formula="of:=[.G30]-[.F30]+[.I30]-[.H30]+[.K30]-[.J30]+[.M30]-[.L30]+[.N30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0]-SUM([.Q30:.Z30])-[.N30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1];&quot;jjjj&quot;)" office:value-type="string" office:string-value="vendredi" calcext:value-type="string">
            <text:p>vendredi</text:p>
          </table:table-cell>
          <table:table-cell table:style-name="ce66" table:formula="of:=[.B30]+1" office:value-type="date" office:date-value="2025-05-23" calcext:value-type="date">
            <text:p>23.05.2025</text:p>
          </table:table-cell>
          <table:table-cell table:style-name="ce1" table:formula="of:=IF(OR(WEEKDAY([.B31])=1;WEEKDAY([.B31])=7);0;[.$A$1])" office:value-type="time" office:time-value="PT08H17M00S" calcext:value-type="time">
            <text:p>08:17</text:p>
          </table:table-cell>
          <table:table-cell table:style-name="ce68" table:formula="of:=IF(NOW()&lt;[.B31];0;[.E31]-[.C31])" office:value-type="time" office:time-value="PT00H00M00S" calcext:value-type="time">
            <text:p>00:00</text:p>
          </table:table-cell>
          <table:table-cell table:style-name="ce1" table:formula="of:=[.G31]-[.F31]+[.I31]-[.H31]+[.K31]-[.J31]+[.M31]-[.L31]+[.N31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1]-SUM([.Q31:.Z31])-[.N31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2];&quot;jjjj&quot;)" office:value-type="string" office:string-value="samedi" calcext:value-type="string">
            <text:p>samedi</text:p>
          </table:table-cell>
          <table:table-cell table:style-name="ce66" table:formula="of:=[.B31]+1" office:value-type="date" office:date-value="2025-05-24" calcext:value-type="date">
            <text:p>24.05.2025</text:p>
          </table:table-cell>
          <table:table-cell table:style-name="ce1" table:formula="of:=IF(OR(WEEKDAY([.B32])=1;WEEKDAY([.B32])=7);0;[.$A$1])" office:value-type="time" office:time-value="PT00H00M00S" calcext:value-type="time">
            <text:p>00:00</text:p>
          </table:table-cell>
          <table:table-cell table:style-name="ce68" table:formula="of:=IF(NOW()&lt;[.B32];0;[.E32]-[.C32])" office:value-type="time" office:time-value="PT00H00M00S" calcext:value-type="time">
            <text:p>00:00</text:p>
          </table:table-cell>
          <table:table-cell table:style-name="ce1" table:formula="of:=[.G32]-[.F32]+[.I32]-[.H32]+[.K32]-[.J32]+[.M32]-[.L32]+[.N32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2]-SUM([.Q32:.Z32])-[.N32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3];&quot;jjjj&quot;)" office:value-type="string" office:string-value="dimanche" calcext:value-type="string">
            <text:p>dimanche</text:p>
          </table:table-cell>
          <table:table-cell table:style-name="ce66" table:formula="of:=[.B32]+1" office:value-type="date" office:date-value="2025-05-25" calcext:value-type="date">
            <text:p>25.05.2025</text:p>
          </table:table-cell>
          <table:table-cell table:style-name="ce1" table:formula="of:=IF(OR(WEEKDAY([.B33])=1;WEEKDAY([.B33])=7);0;[.$A$1])" office:value-type="time" office:time-value="PT00H00M00S" calcext:value-type="time">
            <text:p>00:00</text:p>
          </table:table-cell>
          <table:table-cell table:style-name="ce68" table:formula="of:=IF(NOW()&lt;[.B33];0;[.E33]-[.C33])" office:value-type="time" office:time-value="PT00H00M00S" calcext:value-type="time">
            <text:p>00:00</text:p>
          </table:table-cell>
          <table:table-cell table:style-name="ce1" table:formula="of:=[.G33]-[.F33]+[.I33]-[.H33]+[.K33]-[.J33]+[.M33]-[.L33]+[.N33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3]-SUM([.Q33:.Z33])-[.N33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4];&quot;jjjj&quot;)" office:value-type="string" office:string-value="lundi" calcext:value-type="string">
            <text:p>lundi</text:p>
          </table:table-cell>
          <table:table-cell table:style-name="ce66" table:formula="of:=[.B33]+1" office:value-type="date" office:date-value="2025-05-26" calcext:value-type="date">
            <text:p>26.05.2025</text:p>
          </table:table-cell>
          <table:table-cell table:style-name="ce1" table:formula="of:=IF(OR(WEEKDAY([.B34])=1;WEEKDAY([.B34])=7);0;[.$A$1])" office:value-type="time" office:time-value="PT08H17M00S" calcext:value-type="time">
            <text:p>08:17</text:p>
          </table:table-cell>
          <table:table-cell table:style-name="ce68" table:formula="of:=IF(NOW()&lt;[.B34];0;[.E34]-[.C34])" office:value-type="time" office:time-value="PT00H00M00S" calcext:value-type="time">
            <text:p>00:00</text:p>
          </table:table-cell>
          <table:table-cell table:style-name="ce1" table:formula="of:=[.G34]-[.F34]+[.I34]-[.H34]+[.K34]-[.J34]+[.M34]-[.L34]+[.N34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4]-SUM([.Q34:.Z34])-[.N34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5];&quot;jjjj&quot;)" office:value-type="string" office:string-value="mardi" calcext:value-type="string">
            <text:p>mardi</text:p>
          </table:table-cell>
          <table:table-cell table:style-name="ce66" table:formula="of:=[.B34]+1" office:value-type="date" office:date-value="2025-05-27" calcext:value-type="date">
            <text:p>27.05.2025</text:p>
          </table:table-cell>
          <table:table-cell table:style-name="ce1" table:formula="of:=IF(OR(WEEKDAY([.B35])=1;WEEKDAY([.B35])=7);0;[.$A$1])" office:value-type="time" office:time-value="PT08H17M00S" calcext:value-type="time">
            <text:p>08:17</text:p>
          </table:table-cell>
          <table:table-cell table:style-name="ce68" table:formula="of:=IF(NOW()&lt;[.B35];0;[.E35]-[.C35])" office:value-type="time" office:time-value="PT00H00M00S" calcext:value-type="time">
            <text:p>00:00</text:p>
          </table:table-cell>
          <table:table-cell table:style-name="ce1" table:formula="of:=[.G35]-[.F35]+[.I35]-[.H35]+[.K35]-[.J35]+[.M35]-[.L35]+[.N35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5]-SUM([.Q35:.Z35])-[.N35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6];&quot;jjjj&quot;)" office:value-type="string" office:string-value="mercredi" calcext:value-type="string">
            <text:p>mercredi</text:p>
          </table:table-cell>
          <table:table-cell table:style-name="ce66" table:formula="of:=[.B35]+1" office:value-type="date" office:date-value="2025-05-28" calcext:value-type="date">
            <text:p>28.05.2025</text:p>
          </table:table-cell>
          <table:table-cell table:style-name="ce1" table:formula="of:=IF(OR(WEEKDAY([.B36])=1;WEEKDAY([.B36])=7);0;[.$A$1])" office:value-type="time" office:time-value="PT08H17M00S" calcext:value-type="time">
            <text:p>08:17</text:p>
          </table:table-cell>
          <table:table-cell table:style-name="ce68" table:formula="of:=IF(NOW()&lt;[.B36];0;[.E36]-[.C36])" office:value-type="time" office:time-value="PT00H00M00S" calcext:value-type="time">
            <text:p>00:00</text:p>
          </table:table-cell>
          <table:table-cell table:style-name="ce1" table:formula="of:=[.G36]-[.F36]+[.I36]-[.H36]+[.K36]-[.J36]+[.M36]-[.L36]+[.N36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6]-SUM([.Q36:.Z36])-[.N36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7];&quot;jjjj&quot;)" office:value-type="string" office:string-value="jeudi" calcext:value-type="string">
            <text:p>jeudi</text:p>
          </table:table-cell>
          <table:table-cell table:style-name="ce66" table:formula="of:=[.B36]+1" office:value-type="date" office:date-value="2025-05-29" calcext:value-type="date">
            <text:p>29.05.2025</text:p>
          </table:table-cell>
          <table:table-cell table:style-name="ce1" table:formula="of:=IF(OR(WEEKDAY([.B37])=1;WEEKDAY([.B37])=7);0;[.$A$1])" office:value-type="time" office:time-value="PT08H17M00S" calcext:value-type="time">
            <text:p>08:17</text:p>
          </table:table-cell>
          <table:table-cell table:style-name="ce68" table:formula="of:=IF(NOW()&lt;[.B37];0;[.E37]-[.C37])" office:value-type="time" office:time-value="PT00H00M00S" calcext:value-type="time">
            <text:p>00:00</text:p>
          </table:table-cell>
          <table:table-cell table:style-name="ce1" table:formula="of:=[.G37]-[.F37]+[.I37]-[.H37]+[.K37]-[.J37]+[.M37]-[.L37]+[.N37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7]-SUM([.Q37:.Z37])-[.N37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8];&quot;jjjj&quot;)" office:value-type="string" office:string-value="vendredi" calcext:value-type="string">
            <text:p>vendredi</text:p>
          </table:table-cell>
          <table:table-cell table:style-name="ce66" table:formula="of:=[.B37]+1" office:value-type="date" office:date-value="2025-05-30" calcext:value-type="date">
            <text:p>30.05.2025</text:p>
          </table:table-cell>
          <table:table-cell table:style-name="ce1" table:formula="of:=IF(OR(WEEKDAY([.B38])=1;WEEKDAY([.B38])=7);0;[.$A$1])" office:value-type="time" office:time-value="PT08H17M00S" calcext:value-type="time">
            <text:p>08:17</text:p>
          </table:table-cell>
          <table:table-cell table:style-name="ce68" table:formula="of:=IF(NOW()&lt;[.B38];0;[.E38]-[.C38])" office:value-type="time" office:time-value="PT00H00M00S" calcext:value-type="time">
            <text:p>00:00</text:p>
          </table:table-cell>
          <table:table-cell table:style-name="ce1" table:formula="of:=[.G38]-[.F38]+[.I38]-[.H38]+[.K38]-[.J38]+[.M38]-[.L38]+[.N38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8]-SUM([.Q38:.Z38])-[.N38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9];&quot;jjjj&quot;)" office:value-type="string" office:string-value="samedi" calcext:value-type="string">
            <text:p>samedi</text:p>
          </table:table-cell>
          <table:table-cell table:style-name="ce66" table:formula="of:=[.B38]+1" office:value-type="date" office:date-value="2025-05-31" calcext:value-type="date">
            <text:p>31.05.2025</text:p>
          </table:table-cell>
          <table:table-cell table:style-name="ce1" table:formula="of:=IF(OR(WEEKDAY([.B39])=1;WEEKDAY([.B39])=7);0;[.$A$1])" office:value-type="time" office:time-value="PT00H00M00S" calcext:value-type="time">
            <text:p>00:00</text:p>
          </table:table-cell>
          <table:table-cell table:style-name="ce68" table:formula="of:=IF(NOW()&lt;[.B39];0;[.E39]-[.C39])" office:value-type="time" office:time-value="PT00H00M00S" calcext:value-type="time">
            <text:p>00:00</text:p>
          </table:table-cell>
          <table:table-cell table:style-name="ce1" table:formula="of:=[.G39]-[.F39]+[.I39]-[.H39]+[.K39]-[.J39]+[.M39]-[.L39]+[.N39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9]-SUM([.Q39:.Z39])-[.N39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1"/>
          <table:table-cell table:style-name="ce69"/>
          <table:table-cell table:number-columns-repeated="1020"/>
        </table:table-row>
        <table:table-row table:style-name="ro2" table:number-rows-repeated="3">
          <table:table-cell table:number-columns-repeated="2"/>
          <table:table-cell table:style-name="ce1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 table:number-rows-repeated="65492">
          <table:table-cell table:number-columns-repeated="2"/>
          <table:table-cell table:style-name="ce1"/>
          <table:table-cell table:number-columns-repeated="1021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uin" table:style-name="ta1" table:print-ranges="juin.A1:juin.O39">
        <table:table-column table:style-name="co7" table:default-cell-style-name="ce25"/>
        <table:table-column table:style-name="co2" table:default-cell-style-name="ce25"/>
        <table:table-column table:style-name="co3" table:default-cell-style-name="ce25"/>
        <table:table-column table:style-name="co2" table:default-cell-style-name="ce25"/>
        <table:table-column table:style-name="co5" table:default-cell-style-name="ce25"/>
        <table:table-column table:style-name="co19" table:number-columns-repeated="8" table:default-cell-style-name="ce25"/>
        <table:table-column table:style-name="co20" table:default-cell-style-name="ce25"/>
        <table:table-column table:style-name="co9" table:default-cell-style-name="ce25"/>
        <table:table-column table:style-name="co11" table:default-cell-style-name="ce1"/>
        <table:table-column table:style-name="co12" table:number-columns-repeated="10" table:default-cell-style-name="ce1"/>
        <table:table-column table:style-name="co12" table:default-cell-style-name="ce25"/>
        <table:table-column table:style-name="co2" table:number-columns-repeated="229" table:default-cell-style-name="ce25"/>
        <table:table-column table:style-name="co6" table:number-columns-repeated="768" table:default-cell-style-name="ce25"/>
        <table:table-row table:style-name="ro3">
          <table:table-cell table:style-name="ce1" table:formula="of:=[mai.A1]" office:value-type="time" office:time-value="PT08H17M00S" calcext:value-type="time">
            <text:p>08:17</text:p>
          </table:table-cell>
          <table:table-cell office:value-type="string" calcext:value-type="string">
            <text:p>horaire journalier</text:p>
          </table:table-cell>
          <table:table-cell table:style-name="ce1"/>
          <table:table-cell/>
          <table:table-cell table:style-name="ce35" table:number-columns-repeated="9"/>
          <table:table-cell table:number-columns-repeated="2"/>
          <table:table-cell table:style-name="ce73" office:value-type="string" calcext:value-type="string">
            <text:p>solde</text:p>
          </table:table-cell>
          <table:table-cell table:style-name="ce58" table:formula="of:=[$init.Q1]" office:value-type="string" office:string-value="assurances, org interne, divers" calcext:value-type="string">
            <text:p>assurances, org interne, divers</text:p>
          </table:table-cell>
          <table:table-cell table:style-name="ce58" table:formula="of:=[$init.R1]" office:value-type="string" office:string-value="informatique" calcext:value-type="string">
            <text:p>informatique</text:p>
          </table:table-cell>
          <table:table-cell table:style-name="ce58" table:formula="of:=[$init.S1]" office:value-type="string" office:string-value="of + stock + gestion cmd et plans clients" calcext:value-type="string">
            <text:p>of + stock + gestion cmd et plans clients</text:p>
          </table:table-cell>
          <table:table-cell table:style-name="ce58" table:formula="of:=[$init.T1]" office:value-type="string" office:string-value="offres, facturation, contact client" calcext:value-type="string">
            <text:p>offres, facturation, contact client</text:p>
          </table:table-cell>
          <table:table-cell table:style-name="ce58" table:formula="of:=[$init.U1]" office:value-type="string" office:string-value="rh" calcext:value-type="string">
            <text:p>rh</text:p>
          </table:table-cell>
          <table:table-cell table:style-name="ce58" table:formula="of:=[$init.V1]" office:value-type="string" office:string-value="achats + contact fournisseurs" calcext:value-type="string">
            <text:p>achats + contact fournisseurs</text:p>
          </table:table-cell>
          <table:table-cell table:style-name="ce58" table:formula="of:=[$init.W1]" office:value-type="string" office:string-value="livraisons, délais, contact clients" calcext:value-type="string">
            <text:p>livraisons, délais, contact clients</text:p>
          </table:table-cell>
          <table:table-cell table:style-name="ce58" table:formula="of:=[$init.X1]" office:value-type="string" office:string-value="qualité" calcext:value-type="string">
            <text:p>qualité</text:p>
          </table:table-cell>
          <table:table-cell table:style-name="ce58" table:formula="of:=[$init.Y1]" office:value-type="string" office:string-value="compta" calcext:value-type="string">
            <text:p>compta</text:p>
          </table:table-cell>
          <table:table-cell table:style-name="ce58" table:formula="of:=[$init.Z1]" office:value-type="string" office:string-value="autre" calcext:value-type="string">
            <text:p>autre</text:p>
          </table:table-cell>
          <table:table-cell table:style-name="ce58" table:formula="of:=[$init.AA1]" office:value-type="string" office:string-value="remarque" calcext:value-type="string">
            <text:p>remarque</text:p>
          </table:table-cell>
          <table:table-cell table:number-columns-repeated="997"/>
        </table:table-row>
        <table:table-row table:style-name="ro2">
          <table:table-cell table:style-name="ce62" table:formula="of:=[mai.A2]-[.N8]" office:value-type="float" office:value="25" calcext:value-type="float">
            <text:p>25.0</text:p>
          </table:table-cell>
          <table:table-cell office:value-type="string" calcext:value-type="string">
            <text:p>solde vacances</text:p>
          </table:table-cell>
          <table:table-cell table:style-name="ce1"/>
          <table:table-cell/>
          <table:table-cell table:style-name="ce35" table:number-columns-repeated="9"/>
          <table:table-cell table:number-columns-repeated="1011"/>
        </table:table-row>
        <table:table-row table:style-name="ro2">
          <table:table-cell table:style-name="ce39" office:value-type="time" office:time-value="PT00H00M00S" calcext:value-type="time">
            <text:p>00:00</text:p>
          </table:table-cell>
          <table:table-cell table:style-name="ce36" office:value-type="string" calcext:value-type="string">
            <text:p>nb heures payées</text:p>
          </table:table-cell>
          <table:table-cell table:style-name="ce1"/>
          <table:table-cell/>
          <table:table-cell table:style-name="ce35" table:number-columns-repeated="9"/>
          <table:table-cell table:number-columns-repeated="1011"/>
        </table:table-row>
        <table:table-row table:style-name="ro2">
          <table:table-cell table:style-name="ce39" table:formula="of:=[mai.A4]-[.A3]+[.D8]" office:value-type="time" office:time-value="PT41H41M00S" calcext:value-type="time">
            <text:p>41:41</text:p>
          </table:table-cell>
          <table:table-cell table:style-name="ce36" office:value-type="string" calcext:value-type="string">
            <text:p>solde balance</text:p>
          </table:table-cell>
          <table:table-cell table:style-name="ce1"/>
          <table:table-cell/>
          <table:table-cell table:style-name="ce35" table:number-columns-repeated="9"/>
          <table:table-cell table:number-columns-repeated="1011"/>
        </table:table-row>
        <table:table-row table:style-name="ro2" table:number-rows-repeated="2">
          <table:table-cell table:number-columns-repeated="2"/>
          <table:table-cell table:style-name="ce1"/>
          <table:table-cell/>
          <table:table-cell table:style-name="ce35" table:number-columns-repeated="9"/>
          <table:table-cell table:number-columns-repeated="1011"/>
        </table:table-row>
        <table:table-row table:style-name="ro2">
          <table:table-cell table:number-columns-repeated="2"/>
          <table:table-cell table:style-name="ce1" office:value-type="string" calcext:value-type="string">
            <text:p>Temps théorique</text:p>
          </table:table-cell>
          <table:table-cell office:value-type="string" calcext:value-type="string">
            <text:p>Balance</text:p>
          </table:table-cell>
          <table:table-cell table:style-name="ce35" office:value-type="string" calcext:value-type="string">
            <text:p>Solde</text:p>
          </table:table-cell>
          <table:table-cell table:style-name="ce35" office:value-type="string" calcext:value-type="string">
            <text:p>Entrée</text:p>
          </table:table-cell>
          <table:table-cell table:style-name="ce35" office:value-type="string" calcext:value-type="string">
            <text:p>Sortie</text:p>
          </table:table-cell>
          <table:table-cell table:style-name="ce47" office:value-type="string" calcext:value-type="string">
            <text:p>Entrée</text:p>
          </table:table-cell>
          <table:table-cell table:style-name="ce35" office:value-type="string" calcext:value-type="string">
            <text:p>Sortie</text:p>
          </table:table-cell>
          <table:table-cell table:style-name="ce35" office:value-type="string" calcext:value-type="string">
            <text:p>Entrée</text:p>
          </table:table-cell>
          <table:table-cell table:style-name="ce35" office:value-type="string" calcext:value-type="string">
            <text:p>Sortie</text:p>
          </table:table-cell>
          <table:table-cell table:style-name="ce35" office:value-type="string" calcext:value-type="string">
            <text:p>Entrée</text:p>
          </table:table-cell>
          <table:table-cell table:style-name="ce35" office:value-type="string" calcext:value-type="string">
            <text:p>Sortie</text:p>
          </table:table-cell>
          <table:table-cell table:style-name="ce26" office:value-type="string" calcext:value-type="string">
            <text:p>Vacances</text:p>
          </table:table-cell>
          <table:table-cell table:style-name="ce72" office:value-type="string" calcext:value-type="string">
            <text:p>Remarque</text:p>
          </table:table-cell>
          <table:table-cell table:number-columns-repeated="2"/>
          <table:table-cell table:style-name="ce63"/>
          <table:table-cell table:number-columns-repeated="1006"/>
        </table:table-row>
        <table:table-row table:style-name="ro2">
          <table:table-cell table:style-name="ce64" office:value-type="string" calcext:value-type="string">
            <text:p>total</text:p>
          </table:table-cell>
          <table:table-cell table:style-name="ce65"/>
          <table:table-cell table:style-name="ce67"/>
          <table:table-cell table:style-name="ce63" table:formula="of:=SUM([.D9:.D39])" office:value-type="time" office:time-value="PT00H00M00S" calcext:value-type="time">
            <text:p>00:00</text:p>
          </table:table-cell>
          <table:table-cell table:style-name="ce70" table:number-columns-repeated="9"/>
          <table:table-cell table:style-name="ce62" table:formula="of:=SUM([.N9:.N39])" office:value-type="float" office:value="0" calcext:value-type="float">
            <text:p>0.0</text:p>
          </table:table-cell>
          <table:table-cell table:style-name="ce65"/>
          <table:table-cell/>
          <table:table-cell table:style-name="ce63" table:formula="of:=SUM([.Q9:.Q39])" office:value-type="time" office:time-value="PT00H00M00S" calcext:value-type="time">
            <text:p>00:00</text:p>
          </table:table-cell>
          <table:table-cell table:style-name="ce63" table:formula="of:=SUM([.R9:.R39])" office:value-type="time" office:time-value="PT00H00M00S" calcext:value-type="time">
            <text:p>00:00</text:p>
          </table:table-cell>
          <table:table-cell table:style-name="ce63" table:formula="of:=SUM([.S9:.S39])" office:value-type="time" office:time-value="PT00H00M00S" calcext:value-type="time">
            <text:p>00:00</text:p>
          </table:table-cell>
          <table:table-cell table:style-name="ce63" table:formula="of:=SUM([.T9:.T39])" office:value-type="time" office:time-value="PT00H00M00S" calcext:value-type="time">
            <text:p>00:00</text:p>
          </table:table-cell>
          <table:table-cell table:style-name="ce63" table:formula="of:=SUM([.U9:.U39])" office:value-type="time" office:time-value="PT00H00M00S" calcext:value-type="time">
            <text:p>00:00</text:p>
          </table:table-cell>
          <table:table-cell table:style-name="ce63" table:formula="of:=SUM([.V9:.V39])" office:value-type="time" office:time-value="PT00H00M00S" calcext:value-type="time">
            <text:p>00:00</text:p>
          </table:table-cell>
          <table:table-cell table:style-name="ce63" table:formula="of:=SUM([.W9:.W39])" office:value-type="time" office:time-value="PT00H00M00S" calcext:value-type="time">
            <text:p>00:00</text:p>
          </table:table-cell>
          <table:table-cell table:style-name="ce63" table:formula="of:=SUM([.X9:.X39])" office:value-type="time" office:time-value="PT00H00M00S" calcext:value-type="time">
            <text:p>00:00</text:p>
          </table:table-cell>
          <table:table-cell table:style-name="ce63" table:formula="of:=SUM([.Y9:.Y39])" office:value-type="time" office:time-value="PT00H00M00S" calcext:value-type="time">
            <text:p>00:00</text:p>
          </table:table-cell>
          <table:table-cell table:style-name="ce63" table:formula="of:=SUM([.Z9:.Z39])" office:value-type="time" office:time-value="PT00H00M00S" calcext:value-type="time">
            <text:p>00:00</text:p>
          </table:table-cell>
          <table:table-cell table:style-name="ce65" table:number-columns-repeated="230"/>
          <table:table-cell table:number-columns-repeated="768"/>
        </table:table-row>
        <table:table-row table:style-name="ro2">
          <table:table-cell table:style-name="ce41" table:formula="of:=TEXT([.B9];&quot;jjjj&quot;)" office:value-type="string" office:string-value="dimanche" calcext:value-type="string">
            <text:p>dimanche</text:p>
          </table:table-cell>
          <table:table-cell table:style-name="ce66" table:formula="of:=EDATE([mai.B9];1)" office:value-type="date" office:date-value="2025-06-01" calcext:value-type="date">
            <text:p>01.06.2025</text:p>
          </table:table-cell>
          <table:table-cell table:style-name="ce1" table:formula="of:=IF(OR(WEEKDAY([.B9])=1;WEEKDAY([.B9])=7);0;[.$A$1])" office:value-type="time" office:time-value="PT00H00M00S" calcext:value-type="time">
            <text:p>00:00</text:p>
          </table:table-cell>
          <table:table-cell table:style-name="ce68" table:formula="of:=IF(NOW()&lt;[.B9];0;[.E9]-[.C9])" office:value-type="time" office:time-value="PT00H00M00S" calcext:value-type="time">
            <text:p>00:00</text:p>
          </table:table-cell>
          <table:table-cell table:style-name="ce1" table:formula="of:=[.G9]-[.F9]+[.I9]-[.H9]+[.K9]-[.J9]+[.M9]-[.L9]+[.N9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9]-SUM([.Q9:.Z9])-[.N9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0];&quot;jjjj&quot;)" office:value-type="string" office:string-value="lundi" calcext:value-type="string">
            <text:p>lundi</text:p>
          </table:table-cell>
          <table:table-cell table:style-name="ce66" table:formula="of:=[.B9]+1" office:value-type="date" office:date-value="2025-06-02" calcext:value-type="date">
            <text:p>02.06.2025</text:p>
          </table:table-cell>
          <table:table-cell table:style-name="ce1" table:formula="of:=IF(OR(WEEKDAY([.B10])=1;WEEKDAY([.B10])=7);0;[.$A$1])" office:value-type="time" office:time-value="PT08H17M00S" calcext:value-type="time">
            <text:p>08:17</text:p>
          </table:table-cell>
          <table:table-cell table:style-name="ce68" table:formula="of:=IF(NOW()&lt;[.B10];0;[.E10]-[.C10])" office:value-type="time" office:time-value="PT00H00M00S" calcext:value-type="time">
            <text:p>00:00</text:p>
          </table:table-cell>
          <table:table-cell table:style-name="ce1" table:formula="of:=[.G10]-[.F10]+[.I10]-[.H10]+[.K10]-[.J10]+[.M10]-[.L10]+[.N10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0]-SUM([.Q10:.Z10])-[.N10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1];&quot;jjjj&quot;)" office:value-type="string" office:string-value="mardi" calcext:value-type="string">
            <text:p>mardi</text:p>
          </table:table-cell>
          <table:table-cell table:style-name="ce66" table:formula="of:=[.B10]+1" office:value-type="date" office:date-value="2025-06-03" calcext:value-type="date">
            <text:p>03.06.2025</text:p>
          </table:table-cell>
          <table:table-cell table:style-name="ce1" table:formula="of:=IF(OR(WEEKDAY([.B11])=1;WEEKDAY([.B11])=7);0;[.$A$1])" office:value-type="time" office:time-value="PT08H17M00S" calcext:value-type="time">
            <text:p>08:17</text:p>
          </table:table-cell>
          <table:table-cell table:style-name="ce68" table:formula="of:=IF(NOW()&lt;[.B11];0;[.E11]-[.C11])" office:value-type="time" office:time-value="PT00H00M00S" calcext:value-type="time">
            <text:p>00:00</text:p>
          </table:table-cell>
          <table:table-cell table:style-name="ce1" table:formula="of:=[.G11]-[.F11]+[.I11]-[.H11]+[.K11]-[.J11]+[.M11]-[.L11]+[.N11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1]-SUM([.Q11:.Z11])-[.N11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2];&quot;jjjj&quot;)" office:value-type="string" office:string-value="mercredi" calcext:value-type="string">
            <text:p>mercredi</text:p>
          </table:table-cell>
          <table:table-cell table:style-name="ce66" table:formula="of:=[.B11]+1" office:value-type="date" office:date-value="2025-06-04" calcext:value-type="date">
            <text:p>04.06.2025</text:p>
          </table:table-cell>
          <table:table-cell table:style-name="ce1" table:formula="of:=IF(OR(WEEKDAY([.B12])=1;WEEKDAY([.B12])=7);0;[.$A$1])" office:value-type="time" office:time-value="PT08H17M00S" calcext:value-type="time">
            <text:p>08:17</text:p>
          </table:table-cell>
          <table:table-cell table:style-name="ce68" table:formula="of:=IF(NOW()&lt;[.B12];0;[.E12]-[.C12])" office:value-type="time" office:time-value="PT00H00M00S" calcext:value-type="time">
            <text:p>00:00</text:p>
          </table:table-cell>
          <table:table-cell table:style-name="ce1" table:formula="of:=[.G12]-[.F12]+[.I12]-[.H12]+[.K12]-[.J12]+[.M12]-[.L12]+[.N12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2]-SUM([.Q12:.Z12])-[.N12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3];&quot;jjjj&quot;)" office:value-type="string" office:string-value="jeudi" calcext:value-type="string">
            <text:p>jeudi</text:p>
          </table:table-cell>
          <table:table-cell table:style-name="ce66" table:formula="of:=[.B12]+1" office:value-type="date" office:date-value="2025-06-05" calcext:value-type="date">
            <text:p>05.06.2025</text:p>
          </table:table-cell>
          <table:table-cell table:style-name="ce1" table:formula="of:=IF(OR(WEEKDAY([.B13])=1;WEEKDAY([.B13])=7);0;[.$A$1])" office:value-type="time" office:time-value="PT08H17M00S" calcext:value-type="time">
            <text:p>08:17</text:p>
          </table:table-cell>
          <table:table-cell table:style-name="ce68" table:formula="of:=IF(NOW()&lt;[.B13];0;[.E13]-[.C13])" office:value-type="time" office:time-value="PT00H00M00S" calcext:value-type="time">
            <text:p>00:00</text:p>
          </table:table-cell>
          <table:table-cell table:style-name="ce1" table:formula="of:=[.G13]-[.F13]+[.I13]-[.H13]+[.K13]-[.J13]+[.M13]-[.L13]+[.N13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3]-SUM([.Q13:.Z13])-[.N13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4];&quot;jjjj&quot;)" office:value-type="string" office:string-value="vendredi" calcext:value-type="string">
            <text:p>vendredi</text:p>
          </table:table-cell>
          <table:table-cell table:style-name="ce66" table:formula="of:=[.B13]+1" office:value-type="date" office:date-value="2025-06-06" calcext:value-type="date">
            <text:p>06.06.2025</text:p>
          </table:table-cell>
          <table:table-cell table:style-name="ce1" table:formula="of:=IF(OR(WEEKDAY([.B14])=1;WEEKDAY([.B14])=7);0;[.$A$1])" office:value-type="time" office:time-value="PT08H17M00S" calcext:value-type="time">
            <text:p>08:17</text:p>
          </table:table-cell>
          <table:table-cell table:style-name="ce68" table:formula="of:=IF(NOW()&lt;[.B14];0;[.E14]-[.C14])" office:value-type="time" office:time-value="PT00H00M00S" calcext:value-type="time">
            <text:p>00:00</text:p>
          </table:table-cell>
          <table:table-cell table:style-name="ce1" table:formula="of:=[.G14]-[.F14]+[.I14]-[.H14]+[.K14]-[.J14]+[.M14]-[.L14]+[.N14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4]-SUM([.Q14:.Z14])-[.N14]*[.$A$1]" office:value-type="time" office:time-value="PT00H00M00S" calcext:value-type="time">
            <text:p>00:00</text:p>
          </table:table-cell>
          <table:table-cell table:number-columns-repeated="10"/>
          <table:table-cell table:style-name="ce75"/>
          <table:table-cell table:number-columns-repeated="997"/>
        </table:table-row>
        <table:table-row table:style-name="ro2">
          <table:table-cell table:style-name="ce41" table:formula="of:=TEXT([.B15];&quot;jjjj&quot;)" office:value-type="string" office:string-value="samedi" calcext:value-type="string">
            <text:p>samedi</text:p>
          </table:table-cell>
          <table:table-cell table:style-name="ce66" table:formula="of:=[.B14]+1" office:value-type="date" office:date-value="2025-06-07" calcext:value-type="date">
            <text:p>07.06.2025</text:p>
          </table:table-cell>
          <table:table-cell table:style-name="ce1" table:formula="of:=IF(OR(WEEKDAY([.B15])=1;WEEKDAY([.B15])=7);0;[.$A$1])" office:value-type="time" office:time-value="PT00H00M00S" calcext:value-type="time">
            <text:p>00:00</text:p>
          </table:table-cell>
          <table:table-cell table:style-name="ce68" table:formula="of:=IF(NOW()&lt;[.B15];0;[.E15]-[.C15])" office:value-type="time" office:time-value="PT00H00M00S" calcext:value-type="time">
            <text:p>00:00</text:p>
          </table:table-cell>
          <table:table-cell table:style-name="ce1" table:formula="of:=[.G15]-[.F15]+[.I15]-[.H15]+[.K15]-[.J15]+[.M15]-[.L15]+[.N15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5]-SUM([.Q15:.Z15])-[.N15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6];&quot;jjjj&quot;)" office:value-type="string" office:string-value="dimanche" calcext:value-type="string">
            <text:p>dimanche</text:p>
          </table:table-cell>
          <table:table-cell table:style-name="ce66" table:formula="of:=[.B15]+1" office:value-type="date" office:date-value="2025-06-08" calcext:value-type="date">
            <text:p>08.06.2025</text:p>
          </table:table-cell>
          <table:table-cell table:style-name="ce1" table:formula="of:=IF(OR(WEEKDAY([.B16])=1;WEEKDAY([.B16])=7);0;[.$A$1])" office:value-type="time" office:time-value="PT00H00M00S" calcext:value-type="time">
            <text:p>00:00</text:p>
          </table:table-cell>
          <table:table-cell table:style-name="ce68" table:formula="of:=IF(NOW()&lt;[.B16];0;[.E16]-[.C16])" office:value-type="time" office:time-value="PT00H00M00S" calcext:value-type="time">
            <text:p>00:00</text:p>
          </table:table-cell>
          <table:table-cell table:style-name="ce1" table:formula="of:=[.G16]-[.F16]+[.I16]-[.H16]+[.K16]-[.J16]+[.M16]-[.L16]+[.N16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6]-SUM([.Q16:.Z16])-[.N16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7];&quot;jjjj&quot;)" office:value-type="string" office:string-value="lundi" calcext:value-type="string">
            <text:p>lundi</text:p>
          </table:table-cell>
          <table:table-cell table:style-name="ce66" table:formula="of:=[.B16]+1" office:value-type="date" office:date-value="2025-06-09" calcext:value-type="date">
            <text:p>09.06.2025</text:p>
          </table:table-cell>
          <table:table-cell table:style-name="ce1" table:formula="of:=IF(OR(WEEKDAY([.B17])=1;WEEKDAY([.B17])=7);0;[.$A$1])" office:value-type="time" office:time-value="PT08H17M00S" calcext:value-type="time">
            <text:p>08:17</text:p>
          </table:table-cell>
          <table:table-cell table:style-name="ce68" table:formula="of:=IF(NOW()&lt;[.B17];0;[.E17]-[.C17])" office:value-type="time" office:time-value="PT00H00M00S" calcext:value-type="time">
            <text:p>00:00</text:p>
          </table:table-cell>
          <table:table-cell table:style-name="ce1" table:formula="of:=[.G17]-[.F17]+[.I17]-[.H17]+[.K17]-[.J17]+[.M17]-[.L17]+[.N17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7]-SUM([.Q17:.Z17])-[.N17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8];&quot;jjjj&quot;)" office:value-type="string" office:string-value="mardi" calcext:value-type="string">
            <text:p>mardi</text:p>
          </table:table-cell>
          <table:table-cell table:style-name="ce66" table:formula="of:=[.B17]+1" office:value-type="date" office:date-value="2025-06-10" calcext:value-type="date">
            <text:p>10.06.2025</text:p>
          </table:table-cell>
          <table:table-cell table:style-name="ce1" table:formula="of:=IF(OR(WEEKDAY([.B18])=1;WEEKDAY([.B18])=7);0;[.$A$1])" office:value-type="time" office:time-value="PT08H17M00S" calcext:value-type="time">
            <text:p>08:17</text:p>
          </table:table-cell>
          <table:table-cell table:style-name="ce68" table:formula="of:=IF(NOW()&lt;[.B18];0;[.E18]-[.C18])" office:value-type="time" office:time-value="PT00H00M00S" calcext:value-type="time">
            <text:p>00:00</text:p>
          </table:table-cell>
          <table:table-cell table:style-name="ce1" table:formula="of:=[.G18]-[.F18]+[.I18]-[.H18]+[.K18]-[.J18]+[.M18]-[.L18]+[.N18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8]-SUM([.Q18:.Z18])-[.N18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9];&quot;jjjj&quot;)" office:value-type="string" office:string-value="mercredi" calcext:value-type="string">
            <text:p>mercredi</text:p>
          </table:table-cell>
          <table:table-cell table:style-name="ce66" table:formula="of:=[.B18]+1" office:value-type="date" office:date-value="2025-06-11" calcext:value-type="date">
            <text:p>11.06.2025</text:p>
          </table:table-cell>
          <table:table-cell table:style-name="ce1" table:formula="of:=IF(OR(WEEKDAY([.B19])=1;WEEKDAY([.B19])=7);0;[.$A$1])" office:value-type="time" office:time-value="PT08H17M00S" calcext:value-type="time">
            <text:p>08:17</text:p>
          </table:table-cell>
          <table:table-cell table:style-name="ce68" table:formula="of:=IF(NOW()&lt;[.B19];0;[.E19]-[.C19])" office:value-type="time" office:time-value="PT00H00M00S" calcext:value-type="time">
            <text:p>00:00</text:p>
          </table:table-cell>
          <table:table-cell table:style-name="ce1" table:formula="of:=[.G19]-[.F19]+[.I19]-[.H19]+[.K19]-[.J19]+[.M19]-[.L19]+[.N19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9]-SUM([.Q19:.Z19])-[.N19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0];&quot;jjjj&quot;)" office:value-type="string" office:string-value="jeudi" calcext:value-type="string">
            <text:p>jeudi</text:p>
          </table:table-cell>
          <table:table-cell table:style-name="ce66" table:formula="of:=[.B19]+1" office:value-type="date" office:date-value="2025-06-12" calcext:value-type="date">
            <text:p>12.06.2025</text:p>
          </table:table-cell>
          <table:table-cell table:style-name="ce1" table:formula="of:=IF(OR(WEEKDAY([.B20])=1;WEEKDAY([.B20])=7);0;[.$A$1])" office:value-type="time" office:time-value="PT08H17M00S" calcext:value-type="time">
            <text:p>08:17</text:p>
          </table:table-cell>
          <table:table-cell table:style-name="ce68" table:formula="of:=IF(NOW()&lt;[.B20];0;[.E20]-[.C20])" office:value-type="time" office:time-value="PT00H00M00S" calcext:value-type="time">
            <text:p>00:00</text:p>
          </table:table-cell>
          <table:table-cell table:style-name="ce1" table:formula="of:=[.G20]-[.F20]+[.I20]-[.H20]+[.K20]-[.J20]+[.M20]-[.L20]+[.N20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0]-SUM([.Q20:.Z20])-[.N20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1];&quot;jjjj&quot;)" office:value-type="string" office:string-value="vendredi" calcext:value-type="string">
            <text:p>vendredi</text:p>
          </table:table-cell>
          <table:table-cell table:style-name="ce66" table:formula="of:=[.B20]+1" office:value-type="date" office:date-value="2025-06-13" calcext:value-type="date">
            <text:p>13.06.2025</text:p>
          </table:table-cell>
          <table:table-cell table:style-name="ce1" table:formula="of:=IF(OR(WEEKDAY([.B21])=1;WEEKDAY([.B21])=7);0;[.$A$1])" office:value-type="time" office:time-value="PT08H17M00S" calcext:value-type="time">
            <text:p>08:17</text:p>
          </table:table-cell>
          <table:table-cell table:style-name="ce68" table:formula="of:=IF(NOW()&lt;[.B21];0;[.E21]-[.C21])" office:value-type="time" office:time-value="PT00H00M00S" calcext:value-type="time">
            <text:p>00:00</text:p>
          </table:table-cell>
          <table:table-cell table:style-name="ce1" table:formula="of:=[.G21]-[.F21]+[.I21]-[.H21]+[.K21]-[.J21]+[.M21]-[.L21]+[.N21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1]-SUM([.Q21:.Z21])-[.N21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2];&quot;jjjj&quot;)" office:value-type="string" office:string-value="samedi" calcext:value-type="string">
            <text:p>samedi</text:p>
          </table:table-cell>
          <table:table-cell table:style-name="ce66" table:formula="of:=[.B21]+1" office:value-type="date" office:date-value="2025-06-14" calcext:value-type="date">
            <text:p>14.06.2025</text:p>
          </table:table-cell>
          <table:table-cell table:style-name="ce1" table:formula="of:=IF(OR(WEEKDAY([.B22])=1;WEEKDAY([.B22])=7);0;[.$A$1])" office:value-type="time" office:time-value="PT00H00M00S" calcext:value-type="time">
            <text:p>00:00</text:p>
          </table:table-cell>
          <table:table-cell table:style-name="ce68" table:formula="of:=IF(NOW()&lt;[.B22];0;[.E22]-[.C22])" office:value-type="time" office:time-value="PT00H00M00S" calcext:value-type="time">
            <text:p>00:00</text:p>
          </table:table-cell>
          <table:table-cell table:style-name="ce1" table:formula="of:=[.G22]-[.F22]+[.I22]-[.H22]+[.K22]-[.J22]+[.M22]-[.L22]+[.N22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2]-SUM([.Q22:.Z22])-[.N22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3];&quot;jjjj&quot;)" office:value-type="string" office:string-value="dimanche" calcext:value-type="string">
            <text:p>dimanche</text:p>
          </table:table-cell>
          <table:table-cell table:style-name="ce66" table:formula="of:=[.B22]+1" office:value-type="date" office:date-value="2025-06-15" calcext:value-type="date">
            <text:p>15.06.2025</text:p>
          </table:table-cell>
          <table:table-cell table:style-name="ce1" table:formula="of:=IF(OR(WEEKDAY([.B23])=1;WEEKDAY([.B23])=7);0;[.$A$1])" office:value-type="time" office:time-value="PT00H00M00S" calcext:value-type="time">
            <text:p>00:00</text:p>
          </table:table-cell>
          <table:table-cell table:style-name="ce68" table:formula="of:=IF(NOW()&lt;[.B23];0;[.E23]-[.C23])" office:value-type="time" office:time-value="PT00H00M00S" calcext:value-type="time">
            <text:p>00:00</text:p>
          </table:table-cell>
          <table:table-cell table:style-name="ce1" table:formula="of:=[.G23]-[.F23]+[.I23]-[.H23]+[.K23]-[.J23]+[.M23]-[.L23]+[.N23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3]-SUM([.Q23:.Z23])-[.N23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4];&quot;jjjj&quot;)" office:value-type="string" office:string-value="lundi" calcext:value-type="string">
            <text:p>lundi</text:p>
          </table:table-cell>
          <table:table-cell table:style-name="ce66" table:formula="of:=[.B23]+1" office:value-type="date" office:date-value="2025-06-16" calcext:value-type="date">
            <text:p>16.06.2025</text:p>
          </table:table-cell>
          <table:table-cell table:style-name="ce1" table:formula="of:=IF(OR(WEEKDAY([.B24])=1;WEEKDAY([.B24])=7);0;[.$A$1])" office:value-type="time" office:time-value="PT08H17M00S" calcext:value-type="time">
            <text:p>08:17</text:p>
          </table:table-cell>
          <table:table-cell table:style-name="ce68" table:formula="of:=IF(NOW()&lt;[.B24];0;[.E24]-[.C24])" office:value-type="time" office:time-value="PT00H00M00S" calcext:value-type="time">
            <text:p>00:00</text:p>
          </table:table-cell>
          <table:table-cell table:style-name="ce1" table:formula="of:=[.G24]-[.F24]+[.I24]-[.H24]+[.K24]-[.J24]+[.M24]-[.L24]+[.N24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4]-SUM([.Q24:.Z24])-[.N24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5];&quot;jjjj&quot;)" office:value-type="string" office:string-value="mardi" calcext:value-type="string">
            <text:p>mardi</text:p>
          </table:table-cell>
          <table:table-cell table:style-name="ce66" table:formula="of:=[.B24]+1" office:value-type="date" office:date-value="2025-06-17" calcext:value-type="date">
            <text:p>17.06.2025</text:p>
          </table:table-cell>
          <table:table-cell table:style-name="ce1" table:formula="of:=IF(OR(WEEKDAY([.B25])=1;WEEKDAY([.B25])=7);0;[.$A$1])" office:value-type="time" office:time-value="PT08H17M00S" calcext:value-type="time">
            <text:p>08:17</text:p>
          </table:table-cell>
          <table:table-cell table:style-name="ce68" table:formula="of:=IF(NOW()&lt;[.B25];0;[.E25]-[.C25])" office:value-type="time" office:time-value="PT00H00M00S" calcext:value-type="time">
            <text:p>00:00</text:p>
          </table:table-cell>
          <table:table-cell table:style-name="ce1" table:formula="of:=[.G25]-[.F25]+[.I25]-[.H25]+[.K25]-[.J25]+[.M25]-[.L25]+[.N25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5]-SUM([.Q25:.Z25])-[.N25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6];&quot;jjjj&quot;)" office:value-type="string" office:string-value="mercredi" calcext:value-type="string">
            <text:p>mercredi</text:p>
          </table:table-cell>
          <table:table-cell table:style-name="ce66" table:formula="of:=[.B25]+1" office:value-type="date" office:date-value="2025-06-18" calcext:value-type="date">
            <text:p>18.06.2025</text:p>
          </table:table-cell>
          <table:table-cell table:style-name="ce1" table:formula="of:=IF(OR(WEEKDAY([.B26])=1;WEEKDAY([.B26])=7);0;[.$A$1])" office:value-type="time" office:time-value="PT08H17M00S" calcext:value-type="time">
            <text:p>08:17</text:p>
          </table:table-cell>
          <table:table-cell table:style-name="ce68" table:formula="of:=IF(NOW()&lt;[.B26];0;[.E26]-[.C26])" office:value-type="time" office:time-value="PT00H00M00S" calcext:value-type="time">
            <text:p>00:00</text:p>
          </table:table-cell>
          <table:table-cell table:style-name="ce1" table:formula="of:=[.G26]-[.F26]+[.I26]-[.H26]+[.K26]-[.J26]+[.M26]-[.L26]+[.N26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6]-SUM([.Q26:.Z26])-[.N26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7];&quot;jjjj&quot;)" office:value-type="string" office:string-value="jeudi" calcext:value-type="string">
            <text:p>jeudi</text:p>
          </table:table-cell>
          <table:table-cell table:style-name="ce66" table:formula="of:=[.B26]+1" office:value-type="date" office:date-value="2025-06-19" calcext:value-type="date">
            <text:p>19.06.2025</text:p>
          </table:table-cell>
          <table:table-cell table:style-name="ce1" table:formula="of:=IF(OR(WEEKDAY([.B27])=1;WEEKDAY([.B27])=7);0;[.$A$1])" office:value-type="time" office:time-value="PT08H17M00S" calcext:value-type="time">
            <text:p>08:17</text:p>
          </table:table-cell>
          <table:table-cell table:style-name="ce68" table:formula="of:=IF(NOW()&lt;[.B27];0;[.E27]-[.C27])" office:value-type="time" office:time-value="PT00H00M00S" calcext:value-type="time">
            <text:p>00:00</text:p>
          </table:table-cell>
          <table:table-cell table:style-name="ce1" table:formula="of:=[.G27]-[.F27]+[.I27]-[.H27]+[.K27]-[.J27]+[.M27]-[.L27]+[.N27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7]-SUM([.Q27:.Z27])-[.N27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8];&quot;jjjj&quot;)" office:value-type="string" office:string-value="vendredi" calcext:value-type="string">
            <text:p>vendredi</text:p>
          </table:table-cell>
          <table:table-cell table:style-name="ce66" table:formula="of:=[.B27]+1" office:value-type="date" office:date-value="2025-06-20" calcext:value-type="date">
            <text:p>20.06.2025</text:p>
          </table:table-cell>
          <table:table-cell table:style-name="ce1" table:formula="of:=IF(OR(WEEKDAY([.B28])=1;WEEKDAY([.B28])=7);0;[.$A$1])" office:value-type="time" office:time-value="PT08H17M00S" calcext:value-type="time">
            <text:p>08:17</text:p>
          </table:table-cell>
          <table:table-cell table:style-name="ce68" table:formula="of:=IF(NOW()&lt;[.B28];0;[.E28]-[.C28])" office:value-type="time" office:time-value="PT00H00M00S" calcext:value-type="time">
            <text:p>00:00</text:p>
          </table:table-cell>
          <table:table-cell table:style-name="ce1" table:formula="of:=[.G28]-[.F28]+[.I28]-[.H28]+[.K28]-[.J28]+[.M28]-[.L28]+[.N28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8]-SUM([.Q28:.Z28])-[.N28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9];&quot;jjjj&quot;)" office:value-type="string" office:string-value="samedi" calcext:value-type="string">
            <text:p>samedi</text:p>
          </table:table-cell>
          <table:table-cell table:style-name="ce66" table:formula="of:=[.B28]+1" office:value-type="date" office:date-value="2025-06-21" calcext:value-type="date">
            <text:p>21.06.2025</text:p>
          </table:table-cell>
          <table:table-cell table:style-name="ce1" table:formula="of:=IF(OR(WEEKDAY([.B29])=1;WEEKDAY([.B29])=7);0;[.$A$1])" office:value-type="time" office:time-value="PT00H00M00S" calcext:value-type="time">
            <text:p>00:00</text:p>
          </table:table-cell>
          <table:table-cell table:style-name="ce68" table:formula="of:=IF(NOW()&lt;[.B29];0;[.E29]-[.C29])" office:value-type="time" office:time-value="PT00H00M00S" calcext:value-type="time">
            <text:p>00:00</text:p>
          </table:table-cell>
          <table:table-cell table:style-name="ce1" table:formula="of:=[.G29]-[.F29]+[.I29]-[.H29]+[.K29]-[.J29]+[.M29]-[.L29]+[.N29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9]-SUM([.Q29:.Z29])-[.N29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0];&quot;jjjj&quot;)" office:value-type="string" office:string-value="dimanche" calcext:value-type="string">
            <text:p>dimanche</text:p>
          </table:table-cell>
          <table:table-cell table:style-name="ce66" table:formula="of:=[.B29]+1" office:value-type="date" office:date-value="2025-06-22" calcext:value-type="date">
            <text:p>22.06.2025</text:p>
          </table:table-cell>
          <table:table-cell table:style-name="ce1" table:formula="of:=IF(OR(WEEKDAY([.B30])=1;WEEKDAY([.B30])=7);0;[.$A$1])" office:value-type="time" office:time-value="PT00H00M00S" calcext:value-type="time">
            <text:p>00:00</text:p>
          </table:table-cell>
          <table:table-cell table:style-name="ce68" table:formula="of:=IF(NOW()&lt;[.B30];0;[.E30]-[.C30])" office:value-type="time" office:time-value="PT00H00M00S" calcext:value-type="time">
            <text:p>00:00</text:p>
          </table:table-cell>
          <table:table-cell table:style-name="ce1" table:formula="of:=[.G30]-[.F30]+[.I30]-[.H30]+[.K30]-[.J30]+[.M30]-[.L30]+[.N30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0]-SUM([.Q30:.Z30])-[.N30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1];&quot;jjjj&quot;)" office:value-type="string" office:string-value="lundi" calcext:value-type="string">
            <text:p>lundi</text:p>
          </table:table-cell>
          <table:table-cell table:style-name="ce66" table:formula="of:=[.B30]+1" office:value-type="date" office:date-value="2025-06-23" calcext:value-type="date">
            <text:p>23.06.2025</text:p>
          </table:table-cell>
          <table:table-cell table:style-name="ce1" table:formula="of:=IF(OR(WEEKDAY([.B31])=1;WEEKDAY([.B31])=7);0;[.$A$1])" office:value-type="time" office:time-value="PT08H17M00S" calcext:value-type="time">
            <text:p>08:17</text:p>
          </table:table-cell>
          <table:table-cell table:style-name="ce68" table:formula="of:=IF(NOW()&lt;[.B31];0;[.E31]-[.C31])" office:value-type="time" office:time-value="PT00H00M00S" calcext:value-type="time">
            <text:p>00:00</text:p>
          </table:table-cell>
          <table:table-cell table:style-name="ce1" table:formula="of:=[.G31]-[.F31]+[.I31]-[.H31]+[.K31]-[.J31]+[.M31]-[.L31]+[.N31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1]-SUM([.Q31:.Z31])-[.N31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2];&quot;jjjj&quot;)" office:value-type="string" office:string-value="mardi" calcext:value-type="string">
            <text:p>mardi</text:p>
          </table:table-cell>
          <table:table-cell table:style-name="ce66" table:formula="of:=[.B31]+1" office:value-type="date" office:date-value="2025-06-24" calcext:value-type="date">
            <text:p>24.06.2025</text:p>
          </table:table-cell>
          <table:table-cell table:style-name="ce1" table:formula="of:=IF(OR(WEEKDAY([.B32])=1;WEEKDAY([.B32])=7);0;[.$A$1])" office:value-type="time" office:time-value="PT08H17M00S" calcext:value-type="time">
            <text:p>08:17</text:p>
          </table:table-cell>
          <table:table-cell table:style-name="ce68" table:formula="of:=IF(NOW()&lt;[.B32];0;[.E32]-[.C32])" office:value-type="time" office:time-value="PT00H00M00S" calcext:value-type="time">
            <text:p>00:00</text:p>
          </table:table-cell>
          <table:table-cell table:style-name="ce1" table:formula="of:=[.G32]-[.F32]+[.I32]-[.H32]+[.K32]-[.J32]+[.M32]-[.L32]+[.N32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2]-SUM([.Q32:.Z32])-[.N32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3];&quot;jjjj&quot;)" office:value-type="string" office:string-value="mercredi" calcext:value-type="string">
            <text:p>mercredi</text:p>
          </table:table-cell>
          <table:table-cell table:style-name="ce66" table:formula="of:=[.B32]+1" office:value-type="date" office:date-value="2025-06-25" calcext:value-type="date">
            <text:p>25.06.2025</text:p>
          </table:table-cell>
          <table:table-cell table:style-name="ce1" table:formula="of:=IF(OR(WEEKDAY([.B33])=1;WEEKDAY([.B33])=7);0;[.$A$1])" office:value-type="time" office:time-value="PT08H17M00S" calcext:value-type="time">
            <text:p>08:17</text:p>
          </table:table-cell>
          <table:table-cell table:style-name="ce68" table:formula="of:=IF(NOW()&lt;[.B33];0;[.E33]-[.C33])" office:value-type="time" office:time-value="PT00H00M00S" calcext:value-type="time">
            <text:p>00:00</text:p>
          </table:table-cell>
          <table:table-cell table:style-name="ce1" table:formula="of:=[.G33]-[.F33]+[.I33]-[.H33]+[.K33]-[.J33]+[.M33]-[.L33]+[.N33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3]-SUM([.Q33:.Z33])-[.N33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4];&quot;jjjj&quot;)" office:value-type="string" office:string-value="jeudi" calcext:value-type="string">
            <text:p>jeudi</text:p>
          </table:table-cell>
          <table:table-cell table:style-name="ce66" table:formula="of:=[.B33]+1" office:value-type="date" office:date-value="2025-06-26" calcext:value-type="date">
            <text:p>26.06.2025</text:p>
          </table:table-cell>
          <table:table-cell table:style-name="ce1" table:formula="of:=IF(OR(WEEKDAY([.B34])=1;WEEKDAY([.B34])=7);0;[.$A$1])" office:value-type="time" office:time-value="PT08H17M00S" calcext:value-type="time">
            <text:p>08:17</text:p>
          </table:table-cell>
          <table:table-cell table:style-name="ce68" table:formula="of:=IF(NOW()&lt;[.B34];0;[.E34]-[.C34])" office:value-type="time" office:time-value="PT00H00M00S" calcext:value-type="time">
            <text:p>00:00</text:p>
          </table:table-cell>
          <table:table-cell table:style-name="ce1" table:formula="of:=[.G34]-[.F34]+[.I34]-[.H34]+[.K34]-[.J34]+[.M34]-[.L34]+[.N34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4]-SUM([.Q34:.Z34])-[.N34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5];&quot;jjjj&quot;)" office:value-type="string" office:string-value="vendredi" calcext:value-type="string">
            <text:p>vendredi</text:p>
          </table:table-cell>
          <table:table-cell table:style-name="ce66" table:formula="of:=[.B34]+1" office:value-type="date" office:date-value="2025-06-27" calcext:value-type="date">
            <text:p>27.06.2025</text:p>
          </table:table-cell>
          <table:table-cell table:style-name="ce1" table:formula="of:=IF(OR(WEEKDAY([.B35])=1;WEEKDAY([.B35])=7);0;[.$A$1])" office:value-type="time" office:time-value="PT08H17M00S" calcext:value-type="time">
            <text:p>08:17</text:p>
          </table:table-cell>
          <table:table-cell table:style-name="ce68" table:formula="of:=IF(NOW()&lt;[.B35];0;[.E35]-[.C35])" office:value-type="time" office:time-value="PT00H00M00S" calcext:value-type="time">
            <text:p>00:00</text:p>
          </table:table-cell>
          <table:table-cell table:style-name="ce1" table:formula="of:=[.G35]-[.F35]+[.I35]-[.H35]+[.K35]-[.J35]+[.M35]-[.L35]+[.N35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5]-SUM([.Q35:.Z35])-[.N35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6];&quot;jjjj&quot;)" office:value-type="string" office:string-value="samedi" calcext:value-type="string">
            <text:p>samedi</text:p>
          </table:table-cell>
          <table:table-cell table:style-name="ce66" table:formula="of:=[.B35]+1" office:value-type="date" office:date-value="2025-06-28" calcext:value-type="date">
            <text:p>28.06.2025</text:p>
          </table:table-cell>
          <table:table-cell table:style-name="ce1" table:formula="of:=IF(OR(WEEKDAY([.B36])=1;WEEKDAY([.B36])=7);0;[.$A$1])" office:value-type="time" office:time-value="PT00H00M00S" calcext:value-type="time">
            <text:p>00:00</text:p>
          </table:table-cell>
          <table:table-cell table:style-name="ce68" table:formula="of:=IF(NOW()&lt;[.B36];0;[.E36]-[.C36])" office:value-type="time" office:time-value="PT00H00M00S" calcext:value-type="time">
            <text:p>00:00</text:p>
          </table:table-cell>
          <table:table-cell table:style-name="ce1" table:formula="of:=[.G36]-[.F36]+[.I36]-[.H36]+[.K36]-[.J36]+[.M36]-[.L36]+[.N36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6]-SUM([.Q36:.Z36])-[.N36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7];&quot;jjjj&quot;)" office:value-type="string" office:string-value="dimanche" calcext:value-type="string">
            <text:p>dimanche</text:p>
          </table:table-cell>
          <table:table-cell table:style-name="ce66" table:formula="of:=[.B36]+1" office:value-type="date" office:date-value="2025-06-29" calcext:value-type="date">
            <text:p>29.06.2025</text:p>
          </table:table-cell>
          <table:table-cell table:style-name="ce1" table:formula="of:=IF(OR(WEEKDAY([.B37])=1;WEEKDAY([.B37])=7);0;[.$A$1])" office:value-type="time" office:time-value="PT00H00M00S" calcext:value-type="time">
            <text:p>00:00</text:p>
          </table:table-cell>
          <table:table-cell table:style-name="ce68" table:formula="of:=IF(NOW()&lt;[.B37];0;[.E37]-[.C37])" office:value-type="time" office:time-value="PT00H00M00S" calcext:value-type="time">
            <text:p>00:00</text:p>
          </table:table-cell>
          <table:table-cell table:style-name="ce1" table:formula="of:=[.G37]-[.F37]+[.I37]-[.H37]+[.K37]-[.J37]+[.M37]-[.L37]+[.N37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7]-SUM([.Q37:.Z37])-[.N37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8];&quot;jjjj&quot;)" office:value-type="string" office:string-value="lundi" calcext:value-type="string">
            <text:p>lundi</text:p>
          </table:table-cell>
          <table:table-cell table:style-name="ce66" table:formula="of:=[.B37]+1" office:value-type="date" office:date-value="2025-06-30" calcext:value-type="date">
            <text:p>30.06.2025</text:p>
          </table:table-cell>
          <table:table-cell table:style-name="ce1" table:formula="of:=IF(OR(WEEKDAY([.B38])=1;WEEKDAY([.B38])=7);0;[.$A$1])" office:value-type="time" office:time-value="PT08H17M00S" calcext:value-type="time">
            <text:p>08:17</text:p>
          </table:table-cell>
          <table:table-cell table:style-name="ce68" table:formula="of:=IF(NOW()&lt;[.B38];0;[.E38]-[.C38])" office:value-type="time" office:time-value="PT00H00M00S" calcext:value-type="time">
            <text:p>00:00</text:p>
          </table:table-cell>
          <table:table-cell table:style-name="ce1" table:formula="of:=[.G38]-[.F38]+[.I38]-[.H38]+[.K38]-[.J38]+[.M38]-[.L38]+[.N38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8]-SUM([.Q38:.Z38])-[.N38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"/>
          <table:table-cell table:style-name="ce69"/>
          <table:table-cell table:number-columns-repeated="1020"/>
        </table:table-row>
        <table:table-row table:style-name="ro2" table:number-rows-repeated="3">
          <table:table-cell table:number-columns-repeated="2"/>
          <table:table-cell table:style-name="ce1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 table:number-rows-repeated="65492">
          <table:table-cell table:number-columns-repeated="2"/>
          <table:table-cell table:style-name="ce1"/>
          <table:table-cell table:number-columns-repeated="1021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uillet" table:style-name="ta1" table:print-ranges="juillet.A1:juillet.O39">
        <table:table-column table:style-name="co7" table:default-cell-style-name="ce25"/>
        <table:table-column table:style-name="co2" table:default-cell-style-name="ce25"/>
        <table:table-column table:style-name="co3" table:default-cell-style-name="ce25"/>
        <table:table-column table:style-name="co2" table:default-cell-style-name="ce25"/>
        <table:table-column table:style-name="co5" table:default-cell-style-name="ce25"/>
        <table:table-column table:style-name="co21" table:number-columns-repeated="8" table:default-cell-style-name="ce25"/>
        <table:table-column table:style-name="co22" table:number-columns-repeated="2" table:default-cell-style-name="ce25"/>
        <table:table-column table:style-name="co11" table:default-cell-style-name="ce1"/>
        <table:table-column table:style-name="co12" table:number-columns-repeated="10" table:default-cell-style-name="ce1"/>
        <table:table-column table:style-name="co12" table:default-cell-style-name="ce25"/>
        <table:table-column table:style-name="co2" table:number-columns-repeated="229" table:default-cell-style-name="ce25"/>
        <table:table-column table:style-name="co6" table:number-columns-repeated="768" table:default-cell-style-name="ce25"/>
        <table:table-row table:style-name="ro3">
          <table:table-cell table:style-name="ce1" table:formula="of:=[juin.A1]" office:value-type="time" office:time-value="PT08H17M00S" calcext:value-type="time">
            <text:p>08:17</text:p>
          </table:table-cell>
          <table:table-cell office:value-type="string" calcext:value-type="string">
            <text:p>horaire journalier</text:p>
          </table:table-cell>
          <table:table-cell table:style-name="ce1"/>
          <table:table-cell/>
          <table:table-cell table:style-name="ce35" table:number-columns-repeated="9"/>
          <table:table-cell table:number-columns-repeated="2"/>
          <table:table-cell table:style-name="ce73" office:value-type="string" calcext:value-type="string">
            <text:p>solde</text:p>
          </table:table-cell>
          <table:table-cell table:style-name="ce58" table:formula="of:=[$init.Q1]" office:value-type="string" office:string-value="assurances, org interne, divers" calcext:value-type="string">
            <text:p>assurances, org interne, divers</text:p>
          </table:table-cell>
          <table:table-cell table:style-name="ce58" table:formula="of:=[$init.R1]" office:value-type="string" office:string-value="informatique" calcext:value-type="string">
            <text:p>informatique</text:p>
          </table:table-cell>
          <table:table-cell table:style-name="ce58" table:formula="of:=[$init.S1]" office:value-type="string" office:string-value="of + stock + gestion cmd et plans clients" calcext:value-type="string">
            <text:p>of + stock + gestion cmd et plans clients</text:p>
          </table:table-cell>
          <table:table-cell table:style-name="ce58" table:formula="of:=[$init.T1]" office:value-type="string" office:string-value="offres, facturation, contact client" calcext:value-type="string">
            <text:p>offres, facturation, contact client</text:p>
          </table:table-cell>
          <table:table-cell table:style-name="ce58" table:formula="of:=[$init.U1]" office:value-type="string" office:string-value="rh" calcext:value-type="string">
            <text:p>rh</text:p>
          </table:table-cell>
          <table:table-cell table:style-name="ce58" table:formula="of:=[$init.V1]" office:value-type="string" office:string-value="achats + contact fournisseurs" calcext:value-type="string">
            <text:p>achats + contact fournisseurs</text:p>
          </table:table-cell>
          <table:table-cell table:style-name="ce58" table:formula="of:=[$init.W1]" office:value-type="string" office:string-value="livraisons, délais, contact clients" calcext:value-type="string">
            <text:p>livraisons, délais, contact clients</text:p>
          </table:table-cell>
          <table:table-cell table:style-name="ce58" table:formula="of:=[$init.X1]" office:value-type="string" office:string-value="qualité" calcext:value-type="string">
            <text:p>qualité</text:p>
          </table:table-cell>
          <table:table-cell table:style-name="ce58" table:formula="of:=[$init.Y1]" office:value-type="string" office:string-value="compta" calcext:value-type="string">
            <text:p>compta</text:p>
          </table:table-cell>
          <table:table-cell table:style-name="ce58" table:formula="of:=[$init.Z1]" office:value-type="string" office:string-value="autre" calcext:value-type="string">
            <text:p>autre</text:p>
          </table:table-cell>
          <table:table-cell table:style-name="ce58" table:formula="of:=[$init.AA1]" office:value-type="string" office:string-value="remarque" calcext:value-type="string">
            <text:p>remarque</text:p>
          </table:table-cell>
          <table:table-cell table:number-columns-repeated="997"/>
        </table:table-row>
        <table:table-row table:style-name="ro2">
          <table:table-cell table:style-name="ce62" table:formula="of:=[juin.A2]-[.N8]" office:value-type="float" office:value="25" calcext:value-type="float">
            <text:p>25.0</text:p>
          </table:table-cell>
          <table:table-cell office:value-type="string" calcext:value-type="string">
            <text:p>solde vacances</text:p>
          </table:table-cell>
          <table:table-cell table:style-name="ce1"/>
          <table:table-cell/>
          <table:table-cell table:style-name="ce35" table:number-columns-repeated="9"/>
          <table:table-cell table:number-columns-repeated="1011"/>
        </table:table-row>
        <table:table-row table:style-name="ro2">
          <table:table-cell table:style-name="ce39" office:value-type="time" office:time-value="PT00H00M00S" calcext:value-type="time">
            <text:p>00:00</text:p>
          </table:table-cell>
          <table:table-cell table:style-name="ce36" office:value-type="string" calcext:value-type="string">
            <text:p>nb heures payées</text:p>
          </table:table-cell>
          <table:table-cell table:style-name="ce1"/>
          <table:table-cell/>
          <table:table-cell table:style-name="ce35" table:number-columns-repeated="9"/>
          <table:table-cell table:number-columns-repeated="1011"/>
        </table:table-row>
        <table:table-row table:style-name="ro2">
          <table:table-cell table:style-name="ce39" table:formula="of:=[juin.A4]-[.A3]+[.D8]" office:value-type="time" office:time-value="PT41H41M00S" calcext:value-type="time">
            <text:p>41:41</text:p>
          </table:table-cell>
          <table:table-cell table:style-name="ce36" office:value-type="string" calcext:value-type="string">
            <text:p>solde balance</text:p>
          </table:table-cell>
          <table:table-cell table:style-name="ce1"/>
          <table:table-cell/>
          <table:table-cell table:style-name="ce35" table:number-columns-repeated="9"/>
          <table:table-cell table:number-columns-repeated="1011"/>
        </table:table-row>
        <table:table-row table:style-name="ro2" table:number-rows-repeated="2">
          <table:table-cell table:number-columns-repeated="2"/>
          <table:table-cell table:style-name="ce1"/>
          <table:table-cell/>
          <table:table-cell table:style-name="ce35" table:number-columns-repeated="9"/>
          <table:table-cell table:number-columns-repeated="1011"/>
        </table:table-row>
        <table:table-row table:style-name="ro2">
          <table:table-cell table:number-columns-repeated="2"/>
          <table:table-cell table:style-name="ce1" office:value-type="string" calcext:value-type="string">
            <text:p>Temps théorique</text:p>
          </table:table-cell>
          <table:table-cell office:value-type="string" calcext:value-type="string">
            <text:p>Balance</text:p>
          </table:table-cell>
          <table:table-cell table:style-name="ce35" office:value-type="string" calcext:value-type="string">
            <text:p>Solde</text:p>
          </table:table-cell>
          <table:table-cell table:style-name="ce35" office:value-type="string" calcext:value-type="string">
            <text:p>Entrée</text:p>
          </table:table-cell>
          <table:table-cell table:style-name="ce35" office:value-type="string" calcext:value-type="string">
            <text:p>Sortie</text:p>
          </table:table-cell>
          <table:table-cell table:style-name="ce47" office:value-type="string" calcext:value-type="string">
            <text:p>Entrée</text:p>
          </table:table-cell>
          <table:table-cell table:style-name="ce35" office:value-type="string" calcext:value-type="string">
            <text:p>Sortie</text:p>
          </table:table-cell>
          <table:table-cell table:style-name="ce35" office:value-type="string" calcext:value-type="string">
            <text:p>Entrée</text:p>
          </table:table-cell>
          <table:table-cell table:style-name="ce35" office:value-type="string" calcext:value-type="string">
            <text:p>Sortie</text:p>
          </table:table-cell>
          <table:table-cell table:style-name="ce35" office:value-type="string" calcext:value-type="string">
            <text:p>Entrée</text:p>
          </table:table-cell>
          <table:table-cell table:style-name="ce35" office:value-type="string" calcext:value-type="string">
            <text:p>Sortie</text:p>
          </table:table-cell>
          <table:table-cell table:style-name="ce26" office:value-type="string" calcext:value-type="string">
            <text:p>Vacances</text:p>
          </table:table-cell>
          <table:table-cell table:style-name="ce72" office:value-type="string" calcext:value-type="string">
            <text:p>Remarque</text:p>
          </table:table-cell>
          <table:table-cell table:number-columns-repeated="2"/>
          <table:table-cell table:style-name="ce63"/>
          <table:table-cell table:number-columns-repeated="1006"/>
        </table:table-row>
        <table:table-row table:style-name="ro2">
          <table:table-cell table:style-name="ce64" office:value-type="string" calcext:value-type="string">
            <text:p>total</text:p>
          </table:table-cell>
          <table:table-cell table:style-name="ce65"/>
          <table:table-cell table:style-name="ce67"/>
          <table:table-cell table:style-name="ce63" table:formula="of:=SUM([.D9:.D39])" office:value-type="time" office:time-value="PT00H00M00S" calcext:value-type="time">
            <text:p>00:00</text:p>
          </table:table-cell>
          <table:table-cell table:style-name="ce70" table:number-columns-repeated="9"/>
          <table:table-cell table:style-name="ce62" table:formula="of:=SUM([.N9:.N39])" office:value-type="float" office:value="0" calcext:value-type="float">
            <text:p>0.0</text:p>
          </table:table-cell>
          <table:table-cell table:style-name="ce65"/>
          <table:table-cell/>
          <table:table-cell table:style-name="ce63" table:formula="of:=SUM([.Q9:.Q39])" office:value-type="time" office:time-value="PT00H00M00S" calcext:value-type="time">
            <text:p>00:00</text:p>
          </table:table-cell>
          <table:table-cell table:style-name="ce63" table:formula="of:=SUM([.R9:.R39])" office:value-type="time" office:time-value="PT00H00M00S" calcext:value-type="time">
            <text:p>00:00</text:p>
          </table:table-cell>
          <table:table-cell table:style-name="ce63" table:formula="of:=SUM([.S9:.S39])" office:value-type="time" office:time-value="PT00H00M00S" calcext:value-type="time">
            <text:p>00:00</text:p>
          </table:table-cell>
          <table:table-cell table:style-name="ce63" table:formula="of:=SUM([.T9:.T39])" office:value-type="time" office:time-value="PT00H00M00S" calcext:value-type="time">
            <text:p>00:00</text:p>
          </table:table-cell>
          <table:table-cell table:style-name="ce63" table:formula="of:=SUM([.U9:.U39])" office:value-type="time" office:time-value="PT00H00M00S" calcext:value-type="time">
            <text:p>00:00</text:p>
          </table:table-cell>
          <table:table-cell table:style-name="ce63" table:formula="of:=SUM([.V9:.V39])" office:value-type="time" office:time-value="PT00H00M00S" calcext:value-type="time">
            <text:p>00:00</text:p>
          </table:table-cell>
          <table:table-cell table:style-name="ce63" table:formula="of:=SUM([.W9:.W39])" office:value-type="time" office:time-value="PT00H00M00S" calcext:value-type="time">
            <text:p>00:00</text:p>
          </table:table-cell>
          <table:table-cell table:style-name="ce63" table:formula="of:=SUM([.X9:.X39])" office:value-type="time" office:time-value="PT00H00M00S" calcext:value-type="time">
            <text:p>00:00</text:p>
          </table:table-cell>
          <table:table-cell table:style-name="ce63" table:formula="of:=SUM([.Y9:.Y39])" office:value-type="time" office:time-value="PT00H00M00S" calcext:value-type="time">
            <text:p>00:00</text:p>
          </table:table-cell>
          <table:table-cell table:style-name="ce63" table:formula="of:=SUM([.Z9:.Z39])" office:value-type="time" office:time-value="PT00H00M00S" calcext:value-type="time">
            <text:p>00:00</text:p>
          </table:table-cell>
          <table:table-cell table:style-name="ce65" table:number-columns-repeated="230"/>
          <table:table-cell table:number-columns-repeated="768"/>
        </table:table-row>
        <table:table-row table:style-name="ro2">
          <table:table-cell table:style-name="ce41" table:formula="of:=TEXT([.B9];&quot;jjjj&quot;)" office:value-type="string" office:string-value="mardi" calcext:value-type="string">
            <text:p>mardi</text:p>
          </table:table-cell>
          <table:table-cell table:style-name="ce66" table:formula="of:=EDATE([juin.B9];1)" office:value-type="date" office:date-value="2025-07-01" calcext:value-type="date">
            <text:p>01.07.2025</text:p>
          </table:table-cell>
          <table:table-cell table:style-name="ce1" table:formula="of:=IF(OR(WEEKDAY([.B9])=1;WEEKDAY([.B9])=7);0;[.$A$1])" office:value-type="time" office:time-value="PT08H17M00S" calcext:value-type="time">
            <text:p>08:17</text:p>
          </table:table-cell>
          <table:table-cell table:style-name="ce68" table:formula="of:=IF(NOW()&lt;[.B9];0;[.E9]-[.C9])" office:value-type="time" office:time-value="PT00H00M00S" calcext:value-type="time">
            <text:p>00:00</text:p>
          </table:table-cell>
          <table:table-cell table:style-name="ce1" table:formula="of:=[.G9]-[.F9]+[.I9]-[.H9]+[.K9]-[.J9]+[.M9]-[.L9]+[.N9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9]-SUM([.Q9:.Z9])-[.N9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0];&quot;jjjj&quot;)" office:value-type="string" office:string-value="mercredi" calcext:value-type="string">
            <text:p>mercredi</text:p>
          </table:table-cell>
          <table:table-cell table:style-name="ce66" table:formula="of:=[.B9]+1" office:value-type="date" office:date-value="2025-07-02" calcext:value-type="date">
            <text:p>02.07.2025</text:p>
          </table:table-cell>
          <table:table-cell table:style-name="ce1" table:formula="of:=IF(OR(WEEKDAY([.B10])=1;WEEKDAY([.B10])=7);0;[.$A$1])" office:value-type="time" office:time-value="PT08H17M00S" calcext:value-type="time">
            <text:p>08:17</text:p>
          </table:table-cell>
          <table:table-cell table:style-name="ce68" table:formula="of:=IF(NOW()&lt;[.B10];0;[.E10]-[.C10])" office:value-type="time" office:time-value="PT00H00M00S" calcext:value-type="time">
            <text:p>00:00</text:p>
          </table:table-cell>
          <table:table-cell table:style-name="ce1" table:formula="of:=[.G10]-[.F10]+[.I10]-[.H10]+[.K10]-[.J10]+[.M10]-[.L10]+[.N10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0]-SUM([.Q10:.Z10])-[.N10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1];&quot;jjjj&quot;)" office:value-type="string" office:string-value="jeudi" calcext:value-type="string">
            <text:p>jeudi</text:p>
          </table:table-cell>
          <table:table-cell table:style-name="ce66" table:formula="of:=[.B10]+1" office:value-type="date" office:date-value="2025-07-03" calcext:value-type="date">
            <text:p>03.07.2025</text:p>
          </table:table-cell>
          <table:table-cell table:style-name="ce1" table:formula="of:=IF(OR(WEEKDAY([.B11])=1;WEEKDAY([.B11])=7);0;[.$A$1])" office:value-type="time" office:time-value="PT08H17M00S" calcext:value-type="time">
            <text:p>08:17</text:p>
          </table:table-cell>
          <table:table-cell table:style-name="ce68" table:formula="of:=IF(NOW()&lt;[.B11];0;[.E11]-[.C11])" office:value-type="time" office:time-value="PT00H00M00S" calcext:value-type="time">
            <text:p>00:00</text:p>
          </table:table-cell>
          <table:table-cell table:style-name="ce1" table:formula="of:=[.G11]-[.F11]+[.I11]-[.H11]+[.K11]-[.J11]+[.M11]-[.L11]+[.N11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1]-SUM([.Q11:.Z11])-[.N11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2];&quot;jjjj&quot;)" office:value-type="string" office:string-value="vendredi" calcext:value-type="string">
            <text:p>vendredi</text:p>
          </table:table-cell>
          <table:table-cell table:style-name="ce66" table:formula="of:=[.B11]+1" office:value-type="date" office:date-value="2025-07-04" calcext:value-type="date">
            <text:p>04.07.2025</text:p>
          </table:table-cell>
          <table:table-cell table:style-name="ce1" table:formula="of:=IF(OR(WEEKDAY([.B12])=1;WEEKDAY([.B12])=7);0;[.$A$1])" office:value-type="time" office:time-value="PT08H17M00S" calcext:value-type="time">
            <text:p>08:17</text:p>
          </table:table-cell>
          <table:table-cell table:style-name="ce68" table:formula="of:=IF(NOW()&lt;[.B12];0;[.E12]-[.C12])" office:value-type="time" office:time-value="PT00H00M00S" calcext:value-type="time">
            <text:p>00:00</text:p>
          </table:table-cell>
          <table:table-cell table:style-name="ce1" table:formula="of:=[.G12]-[.F12]+[.I12]-[.H12]+[.K12]-[.J12]+[.M12]-[.L12]+[.N12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2]-SUM([.Q12:.Z12])-[.N12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3];&quot;jjjj&quot;)" office:value-type="string" office:string-value="samedi" calcext:value-type="string">
            <text:p>samedi</text:p>
          </table:table-cell>
          <table:table-cell table:style-name="ce66" table:formula="of:=[.B12]+1" office:value-type="date" office:date-value="2025-07-05" calcext:value-type="date">
            <text:p>05.07.2025</text:p>
          </table:table-cell>
          <table:table-cell table:style-name="ce1" table:formula="of:=IF(OR(WEEKDAY([.B13])=1;WEEKDAY([.B13])=7);0;[.$A$1])" office:value-type="time" office:time-value="PT00H00M00S" calcext:value-type="time">
            <text:p>00:00</text:p>
          </table:table-cell>
          <table:table-cell table:style-name="ce68" table:formula="of:=IF(NOW()&lt;[.B13];0;[.E13]-[.C13])" office:value-type="time" office:time-value="PT00H00M00S" calcext:value-type="time">
            <text:p>00:00</text:p>
          </table:table-cell>
          <table:table-cell table:style-name="ce1" table:formula="of:=[.G13]-[.F13]+[.I13]-[.H13]+[.K13]-[.J13]+[.M13]-[.L13]+[.N13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3]-SUM([.Q13:.Z13])-[.N13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4];&quot;jjjj&quot;)" office:value-type="string" office:string-value="dimanche" calcext:value-type="string">
            <text:p>dimanche</text:p>
          </table:table-cell>
          <table:table-cell table:style-name="ce66" table:formula="of:=[.B13]+1" office:value-type="date" office:date-value="2025-07-06" calcext:value-type="date">
            <text:p>06.07.2025</text:p>
          </table:table-cell>
          <table:table-cell table:style-name="ce1" table:formula="of:=IF(OR(WEEKDAY([.B14])=1;WEEKDAY([.B14])=7);0;[.$A$1])" office:value-type="time" office:time-value="PT00H00M00S" calcext:value-type="time">
            <text:p>00:00</text:p>
          </table:table-cell>
          <table:table-cell table:style-name="ce68" table:formula="of:=IF(NOW()&lt;[.B14];0;[.E14]-[.C14])" office:value-type="time" office:time-value="PT00H00M00S" calcext:value-type="time">
            <text:p>00:00</text:p>
          </table:table-cell>
          <table:table-cell table:style-name="ce1" table:formula="of:=[.G14]-[.F14]+[.I14]-[.H14]+[.K14]-[.J14]+[.M14]-[.L14]+[.N14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4]-SUM([.Q14:.Z14])-[.N14]*[.$A$1]" office:value-type="time" office:time-value="PT00H00M00S" calcext:value-type="time">
            <text:p>00:00</text:p>
          </table:table-cell>
          <table:table-cell table:number-columns-repeated="10"/>
          <table:table-cell table:style-name="ce75"/>
          <table:table-cell table:number-columns-repeated="997"/>
        </table:table-row>
        <table:table-row table:style-name="ro2">
          <table:table-cell table:style-name="ce41" table:formula="of:=TEXT([.B15];&quot;jjjj&quot;)" office:value-type="string" office:string-value="lundi" calcext:value-type="string">
            <text:p>lundi</text:p>
          </table:table-cell>
          <table:table-cell table:style-name="ce66" table:formula="of:=[.B14]+1" office:value-type="date" office:date-value="2025-07-07" calcext:value-type="date">
            <text:p>07.07.2025</text:p>
          </table:table-cell>
          <table:table-cell table:style-name="ce1" table:formula="of:=IF(OR(WEEKDAY([.B15])=1;WEEKDAY([.B15])=7);0;[.$A$1])" office:value-type="time" office:time-value="PT08H17M00S" calcext:value-type="time">
            <text:p>08:17</text:p>
          </table:table-cell>
          <table:table-cell table:style-name="ce68" table:formula="of:=IF(NOW()&lt;[.B15];0;[.E15]-[.C15])" office:value-type="time" office:time-value="PT00H00M00S" calcext:value-type="time">
            <text:p>00:00</text:p>
          </table:table-cell>
          <table:table-cell table:style-name="ce1" table:formula="of:=[.G15]-[.F15]+[.I15]-[.H15]+[.K15]-[.J15]+[.M15]-[.L15]+[.N15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5]-SUM([.Q15:.Z15])-[.N15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6];&quot;jjjj&quot;)" office:value-type="string" office:string-value="mardi" calcext:value-type="string">
            <text:p>mardi</text:p>
          </table:table-cell>
          <table:table-cell table:style-name="ce66" table:formula="of:=[.B15]+1" office:value-type="date" office:date-value="2025-07-08" calcext:value-type="date">
            <text:p>08.07.2025</text:p>
          </table:table-cell>
          <table:table-cell table:style-name="ce1" table:formula="of:=IF(OR(WEEKDAY([.B16])=1;WEEKDAY([.B16])=7);0;[.$A$1])" office:value-type="time" office:time-value="PT08H17M00S" calcext:value-type="time">
            <text:p>08:17</text:p>
          </table:table-cell>
          <table:table-cell table:style-name="ce68" table:formula="of:=IF(NOW()&lt;[.B16];0;[.E16]-[.C16])" office:value-type="time" office:time-value="PT00H00M00S" calcext:value-type="time">
            <text:p>00:00</text:p>
          </table:table-cell>
          <table:table-cell table:style-name="ce1" table:formula="of:=[.G16]-[.F16]+[.I16]-[.H16]+[.K16]-[.J16]+[.M16]-[.L16]+[.N16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6]-SUM([.Q16:.Z16])-[.N16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7];&quot;jjjj&quot;)" office:value-type="string" office:string-value="mercredi" calcext:value-type="string">
            <text:p>mercredi</text:p>
          </table:table-cell>
          <table:table-cell table:style-name="ce66" table:formula="of:=[.B16]+1" office:value-type="date" office:date-value="2025-07-09" calcext:value-type="date">
            <text:p>09.07.2025</text:p>
          </table:table-cell>
          <table:table-cell table:style-name="ce1" table:formula="of:=IF(OR(WEEKDAY([.B17])=1;WEEKDAY([.B17])=7);0;[.$A$1])" office:value-type="time" office:time-value="PT08H17M00S" calcext:value-type="time">
            <text:p>08:17</text:p>
          </table:table-cell>
          <table:table-cell table:style-name="ce68" table:formula="of:=IF(NOW()&lt;[.B17];0;[.E17]-[.C17])" office:value-type="time" office:time-value="PT00H00M00S" calcext:value-type="time">
            <text:p>00:00</text:p>
          </table:table-cell>
          <table:table-cell table:style-name="ce1" table:formula="of:=[.G17]-[.F17]+[.I17]-[.H17]+[.K17]-[.J17]+[.M17]-[.L17]+[.N17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7]-SUM([.Q17:.Z17])-[.N17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8];&quot;jjjj&quot;)" office:value-type="string" office:string-value="jeudi" calcext:value-type="string">
            <text:p>jeudi</text:p>
          </table:table-cell>
          <table:table-cell table:style-name="ce66" table:formula="of:=[.B17]+1" office:value-type="date" office:date-value="2025-07-10" calcext:value-type="date">
            <text:p>10.07.2025</text:p>
          </table:table-cell>
          <table:table-cell table:style-name="ce1" table:formula="of:=IF(OR(WEEKDAY([.B18])=1;WEEKDAY([.B18])=7);0;[.$A$1])" office:value-type="time" office:time-value="PT08H17M00S" calcext:value-type="time">
            <text:p>08:17</text:p>
          </table:table-cell>
          <table:table-cell table:style-name="ce68" table:formula="of:=IF(NOW()&lt;[.B18];0;[.E18]-[.C18])" office:value-type="time" office:time-value="PT00H00M00S" calcext:value-type="time">
            <text:p>00:00</text:p>
          </table:table-cell>
          <table:table-cell table:style-name="ce1" table:formula="of:=[.G18]-[.F18]+[.I18]-[.H18]+[.K18]-[.J18]+[.M18]-[.L18]+[.N18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8]-SUM([.Q18:.Z18])-[.N18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9];&quot;jjjj&quot;)" office:value-type="string" office:string-value="vendredi" calcext:value-type="string">
            <text:p>vendredi</text:p>
          </table:table-cell>
          <table:table-cell table:style-name="ce66" table:formula="of:=[.B18]+1" office:value-type="date" office:date-value="2025-07-11" calcext:value-type="date">
            <text:p>11.07.2025</text:p>
          </table:table-cell>
          <table:table-cell table:style-name="ce1" table:formula="of:=IF(OR(WEEKDAY([.B19])=1;WEEKDAY([.B19])=7);0;[.$A$1])" office:value-type="time" office:time-value="PT08H17M00S" calcext:value-type="time">
            <text:p>08:17</text:p>
          </table:table-cell>
          <table:table-cell table:style-name="ce68" table:formula="of:=IF(NOW()&lt;[.B19];0;[.E19]-[.C19])" office:value-type="time" office:time-value="PT00H00M00S" calcext:value-type="time">
            <text:p>00:00</text:p>
          </table:table-cell>
          <table:table-cell table:style-name="ce1" table:formula="of:=[.G19]-[.F19]+[.I19]-[.H19]+[.K19]-[.J19]+[.M19]-[.L19]+[.N19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9]-SUM([.Q19:.Z19])-[.N19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0];&quot;jjjj&quot;)" office:value-type="string" office:string-value="samedi" calcext:value-type="string">
            <text:p>samedi</text:p>
          </table:table-cell>
          <table:table-cell table:style-name="ce66" table:formula="of:=[.B19]+1" office:value-type="date" office:date-value="2025-07-12" calcext:value-type="date">
            <text:p>12.07.2025</text:p>
          </table:table-cell>
          <table:table-cell table:style-name="ce1" table:formula="of:=IF(OR(WEEKDAY([.B20])=1;WEEKDAY([.B20])=7);0;[.$A$1])" office:value-type="time" office:time-value="PT00H00M00S" calcext:value-type="time">
            <text:p>00:00</text:p>
          </table:table-cell>
          <table:table-cell table:style-name="ce68" table:formula="of:=IF(NOW()&lt;[.B20];0;[.E20]-[.C20])" office:value-type="time" office:time-value="PT00H00M00S" calcext:value-type="time">
            <text:p>00:00</text:p>
          </table:table-cell>
          <table:table-cell table:style-name="ce1" table:formula="of:=[.G20]-[.F20]+[.I20]-[.H20]+[.K20]-[.J20]+[.M20]-[.L20]+[.N20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0]-SUM([.Q20:.Z20])-[.N20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1];&quot;jjjj&quot;)" office:value-type="string" office:string-value="dimanche" calcext:value-type="string">
            <text:p>dimanche</text:p>
          </table:table-cell>
          <table:table-cell table:style-name="ce66" table:formula="of:=[.B20]+1" office:value-type="date" office:date-value="2025-07-13" calcext:value-type="date">
            <text:p>13.07.2025</text:p>
          </table:table-cell>
          <table:table-cell table:style-name="ce1" table:formula="of:=IF(OR(WEEKDAY([.B21])=1;WEEKDAY([.B21])=7);0;[.$A$1])" office:value-type="time" office:time-value="PT00H00M00S" calcext:value-type="time">
            <text:p>00:00</text:p>
          </table:table-cell>
          <table:table-cell table:style-name="ce68" table:formula="of:=IF(NOW()&lt;[.B21];0;[.E21]-[.C21])" office:value-type="time" office:time-value="PT00H00M00S" calcext:value-type="time">
            <text:p>00:00</text:p>
          </table:table-cell>
          <table:table-cell table:style-name="ce1" table:formula="of:=[.G21]-[.F21]+[.I21]-[.H21]+[.K21]-[.J21]+[.M21]-[.L21]+[.N21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1]-SUM([.Q21:.Z21])-[.N21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2];&quot;jjjj&quot;)" office:value-type="string" office:string-value="lundi" calcext:value-type="string">
            <text:p>lundi</text:p>
          </table:table-cell>
          <table:table-cell table:style-name="ce66" table:formula="of:=[.B21]+1" office:value-type="date" office:date-value="2025-07-14" calcext:value-type="date">
            <text:p>14.07.2025</text:p>
          </table:table-cell>
          <table:table-cell table:style-name="ce1" table:formula="of:=IF(OR(WEEKDAY([.B22])=1;WEEKDAY([.B22])=7);0;[.$A$1])" office:value-type="time" office:time-value="PT08H17M00S" calcext:value-type="time">
            <text:p>08:17</text:p>
          </table:table-cell>
          <table:table-cell table:style-name="ce68" table:formula="of:=IF(NOW()&lt;[.B22];0;[.E22]-[.C22])" office:value-type="time" office:time-value="PT00H00M00S" calcext:value-type="time">
            <text:p>00:00</text:p>
          </table:table-cell>
          <table:table-cell table:style-name="ce1" table:formula="of:=[.G22]-[.F22]+[.I22]-[.H22]+[.K22]-[.J22]+[.M22]-[.L22]+[.N22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2]-SUM([.Q22:.Z22])-[.N22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3];&quot;jjjj&quot;)" office:value-type="string" office:string-value="mardi" calcext:value-type="string">
            <text:p>mardi</text:p>
          </table:table-cell>
          <table:table-cell table:style-name="ce66" table:formula="of:=[.B22]+1" office:value-type="date" office:date-value="2025-07-15" calcext:value-type="date">
            <text:p>15.07.2025</text:p>
          </table:table-cell>
          <table:table-cell table:style-name="ce1" table:formula="of:=IF(OR(WEEKDAY([.B23])=1;WEEKDAY([.B23])=7);0;[.$A$1])" office:value-type="time" office:time-value="PT08H17M00S" calcext:value-type="time">
            <text:p>08:17</text:p>
          </table:table-cell>
          <table:table-cell table:style-name="ce68" table:formula="of:=IF(NOW()&lt;[.B23];0;[.E23]-[.C23])" office:value-type="time" office:time-value="PT00H00M00S" calcext:value-type="time">
            <text:p>00:00</text:p>
          </table:table-cell>
          <table:table-cell table:style-name="ce1" table:formula="of:=[.G23]-[.F23]+[.I23]-[.H23]+[.K23]-[.J23]+[.M23]-[.L23]+[.N23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3]-SUM([.Q23:.Z23])-[.N23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4];&quot;jjjj&quot;)" office:value-type="string" office:string-value="mercredi" calcext:value-type="string">
            <text:p>mercredi</text:p>
          </table:table-cell>
          <table:table-cell table:style-name="ce66" table:formula="of:=[.B23]+1" office:value-type="date" office:date-value="2025-07-16" calcext:value-type="date">
            <text:p>16.07.2025</text:p>
          </table:table-cell>
          <table:table-cell table:style-name="ce1" table:formula="of:=IF(OR(WEEKDAY([.B24])=1;WEEKDAY([.B24])=7);0;[.$A$1])" office:value-type="time" office:time-value="PT08H17M00S" calcext:value-type="time">
            <text:p>08:17</text:p>
          </table:table-cell>
          <table:table-cell table:style-name="ce68" table:formula="of:=IF(NOW()&lt;[.B24];0;[.E24]-[.C24])" office:value-type="time" office:time-value="PT00H00M00S" calcext:value-type="time">
            <text:p>00:00</text:p>
          </table:table-cell>
          <table:table-cell table:style-name="ce1" table:formula="of:=[.G24]-[.F24]+[.I24]-[.H24]+[.K24]-[.J24]+[.M24]-[.L24]+[.N24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4]-SUM([.Q24:.Z24])-[.N24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5];&quot;jjjj&quot;)" office:value-type="string" office:string-value="jeudi" calcext:value-type="string">
            <text:p>jeudi</text:p>
          </table:table-cell>
          <table:table-cell table:style-name="ce66" table:formula="of:=[.B24]+1" office:value-type="date" office:date-value="2025-07-17" calcext:value-type="date">
            <text:p>17.07.2025</text:p>
          </table:table-cell>
          <table:table-cell table:style-name="ce1" table:formula="of:=IF(OR(WEEKDAY([.B25])=1;WEEKDAY([.B25])=7);0;[.$A$1])" office:value-type="time" office:time-value="PT08H17M00S" calcext:value-type="time">
            <text:p>08:17</text:p>
          </table:table-cell>
          <table:table-cell table:style-name="ce68" table:formula="of:=IF(NOW()&lt;[.B25];0;[.E25]-[.C25])" office:value-type="time" office:time-value="PT00H00M00S" calcext:value-type="time">
            <text:p>00:00</text:p>
          </table:table-cell>
          <table:table-cell table:style-name="ce1" table:formula="of:=[.G25]-[.F25]+[.I25]-[.H25]+[.K25]-[.J25]+[.M25]-[.L25]+[.N25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5]-SUM([.Q25:.Z25])-[.N25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6];&quot;jjjj&quot;)" office:value-type="string" office:string-value="vendredi" calcext:value-type="string">
            <text:p>vendredi</text:p>
          </table:table-cell>
          <table:table-cell table:style-name="ce66" table:formula="of:=[.B25]+1" office:value-type="date" office:date-value="2025-07-18" calcext:value-type="date">
            <text:p>18.07.2025</text:p>
          </table:table-cell>
          <table:table-cell table:style-name="ce1" table:formula="of:=IF(OR(WEEKDAY([.B26])=1;WEEKDAY([.B26])=7);0;[.$A$1])" office:value-type="time" office:time-value="PT08H17M00S" calcext:value-type="time">
            <text:p>08:17</text:p>
          </table:table-cell>
          <table:table-cell table:style-name="ce68" table:formula="of:=IF(NOW()&lt;[.B26];0;[.E26]-[.C26])" office:value-type="time" office:time-value="PT00H00M00S" calcext:value-type="time">
            <text:p>00:00</text:p>
          </table:table-cell>
          <table:table-cell table:style-name="ce1" table:formula="of:=[.G26]-[.F26]+[.I26]-[.H26]+[.K26]-[.J26]+[.M26]-[.L26]+[.N26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6]-SUM([.Q26:.Z26])-[.N26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7];&quot;jjjj&quot;)" office:value-type="string" office:string-value="samedi" calcext:value-type="string">
            <text:p>samedi</text:p>
          </table:table-cell>
          <table:table-cell table:style-name="ce66" table:formula="of:=[.B26]+1" office:value-type="date" office:date-value="2025-07-19" calcext:value-type="date">
            <text:p>19.07.2025</text:p>
          </table:table-cell>
          <table:table-cell table:style-name="ce1" table:formula="of:=IF(OR(WEEKDAY([.B27])=1;WEEKDAY([.B27])=7);0;[.$A$1])" office:value-type="time" office:time-value="PT00H00M00S" calcext:value-type="time">
            <text:p>00:00</text:p>
          </table:table-cell>
          <table:table-cell table:style-name="ce68" table:formula="of:=IF(NOW()&lt;[.B27];0;[.E27]-[.C27])" office:value-type="time" office:time-value="PT00H00M00S" calcext:value-type="time">
            <text:p>00:00</text:p>
          </table:table-cell>
          <table:table-cell table:style-name="ce1" table:formula="of:=[.G27]-[.F27]+[.I27]-[.H27]+[.K27]-[.J27]+[.M27]-[.L27]+[.N27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7]-SUM([.Q27:.Z27])-[.N27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8];&quot;jjjj&quot;)" office:value-type="string" office:string-value="dimanche" calcext:value-type="string">
            <text:p>dimanche</text:p>
          </table:table-cell>
          <table:table-cell table:style-name="ce66" table:formula="of:=[.B27]+1" office:value-type="date" office:date-value="2025-07-20" calcext:value-type="date">
            <text:p>20.07.2025</text:p>
          </table:table-cell>
          <table:table-cell table:style-name="ce1" table:formula="of:=IF(OR(WEEKDAY([.B28])=1;WEEKDAY([.B28])=7);0;[.$A$1])" office:value-type="time" office:time-value="PT00H00M00S" calcext:value-type="time">
            <text:p>00:00</text:p>
          </table:table-cell>
          <table:table-cell table:style-name="ce68" table:formula="of:=IF(NOW()&lt;[.B28];0;[.E28]-[.C28])" office:value-type="time" office:time-value="PT00H00M00S" calcext:value-type="time">
            <text:p>00:00</text:p>
          </table:table-cell>
          <table:table-cell table:style-name="ce1" table:formula="of:=[.G28]-[.F28]+[.I28]-[.H28]+[.K28]-[.J28]+[.M28]-[.L28]+[.N28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8]-SUM([.Q28:.Z28])-[.N28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9];&quot;jjjj&quot;)" office:value-type="string" office:string-value="lundi" calcext:value-type="string">
            <text:p>lundi</text:p>
          </table:table-cell>
          <table:table-cell table:style-name="ce66" table:formula="of:=[.B28]+1" office:value-type="date" office:date-value="2025-07-21" calcext:value-type="date">
            <text:p>21.07.2025</text:p>
          </table:table-cell>
          <table:table-cell table:style-name="ce1" table:formula="of:=IF(OR(WEEKDAY([.B29])=1;WEEKDAY([.B29])=7);0;[.$A$1])" office:value-type="time" office:time-value="PT08H17M00S" calcext:value-type="time">
            <text:p>08:17</text:p>
          </table:table-cell>
          <table:table-cell table:style-name="ce68" table:formula="of:=IF(NOW()&lt;[.B29];0;[.E29]-[.C29])" office:value-type="time" office:time-value="PT00H00M00S" calcext:value-type="time">
            <text:p>00:00</text:p>
          </table:table-cell>
          <table:table-cell table:style-name="ce1" table:formula="of:=[.G29]-[.F29]+[.I29]-[.H29]+[.K29]-[.J29]+[.M29]-[.L29]+[.N29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9]-SUM([.Q29:.Z29])-[.N29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0];&quot;jjjj&quot;)" office:value-type="string" office:string-value="mardi" calcext:value-type="string">
            <text:p>mardi</text:p>
          </table:table-cell>
          <table:table-cell table:style-name="ce66" table:formula="of:=[.B29]+1" office:value-type="date" office:date-value="2025-07-22" calcext:value-type="date">
            <text:p>22.07.2025</text:p>
          </table:table-cell>
          <table:table-cell table:style-name="ce1" table:formula="of:=IF(OR(WEEKDAY([.B30])=1;WEEKDAY([.B30])=7);0;[.$A$1])" office:value-type="time" office:time-value="PT08H17M00S" calcext:value-type="time">
            <text:p>08:17</text:p>
          </table:table-cell>
          <table:table-cell table:style-name="ce68" table:formula="of:=IF(NOW()&lt;[.B30];0;[.E30]-[.C30])" office:value-type="time" office:time-value="PT00H00M00S" calcext:value-type="time">
            <text:p>00:00</text:p>
          </table:table-cell>
          <table:table-cell table:style-name="ce1" table:formula="of:=[.G30]-[.F30]+[.I30]-[.H30]+[.K30]-[.J30]+[.M30]-[.L30]+[.N30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0]-SUM([.Q30:.Z30])-[.N30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1];&quot;jjjj&quot;)" office:value-type="string" office:string-value="mercredi" calcext:value-type="string">
            <text:p>mercredi</text:p>
          </table:table-cell>
          <table:table-cell table:style-name="ce66" table:formula="of:=[.B30]+1" office:value-type="date" office:date-value="2025-07-23" calcext:value-type="date">
            <text:p>23.07.2025</text:p>
          </table:table-cell>
          <table:table-cell table:style-name="ce1" table:formula="of:=IF(OR(WEEKDAY([.B31])=1;WEEKDAY([.B31])=7);0;[.$A$1])" office:value-type="time" office:time-value="PT08H17M00S" calcext:value-type="time">
            <text:p>08:17</text:p>
          </table:table-cell>
          <table:table-cell table:style-name="ce68" table:formula="of:=IF(NOW()&lt;[.B31];0;[.E31]-[.C31])" office:value-type="time" office:time-value="PT00H00M00S" calcext:value-type="time">
            <text:p>00:00</text:p>
          </table:table-cell>
          <table:table-cell table:style-name="ce1" table:formula="of:=[.G31]-[.F31]+[.I31]-[.H31]+[.K31]-[.J31]+[.M31]-[.L31]+[.N31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1]-SUM([.Q31:.Z31])-[.N31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2];&quot;jjjj&quot;)" office:value-type="string" office:string-value="jeudi" calcext:value-type="string">
            <text:p>jeudi</text:p>
          </table:table-cell>
          <table:table-cell table:style-name="ce66" table:formula="of:=[.B31]+1" office:value-type="date" office:date-value="2025-07-24" calcext:value-type="date">
            <text:p>24.07.2025</text:p>
          </table:table-cell>
          <table:table-cell table:style-name="ce1" table:formula="of:=IF(OR(WEEKDAY([.B32])=1;WEEKDAY([.B32])=7);0;[.$A$1])" office:value-type="time" office:time-value="PT08H17M00S" calcext:value-type="time">
            <text:p>08:17</text:p>
          </table:table-cell>
          <table:table-cell table:style-name="ce68" table:formula="of:=IF(NOW()&lt;[.B32];0;[.E32]-[.C32])" office:value-type="time" office:time-value="PT00H00M00S" calcext:value-type="time">
            <text:p>00:00</text:p>
          </table:table-cell>
          <table:table-cell table:style-name="ce1" table:formula="of:=[.G32]-[.F32]+[.I32]-[.H32]+[.K32]-[.J32]+[.M32]-[.L32]+[.N32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2]-SUM([.Q32:.Z32])-[.N32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3];&quot;jjjj&quot;)" office:value-type="string" office:string-value="vendredi" calcext:value-type="string">
            <text:p>vendredi</text:p>
          </table:table-cell>
          <table:table-cell table:style-name="ce66" table:formula="of:=[.B32]+1" office:value-type="date" office:date-value="2025-07-25" calcext:value-type="date">
            <text:p>25.07.2025</text:p>
          </table:table-cell>
          <table:table-cell table:style-name="ce1" table:formula="of:=IF(OR(WEEKDAY([.B33])=1;WEEKDAY([.B33])=7);0;[.$A$1])" office:value-type="time" office:time-value="PT08H17M00S" calcext:value-type="time">
            <text:p>08:17</text:p>
          </table:table-cell>
          <table:table-cell table:style-name="ce68" table:formula="of:=IF(NOW()&lt;[.B33];0;[.E33]-[.C33])" office:value-type="time" office:time-value="PT00H00M00S" calcext:value-type="time">
            <text:p>00:00</text:p>
          </table:table-cell>
          <table:table-cell table:style-name="ce1" table:formula="of:=[.G33]-[.F33]+[.I33]-[.H33]+[.K33]-[.J33]+[.M33]-[.L33]+[.N33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3]-SUM([.Q33:.Z33])-[.N33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4];&quot;jjjj&quot;)" office:value-type="string" office:string-value="samedi" calcext:value-type="string">
            <text:p>samedi</text:p>
          </table:table-cell>
          <table:table-cell table:style-name="ce66" table:formula="of:=[.B33]+1" office:value-type="date" office:date-value="2025-07-26" calcext:value-type="date">
            <text:p>26.07.2025</text:p>
          </table:table-cell>
          <table:table-cell table:style-name="ce1" table:formula="of:=IF(OR(WEEKDAY([.B34])=1;WEEKDAY([.B34])=7);0;[.$A$1])" office:value-type="time" office:time-value="PT00H00M00S" calcext:value-type="time">
            <text:p>00:00</text:p>
          </table:table-cell>
          <table:table-cell table:style-name="ce68" table:formula="of:=IF(NOW()&lt;[.B34];0;[.E34]-[.C34])" office:value-type="time" office:time-value="PT00H00M00S" calcext:value-type="time">
            <text:p>00:00</text:p>
          </table:table-cell>
          <table:table-cell table:style-name="ce1" table:formula="of:=[.G34]-[.F34]+[.I34]-[.H34]+[.K34]-[.J34]+[.M34]-[.L34]+[.N34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4]-SUM([.Q34:.Z34])-[.N34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5];&quot;jjjj&quot;)" office:value-type="string" office:string-value="dimanche" calcext:value-type="string">
            <text:p>dimanche</text:p>
          </table:table-cell>
          <table:table-cell table:style-name="ce66" table:formula="of:=[.B34]+1" office:value-type="date" office:date-value="2025-07-27" calcext:value-type="date">
            <text:p>27.07.2025</text:p>
          </table:table-cell>
          <table:table-cell table:style-name="ce1" table:formula="of:=IF(OR(WEEKDAY([.B35])=1;WEEKDAY([.B35])=7);0;[.$A$1])" office:value-type="time" office:time-value="PT00H00M00S" calcext:value-type="time">
            <text:p>00:00</text:p>
          </table:table-cell>
          <table:table-cell table:style-name="ce68" table:formula="of:=IF(NOW()&lt;[.B35];0;[.E35]-[.C35])" office:value-type="time" office:time-value="PT00H00M00S" calcext:value-type="time">
            <text:p>00:00</text:p>
          </table:table-cell>
          <table:table-cell table:style-name="ce1" table:formula="of:=[.G35]-[.F35]+[.I35]-[.H35]+[.K35]-[.J35]+[.M35]-[.L35]+[.N35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5]-SUM([.Q35:.Z35])-[.N35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6];&quot;jjjj&quot;)" office:value-type="string" office:string-value="lundi" calcext:value-type="string">
            <text:p>lundi</text:p>
          </table:table-cell>
          <table:table-cell table:style-name="ce66" table:formula="of:=[.B35]+1" office:value-type="date" office:date-value="2025-07-28" calcext:value-type="date">
            <text:p>28.07.2025</text:p>
          </table:table-cell>
          <table:table-cell table:style-name="ce1" table:formula="of:=IF(OR(WEEKDAY([.B36])=1;WEEKDAY([.B36])=7);0;[.$A$1])" office:value-type="time" office:time-value="PT08H17M00S" calcext:value-type="time">
            <text:p>08:17</text:p>
          </table:table-cell>
          <table:table-cell table:style-name="ce68" table:formula="of:=IF(NOW()&lt;[.B36];0;[.E36]-[.C36])" office:value-type="time" office:time-value="PT00H00M00S" calcext:value-type="time">
            <text:p>00:00</text:p>
          </table:table-cell>
          <table:table-cell table:style-name="ce1" table:formula="of:=[.G36]-[.F36]+[.I36]-[.H36]+[.K36]-[.J36]+[.M36]-[.L36]+[.N36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6]-SUM([.Q36:.Z36])-[.N36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7];&quot;jjjj&quot;)" office:value-type="string" office:string-value="mardi" calcext:value-type="string">
            <text:p>mardi</text:p>
          </table:table-cell>
          <table:table-cell table:style-name="ce66" table:formula="of:=[.B36]+1" office:value-type="date" office:date-value="2025-07-29" calcext:value-type="date">
            <text:p>29.07.2025</text:p>
          </table:table-cell>
          <table:table-cell table:style-name="ce1" table:formula="of:=IF(OR(WEEKDAY([.B37])=1;WEEKDAY([.B37])=7);0;[.$A$1])" office:value-type="time" office:time-value="PT08H17M00S" calcext:value-type="time">
            <text:p>08:17</text:p>
          </table:table-cell>
          <table:table-cell table:style-name="ce68" table:formula="of:=IF(NOW()&lt;[.B37];0;[.E37]-[.C37])" office:value-type="time" office:time-value="PT00H00M00S" calcext:value-type="time">
            <text:p>00:00</text:p>
          </table:table-cell>
          <table:table-cell table:style-name="ce1" table:formula="of:=[.G37]-[.F37]+[.I37]-[.H37]+[.K37]-[.J37]+[.M37]-[.L37]+[.N37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7]-SUM([.Q37:.Z37])-[.N37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8];&quot;jjjj&quot;)" office:value-type="string" office:string-value="mercredi" calcext:value-type="string">
            <text:p>mercredi</text:p>
          </table:table-cell>
          <table:table-cell table:style-name="ce66" table:formula="of:=[.B37]+1" office:value-type="date" office:date-value="2025-07-30" calcext:value-type="date">
            <text:p>30.07.2025</text:p>
          </table:table-cell>
          <table:table-cell table:style-name="ce1" table:formula="of:=IF(OR(WEEKDAY([.B38])=1;WEEKDAY([.B38])=7);0;[.$A$1])" office:value-type="time" office:time-value="PT08H17M00S" calcext:value-type="time">
            <text:p>08:17</text:p>
          </table:table-cell>
          <table:table-cell table:style-name="ce68" table:formula="of:=IF(NOW()&lt;[.B38];0;[.E38]-[.C38])" office:value-type="time" office:time-value="PT00H00M00S" calcext:value-type="time">
            <text:p>00:00</text:p>
          </table:table-cell>
          <table:table-cell table:style-name="ce1" table:formula="of:=[.G38]-[.F38]+[.I38]-[.H38]+[.K38]-[.J38]+[.M38]-[.L38]+[.N38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8]-SUM([.Q38:.Z38])-[.N38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9];&quot;jjjj&quot;)" office:value-type="string" office:string-value="jeudi" calcext:value-type="string">
            <text:p>jeudi</text:p>
          </table:table-cell>
          <table:table-cell table:style-name="ce66" table:formula="of:=[.B38]+1" office:value-type="date" office:date-value="2025-07-31" calcext:value-type="date">
            <text:p>31.07.2025</text:p>
          </table:table-cell>
          <table:table-cell table:style-name="ce1" table:formula="of:=IF(OR(WEEKDAY([.B39])=1;WEEKDAY([.B39])=7);0;[.$A$1])" office:value-type="time" office:time-value="PT08H17M00S" calcext:value-type="time">
            <text:p>08:17</text:p>
          </table:table-cell>
          <table:table-cell table:style-name="ce68" table:formula="of:=IF(NOW()&lt;[.B39];0;[.E39]-[.C39])" office:value-type="time" office:time-value="PT00H00M00S" calcext:value-type="time">
            <text:p>00:00</text:p>
          </table:table-cell>
          <table:table-cell table:style-name="ce1" table:formula="of:=[.G39]-[.F39]+[.I39]-[.H39]+[.K39]-[.J39]+[.M39]-[.L39]+[.N39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9]-SUM([.Q39:.Z39])-[.N39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1"/>
          <table:table-cell table:style-name="ce69"/>
          <table:table-cell table:number-columns-repeated="1020"/>
        </table:table-row>
        <table:table-row table:style-name="ro2" table:number-rows-repeated="3">
          <table:table-cell table:number-columns-repeated="2"/>
          <table:table-cell table:style-name="ce1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 table:number-rows-repeated="65492">
          <table:table-cell table:number-columns-repeated="2"/>
          <table:table-cell table:style-name="ce1"/>
          <table:table-cell table:number-columns-repeated="1021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oût" table:style-name="ta1" table:print-ranges="août.A1:août.O39">
        <table:table-column table:style-name="co7" table:default-cell-style-name="ce25"/>
        <table:table-column table:style-name="co2" table:default-cell-style-name="ce25"/>
        <table:table-column table:style-name="co3" table:default-cell-style-name="ce25"/>
        <table:table-column table:style-name="co2" table:default-cell-style-name="ce25"/>
        <table:table-column table:style-name="co5" table:default-cell-style-name="ce25"/>
        <table:table-column table:style-name="co23" table:number-columns-repeated="8" table:default-cell-style-name="ce25"/>
        <table:table-column table:style-name="co20" table:number-columns-repeated="2" table:default-cell-style-name="ce25"/>
        <table:table-column table:style-name="co11" table:default-cell-style-name="ce1"/>
        <table:table-column table:style-name="co12" table:number-columns-repeated="10" table:default-cell-style-name="ce1"/>
        <table:table-column table:style-name="co12" table:default-cell-style-name="ce25"/>
        <table:table-column table:style-name="co2" table:number-columns-repeated="229" table:default-cell-style-name="ce25"/>
        <table:table-column table:style-name="co6" table:number-columns-repeated="768" table:default-cell-style-name="ce25"/>
        <table:table-row table:style-name="ro3">
          <table:table-cell table:style-name="ce1" table:formula="of:=[juillet.A1]" office:value-type="time" office:time-value="PT08H17M00S" calcext:value-type="time">
            <text:p>08:17</text:p>
          </table:table-cell>
          <table:table-cell office:value-type="string" calcext:value-type="string">
            <text:p>horaire journalier</text:p>
          </table:table-cell>
          <table:table-cell table:style-name="ce1"/>
          <table:table-cell/>
          <table:table-cell table:style-name="ce35" table:number-columns-repeated="9"/>
          <table:table-cell table:number-columns-repeated="2"/>
          <table:table-cell table:style-name="ce73" office:value-type="string" calcext:value-type="string">
            <text:p>solde</text:p>
          </table:table-cell>
          <table:table-cell table:style-name="ce58" table:formula="of:=[$init.Q1]" office:value-type="string" office:string-value="assurances, org interne, divers" calcext:value-type="string">
            <text:p>assurances, org interne, divers</text:p>
          </table:table-cell>
          <table:table-cell table:style-name="ce58" table:formula="of:=[$init.R1]" office:value-type="string" office:string-value="informatique" calcext:value-type="string">
            <text:p>informatique</text:p>
          </table:table-cell>
          <table:table-cell table:style-name="ce58" table:formula="of:=[$init.S1]" office:value-type="string" office:string-value="of + stock + gestion cmd et plans clients" calcext:value-type="string">
            <text:p>of + stock + gestion cmd et plans clients</text:p>
          </table:table-cell>
          <table:table-cell table:style-name="ce58" table:formula="of:=[$init.T1]" office:value-type="string" office:string-value="offres, facturation, contact client" calcext:value-type="string">
            <text:p>offres, facturation, contact client</text:p>
          </table:table-cell>
          <table:table-cell table:style-name="ce58" table:formula="of:=[$init.U1]" office:value-type="string" office:string-value="rh" calcext:value-type="string">
            <text:p>rh</text:p>
          </table:table-cell>
          <table:table-cell table:style-name="ce58" table:formula="of:=[$init.V1]" office:value-type="string" office:string-value="achats + contact fournisseurs" calcext:value-type="string">
            <text:p>achats + contact fournisseurs</text:p>
          </table:table-cell>
          <table:table-cell table:style-name="ce58" table:formula="of:=[$init.W1]" office:value-type="string" office:string-value="livraisons, délais, contact clients" calcext:value-type="string">
            <text:p>livraisons, délais, contact clients</text:p>
          </table:table-cell>
          <table:table-cell table:style-name="ce58" table:formula="of:=[$init.X1]" office:value-type="string" office:string-value="qualité" calcext:value-type="string">
            <text:p>qualité</text:p>
          </table:table-cell>
          <table:table-cell table:style-name="ce58" table:formula="of:=[$init.Y1]" office:value-type="string" office:string-value="compta" calcext:value-type="string">
            <text:p>compta</text:p>
          </table:table-cell>
          <table:table-cell table:style-name="ce58" table:formula="of:=[$init.Z1]" office:value-type="string" office:string-value="autre" calcext:value-type="string">
            <text:p>autre</text:p>
          </table:table-cell>
          <table:table-cell table:style-name="ce58" table:formula="of:=[$init.AA1]" office:value-type="string" office:string-value="remarque" calcext:value-type="string">
            <text:p>remarque</text:p>
          </table:table-cell>
          <table:table-cell table:number-columns-repeated="997"/>
        </table:table-row>
        <table:table-row table:style-name="ro2">
          <table:table-cell table:style-name="ce62" table:formula="of:=[juillet.A2]-[.N8]" office:value-type="float" office:value="25" calcext:value-type="float">
            <text:p>25.0</text:p>
          </table:table-cell>
          <table:table-cell office:value-type="string" calcext:value-type="string">
            <text:p>solde vacances</text:p>
          </table:table-cell>
          <table:table-cell table:style-name="ce1"/>
          <table:table-cell/>
          <table:table-cell table:style-name="ce35" table:number-columns-repeated="9"/>
          <table:table-cell table:number-columns-repeated="1011"/>
        </table:table-row>
        <table:table-row table:style-name="ro2">
          <table:table-cell table:style-name="ce39" office:value-type="time" office:time-value="PT00H00M00S" calcext:value-type="time">
            <text:p>00:00</text:p>
          </table:table-cell>
          <table:table-cell table:style-name="ce36" office:value-type="string" calcext:value-type="string">
            <text:p>nb heures payées</text:p>
          </table:table-cell>
          <table:table-cell table:style-name="ce1"/>
          <table:table-cell/>
          <table:table-cell table:style-name="ce35" table:number-columns-repeated="9"/>
          <table:table-cell table:number-columns-repeated="1011"/>
        </table:table-row>
        <table:table-row table:style-name="ro2">
          <table:table-cell table:style-name="ce39" table:formula="of:=[juillet.A4]-[.A3]+[.D8]" office:value-type="time" office:time-value="PT41H41M00S" calcext:value-type="time">
            <text:p>41:41</text:p>
          </table:table-cell>
          <table:table-cell table:style-name="ce36" office:value-type="string" calcext:value-type="string">
            <text:p>solde balance</text:p>
          </table:table-cell>
          <table:table-cell table:style-name="ce1"/>
          <table:table-cell/>
          <table:table-cell table:style-name="ce35" table:number-columns-repeated="9"/>
          <table:table-cell table:number-columns-repeated="1011"/>
        </table:table-row>
        <table:table-row table:style-name="ro2" table:number-rows-repeated="2">
          <table:table-cell table:number-columns-repeated="2"/>
          <table:table-cell table:style-name="ce1"/>
          <table:table-cell/>
          <table:table-cell table:style-name="ce35" table:number-columns-repeated="9"/>
          <table:table-cell table:number-columns-repeated="1011"/>
        </table:table-row>
        <table:table-row table:style-name="ro2">
          <table:table-cell table:number-columns-repeated="2"/>
          <table:table-cell table:style-name="ce1" office:value-type="string" calcext:value-type="string">
            <text:p>Temps théorique</text:p>
          </table:table-cell>
          <table:table-cell office:value-type="string" calcext:value-type="string">
            <text:p>Balance</text:p>
          </table:table-cell>
          <table:table-cell table:style-name="ce35" office:value-type="string" calcext:value-type="string">
            <text:p>Solde</text:p>
          </table:table-cell>
          <table:table-cell table:style-name="ce35" office:value-type="string" calcext:value-type="string">
            <text:p>Entrée</text:p>
          </table:table-cell>
          <table:table-cell table:style-name="ce35" office:value-type="string" calcext:value-type="string">
            <text:p>Sortie</text:p>
          </table:table-cell>
          <table:table-cell table:style-name="ce47" office:value-type="string" calcext:value-type="string">
            <text:p>Entrée</text:p>
          </table:table-cell>
          <table:table-cell table:style-name="ce35" office:value-type="string" calcext:value-type="string">
            <text:p>Sortie</text:p>
          </table:table-cell>
          <table:table-cell table:style-name="ce35" office:value-type="string" calcext:value-type="string">
            <text:p>Entrée</text:p>
          </table:table-cell>
          <table:table-cell table:style-name="ce35" office:value-type="string" calcext:value-type="string">
            <text:p>Sortie</text:p>
          </table:table-cell>
          <table:table-cell table:style-name="ce35" office:value-type="string" calcext:value-type="string">
            <text:p>Entrée</text:p>
          </table:table-cell>
          <table:table-cell table:style-name="ce35" office:value-type="string" calcext:value-type="string">
            <text:p>Sortie</text:p>
          </table:table-cell>
          <table:table-cell table:style-name="ce26" office:value-type="string" calcext:value-type="string">
            <text:p>Vacances</text:p>
          </table:table-cell>
          <table:table-cell table:style-name="ce72" office:value-type="string" calcext:value-type="string">
            <text:p>Remarque</text:p>
          </table:table-cell>
          <table:table-cell table:number-columns-repeated="2"/>
          <table:table-cell table:style-name="ce63"/>
          <table:table-cell table:number-columns-repeated="1006"/>
        </table:table-row>
        <table:table-row table:style-name="ro2">
          <table:table-cell table:style-name="ce64" office:value-type="string" calcext:value-type="string">
            <text:p>total</text:p>
          </table:table-cell>
          <table:table-cell table:style-name="ce65"/>
          <table:table-cell table:style-name="ce67"/>
          <table:table-cell table:style-name="ce63" table:formula="of:=SUM([.D9:.D39])" office:value-type="time" office:time-value="PT00H00M00S" calcext:value-type="time">
            <text:p>00:00</text:p>
          </table:table-cell>
          <table:table-cell table:style-name="ce70" table:number-columns-repeated="9"/>
          <table:table-cell table:style-name="ce62" table:formula="of:=SUM([.N9:.N39])" office:value-type="float" office:value="0" calcext:value-type="float">
            <text:p>0.0</text:p>
          </table:table-cell>
          <table:table-cell table:style-name="ce65"/>
          <table:table-cell/>
          <table:table-cell table:style-name="ce63" table:formula="of:=SUM([.Q9:.Q39])" office:value-type="time" office:time-value="PT00H00M00S" calcext:value-type="time">
            <text:p>00:00</text:p>
          </table:table-cell>
          <table:table-cell table:style-name="ce63" table:formula="of:=SUM([.R9:.R39])" office:value-type="time" office:time-value="PT00H00M00S" calcext:value-type="time">
            <text:p>00:00</text:p>
          </table:table-cell>
          <table:table-cell table:style-name="ce63" table:formula="of:=SUM([.S9:.S39])" office:value-type="time" office:time-value="PT00H00M00S" calcext:value-type="time">
            <text:p>00:00</text:p>
          </table:table-cell>
          <table:table-cell table:style-name="ce63" table:formula="of:=SUM([.T9:.T39])" office:value-type="time" office:time-value="PT00H00M00S" calcext:value-type="time">
            <text:p>00:00</text:p>
          </table:table-cell>
          <table:table-cell table:style-name="ce63" table:formula="of:=SUM([.U9:.U39])" office:value-type="time" office:time-value="PT00H00M00S" calcext:value-type="time">
            <text:p>00:00</text:p>
          </table:table-cell>
          <table:table-cell table:style-name="ce63" table:formula="of:=SUM([.V9:.V39])" office:value-type="time" office:time-value="PT00H00M00S" calcext:value-type="time">
            <text:p>00:00</text:p>
          </table:table-cell>
          <table:table-cell table:style-name="ce63" table:formula="of:=SUM([.W9:.W39])" office:value-type="time" office:time-value="PT00H00M00S" calcext:value-type="time">
            <text:p>00:00</text:p>
          </table:table-cell>
          <table:table-cell table:style-name="ce63" table:formula="of:=SUM([.X9:.X39])" office:value-type="time" office:time-value="PT00H00M00S" calcext:value-type="time">
            <text:p>00:00</text:p>
          </table:table-cell>
          <table:table-cell table:style-name="ce63" table:formula="of:=SUM([.Y9:.Y39])" office:value-type="time" office:time-value="PT00H00M00S" calcext:value-type="time">
            <text:p>00:00</text:p>
          </table:table-cell>
          <table:table-cell table:style-name="ce63" table:formula="of:=SUM([.Z9:.Z39])" office:value-type="time" office:time-value="PT00H00M00S" calcext:value-type="time">
            <text:p>00:00</text:p>
          </table:table-cell>
          <table:table-cell table:style-name="ce65" table:number-columns-repeated="230"/>
          <table:table-cell table:number-columns-repeated="768"/>
        </table:table-row>
        <table:table-row table:style-name="ro2">
          <table:table-cell table:style-name="ce41" table:formula="of:=TEXT([.B9];&quot;jjjj&quot;)" office:value-type="string" office:string-value="vendredi" calcext:value-type="string">
            <text:p>vendredi</text:p>
          </table:table-cell>
          <table:table-cell table:style-name="ce66" table:formula="of:=EDATE([juillet.B9];1)" office:value-type="date" office:date-value="2025-08-01" calcext:value-type="date">
            <text:p>01.08.2025</text:p>
          </table:table-cell>
          <table:table-cell table:style-name="ce1" table:formula="of:=IF(OR(WEEKDAY([.B9])=1;WEEKDAY([.B9])=7);0;[.$A$1])" office:value-type="time" office:time-value="PT08H17M00S" calcext:value-type="time">
            <text:p>08:17</text:p>
          </table:table-cell>
          <table:table-cell table:style-name="ce68" table:formula="of:=IF(NOW()&lt;[.B9];0;[.E9]-[.C9])" office:value-type="time" office:time-value="PT00H00M00S" calcext:value-type="time">
            <text:p>00:00</text:p>
          </table:table-cell>
          <table:table-cell table:style-name="ce1" table:formula="of:=[.G9]-[.F9]+[.I9]-[.H9]+[.K9]-[.J9]+[.M9]-[.L9]+[.N9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9]-SUM([.Q9:.Z9])-[.N9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0];&quot;jjjj&quot;)" office:value-type="string" office:string-value="samedi" calcext:value-type="string">
            <text:p>samedi</text:p>
          </table:table-cell>
          <table:table-cell table:style-name="ce66" table:formula="of:=[.B9]+1" office:value-type="date" office:date-value="2025-08-02" calcext:value-type="date">
            <text:p>02.08.2025</text:p>
          </table:table-cell>
          <table:table-cell table:style-name="ce1" table:formula="of:=IF(OR(WEEKDAY([.B10])=1;WEEKDAY([.B10])=7);0;[.$A$1])" office:value-type="time" office:time-value="PT00H00M00S" calcext:value-type="time">
            <text:p>00:00</text:p>
          </table:table-cell>
          <table:table-cell table:style-name="ce68" table:formula="of:=IF(NOW()&lt;[.B10];0;[.E10]-[.C10])" office:value-type="time" office:time-value="PT00H00M00S" calcext:value-type="time">
            <text:p>00:00</text:p>
          </table:table-cell>
          <table:table-cell table:style-name="ce1" table:formula="of:=[.G10]-[.F10]+[.I10]-[.H10]+[.K10]-[.J10]+[.M10]-[.L10]+[.N10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0]-SUM([.Q10:.Z10])-[.N10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1];&quot;jjjj&quot;)" office:value-type="string" office:string-value="dimanche" calcext:value-type="string">
            <text:p>dimanche</text:p>
          </table:table-cell>
          <table:table-cell table:style-name="ce66" table:formula="of:=[.B10]+1" office:value-type="date" office:date-value="2025-08-03" calcext:value-type="date">
            <text:p>03.08.2025</text:p>
          </table:table-cell>
          <table:table-cell table:style-name="ce1" table:formula="of:=IF(OR(WEEKDAY([.B11])=1;WEEKDAY([.B11])=7);0;[.$A$1])" office:value-type="time" office:time-value="PT00H00M00S" calcext:value-type="time">
            <text:p>00:00</text:p>
          </table:table-cell>
          <table:table-cell table:style-name="ce68" table:formula="of:=IF(NOW()&lt;[.B11];0;[.E11]-[.C11])" office:value-type="time" office:time-value="PT00H00M00S" calcext:value-type="time">
            <text:p>00:00</text:p>
          </table:table-cell>
          <table:table-cell table:style-name="ce1" table:formula="of:=[.G11]-[.F11]+[.I11]-[.H11]+[.K11]-[.J11]+[.M11]-[.L11]+[.N11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1]-SUM([.Q11:.Z11])-[.N11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2];&quot;jjjj&quot;)" office:value-type="string" office:string-value="lundi" calcext:value-type="string">
            <text:p>lundi</text:p>
          </table:table-cell>
          <table:table-cell table:style-name="ce66" table:formula="of:=[.B11]+1" office:value-type="date" office:date-value="2025-08-04" calcext:value-type="date">
            <text:p>04.08.2025</text:p>
          </table:table-cell>
          <table:table-cell table:style-name="ce1" table:formula="of:=IF(OR(WEEKDAY([.B12])=1;WEEKDAY([.B12])=7);0;[.$A$1])" office:value-type="time" office:time-value="PT08H17M00S" calcext:value-type="time">
            <text:p>08:17</text:p>
          </table:table-cell>
          <table:table-cell table:style-name="ce68" table:formula="of:=IF(NOW()&lt;[.B12];0;[.E12]-[.C12])" office:value-type="time" office:time-value="PT00H00M00S" calcext:value-type="time">
            <text:p>00:00</text:p>
          </table:table-cell>
          <table:table-cell table:style-name="ce1" table:formula="of:=[.G12]-[.F12]+[.I12]-[.H12]+[.K12]-[.J12]+[.M12]-[.L12]+[.N12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2]-SUM([.Q12:.Z12])-[.N12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3];&quot;jjjj&quot;)" office:value-type="string" office:string-value="mardi" calcext:value-type="string">
            <text:p>mardi</text:p>
          </table:table-cell>
          <table:table-cell table:style-name="ce66" table:formula="of:=[.B12]+1" office:value-type="date" office:date-value="2025-08-05" calcext:value-type="date">
            <text:p>05.08.2025</text:p>
          </table:table-cell>
          <table:table-cell table:style-name="ce1" table:formula="of:=IF(OR(WEEKDAY([.B13])=1;WEEKDAY([.B13])=7);0;[.$A$1])" office:value-type="time" office:time-value="PT08H17M00S" calcext:value-type="time">
            <text:p>08:17</text:p>
          </table:table-cell>
          <table:table-cell table:style-name="ce68" table:formula="of:=IF(NOW()&lt;[.B13];0;[.E13]-[.C13])" office:value-type="time" office:time-value="PT00H00M00S" calcext:value-type="time">
            <text:p>00:00</text:p>
          </table:table-cell>
          <table:table-cell table:style-name="ce1" table:formula="of:=[.G13]-[.F13]+[.I13]-[.H13]+[.K13]-[.J13]+[.M13]-[.L13]+[.N13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3]-SUM([.Q13:.Z13])-[.N13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4];&quot;jjjj&quot;)" office:value-type="string" office:string-value="mercredi" calcext:value-type="string">
            <text:p>mercredi</text:p>
          </table:table-cell>
          <table:table-cell table:style-name="ce66" table:formula="of:=[.B13]+1" office:value-type="date" office:date-value="2025-08-06" calcext:value-type="date">
            <text:p>06.08.2025</text:p>
          </table:table-cell>
          <table:table-cell table:style-name="ce1" table:formula="of:=IF(OR(WEEKDAY([.B14])=1;WEEKDAY([.B14])=7);0;[.$A$1])" office:value-type="time" office:time-value="PT08H17M00S" calcext:value-type="time">
            <text:p>08:17</text:p>
          </table:table-cell>
          <table:table-cell table:style-name="ce68" table:formula="of:=IF(NOW()&lt;[.B14];0;[.E14]-[.C14])" office:value-type="time" office:time-value="PT00H00M00S" calcext:value-type="time">
            <text:p>00:00</text:p>
          </table:table-cell>
          <table:table-cell table:style-name="ce1" table:formula="of:=[.G14]-[.F14]+[.I14]-[.H14]+[.K14]-[.J14]+[.M14]-[.L14]+[.N14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4]-SUM([.Q14:.Z14])-[.N14]*[.$A$1]" office:value-type="time" office:time-value="PT00H00M00S" calcext:value-type="time">
            <text:p>00:00</text:p>
          </table:table-cell>
          <table:table-cell table:number-columns-repeated="10"/>
          <table:table-cell table:style-name="ce75"/>
          <table:table-cell table:number-columns-repeated="997"/>
        </table:table-row>
        <table:table-row table:style-name="ro2">
          <table:table-cell table:style-name="ce41" table:formula="of:=TEXT([.B15];&quot;jjjj&quot;)" office:value-type="string" office:string-value="jeudi" calcext:value-type="string">
            <text:p>jeudi</text:p>
          </table:table-cell>
          <table:table-cell table:style-name="ce66" table:formula="of:=[.B14]+1" office:value-type="date" office:date-value="2025-08-07" calcext:value-type="date">
            <text:p>07.08.2025</text:p>
          </table:table-cell>
          <table:table-cell table:style-name="ce1" table:formula="of:=IF(OR(WEEKDAY([.B15])=1;WEEKDAY([.B15])=7);0;[.$A$1])" office:value-type="time" office:time-value="PT08H17M00S" calcext:value-type="time">
            <text:p>08:17</text:p>
          </table:table-cell>
          <table:table-cell table:style-name="ce68" table:formula="of:=IF(NOW()&lt;[.B15];0;[.E15]-[.C15])" office:value-type="time" office:time-value="PT00H00M00S" calcext:value-type="time">
            <text:p>00:00</text:p>
          </table:table-cell>
          <table:table-cell table:style-name="ce1" table:formula="of:=[.G15]-[.F15]+[.I15]-[.H15]+[.K15]-[.J15]+[.M15]-[.L15]+[.N15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5]-SUM([.Q15:.Z15])-[.N15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6];&quot;jjjj&quot;)" office:value-type="string" office:string-value="vendredi" calcext:value-type="string">
            <text:p>vendredi</text:p>
          </table:table-cell>
          <table:table-cell table:style-name="ce66" table:formula="of:=[.B15]+1" office:value-type="date" office:date-value="2025-08-08" calcext:value-type="date">
            <text:p>08.08.2025</text:p>
          </table:table-cell>
          <table:table-cell table:style-name="ce1" table:formula="of:=IF(OR(WEEKDAY([.B16])=1;WEEKDAY([.B16])=7);0;[.$A$1])" office:value-type="time" office:time-value="PT08H17M00S" calcext:value-type="time">
            <text:p>08:17</text:p>
          </table:table-cell>
          <table:table-cell table:style-name="ce68" table:formula="of:=IF(NOW()&lt;[.B16];0;[.E16]-[.C16])" office:value-type="time" office:time-value="PT00H00M00S" calcext:value-type="time">
            <text:p>00:00</text:p>
          </table:table-cell>
          <table:table-cell table:style-name="ce1" table:formula="of:=[.G16]-[.F16]+[.I16]-[.H16]+[.K16]-[.J16]+[.M16]-[.L16]+[.N16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6]-SUM([.Q16:.Z16])-[.N16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7];&quot;jjjj&quot;)" office:value-type="string" office:string-value="samedi" calcext:value-type="string">
            <text:p>samedi</text:p>
          </table:table-cell>
          <table:table-cell table:style-name="ce66" table:formula="of:=[.B16]+1" office:value-type="date" office:date-value="2025-08-09" calcext:value-type="date">
            <text:p>09.08.2025</text:p>
          </table:table-cell>
          <table:table-cell table:style-name="ce1" table:formula="of:=IF(OR(WEEKDAY([.B17])=1;WEEKDAY([.B17])=7);0;[.$A$1])" office:value-type="time" office:time-value="PT00H00M00S" calcext:value-type="time">
            <text:p>00:00</text:p>
          </table:table-cell>
          <table:table-cell table:style-name="ce68" table:formula="of:=IF(NOW()&lt;[.B17];0;[.E17]-[.C17])" office:value-type="time" office:time-value="PT00H00M00S" calcext:value-type="time">
            <text:p>00:00</text:p>
          </table:table-cell>
          <table:table-cell table:style-name="ce1" table:formula="of:=[.G17]-[.F17]+[.I17]-[.H17]+[.K17]-[.J17]+[.M17]-[.L17]+[.N17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7]-SUM([.Q17:.Z17])-[.N17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8];&quot;jjjj&quot;)" office:value-type="string" office:string-value="dimanche" calcext:value-type="string">
            <text:p>dimanche</text:p>
          </table:table-cell>
          <table:table-cell table:style-name="ce66" table:formula="of:=[.B17]+1" office:value-type="date" office:date-value="2025-08-10" calcext:value-type="date">
            <text:p>10.08.2025</text:p>
          </table:table-cell>
          <table:table-cell table:style-name="ce1" table:formula="of:=IF(OR(WEEKDAY([.B18])=1;WEEKDAY([.B18])=7);0;[.$A$1])" office:value-type="time" office:time-value="PT00H00M00S" calcext:value-type="time">
            <text:p>00:00</text:p>
          </table:table-cell>
          <table:table-cell table:style-name="ce68" table:formula="of:=IF(NOW()&lt;[.B18];0;[.E18]-[.C18])" office:value-type="time" office:time-value="PT00H00M00S" calcext:value-type="time">
            <text:p>00:00</text:p>
          </table:table-cell>
          <table:table-cell table:style-name="ce1" table:formula="of:=[.G18]-[.F18]+[.I18]-[.H18]+[.K18]-[.J18]+[.M18]-[.L18]+[.N18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8]-SUM([.Q18:.Z18])-[.N18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9];&quot;jjjj&quot;)" office:value-type="string" office:string-value="lundi" calcext:value-type="string">
            <text:p>lundi</text:p>
          </table:table-cell>
          <table:table-cell table:style-name="ce66" table:formula="of:=[.B18]+1" office:value-type="date" office:date-value="2025-08-11" calcext:value-type="date">
            <text:p>11.08.2025</text:p>
          </table:table-cell>
          <table:table-cell table:style-name="ce1" table:formula="of:=IF(OR(WEEKDAY([.B19])=1;WEEKDAY([.B19])=7);0;[.$A$1])" office:value-type="time" office:time-value="PT08H17M00S" calcext:value-type="time">
            <text:p>08:17</text:p>
          </table:table-cell>
          <table:table-cell table:style-name="ce68" table:formula="of:=IF(NOW()&lt;[.B19];0;[.E19]-[.C19])" office:value-type="time" office:time-value="PT00H00M00S" calcext:value-type="time">
            <text:p>00:00</text:p>
          </table:table-cell>
          <table:table-cell table:style-name="ce1" table:formula="of:=[.G19]-[.F19]+[.I19]-[.H19]+[.K19]-[.J19]+[.M19]-[.L19]+[.N19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9]-SUM([.Q19:.Z19])-[.N19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0];&quot;jjjj&quot;)" office:value-type="string" office:string-value="mardi" calcext:value-type="string">
            <text:p>mardi</text:p>
          </table:table-cell>
          <table:table-cell table:style-name="ce66" table:formula="of:=[.B19]+1" office:value-type="date" office:date-value="2025-08-12" calcext:value-type="date">
            <text:p>12.08.2025</text:p>
          </table:table-cell>
          <table:table-cell table:style-name="ce1" table:formula="of:=IF(OR(WEEKDAY([.B20])=1;WEEKDAY([.B20])=7);0;[.$A$1])" office:value-type="time" office:time-value="PT08H17M00S" calcext:value-type="time">
            <text:p>08:17</text:p>
          </table:table-cell>
          <table:table-cell table:style-name="ce68" table:formula="of:=IF(NOW()&lt;[.B20];0;[.E20]-[.C20])" office:value-type="time" office:time-value="PT00H00M00S" calcext:value-type="time">
            <text:p>00:00</text:p>
          </table:table-cell>
          <table:table-cell table:style-name="ce1" table:formula="of:=[.G20]-[.F20]+[.I20]-[.H20]+[.K20]-[.J20]+[.M20]-[.L20]+[.N20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0]-SUM([.Q20:.Z20])-[.N20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1];&quot;jjjj&quot;)" office:value-type="string" office:string-value="mercredi" calcext:value-type="string">
            <text:p>mercredi</text:p>
          </table:table-cell>
          <table:table-cell table:style-name="ce66" table:formula="of:=[.B20]+1" office:value-type="date" office:date-value="2025-08-13" calcext:value-type="date">
            <text:p>13.08.2025</text:p>
          </table:table-cell>
          <table:table-cell table:style-name="ce1" table:formula="of:=IF(OR(WEEKDAY([.B21])=1;WEEKDAY([.B21])=7);0;[.$A$1])" office:value-type="time" office:time-value="PT08H17M00S" calcext:value-type="time">
            <text:p>08:17</text:p>
          </table:table-cell>
          <table:table-cell table:style-name="ce68" table:formula="of:=IF(NOW()&lt;[.B21];0;[.E21]-[.C21])" office:value-type="time" office:time-value="PT00H00M00S" calcext:value-type="time">
            <text:p>00:00</text:p>
          </table:table-cell>
          <table:table-cell table:style-name="ce1" table:formula="of:=[.G21]-[.F21]+[.I21]-[.H21]+[.K21]-[.J21]+[.M21]-[.L21]+[.N21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1]-SUM([.Q21:.Z21])-[.N21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2];&quot;jjjj&quot;)" office:value-type="string" office:string-value="jeudi" calcext:value-type="string">
            <text:p>jeudi</text:p>
          </table:table-cell>
          <table:table-cell table:style-name="ce66" table:formula="of:=[.B21]+1" office:value-type="date" office:date-value="2025-08-14" calcext:value-type="date">
            <text:p>14.08.2025</text:p>
          </table:table-cell>
          <table:table-cell table:style-name="ce1" table:formula="of:=IF(OR(WEEKDAY([.B22])=1;WEEKDAY([.B22])=7);0;[.$A$1])" office:value-type="time" office:time-value="PT08H17M00S" calcext:value-type="time">
            <text:p>08:17</text:p>
          </table:table-cell>
          <table:table-cell table:style-name="ce68" table:formula="of:=IF(NOW()&lt;[.B22];0;[.E22]-[.C22])" office:value-type="time" office:time-value="PT00H00M00S" calcext:value-type="time">
            <text:p>00:00</text:p>
          </table:table-cell>
          <table:table-cell table:style-name="ce1" table:formula="of:=[.G22]-[.F22]+[.I22]-[.H22]+[.K22]-[.J22]+[.M22]-[.L22]+[.N22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2]-SUM([.Q22:.Z22])-[.N22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3];&quot;jjjj&quot;)" office:value-type="string" office:string-value="vendredi" calcext:value-type="string">
            <text:p>vendredi</text:p>
          </table:table-cell>
          <table:table-cell table:style-name="ce66" table:formula="of:=[.B22]+1" office:value-type="date" office:date-value="2025-08-15" calcext:value-type="date">
            <text:p>15.08.2025</text:p>
          </table:table-cell>
          <table:table-cell table:style-name="ce1" table:formula="of:=IF(OR(WEEKDAY([.B23])=1;WEEKDAY([.B23])=7);0;[.$A$1])" office:value-type="time" office:time-value="PT08H17M00S" calcext:value-type="time">
            <text:p>08:17</text:p>
          </table:table-cell>
          <table:table-cell table:style-name="ce68" table:formula="of:=IF(NOW()&lt;[.B23];0;[.E23]-[.C23])" office:value-type="time" office:time-value="PT00H00M00S" calcext:value-type="time">
            <text:p>00:00</text:p>
          </table:table-cell>
          <table:table-cell table:style-name="ce1" table:formula="of:=[.G23]-[.F23]+[.I23]-[.H23]+[.K23]-[.J23]+[.M23]-[.L23]+[.N23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3]-SUM([.Q23:.Z23])-[.N23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4];&quot;jjjj&quot;)" office:value-type="string" office:string-value="samedi" calcext:value-type="string">
            <text:p>samedi</text:p>
          </table:table-cell>
          <table:table-cell table:style-name="ce66" table:formula="of:=[.B23]+1" office:value-type="date" office:date-value="2025-08-16" calcext:value-type="date">
            <text:p>16.08.2025</text:p>
          </table:table-cell>
          <table:table-cell table:style-name="ce1" table:formula="of:=IF(OR(WEEKDAY([.B24])=1;WEEKDAY([.B24])=7);0;[.$A$1])" office:value-type="time" office:time-value="PT00H00M00S" calcext:value-type="time">
            <text:p>00:00</text:p>
          </table:table-cell>
          <table:table-cell table:style-name="ce68" table:formula="of:=IF(NOW()&lt;[.B24];0;[.E24]-[.C24])" office:value-type="time" office:time-value="PT00H00M00S" calcext:value-type="time">
            <text:p>00:00</text:p>
          </table:table-cell>
          <table:table-cell table:style-name="ce1" table:formula="of:=[.G24]-[.F24]+[.I24]-[.H24]+[.K24]-[.J24]+[.M24]-[.L24]+[.N24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4]-SUM([.Q24:.Z24])-[.N24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5];&quot;jjjj&quot;)" office:value-type="string" office:string-value="dimanche" calcext:value-type="string">
            <text:p>dimanche</text:p>
          </table:table-cell>
          <table:table-cell table:style-name="ce66" table:formula="of:=[.B24]+1" office:value-type="date" office:date-value="2025-08-17" calcext:value-type="date">
            <text:p>17.08.2025</text:p>
          </table:table-cell>
          <table:table-cell table:style-name="ce1" table:formula="of:=IF(OR(WEEKDAY([.B25])=1;WEEKDAY([.B25])=7);0;[.$A$1])" office:value-type="time" office:time-value="PT00H00M00S" calcext:value-type="time">
            <text:p>00:00</text:p>
          </table:table-cell>
          <table:table-cell table:style-name="ce68" table:formula="of:=IF(NOW()&lt;[.B25];0;[.E25]-[.C25])" office:value-type="time" office:time-value="PT00H00M00S" calcext:value-type="time">
            <text:p>00:00</text:p>
          </table:table-cell>
          <table:table-cell table:style-name="ce1" table:formula="of:=[.G25]-[.F25]+[.I25]-[.H25]+[.K25]-[.J25]+[.M25]-[.L25]+[.N25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5]-SUM([.Q25:.Z25])-[.N25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6];&quot;jjjj&quot;)" office:value-type="string" office:string-value="lundi" calcext:value-type="string">
            <text:p>lundi</text:p>
          </table:table-cell>
          <table:table-cell table:style-name="ce66" table:formula="of:=[.B25]+1" office:value-type="date" office:date-value="2025-08-18" calcext:value-type="date">
            <text:p>18.08.2025</text:p>
          </table:table-cell>
          <table:table-cell table:style-name="ce1" table:formula="of:=IF(OR(WEEKDAY([.B26])=1;WEEKDAY([.B26])=7);0;[.$A$1])" office:value-type="time" office:time-value="PT08H17M00S" calcext:value-type="time">
            <text:p>08:17</text:p>
          </table:table-cell>
          <table:table-cell table:style-name="ce68" table:formula="of:=IF(NOW()&lt;[.B26];0;[.E26]-[.C26])" office:value-type="time" office:time-value="PT00H00M00S" calcext:value-type="time">
            <text:p>00:00</text:p>
          </table:table-cell>
          <table:table-cell table:style-name="ce1" table:formula="of:=[.G26]-[.F26]+[.I26]-[.H26]+[.K26]-[.J26]+[.M26]-[.L26]+[.N26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6]-SUM([.Q26:.Z26])-[.N26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7];&quot;jjjj&quot;)" office:value-type="string" office:string-value="mardi" calcext:value-type="string">
            <text:p>mardi</text:p>
          </table:table-cell>
          <table:table-cell table:style-name="ce66" table:formula="of:=[.B26]+1" office:value-type="date" office:date-value="2025-08-19" calcext:value-type="date">
            <text:p>19.08.2025</text:p>
          </table:table-cell>
          <table:table-cell table:style-name="ce1" table:formula="of:=IF(OR(WEEKDAY([.B27])=1;WEEKDAY([.B27])=7);0;[.$A$1])" office:value-type="time" office:time-value="PT08H17M00S" calcext:value-type="time">
            <text:p>08:17</text:p>
          </table:table-cell>
          <table:table-cell table:style-name="ce68" table:formula="of:=IF(NOW()&lt;[.B27];0;[.E27]-[.C27])" office:value-type="time" office:time-value="PT00H00M00S" calcext:value-type="time">
            <text:p>00:00</text:p>
          </table:table-cell>
          <table:table-cell table:style-name="ce1" table:formula="of:=[.G27]-[.F27]+[.I27]-[.H27]+[.K27]-[.J27]+[.M27]-[.L27]+[.N27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7]-SUM([.Q27:.Z27])-[.N27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8];&quot;jjjj&quot;)" office:value-type="string" office:string-value="mercredi" calcext:value-type="string">
            <text:p>mercredi</text:p>
          </table:table-cell>
          <table:table-cell table:style-name="ce66" table:formula="of:=[.B27]+1" office:value-type="date" office:date-value="2025-08-20" calcext:value-type="date">
            <text:p>20.08.2025</text:p>
          </table:table-cell>
          <table:table-cell table:style-name="ce1" table:formula="of:=IF(OR(WEEKDAY([.B28])=1;WEEKDAY([.B28])=7);0;[.$A$1])" office:value-type="time" office:time-value="PT08H17M00S" calcext:value-type="time">
            <text:p>08:17</text:p>
          </table:table-cell>
          <table:table-cell table:style-name="ce68" table:formula="of:=IF(NOW()&lt;[.B28];0;[.E28]-[.C28])" office:value-type="time" office:time-value="PT00H00M00S" calcext:value-type="time">
            <text:p>00:00</text:p>
          </table:table-cell>
          <table:table-cell table:style-name="ce1" table:formula="of:=[.G28]-[.F28]+[.I28]-[.H28]+[.K28]-[.J28]+[.M28]-[.L28]+[.N28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8]-SUM([.Q28:.Z28])-[.N28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9];&quot;jjjj&quot;)" office:value-type="string" office:string-value="jeudi" calcext:value-type="string">
            <text:p>jeudi</text:p>
          </table:table-cell>
          <table:table-cell table:style-name="ce66" table:formula="of:=[.B28]+1" office:value-type="date" office:date-value="2025-08-21" calcext:value-type="date">
            <text:p>21.08.2025</text:p>
          </table:table-cell>
          <table:table-cell table:style-name="ce1" table:formula="of:=IF(OR(WEEKDAY([.B29])=1;WEEKDAY([.B29])=7);0;[.$A$1])" office:value-type="time" office:time-value="PT08H17M00S" calcext:value-type="time">
            <text:p>08:17</text:p>
          </table:table-cell>
          <table:table-cell table:style-name="ce68" table:formula="of:=IF(NOW()&lt;[.B29];0;[.E29]-[.C29])" office:value-type="time" office:time-value="PT00H00M00S" calcext:value-type="time">
            <text:p>00:00</text:p>
          </table:table-cell>
          <table:table-cell table:style-name="ce1" table:formula="of:=[.G29]-[.F29]+[.I29]-[.H29]+[.K29]-[.J29]+[.M29]-[.L29]+[.N29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9]-SUM([.Q29:.Z29])-[.N29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0];&quot;jjjj&quot;)" office:value-type="string" office:string-value="vendredi" calcext:value-type="string">
            <text:p>vendredi</text:p>
          </table:table-cell>
          <table:table-cell table:style-name="ce66" table:formula="of:=[.B29]+1" office:value-type="date" office:date-value="2025-08-22" calcext:value-type="date">
            <text:p>22.08.2025</text:p>
          </table:table-cell>
          <table:table-cell table:style-name="ce1" table:formula="of:=IF(OR(WEEKDAY([.B30])=1;WEEKDAY([.B30])=7);0;[.$A$1])" office:value-type="time" office:time-value="PT08H17M00S" calcext:value-type="time">
            <text:p>08:17</text:p>
          </table:table-cell>
          <table:table-cell table:style-name="ce68" table:formula="of:=IF(NOW()&lt;[.B30];0;[.E30]-[.C30])" office:value-type="time" office:time-value="PT00H00M00S" calcext:value-type="time">
            <text:p>00:00</text:p>
          </table:table-cell>
          <table:table-cell table:style-name="ce1" table:formula="of:=[.G30]-[.F30]+[.I30]-[.H30]+[.K30]-[.J30]+[.M30]-[.L30]+[.N30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0]-SUM([.Q30:.Z30])-[.N30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1];&quot;jjjj&quot;)" office:value-type="string" office:string-value="samedi" calcext:value-type="string">
            <text:p>samedi</text:p>
          </table:table-cell>
          <table:table-cell table:style-name="ce66" table:formula="of:=[.B30]+1" office:value-type="date" office:date-value="2025-08-23" calcext:value-type="date">
            <text:p>23.08.2025</text:p>
          </table:table-cell>
          <table:table-cell table:style-name="ce1" table:formula="of:=IF(OR(WEEKDAY([.B31])=1;WEEKDAY([.B31])=7);0;[.$A$1])" office:value-type="time" office:time-value="PT00H00M00S" calcext:value-type="time">
            <text:p>00:00</text:p>
          </table:table-cell>
          <table:table-cell table:style-name="ce68" table:formula="of:=IF(NOW()&lt;[.B31];0;[.E31]-[.C31])" office:value-type="time" office:time-value="PT00H00M00S" calcext:value-type="time">
            <text:p>00:00</text:p>
          </table:table-cell>
          <table:table-cell table:style-name="ce1" table:formula="of:=[.G31]-[.F31]+[.I31]-[.H31]+[.K31]-[.J31]+[.M31]-[.L31]+[.N31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1]-SUM([.Q31:.Z31])-[.N31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2];&quot;jjjj&quot;)" office:value-type="string" office:string-value="dimanche" calcext:value-type="string">
            <text:p>dimanche</text:p>
          </table:table-cell>
          <table:table-cell table:style-name="ce66" table:formula="of:=[.B31]+1" office:value-type="date" office:date-value="2025-08-24" calcext:value-type="date">
            <text:p>24.08.2025</text:p>
          </table:table-cell>
          <table:table-cell table:style-name="ce1" table:formula="of:=IF(OR(WEEKDAY([.B32])=1;WEEKDAY([.B32])=7);0;[.$A$1])" office:value-type="time" office:time-value="PT00H00M00S" calcext:value-type="time">
            <text:p>00:00</text:p>
          </table:table-cell>
          <table:table-cell table:style-name="ce68" table:formula="of:=IF(NOW()&lt;[.B32];0;[.E32]-[.C32])" office:value-type="time" office:time-value="PT00H00M00S" calcext:value-type="time">
            <text:p>00:00</text:p>
          </table:table-cell>
          <table:table-cell table:style-name="ce1" table:formula="of:=[.G32]-[.F32]+[.I32]-[.H32]+[.K32]-[.J32]+[.M32]-[.L32]+[.N32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2]-SUM([.Q32:.Z32])-[.N32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3];&quot;jjjj&quot;)" office:value-type="string" office:string-value="lundi" calcext:value-type="string">
            <text:p>lundi</text:p>
          </table:table-cell>
          <table:table-cell table:style-name="ce66" table:formula="of:=[.B32]+1" office:value-type="date" office:date-value="2025-08-25" calcext:value-type="date">
            <text:p>25.08.2025</text:p>
          </table:table-cell>
          <table:table-cell table:style-name="ce1" table:formula="of:=IF(OR(WEEKDAY([.B33])=1;WEEKDAY([.B33])=7);0;[.$A$1])" office:value-type="time" office:time-value="PT08H17M00S" calcext:value-type="time">
            <text:p>08:17</text:p>
          </table:table-cell>
          <table:table-cell table:style-name="ce68" table:formula="of:=IF(NOW()&lt;[.B33];0;[.E33]-[.C33])" office:value-type="time" office:time-value="PT00H00M00S" calcext:value-type="time">
            <text:p>00:00</text:p>
          </table:table-cell>
          <table:table-cell table:style-name="ce1" table:formula="of:=[.G33]-[.F33]+[.I33]-[.H33]+[.K33]-[.J33]+[.M33]-[.L33]+[.N33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3]-SUM([.Q33:.Z33])-[.N33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4];&quot;jjjj&quot;)" office:value-type="string" office:string-value="mardi" calcext:value-type="string">
            <text:p>mardi</text:p>
          </table:table-cell>
          <table:table-cell table:style-name="ce66" table:formula="of:=[.B33]+1" office:value-type="date" office:date-value="2025-08-26" calcext:value-type="date">
            <text:p>26.08.2025</text:p>
          </table:table-cell>
          <table:table-cell table:style-name="ce1" table:formula="of:=IF(OR(WEEKDAY([.B34])=1;WEEKDAY([.B34])=7);0;[.$A$1])" office:value-type="time" office:time-value="PT08H17M00S" calcext:value-type="time">
            <text:p>08:17</text:p>
          </table:table-cell>
          <table:table-cell table:style-name="ce68" table:formula="of:=IF(NOW()&lt;[.B34];0;[.E34]-[.C34])" office:value-type="time" office:time-value="PT00H00M00S" calcext:value-type="time">
            <text:p>00:00</text:p>
          </table:table-cell>
          <table:table-cell table:style-name="ce1" table:formula="of:=[.G34]-[.F34]+[.I34]-[.H34]+[.K34]-[.J34]+[.M34]-[.L34]+[.N34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4]-SUM([.Q34:.Z34])-[.N34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5];&quot;jjjj&quot;)" office:value-type="string" office:string-value="mercredi" calcext:value-type="string">
            <text:p>mercredi</text:p>
          </table:table-cell>
          <table:table-cell table:style-name="ce66" table:formula="of:=[.B34]+1" office:value-type="date" office:date-value="2025-08-27" calcext:value-type="date">
            <text:p>27.08.2025</text:p>
          </table:table-cell>
          <table:table-cell table:style-name="ce1" table:formula="of:=IF(OR(WEEKDAY([.B35])=1;WEEKDAY([.B35])=7);0;[.$A$1])" office:value-type="time" office:time-value="PT08H17M00S" calcext:value-type="time">
            <text:p>08:17</text:p>
          </table:table-cell>
          <table:table-cell table:style-name="ce68" table:formula="of:=IF(NOW()&lt;[.B35];0;[.E35]-[.C35])" office:value-type="time" office:time-value="PT00H00M00S" calcext:value-type="time">
            <text:p>00:00</text:p>
          </table:table-cell>
          <table:table-cell table:style-name="ce1" table:formula="of:=[.G35]-[.F35]+[.I35]-[.H35]+[.K35]-[.J35]+[.M35]-[.L35]+[.N35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5]-SUM([.Q35:.Z35])-[.N35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6];&quot;jjjj&quot;)" office:value-type="string" office:string-value="jeudi" calcext:value-type="string">
            <text:p>jeudi</text:p>
          </table:table-cell>
          <table:table-cell table:style-name="ce66" table:formula="of:=[.B35]+1" office:value-type="date" office:date-value="2025-08-28" calcext:value-type="date">
            <text:p>28.08.2025</text:p>
          </table:table-cell>
          <table:table-cell table:style-name="ce1" table:formula="of:=IF(OR(WEEKDAY([.B36])=1;WEEKDAY([.B36])=7);0;[.$A$1])" office:value-type="time" office:time-value="PT08H17M00S" calcext:value-type="time">
            <text:p>08:17</text:p>
          </table:table-cell>
          <table:table-cell table:style-name="ce68" table:formula="of:=IF(NOW()&lt;[.B36];0;[.E36]-[.C36])" office:value-type="time" office:time-value="PT00H00M00S" calcext:value-type="time">
            <text:p>00:00</text:p>
          </table:table-cell>
          <table:table-cell table:style-name="ce1" table:formula="of:=[.G36]-[.F36]+[.I36]-[.H36]+[.K36]-[.J36]+[.M36]-[.L36]+[.N36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6]-SUM([.Q36:.Z36])-[.N36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7];&quot;jjjj&quot;)" office:value-type="string" office:string-value="vendredi" calcext:value-type="string">
            <text:p>vendredi</text:p>
          </table:table-cell>
          <table:table-cell table:style-name="ce66" table:formula="of:=[.B36]+1" office:value-type="date" office:date-value="2025-08-29" calcext:value-type="date">
            <text:p>29.08.2025</text:p>
          </table:table-cell>
          <table:table-cell table:style-name="ce1" table:formula="of:=IF(OR(WEEKDAY([.B37])=1;WEEKDAY([.B37])=7);0;[.$A$1])" office:value-type="time" office:time-value="PT08H17M00S" calcext:value-type="time">
            <text:p>08:17</text:p>
          </table:table-cell>
          <table:table-cell table:style-name="ce68" table:formula="of:=IF(NOW()&lt;[.B37];0;[.E37]-[.C37])" office:value-type="time" office:time-value="PT00H00M00S" calcext:value-type="time">
            <text:p>00:00</text:p>
          </table:table-cell>
          <table:table-cell table:style-name="ce1" table:formula="of:=[.G37]-[.F37]+[.I37]-[.H37]+[.K37]-[.J37]+[.M37]-[.L37]+[.N37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7]-SUM([.Q37:.Z37])-[.N37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8];&quot;jjjj&quot;)" office:value-type="string" office:string-value="samedi" calcext:value-type="string">
            <text:p>samedi</text:p>
          </table:table-cell>
          <table:table-cell table:style-name="ce66" table:formula="of:=[.B37]+1" office:value-type="date" office:date-value="2025-08-30" calcext:value-type="date">
            <text:p>30.08.2025</text:p>
          </table:table-cell>
          <table:table-cell table:style-name="ce1" table:formula="of:=IF(OR(WEEKDAY([.B38])=1;WEEKDAY([.B38])=7);0;[.$A$1])" office:value-type="time" office:time-value="PT00H00M00S" calcext:value-type="time">
            <text:p>00:00</text:p>
          </table:table-cell>
          <table:table-cell table:style-name="ce68" table:formula="of:=IF(NOW()&lt;[.B38];0;[.E38]-[.C38])" office:value-type="time" office:time-value="PT00H00M00S" calcext:value-type="time">
            <text:p>00:00</text:p>
          </table:table-cell>
          <table:table-cell table:style-name="ce1" table:formula="of:=[.G38]-[.F38]+[.I38]-[.H38]+[.K38]-[.J38]+[.M38]-[.L38]+[.N38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8]-SUM([.Q38:.Z38])-[.N38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9];&quot;jjjj&quot;)" office:value-type="string" office:string-value="dimanche" calcext:value-type="string">
            <text:p>dimanche</text:p>
          </table:table-cell>
          <table:table-cell table:style-name="ce66" table:formula="of:=[.B38]+1" office:value-type="date" office:date-value="2025-08-31" calcext:value-type="date">
            <text:p>31.08.2025</text:p>
          </table:table-cell>
          <table:table-cell table:style-name="ce1" table:formula="of:=IF(OR(WEEKDAY([.B39])=1;WEEKDAY([.B39])=7);0;[.$A$1])" office:value-type="time" office:time-value="PT00H00M00S" calcext:value-type="time">
            <text:p>00:00</text:p>
          </table:table-cell>
          <table:table-cell table:style-name="ce68" table:formula="of:=IF(NOW()&lt;[.B39];0;[.E39]-[.C39])" office:value-type="time" office:time-value="PT00H00M00S" calcext:value-type="time">
            <text:p>00:00</text:p>
          </table:table-cell>
          <table:table-cell table:style-name="ce1" table:formula="of:=[.G39]-[.F39]+[.I39]-[.H39]+[.K39]-[.J39]+[.M39]-[.L39]+[.N39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9]-SUM([.Q39:.Z39])-[.N39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1"/>
          <table:table-cell table:style-name="ce69"/>
          <table:table-cell table:number-columns-repeated="1020"/>
        </table:table-row>
        <table:table-row table:style-name="ro2" table:number-rows-repeated="3">
          <table:table-cell table:number-columns-repeated="2"/>
          <table:table-cell table:style-name="ce1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 table:number-rows-repeated="65492">
          <table:table-cell table:number-columns-repeated="2"/>
          <table:table-cell table:style-name="ce1"/>
          <table:table-cell table:number-columns-repeated="1021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ptembre" table:style-name="ta1" table:print-ranges="septembre.A1:septembre.O39">
        <table:table-column table:style-name="co7" table:default-cell-style-name="ce25"/>
        <table:table-column table:style-name="co2" table:default-cell-style-name="ce25"/>
        <table:table-column table:style-name="co3" table:default-cell-style-name="ce25"/>
        <table:table-column table:style-name="co2" table:default-cell-style-name="ce25"/>
        <table:table-column table:style-name="co5" table:default-cell-style-name="ce25"/>
        <table:table-column table:style-name="co18" table:number-columns-repeated="8" table:default-cell-style-name="ce25"/>
        <table:table-column table:style-name="co24" table:number-columns-repeated="2" table:default-cell-style-name="ce25"/>
        <table:table-column table:style-name="co11" table:default-cell-style-name="ce1"/>
        <table:table-column table:style-name="co12" table:number-columns-repeated="10" table:default-cell-style-name="ce1"/>
        <table:table-column table:style-name="co12" table:default-cell-style-name="ce25"/>
        <table:table-column table:style-name="co2" table:number-columns-repeated="229" table:default-cell-style-name="ce25"/>
        <table:table-column table:style-name="co6" table:number-columns-repeated="768" table:default-cell-style-name="ce25"/>
        <table:table-row table:style-name="ro3">
          <table:table-cell table:style-name="ce1" table:formula="of:=[août.A1]" office:value-type="time" office:time-value="PT08H17M00S" calcext:value-type="time">
            <text:p>08:17</text:p>
          </table:table-cell>
          <table:table-cell office:value-type="string" calcext:value-type="string">
            <text:p>horaire journalier</text:p>
          </table:table-cell>
          <table:table-cell table:style-name="ce1"/>
          <table:table-cell/>
          <table:table-cell table:style-name="ce35" table:number-columns-repeated="9"/>
          <table:table-cell table:number-columns-repeated="2"/>
          <table:table-cell table:style-name="ce73" office:value-type="string" calcext:value-type="string">
            <text:p>solde</text:p>
          </table:table-cell>
          <table:table-cell table:style-name="ce58" table:formula="of:=[$init.Q1]" office:value-type="string" office:string-value="assurances, org interne, divers" calcext:value-type="string">
            <text:p>assurances, org interne, divers</text:p>
          </table:table-cell>
          <table:table-cell table:style-name="ce58" table:formula="of:=[$init.R1]" office:value-type="string" office:string-value="informatique" calcext:value-type="string">
            <text:p>informatique</text:p>
          </table:table-cell>
          <table:table-cell table:style-name="ce58" table:formula="of:=[$init.S1]" office:value-type="string" office:string-value="of + stock + gestion cmd et plans clients" calcext:value-type="string">
            <text:p>of + stock + gestion cmd et plans clients</text:p>
          </table:table-cell>
          <table:table-cell table:style-name="ce58" table:formula="of:=[$init.T1]" office:value-type="string" office:string-value="offres, facturation, contact client" calcext:value-type="string">
            <text:p>offres, facturation, contact client</text:p>
          </table:table-cell>
          <table:table-cell table:style-name="ce58" table:formula="of:=[$init.U1]" office:value-type="string" office:string-value="rh" calcext:value-type="string">
            <text:p>rh</text:p>
          </table:table-cell>
          <table:table-cell table:style-name="ce58" table:formula="of:=[$init.V1]" office:value-type="string" office:string-value="achats + contact fournisseurs" calcext:value-type="string">
            <text:p>achats + contact fournisseurs</text:p>
          </table:table-cell>
          <table:table-cell table:style-name="ce58" table:formula="of:=[$init.W1]" office:value-type="string" office:string-value="livraisons, délais, contact clients" calcext:value-type="string">
            <text:p>livraisons, délais, contact clients</text:p>
          </table:table-cell>
          <table:table-cell table:style-name="ce58" table:formula="of:=[$init.X1]" office:value-type="string" office:string-value="qualité" calcext:value-type="string">
            <text:p>qualité</text:p>
          </table:table-cell>
          <table:table-cell table:style-name="ce58" table:formula="of:=[$init.Y1]" office:value-type="string" office:string-value="compta" calcext:value-type="string">
            <text:p>compta</text:p>
          </table:table-cell>
          <table:table-cell table:style-name="ce58" table:formula="of:=[$init.Z1]" office:value-type="string" office:string-value="autre" calcext:value-type="string">
            <text:p>autre</text:p>
          </table:table-cell>
          <table:table-cell table:style-name="ce58" table:formula="of:=[$init.AA1]" office:value-type="string" office:string-value="remarque" calcext:value-type="string">
            <text:p>remarque</text:p>
          </table:table-cell>
          <table:table-cell table:number-columns-repeated="997"/>
        </table:table-row>
        <table:table-row table:style-name="ro2">
          <table:table-cell table:style-name="ce62" table:formula="of:=[août.A2]-[.N8]" office:value-type="float" office:value="25" calcext:value-type="float">
            <text:p>25.0</text:p>
          </table:table-cell>
          <table:table-cell office:value-type="string" calcext:value-type="string">
            <text:p>solde vacances</text:p>
          </table:table-cell>
          <table:table-cell table:style-name="ce1"/>
          <table:table-cell/>
          <table:table-cell table:style-name="ce35" table:number-columns-repeated="9"/>
          <table:table-cell table:number-columns-repeated="1011"/>
        </table:table-row>
        <table:table-row table:style-name="ro2">
          <table:table-cell table:style-name="ce39" office:value-type="time" office:time-value="PT00H00M00S" calcext:value-type="time">
            <text:p>00:00</text:p>
          </table:table-cell>
          <table:table-cell table:style-name="ce36" office:value-type="string" calcext:value-type="string">
            <text:p>nb heures payées</text:p>
          </table:table-cell>
          <table:table-cell table:style-name="ce1"/>
          <table:table-cell/>
          <table:table-cell table:style-name="ce35" table:number-columns-repeated="9"/>
          <table:table-cell table:number-columns-repeated="1011"/>
        </table:table-row>
        <table:table-row table:style-name="ro2">
          <table:table-cell table:style-name="ce39" table:formula="of:=[août.A4]-[.A3]+[.D8]" office:value-type="time" office:time-value="PT41H41M00S" calcext:value-type="time">
            <text:p>41:41</text:p>
          </table:table-cell>
          <table:table-cell table:style-name="ce36" office:value-type="string" calcext:value-type="string">
            <text:p>solde balance</text:p>
          </table:table-cell>
          <table:table-cell table:style-name="ce1"/>
          <table:table-cell/>
          <table:table-cell table:style-name="ce35" table:number-columns-repeated="9"/>
          <table:table-cell table:number-columns-repeated="1011"/>
        </table:table-row>
        <table:table-row table:style-name="ro2" table:number-rows-repeated="2">
          <table:table-cell table:number-columns-repeated="2"/>
          <table:table-cell table:style-name="ce1"/>
          <table:table-cell/>
          <table:table-cell table:style-name="ce35" table:number-columns-repeated="9"/>
          <table:table-cell table:number-columns-repeated="1011"/>
        </table:table-row>
        <table:table-row table:style-name="ro2">
          <table:table-cell table:number-columns-repeated="2"/>
          <table:table-cell table:style-name="ce1" office:value-type="string" calcext:value-type="string">
            <text:p>Temps théorique</text:p>
          </table:table-cell>
          <table:table-cell office:value-type="string" calcext:value-type="string">
            <text:p>Balance</text:p>
          </table:table-cell>
          <table:table-cell table:style-name="ce35" office:value-type="string" calcext:value-type="string">
            <text:p>Solde</text:p>
          </table:table-cell>
          <table:table-cell table:style-name="ce35" office:value-type="string" calcext:value-type="string">
            <text:p>Entrée</text:p>
          </table:table-cell>
          <table:table-cell table:style-name="ce35" office:value-type="string" calcext:value-type="string">
            <text:p>Sortie</text:p>
          </table:table-cell>
          <table:table-cell table:style-name="ce47" office:value-type="string" calcext:value-type="string">
            <text:p>Entrée</text:p>
          </table:table-cell>
          <table:table-cell table:style-name="ce35" office:value-type="string" calcext:value-type="string">
            <text:p>Sortie</text:p>
          </table:table-cell>
          <table:table-cell table:style-name="ce35" office:value-type="string" calcext:value-type="string">
            <text:p>Entrée</text:p>
          </table:table-cell>
          <table:table-cell table:style-name="ce35" office:value-type="string" calcext:value-type="string">
            <text:p>Sortie</text:p>
          </table:table-cell>
          <table:table-cell table:style-name="ce35" office:value-type="string" calcext:value-type="string">
            <text:p>Entrée</text:p>
          </table:table-cell>
          <table:table-cell table:style-name="ce35" office:value-type="string" calcext:value-type="string">
            <text:p>Sortie</text:p>
          </table:table-cell>
          <table:table-cell table:style-name="ce26" office:value-type="string" calcext:value-type="string">
            <text:p>Vacances</text:p>
          </table:table-cell>
          <table:table-cell table:style-name="ce72" office:value-type="string" calcext:value-type="string">
            <text:p>Remarque</text:p>
          </table:table-cell>
          <table:table-cell table:number-columns-repeated="2"/>
          <table:table-cell table:style-name="ce63"/>
          <table:table-cell table:number-columns-repeated="1006"/>
        </table:table-row>
        <table:table-row table:style-name="ro2">
          <table:table-cell table:style-name="ce64" office:value-type="string" calcext:value-type="string">
            <text:p>total</text:p>
          </table:table-cell>
          <table:table-cell table:style-name="ce65"/>
          <table:table-cell table:style-name="ce67"/>
          <table:table-cell table:style-name="ce63" table:formula="of:=SUM([.D9:.D39])" office:value-type="time" office:time-value="PT00H00M00S" calcext:value-type="time">
            <text:p>00:00</text:p>
          </table:table-cell>
          <table:table-cell table:style-name="ce70" table:number-columns-repeated="9"/>
          <table:table-cell table:style-name="ce62" table:formula="of:=SUM([.N9:.N39])" office:value-type="float" office:value="0" calcext:value-type="float">
            <text:p>0.0</text:p>
          </table:table-cell>
          <table:table-cell table:style-name="ce65"/>
          <table:table-cell/>
          <table:table-cell table:style-name="ce63" table:formula="of:=SUM([.Q9:.Q39])" office:value-type="time" office:time-value="PT00H00M00S" calcext:value-type="time">
            <text:p>00:00</text:p>
          </table:table-cell>
          <table:table-cell table:style-name="ce63" table:formula="of:=SUM([.R9:.R39])" office:value-type="time" office:time-value="PT00H00M00S" calcext:value-type="time">
            <text:p>00:00</text:p>
          </table:table-cell>
          <table:table-cell table:style-name="ce63" table:formula="of:=SUM([.S9:.S39])" office:value-type="time" office:time-value="PT00H00M00S" calcext:value-type="time">
            <text:p>00:00</text:p>
          </table:table-cell>
          <table:table-cell table:style-name="ce63" table:formula="of:=SUM([.T9:.T39])" office:value-type="time" office:time-value="PT00H00M00S" calcext:value-type="time">
            <text:p>00:00</text:p>
          </table:table-cell>
          <table:table-cell table:style-name="ce63" table:formula="of:=SUM([.U9:.U39])" office:value-type="time" office:time-value="PT00H00M00S" calcext:value-type="time">
            <text:p>00:00</text:p>
          </table:table-cell>
          <table:table-cell table:style-name="ce63" table:formula="of:=SUM([.V9:.V39])" office:value-type="time" office:time-value="PT00H00M00S" calcext:value-type="time">
            <text:p>00:00</text:p>
          </table:table-cell>
          <table:table-cell table:style-name="ce63" table:formula="of:=SUM([.W9:.W39])" office:value-type="time" office:time-value="PT00H00M00S" calcext:value-type="time">
            <text:p>00:00</text:p>
          </table:table-cell>
          <table:table-cell table:style-name="ce63" table:formula="of:=SUM([.X9:.X39])" office:value-type="time" office:time-value="PT00H00M00S" calcext:value-type="time">
            <text:p>00:00</text:p>
          </table:table-cell>
          <table:table-cell table:style-name="ce63" table:formula="of:=SUM([.Y9:.Y39])" office:value-type="time" office:time-value="PT00H00M00S" calcext:value-type="time">
            <text:p>00:00</text:p>
          </table:table-cell>
          <table:table-cell table:style-name="ce63" table:formula="of:=SUM([.Z9:.Z39])" office:value-type="time" office:time-value="PT00H00M00S" calcext:value-type="time">
            <text:p>00:00</text:p>
          </table:table-cell>
          <table:table-cell table:style-name="ce65" table:number-columns-repeated="230"/>
          <table:table-cell table:number-columns-repeated="768"/>
        </table:table-row>
        <table:table-row table:style-name="ro2">
          <table:table-cell table:style-name="ce41" table:formula="of:=TEXT([.B9];&quot;jjjj&quot;)" office:value-type="string" office:string-value="lundi" calcext:value-type="string">
            <text:p>lundi</text:p>
          </table:table-cell>
          <table:table-cell table:style-name="ce66" table:formula="of:=EDATE([août.B9];1)" office:value-type="date" office:date-value="2025-09-01" calcext:value-type="date">
            <text:p>01.09.2025</text:p>
          </table:table-cell>
          <table:table-cell table:style-name="ce1" table:formula="of:=IF(OR(WEEKDAY([.B9])=1;WEEKDAY([.B9])=7);0;[.$A$1])" office:value-type="time" office:time-value="PT08H17M00S" calcext:value-type="time">
            <text:p>08:17</text:p>
          </table:table-cell>
          <table:table-cell table:style-name="ce68" table:formula="of:=IF(NOW()&lt;[.B9];0;[.E9]-[.C9])" office:value-type="time" office:time-value="PT00H00M00S" calcext:value-type="time">
            <text:p>00:00</text:p>
          </table:table-cell>
          <table:table-cell table:style-name="ce1" table:formula="of:=[.G9]-[.F9]+[.I9]-[.H9]+[.K9]-[.J9]+[.M9]-[.L9]+[.N9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9]-SUM([.Q9:.Z9])-[.N9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0];&quot;jjjj&quot;)" office:value-type="string" office:string-value="mardi" calcext:value-type="string">
            <text:p>mardi</text:p>
          </table:table-cell>
          <table:table-cell table:style-name="ce66" table:formula="of:=[.B9]+1" office:value-type="date" office:date-value="2025-09-02" calcext:value-type="date">
            <text:p>02.09.2025</text:p>
          </table:table-cell>
          <table:table-cell table:style-name="ce1" table:formula="of:=IF(OR(WEEKDAY([.B10])=1;WEEKDAY([.B10])=7);0;[.$A$1])" office:value-type="time" office:time-value="PT08H17M00S" calcext:value-type="time">
            <text:p>08:17</text:p>
          </table:table-cell>
          <table:table-cell table:style-name="ce68" table:formula="of:=IF(NOW()&lt;[.B10];0;[.E10]-[.C10])" office:value-type="time" office:time-value="PT00H00M00S" calcext:value-type="time">
            <text:p>00:00</text:p>
          </table:table-cell>
          <table:table-cell table:style-name="ce1" table:formula="of:=[.G10]-[.F10]+[.I10]-[.H10]+[.K10]-[.J10]+[.M10]-[.L10]+[.N10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0]-SUM([.Q10:.Z10])-[.N10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1];&quot;jjjj&quot;)" office:value-type="string" office:string-value="mercredi" calcext:value-type="string">
            <text:p>mercredi</text:p>
          </table:table-cell>
          <table:table-cell table:style-name="ce66" table:formula="of:=[.B10]+1" office:value-type="date" office:date-value="2025-09-03" calcext:value-type="date">
            <text:p>03.09.2025</text:p>
          </table:table-cell>
          <table:table-cell table:style-name="ce1" table:formula="of:=IF(OR(WEEKDAY([.B11])=1;WEEKDAY([.B11])=7);0;[.$A$1])" office:value-type="time" office:time-value="PT08H17M00S" calcext:value-type="time">
            <text:p>08:17</text:p>
          </table:table-cell>
          <table:table-cell table:style-name="ce68" table:formula="of:=IF(NOW()&lt;[.B11];0;[.E11]-[.C11])" office:value-type="time" office:time-value="PT00H00M00S" calcext:value-type="time">
            <text:p>00:00</text:p>
          </table:table-cell>
          <table:table-cell table:style-name="ce1" table:formula="of:=[.G11]-[.F11]+[.I11]-[.H11]+[.K11]-[.J11]+[.M11]-[.L11]+[.N11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1]-SUM([.Q11:.Z11])-[.N11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2];&quot;jjjj&quot;)" office:value-type="string" office:string-value="jeudi" calcext:value-type="string">
            <text:p>jeudi</text:p>
          </table:table-cell>
          <table:table-cell table:style-name="ce66" table:formula="of:=[.B11]+1" office:value-type="date" office:date-value="2025-09-04" calcext:value-type="date">
            <text:p>04.09.2025</text:p>
          </table:table-cell>
          <table:table-cell table:style-name="ce1" table:formula="of:=IF(OR(WEEKDAY([.B12])=1;WEEKDAY([.B12])=7);0;[.$A$1])" office:value-type="time" office:time-value="PT08H17M00S" calcext:value-type="time">
            <text:p>08:17</text:p>
          </table:table-cell>
          <table:table-cell table:style-name="ce68" table:formula="of:=IF(NOW()&lt;[.B12];0;[.E12]-[.C12])" office:value-type="time" office:time-value="PT00H00M00S" calcext:value-type="time">
            <text:p>00:00</text:p>
          </table:table-cell>
          <table:table-cell table:style-name="ce1" table:formula="of:=[.G12]-[.F12]+[.I12]-[.H12]+[.K12]-[.J12]+[.M12]-[.L12]+[.N12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2]-SUM([.Q12:.Z12])-[.N12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3];&quot;jjjj&quot;)" office:value-type="string" office:string-value="vendredi" calcext:value-type="string">
            <text:p>vendredi</text:p>
          </table:table-cell>
          <table:table-cell table:style-name="ce66" table:formula="of:=[.B12]+1" office:value-type="date" office:date-value="2025-09-05" calcext:value-type="date">
            <text:p>05.09.2025</text:p>
          </table:table-cell>
          <table:table-cell table:style-name="ce1" table:formula="of:=IF(OR(WEEKDAY([.B13])=1;WEEKDAY([.B13])=7);0;[.$A$1])" office:value-type="time" office:time-value="PT08H17M00S" calcext:value-type="time">
            <text:p>08:17</text:p>
          </table:table-cell>
          <table:table-cell table:style-name="ce68" table:formula="of:=IF(NOW()&lt;[.B13];0;[.E13]-[.C13])" office:value-type="time" office:time-value="PT00H00M00S" calcext:value-type="time">
            <text:p>00:00</text:p>
          </table:table-cell>
          <table:table-cell table:style-name="ce1" table:formula="of:=[.G13]-[.F13]+[.I13]-[.H13]+[.K13]-[.J13]+[.M13]-[.L13]+[.N13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3]-SUM([.Q13:.Z13])-[.N13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4];&quot;jjjj&quot;)" office:value-type="string" office:string-value="samedi" calcext:value-type="string">
            <text:p>samedi</text:p>
          </table:table-cell>
          <table:table-cell table:style-name="ce66" table:formula="of:=[.B13]+1" office:value-type="date" office:date-value="2025-09-06" calcext:value-type="date">
            <text:p>06.09.2025</text:p>
          </table:table-cell>
          <table:table-cell table:style-name="ce1" table:formula="of:=IF(OR(WEEKDAY([.B14])=1;WEEKDAY([.B14])=7);0;[.$A$1])" office:value-type="time" office:time-value="PT00H00M00S" calcext:value-type="time">
            <text:p>00:00</text:p>
          </table:table-cell>
          <table:table-cell table:style-name="ce68" table:formula="of:=IF(NOW()&lt;[.B14];0;[.E14]-[.C14])" office:value-type="time" office:time-value="PT00H00M00S" calcext:value-type="time">
            <text:p>00:00</text:p>
          </table:table-cell>
          <table:table-cell table:style-name="ce1" table:formula="of:=[.G14]-[.F14]+[.I14]-[.H14]+[.K14]-[.J14]+[.M14]-[.L14]+[.N14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4]-SUM([.Q14:.Z14])-[.N14]*[.$A$1]" office:value-type="time" office:time-value="PT00H00M00S" calcext:value-type="time">
            <text:p>00:00</text:p>
          </table:table-cell>
          <table:table-cell table:number-columns-repeated="10"/>
          <table:table-cell table:style-name="ce75"/>
          <table:table-cell table:number-columns-repeated="997"/>
        </table:table-row>
        <table:table-row table:style-name="ro2">
          <table:table-cell table:style-name="ce41" table:formula="of:=TEXT([.B15];&quot;jjjj&quot;)" office:value-type="string" office:string-value="dimanche" calcext:value-type="string">
            <text:p>dimanche</text:p>
          </table:table-cell>
          <table:table-cell table:style-name="ce66" table:formula="of:=[.B14]+1" office:value-type="date" office:date-value="2025-09-07" calcext:value-type="date">
            <text:p>07.09.2025</text:p>
          </table:table-cell>
          <table:table-cell table:style-name="ce1" table:formula="of:=IF(OR(WEEKDAY([.B15])=1;WEEKDAY([.B15])=7);0;[.$A$1])" office:value-type="time" office:time-value="PT00H00M00S" calcext:value-type="time">
            <text:p>00:00</text:p>
          </table:table-cell>
          <table:table-cell table:style-name="ce68" table:formula="of:=IF(NOW()&lt;[.B15];0;[.E15]-[.C15])" office:value-type="time" office:time-value="PT00H00M00S" calcext:value-type="time">
            <text:p>00:00</text:p>
          </table:table-cell>
          <table:table-cell table:style-name="ce1" table:formula="of:=[.G15]-[.F15]+[.I15]-[.H15]+[.K15]-[.J15]+[.M15]-[.L15]+[.N15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5]-SUM([.Q15:.Z15])-[.N15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6];&quot;jjjj&quot;)" office:value-type="string" office:string-value="lundi" calcext:value-type="string">
            <text:p>lundi</text:p>
          </table:table-cell>
          <table:table-cell table:style-name="ce66" table:formula="of:=[.B15]+1" office:value-type="date" office:date-value="2025-09-08" calcext:value-type="date">
            <text:p>08.09.2025</text:p>
          </table:table-cell>
          <table:table-cell table:style-name="ce1" table:formula="of:=IF(OR(WEEKDAY([.B16])=1;WEEKDAY([.B16])=7);0;[.$A$1])" office:value-type="time" office:time-value="PT08H17M00S" calcext:value-type="time">
            <text:p>08:17</text:p>
          </table:table-cell>
          <table:table-cell table:style-name="ce68" table:formula="of:=IF(NOW()&lt;[.B16];0;[.E16]-[.C16])" office:value-type="time" office:time-value="PT00H00M00S" calcext:value-type="time">
            <text:p>00:00</text:p>
          </table:table-cell>
          <table:table-cell table:style-name="ce1" table:formula="of:=[.G16]-[.F16]+[.I16]-[.H16]+[.K16]-[.J16]+[.M16]-[.L16]+[.N16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6]-SUM([.Q16:.Z16])-[.N16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7];&quot;jjjj&quot;)" office:value-type="string" office:string-value="mardi" calcext:value-type="string">
            <text:p>mardi</text:p>
          </table:table-cell>
          <table:table-cell table:style-name="ce66" table:formula="of:=[.B16]+1" office:value-type="date" office:date-value="2025-09-09" calcext:value-type="date">
            <text:p>09.09.2025</text:p>
          </table:table-cell>
          <table:table-cell table:style-name="ce1" table:formula="of:=IF(OR(WEEKDAY([.B17])=1;WEEKDAY([.B17])=7);0;[.$A$1])" office:value-type="time" office:time-value="PT08H17M00S" calcext:value-type="time">
            <text:p>08:17</text:p>
          </table:table-cell>
          <table:table-cell table:style-name="ce68" table:formula="of:=IF(NOW()&lt;[.B17];0;[.E17]-[.C17])" office:value-type="time" office:time-value="PT00H00M00S" calcext:value-type="time">
            <text:p>00:00</text:p>
          </table:table-cell>
          <table:table-cell table:style-name="ce1" table:formula="of:=[.G17]-[.F17]+[.I17]-[.H17]+[.K17]-[.J17]+[.M17]-[.L17]+[.N17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7]-SUM([.Q17:.Z17])-[.N17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8];&quot;jjjj&quot;)" office:value-type="string" office:string-value="mercredi" calcext:value-type="string">
            <text:p>mercredi</text:p>
          </table:table-cell>
          <table:table-cell table:style-name="ce66" table:formula="of:=[.B17]+1" office:value-type="date" office:date-value="2025-09-10" calcext:value-type="date">
            <text:p>10.09.2025</text:p>
          </table:table-cell>
          <table:table-cell table:style-name="ce1" table:formula="of:=IF(OR(WEEKDAY([.B18])=1;WEEKDAY([.B18])=7);0;[.$A$1])" office:value-type="time" office:time-value="PT08H17M00S" calcext:value-type="time">
            <text:p>08:17</text:p>
          </table:table-cell>
          <table:table-cell table:style-name="ce68" table:formula="of:=IF(NOW()&lt;[.B18];0;[.E18]-[.C18])" office:value-type="time" office:time-value="PT00H00M00S" calcext:value-type="time">
            <text:p>00:00</text:p>
          </table:table-cell>
          <table:table-cell table:style-name="ce1" table:formula="of:=[.G18]-[.F18]+[.I18]-[.H18]+[.K18]-[.J18]+[.M18]-[.L18]+[.N18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8]-SUM([.Q18:.Z18])-[.N18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9];&quot;jjjj&quot;)" office:value-type="string" office:string-value="jeudi" calcext:value-type="string">
            <text:p>jeudi</text:p>
          </table:table-cell>
          <table:table-cell table:style-name="ce66" table:formula="of:=[.B18]+1" office:value-type="date" office:date-value="2025-09-11" calcext:value-type="date">
            <text:p>11.09.2025</text:p>
          </table:table-cell>
          <table:table-cell table:style-name="ce1" table:formula="of:=IF(OR(WEEKDAY([.B19])=1;WEEKDAY([.B19])=7);0;[.$A$1])" office:value-type="time" office:time-value="PT08H17M00S" calcext:value-type="time">
            <text:p>08:17</text:p>
          </table:table-cell>
          <table:table-cell table:style-name="ce68" table:formula="of:=IF(NOW()&lt;[.B19];0;[.E19]-[.C19])" office:value-type="time" office:time-value="PT00H00M00S" calcext:value-type="time">
            <text:p>00:00</text:p>
          </table:table-cell>
          <table:table-cell table:style-name="ce1" table:formula="of:=[.G19]-[.F19]+[.I19]-[.H19]+[.K19]-[.J19]+[.M19]-[.L19]+[.N19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9]-SUM([.Q19:.Z19])-[.N19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0];&quot;jjjj&quot;)" office:value-type="string" office:string-value="vendredi" calcext:value-type="string">
            <text:p>vendredi</text:p>
          </table:table-cell>
          <table:table-cell table:style-name="ce66" table:formula="of:=[.B19]+1" office:value-type="date" office:date-value="2025-09-12" calcext:value-type="date">
            <text:p>12.09.2025</text:p>
          </table:table-cell>
          <table:table-cell table:style-name="ce1" table:formula="of:=IF(OR(WEEKDAY([.B20])=1;WEEKDAY([.B20])=7);0;[.$A$1])" office:value-type="time" office:time-value="PT08H17M00S" calcext:value-type="time">
            <text:p>08:17</text:p>
          </table:table-cell>
          <table:table-cell table:style-name="ce68" table:formula="of:=IF(NOW()&lt;[.B20];0;[.E20]-[.C20])" office:value-type="time" office:time-value="PT00H00M00S" calcext:value-type="time">
            <text:p>00:00</text:p>
          </table:table-cell>
          <table:table-cell table:style-name="ce1" table:formula="of:=[.G20]-[.F20]+[.I20]-[.H20]+[.K20]-[.J20]+[.M20]-[.L20]+[.N20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0]-SUM([.Q20:.Z20])-[.N20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1];&quot;jjjj&quot;)" office:value-type="string" office:string-value="samedi" calcext:value-type="string">
            <text:p>samedi</text:p>
          </table:table-cell>
          <table:table-cell table:style-name="ce66" table:formula="of:=[.B20]+1" office:value-type="date" office:date-value="2025-09-13" calcext:value-type="date">
            <text:p>13.09.2025</text:p>
          </table:table-cell>
          <table:table-cell table:style-name="ce1" table:formula="of:=IF(OR(WEEKDAY([.B21])=1;WEEKDAY([.B21])=7);0;[.$A$1])" office:value-type="time" office:time-value="PT00H00M00S" calcext:value-type="time">
            <text:p>00:00</text:p>
          </table:table-cell>
          <table:table-cell table:style-name="ce68" table:formula="of:=IF(NOW()&lt;[.B21];0;[.E21]-[.C21])" office:value-type="time" office:time-value="PT00H00M00S" calcext:value-type="time">
            <text:p>00:00</text:p>
          </table:table-cell>
          <table:table-cell table:style-name="ce1" table:formula="of:=[.G21]-[.F21]+[.I21]-[.H21]+[.K21]-[.J21]+[.M21]-[.L21]+[.N21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1]-SUM([.Q21:.Z21])-[.N21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2];&quot;jjjj&quot;)" office:value-type="string" office:string-value="dimanche" calcext:value-type="string">
            <text:p>dimanche</text:p>
          </table:table-cell>
          <table:table-cell table:style-name="ce66" table:formula="of:=[.B21]+1" office:value-type="date" office:date-value="2025-09-14" calcext:value-type="date">
            <text:p>14.09.2025</text:p>
          </table:table-cell>
          <table:table-cell table:style-name="ce1" table:formula="of:=IF(OR(WEEKDAY([.B22])=1;WEEKDAY([.B22])=7);0;[.$A$1])" office:value-type="time" office:time-value="PT00H00M00S" calcext:value-type="time">
            <text:p>00:00</text:p>
          </table:table-cell>
          <table:table-cell table:style-name="ce68" table:formula="of:=IF(NOW()&lt;[.B22];0;[.E22]-[.C22])" office:value-type="time" office:time-value="PT00H00M00S" calcext:value-type="time">
            <text:p>00:00</text:p>
          </table:table-cell>
          <table:table-cell table:style-name="ce1" table:formula="of:=[.G22]-[.F22]+[.I22]-[.H22]+[.K22]-[.J22]+[.M22]-[.L22]+[.N22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2]-SUM([.Q22:.Z22])-[.N22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3];&quot;jjjj&quot;)" office:value-type="string" office:string-value="lundi" calcext:value-type="string">
            <text:p>lundi</text:p>
          </table:table-cell>
          <table:table-cell table:style-name="ce66" table:formula="of:=[.B22]+1" office:value-type="date" office:date-value="2025-09-15" calcext:value-type="date">
            <text:p>15.09.2025</text:p>
          </table:table-cell>
          <table:table-cell table:style-name="ce1" table:formula="of:=IF(OR(WEEKDAY([.B23])=1;WEEKDAY([.B23])=7);0;[.$A$1])" office:value-type="time" office:time-value="PT08H17M00S" calcext:value-type="time">
            <text:p>08:17</text:p>
          </table:table-cell>
          <table:table-cell table:style-name="ce68" table:formula="of:=IF(NOW()&lt;[.B23];0;[.E23]-[.C23])" office:value-type="time" office:time-value="PT00H00M00S" calcext:value-type="time">
            <text:p>00:00</text:p>
          </table:table-cell>
          <table:table-cell table:style-name="ce1" table:formula="of:=[.G23]-[.F23]+[.I23]-[.H23]+[.K23]-[.J23]+[.M23]-[.L23]+[.N23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3]-SUM([.Q23:.Z23])-[.N23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4];&quot;jjjj&quot;)" office:value-type="string" office:string-value="mardi" calcext:value-type="string">
            <text:p>mardi</text:p>
          </table:table-cell>
          <table:table-cell table:style-name="ce66" table:formula="of:=[.B23]+1" office:value-type="date" office:date-value="2025-09-16" calcext:value-type="date">
            <text:p>16.09.2025</text:p>
          </table:table-cell>
          <table:table-cell table:style-name="ce1" table:formula="of:=IF(OR(WEEKDAY([.B24])=1;WEEKDAY([.B24])=7);0;[.$A$1])" office:value-type="time" office:time-value="PT08H17M00S" calcext:value-type="time">
            <text:p>08:17</text:p>
          </table:table-cell>
          <table:table-cell table:style-name="ce68" table:formula="of:=IF(NOW()&lt;[.B24];0;[.E24]-[.C24])" office:value-type="time" office:time-value="PT00H00M00S" calcext:value-type="time">
            <text:p>00:00</text:p>
          </table:table-cell>
          <table:table-cell table:style-name="ce1" table:formula="of:=[.G24]-[.F24]+[.I24]-[.H24]+[.K24]-[.J24]+[.M24]-[.L24]+[.N24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4]-SUM([.Q24:.Z24])-[.N24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5];&quot;jjjj&quot;)" office:value-type="string" office:string-value="mercredi" calcext:value-type="string">
            <text:p>mercredi</text:p>
          </table:table-cell>
          <table:table-cell table:style-name="ce66" table:formula="of:=[.B24]+1" office:value-type="date" office:date-value="2025-09-17" calcext:value-type="date">
            <text:p>17.09.2025</text:p>
          </table:table-cell>
          <table:table-cell table:style-name="ce1" table:formula="of:=IF(OR(WEEKDAY([.B25])=1;WEEKDAY([.B25])=7);0;[.$A$1])" office:value-type="time" office:time-value="PT08H17M00S" calcext:value-type="time">
            <text:p>08:17</text:p>
          </table:table-cell>
          <table:table-cell table:style-name="ce68" table:formula="of:=IF(NOW()&lt;[.B25];0;[.E25]-[.C25])" office:value-type="time" office:time-value="PT00H00M00S" calcext:value-type="time">
            <text:p>00:00</text:p>
          </table:table-cell>
          <table:table-cell table:style-name="ce1" table:formula="of:=[.G25]-[.F25]+[.I25]-[.H25]+[.K25]-[.J25]+[.M25]-[.L25]+[.N25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5]-SUM([.Q25:.Z25])-[.N25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6];&quot;jjjj&quot;)" office:value-type="string" office:string-value="jeudi" calcext:value-type="string">
            <text:p>jeudi</text:p>
          </table:table-cell>
          <table:table-cell table:style-name="ce66" table:formula="of:=[.B25]+1" office:value-type="date" office:date-value="2025-09-18" calcext:value-type="date">
            <text:p>18.09.2025</text:p>
          </table:table-cell>
          <table:table-cell table:style-name="ce1" table:formula="of:=IF(OR(WEEKDAY([.B26])=1;WEEKDAY([.B26])=7);0;[.$A$1])" office:value-type="time" office:time-value="PT08H17M00S" calcext:value-type="time">
            <text:p>08:17</text:p>
          </table:table-cell>
          <table:table-cell table:style-name="ce68" table:formula="of:=IF(NOW()&lt;[.B26];0;[.E26]-[.C26])" office:value-type="time" office:time-value="PT00H00M00S" calcext:value-type="time">
            <text:p>00:00</text:p>
          </table:table-cell>
          <table:table-cell table:style-name="ce1" table:formula="of:=[.G26]-[.F26]+[.I26]-[.H26]+[.K26]-[.J26]+[.M26]-[.L26]+[.N26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6]-SUM([.Q26:.Z26])-[.N26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7];&quot;jjjj&quot;)" office:value-type="string" office:string-value="vendredi" calcext:value-type="string">
            <text:p>vendredi</text:p>
          </table:table-cell>
          <table:table-cell table:style-name="ce66" table:formula="of:=[.B26]+1" office:value-type="date" office:date-value="2025-09-19" calcext:value-type="date">
            <text:p>19.09.2025</text:p>
          </table:table-cell>
          <table:table-cell table:style-name="ce1" table:formula="of:=IF(OR(WEEKDAY([.B27])=1;WEEKDAY([.B27])=7);0;[.$A$1])" office:value-type="time" office:time-value="PT08H17M00S" calcext:value-type="time">
            <text:p>08:17</text:p>
          </table:table-cell>
          <table:table-cell table:style-name="ce68" table:formula="of:=IF(NOW()&lt;[.B27];0;[.E27]-[.C27])" office:value-type="time" office:time-value="PT00H00M00S" calcext:value-type="time">
            <text:p>00:00</text:p>
          </table:table-cell>
          <table:table-cell table:style-name="ce1" table:formula="of:=[.G27]-[.F27]+[.I27]-[.H27]+[.K27]-[.J27]+[.M27]-[.L27]+[.N27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7]-SUM([.Q27:.Z27])-[.N27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8];&quot;jjjj&quot;)" office:value-type="string" office:string-value="samedi" calcext:value-type="string">
            <text:p>samedi</text:p>
          </table:table-cell>
          <table:table-cell table:style-name="ce66" table:formula="of:=[.B27]+1" office:value-type="date" office:date-value="2025-09-20" calcext:value-type="date">
            <text:p>20.09.2025</text:p>
          </table:table-cell>
          <table:table-cell table:style-name="ce1" table:formula="of:=IF(OR(WEEKDAY([.B28])=1;WEEKDAY([.B28])=7);0;[.$A$1])" office:value-type="time" office:time-value="PT00H00M00S" calcext:value-type="time">
            <text:p>00:00</text:p>
          </table:table-cell>
          <table:table-cell table:style-name="ce68" table:formula="of:=IF(NOW()&lt;[.B28];0;[.E28]-[.C28])" office:value-type="time" office:time-value="PT00H00M00S" calcext:value-type="time">
            <text:p>00:00</text:p>
          </table:table-cell>
          <table:table-cell table:style-name="ce1" table:formula="of:=[.G28]-[.F28]+[.I28]-[.H28]+[.K28]-[.J28]+[.M28]-[.L28]+[.N28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8]-SUM([.Q28:.Z28])-[.N28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9];&quot;jjjj&quot;)" office:value-type="string" office:string-value="dimanche" calcext:value-type="string">
            <text:p>dimanche</text:p>
          </table:table-cell>
          <table:table-cell table:style-name="ce66" table:formula="of:=[.B28]+1" office:value-type="date" office:date-value="2025-09-21" calcext:value-type="date">
            <text:p>21.09.2025</text:p>
          </table:table-cell>
          <table:table-cell table:style-name="ce1" table:formula="of:=IF(OR(WEEKDAY([.B29])=1;WEEKDAY([.B29])=7);0;[.$A$1])" office:value-type="time" office:time-value="PT00H00M00S" calcext:value-type="time">
            <text:p>00:00</text:p>
          </table:table-cell>
          <table:table-cell table:style-name="ce68" table:formula="of:=IF(NOW()&lt;[.B29];0;[.E29]-[.C29])" office:value-type="time" office:time-value="PT00H00M00S" calcext:value-type="time">
            <text:p>00:00</text:p>
          </table:table-cell>
          <table:table-cell table:style-name="ce1" table:formula="of:=[.G29]-[.F29]+[.I29]-[.H29]+[.K29]-[.J29]+[.M29]-[.L29]+[.N29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9]-SUM([.Q29:.Z29])-[.N29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0];&quot;jjjj&quot;)" office:value-type="string" office:string-value="lundi" calcext:value-type="string">
            <text:p>lundi</text:p>
          </table:table-cell>
          <table:table-cell table:style-name="ce66" table:formula="of:=[.B29]+1" office:value-type="date" office:date-value="2025-09-22" calcext:value-type="date">
            <text:p>22.09.2025</text:p>
          </table:table-cell>
          <table:table-cell table:style-name="ce1" table:formula="of:=IF(OR(WEEKDAY([.B30])=1;WEEKDAY([.B30])=7);0;[.$A$1])" office:value-type="time" office:time-value="PT08H17M00S" calcext:value-type="time">
            <text:p>08:17</text:p>
          </table:table-cell>
          <table:table-cell table:style-name="ce68" table:formula="of:=IF(NOW()&lt;[.B30];0;[.E30]-[.C30])" office:value-type="time" office:time-value="PT00H00M00S" calcext:value-type="time">
            <text:p>00:00</text:p>
          </table:table-cell>
          <table:table-cell table:style-name="ce1" table:formula="of:=[.G30]-[.F30]+[.I30]-[.H30]+[.K30]-[.J30]+[.M30]-[.L30]+[.N30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0]-SUM([.Q30:.Z30])-[.N30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1];&quot;jjjj&quot;)" office:value-type="string" office:string-value="mardi" calcext:value-type="string">
            <text:p>mardi</text:p>
          </table:table-cell>
          <table:table-cell table:style-name="ce66" table:formula="of:=[.B30]+1" office:value-type="date" office:date-value="2025-09-23" calcext:value-type="date">
            <text:p>23.09.2025</text:p>
          </table:table-cell>
          <table:table-cell table:style-name="ce1" table:formula="of:=IF(OR(WEEKDAY([.B31])=1;WEEKDAY([.B31])=7);0;[.$A$1])" office:value-type="time" office:time-value="PT08H17M00S" calcext:value-type="time">
            <text:p>08:17</text:p>
          </table:table-cell>
          <table:table-cell table:style-name="ce68" table:formula="of:=IF(NOW()&lt;[.B31];0;[.E31]-[.C31])" office:value-type="time" office:time-value="PT00H00M00S" calcext:value-type="time">
            <text:p>00:00</text:p>
          </table:table-cell>
          <table:table-cell table:style-name="ce1" table:formula="of:=[.G31]-[.F31]+[.I31]-[.H31]+[.K31]-[.J31]+[.M31]-[.L31]+[.N31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1]-SUM([.Q31:.Z31])-[.N31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2];&quot;jjjj&quot;)" office:value-type="string" office:string-value="mercredi" calcext:value-type="string">
            <text:p>mercredi</text:p>
          </table:table-cell>
          <table:table-cell table:style-name="ce66" table:formula="of:=[.B31]+1" office:value-type="date" office:date-value="2025-09-24" calcext:value-type="date">
            <text:p>24.09.2025</text:p>
          </table:table-cell>
          <table:table-cell table:style-name="ce1" table:formula="of:=IF(OR(WEEKDAY([.B32])=1;WEEKDAY([.B32])=7);0;[.$A$1])" office:value-type="time" office:time-value="PT08H17M00S" calcext:value-type="time">
            <text:p>08:17</text:p>
          </table:table-cell>
          <table:table-cell table:style-name="ce68" table:formula="of:=IF(NOW()&lt;[.B32];0;[.E32]-[.C32])" office:value-type="time" office:time-value="PT00H00M00S" calcext:value-type="time">
            <text:p>00:00</text:p>
          </table:table-cell>
          <table:table-cell table:style-name="ce1" table:formula="of:=[.G32]-[.F32]+[.I32]-[.H32]+[.K32]-[.J32]+[.M32]-[.L32]+[.N32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2]-SUM([.Q32:.Z32])-[.N32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3];&quot;jjjj&quot;)" office:value-type="string" office:string-value="jeudi" calcext:value-type="string">
            <text:p>jeudi</text:p>
          </table:table-cell>
          <table:table-cell table:style-name="ce66" table:formula="of:=[.B32]+1" office:value-type="date" office:date-value="2025-09-25" calcext:value-type="date">
            <text:p>25.09.2025</text:p>
          </table:table-cell>
          <table:table-cell table:style-name="ce1" table:formula="of:=IF(OR(WEEKDAY([.B33])=1;WEEKDAY([.B33])=7);0;[.$A$1])" office:value-type="time" office:time-value="PT08H17M00S" calcext:value-type="time">
            <text:p>08:17</text:p>
          </table:table-cell>
          <table:table-cell table:style-name="ce68" table:formula="of:=IF(NOW()&lt;[.B33];0;[.E33]-[.C33])" office:value-type="time" office:time-value="PT00H00M00S" calcext:value-type="time">
            <text:p>00:00</text:p>
          </table:table-cell>
          <table:table-cell table:style-name="ce1" table:formula="of:=[.G33]-[.F33]+[.I33]-[.H33]+[.K33]-[.J33]+[.M33]-[.L33]+[.N33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3]-SUM([.Q33:.Z33])-[.N33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4];&quot;jjjj&quot;)" office:value-type="string" office:string-value="vendredi" calcext:value-type="string">
            <text:p>vendredi</text:p>
          </table:table-cell>
          <table:table-cell table:style-name="ce66" table:formula="of:=[.B33]+1" office:value-type="date" office:date-value="2025-09-26" calcext:value-type="date">
            <text:p>26.09.2025</text:p>
          </table:table-cell>
          <table:table-cell table:style-name="ce1" table:formula="of:=IF(OR(WEEKDAY([.B34])=1;WEEKDAY([.B34])=7);0;[.$A$1])" office:value-type="time" office:time-value="PT08H17M00S" calcext:value-type="time">
            <text:p>08:17</text:p>
          </table:table-cell>
          <table:table-cell table:style-name="ce68" table:formula="of:=IF(NOW()&lt;[.B34];0;[.E34]-[.C34])" office:value-type="time" office:time-value="PT00H00M00S" calcext:value-type="time">
            <text:p>00:00</text:p>
          </table:table-cell>
          <table:table-cell table:style-name="ce1" table:formula="of:=[.G34]-[.F34]+[.I34]-[.H34]+[.K34]-[.J34]+[.M34]-[.L34]+[.N34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4]-SUM([.Q34:.Z34])-[.N34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5];&quot;jjjj&quot;)" office:value-type="string" office:string-value="samedi" calcext:value-type="string">
            <text:p>samedi</text:p>
          </table:table-cell>
          <table:table-cell table:style-name="ce66" table:formula="of:=[.B34]+1" office:value-type="date" office:date-value="2025-09-27" calcext:value-type="date">
            <text:p>27.09.2025</text:p>
          </table:table-cell>
          <table:table-cell table:style-name="ce1" table:formula="of:=IF(OR(WEEKDAY([.B35])=1;WEEKDAY([.B35])=7);0;[.$A$1])" office:value-type="time" office:time-value="PT00H00M00S" calcext:value-type="time">
            <text:p>00:00</text:p>
          </table:table-cell>
          <table:table-cell table:style-name="ce68" table:formula="of:=IF(NOW()&lt;[.B35];0;[.E35]-[.C35])" office:value-type="time" office:time-value="PT00H00M00S" calcext:value-type="time">
            <text:p>00:00</text:p>
          </table:table-cell>
          <table:table-cell table:style-name="ce1" table:formula="of:=[.G35]-[.F35]+[.I35]-[.H35]+[.K35]-[.J35]+[.M35]-[.L35]+[.N35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5]-SUM([.Q35:.Z35])-[.N35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6];&quot;jjjj&quot;)" office:value-type="string" office:string-value="dimanche" calcext:value-type="string">
            <text:p>dimanche</text:p>
          </table:table-cell>
          <table:table-cell table:style-name="ce66" table:formula="of:=[.B35]+1" office:value-type="date" office:date-value="2025-09-28" calcext:value-type="date">
            <text:p>28.09.2025</text:p>
          </table:table-cell>
          <table:table-cell table:style-name="ce1" table:formula="of:=IF(OR(WEEKDAY([.B36])=1;WEEKDAY([.B36])=7);0;[.$A$1])" office:value-type="time" office:time-value="PT00H00M00S" calcext:value-type="time">
            <text:p>00:00</text:p>
          </table:table-cell>
          <table:table-cell table:style-name="ce68" table:formula="of:=IF(NOW()&lt;[.B36];0;[.E36]-[.C36])" office:value-type="time" office:time-value="PT00H00M00S" calcext:value-type="time">
            <text:p>00:00</text:p>
          </table:table-cell>
          <table:table-cell table:style-name="ce1" table:formula="of:=[.G36]-[.F36]+[.I36]-[.H36]+[.K36]-[.J36]+[.M36]-[.L36]+[.N36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6]-SUM([.Q36:.Z36])-[.N36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7];&quot;jjjj&quot;)" office:value-type="string" office:string-value="lundi" calcext:value-type="string">
            <text:p>lundi</text:p>
          </table:table-cell>
          <table:table-cell table:style-name="ce66" table:formula="of:=[.B36]+1" office:value-type="date" office:date-value="2025-09-29" calcext:value-type="date">
            <text:p>29.09.2025</text:p>
          </table:table-cell>
          <table:table-cell table:style-name="ce1" table:formula="of:=IF(OR(WEEKDAY([.B37])=1;WEEKDAY([.B37])=7);0;[.$A$1])" office:value-type="time" office:time-value="PT08H17M00S" calcext:value-type="time">
            <text:p>08:17</text:p>
          </table:table-cell>
          <table:table-cell table:style-name="ce68" table:formula="of:=IF(NOW()&lt;[.B37];0;[.E37]-[.C37])" office:value-type="time" office:time-value="PT00H00M00S" calcext:value-type="time">
            <text:p>00:00</text:p>
          </table:table-cell>
          <table:table-cell table:style-name="ce1" table:formula="of:=[.G37]-[.F37]+[.I37]-[.H37]+[.K37]-[.J37]+[.M37]-[.L37]+[.N37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7]-SUM([.Q37:.Z37])-[.N37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8];&quot;jjjj&quot;)" office:value-type="string" office:string-value="mardi" calcext:value-type="string">
            <text:p>mardi</text:p>
          </table:table-cell>
          <table:table-cell table:style-name="ce66" table:formula="of:=[.B37]+1" office:value-type="date" office:date-value="2025-09-30" calcext:value-type="date">
            <text:p>30.09.2025</text:p>
          </table:table-cell>
          <table:table-cell table:style-name="ce1" table:formula="of:=IF(OR(WEEKDAY([.B38])=1;WEEKDAY([.B38])=7);0;[.$A$1])" office:value-type="time" office:time-value="PT08H17M00S" calcext:value-type="time">
            <text:p>08:17</text:p>
          </table:table-cell>
          <table:table-cell table:style-name="ce68" table:formula="of:=IF(NOW()&lt;[.B38];0;[.E38]-[.C38])" office:value-type="time" office:time-value="PT00H00M00S" calcext:value-type="time">
            <text:p>00:00</text:p>
          </table:table-cell>
          <table:table-cell table:style-name="ce1" table:formula="of:=[.G38]-[.F38]+[.I38]-[.H38]+[.K38]-[.J38]+[.M38]-[.L38]+[.N38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8]-SUM([.Q38:.Z38])-[.N38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"/>
          <table:table-cell table:style-name="ce69"/>
          <table:table-cell table:number-columns-repeated="1020"/>
        </table:table-row>
        <table:table-row table:style-name="ro2" table:number-rows-repeated="3">
          <table:table-cell table:number-columns-repeated="2"/>
          <table:table-cell table:style-name="ce1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 table:number-rows-repeated="65492">
          <table:table-cell table:number-columns-repeated="2"/>
          <table:table-cell table:style-name="ce1"/>
          <table:table-cell table:number-columns-repeated="1021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ctobre" table:style-name="ta1" table:print-ranges="octobre.A1:octobre.O39">
        <table:table-column table:style-name="co7" table:default-cell-style-name="ce25"/>
        <table:table-column table:style-name="co2" table:default-cell-style-name="ce25"/>
        <table:table-column table:style-name="co3" table:default-cell-style-name="ce25"/>
        <table:table-column table:style-name="co2" table:default-cell-style-name="ce25"/>
        <table:table-column table:style-name="co5" table:default-cell-style-name="ce25"/>
        <table:table-column table:style-name="co23" table:number-columns-repeated="8" table:default-cell-style-name="ce25"/>
        <table:table-column table:style-name="co25" table:number-columns-repeated="2" table:default-cell-style-name="ce25"/>
        <table:table-column table:style-name="co11" table:default-cell-style-name="ce1"/>
        <table:table-column table:style-name="co12" table:number-columns-repeated="10" table:default-cell-style-name="ce1"/>
        <table:table-column table:style-name="co12" table:default-cell-style-name="ce25"/>
        <table:table-column table:style-name="co2" table:number-columns-repeated="229" table:default-cell-style-name="ce25"/>
        <table:table-column table:style-name="co6" table:number-columns-repeated="768" table:default-cell-style-name="ce25"/>
        <table:table-row table:style-name="ro3">
          <table:table-cell table:style-name="ce1" table:formula="of:=[septembre.A1]" office:value-type="time" office:time-value="PT08H17M00S" calcext:value-type="time">
            <text:p>08:17</text:p>
          </table:table-cell>
          <table:table-cell office:value-type="string" calcext:value-type="string">
            <text:p>horaire journalier</text:p>
          </table:table-cell>
          <table:table-cell table:style-name="ce1"/>
          <table:table-cell/>
          <table:table-cell table:style-name="ce35" table:number-columns-repeated="9"/>
          <table:table-cell table:number-columns-repeated="2"/>
          <table:table-cell table:style-name="ce73" office:value-type="string" calcext:value-type="string">
            <text:p>solde</text:p>
          </table:table-cell>
          <table:table-cell table:style-name="ce58" table:formula="of:=[$init.Q1]" office:value-type="string" office:string-value="assurances, org interne, divers" calcext:value-type="string">
            <text:p>assurances, org interne, divers</text:p>
          </table:table-cell>
          <table:table-cell table:style-name="ce58" table:formula="of:=[$init.R1]" office:value-type="string" office:string-value="informatique" calcext:value-type="string">
            <text:p>informatique</text:p>
          </table:table-cell>
          <table:table-cell table:style-name="ce58" table:formula="of:=[$init.S1]" office:value-type="string" office:string-value="of + stock + gestion cmd et plans clients" calcext:value-type="string">
            <text:p>of + stock + gestion cmd et plans clients</text:p>
          </table:table-cell>
          <table:table-cell table:style-name="ce58" table:formula="of:=[$init.T1]" office:value-type="string" office:string-value="offres, facturation, contact client" calcext:value-type="string">
            <text:p>offres, facturation, contact client</text:p>
          </table:table-cell>
          <table:table-cell table:style-name="ce58" table:formula="of:=[$init.U1]" office:value-type="string" office:string-value="rh" calcext:value-type="string">
            <text:p>rh</text:p>
          </table:table-cell>
          <table:table-cell table:style-name="ce58" table:formula="of:=[$init.V1]" office:value-type="string" office:string-value="achats + contact fournisseurs" calcext:value-type="string">
            <text:p>achats + contact fournisseurs</text:p>
          </table:table-cell>
          <table:table-cell table:style-name="ce58" table:formula="of:=[$init.W1]" office:value-type="string" office:string-value="livraisons, délais, contact clients" calcext:value-type="string">
            <text:p>livraisons, délais, contact clients</text:p>
          </table:table-cell>
          <table:table-cell table:style-name="ce58" table:formula="of:=[$init.X1]" office:value-type="string" office:string-value="qualité" calcext:value-type="string">
            <text:p>qualité</text:p>
          </table:table-cell>
          <table:table-cell table:style-name="ce58" table:formula="of:=[$init.Y1]" office:value-type="string" office:string-value="compta" calcext:value-type="string">
            <text:p>compta</text:p>
          </table:table-cell>
          <table:table-cell table:style-name="ce58" table:formula="of:=[$init.Z1]" office:value-type="string" office:string-value="autre" calcext:value-type="string">
            <text:p>autre</text:p>
          </table:table-cell>
          <table:table-cell table:style-name="ce58" table:formula="of:=[$init.AA1]" office:value-type="string" office:string-value="remarque" calcext:value-type="string">
            <text:p>remarque</text:p>
          </table:table-cell>
          <table:table-cell table:number-columns-repeated="997"/>
        </table:table-row>
        <table:table-row table:style-name="ro2">
          <table:table-cell table:style-name="ce62" table:formula="of:=[septembre.A2]-[.N8]" office:value-type="float" office:value="25" calcext:value-type="float">
            <text:p>25.0</text:p>
          </table:table-cell>
          <table:table-cell office:value-type="string" calcext:value-type="string">
            <text:p>solde vacances</text:p>
          </table:table-cell>
          <table:table-cell table:style-name="ce1"/>
          <table:table-cell/>
          <table:table-cell table:style-name="ce35" table:number-columns-repeated="9"/>
          <table:table-cell table:number-columns-repeated="1011"/>
        </table:table-row>
        <table:table-row table:style-name="ro2">
          <table:table-cell table:style-name="ce39" office:value-type="time" office:time-value="PT00H00M00S" calcext:value-type="time">
            <text:p>00:00</text:p>
          </table:table-cell>
          <table:table-cell table:style-name="ce36" office:value-type="string" calcext:value-type="string">
            <text:p>nb heures payées</text:p>
          </table:table-cell>
          <table:table-cell table:style-name="ce1"/>
          <table:table-cell/>
          <table:table-cell table:style-name="ce35" table:number-columns-repeated="9"/>
          <table:table-cell table:number-columns-repeated="1011"/>
        </table:table-row>
        <table:table-row table:style-name="ro2">
          <table:table-cell table:style-name="ce39" table:formula="of:=[septembre.A4]-[.A3]+[.D8]" office:value-type="time" office:time-value="PT41H41M00S" calcext:value-type="time">
            <text:p>41:41</text:p>
          </table:table-cell>
          <table:table-cell table:style-name="ce36" office:value-type="string" calcext:value-type="string">
            <text:p>solde balance</text:p>
          </table:table-cell>
          <table:table-cell table:style-name="ce1"/>
          <table:table-cell/>
          <table:table-cell table:style-name="ce35" table:number-columns-repeated="9"/>
          <table:table-cell table:number-columns-repeated="1011"/>
        </table:table-row>
        <table:table-row table:style-name="ro2" table:number-rows-repeated="2">
          <table:table-cell table:number-columns-repeated="2"/>
          <table:table-cell table:style-name="ce1"/>
          <table:table-cell/>
          <table:table-cell table:style-name="ce35" table:number-columns-repeated="9"/>
          <table:table-cell table:number-columns-repeated="1011"/>
        </table:table-row>
        <table:table-row table:style-name="ro2">
          <table:table-cell table:number-columns-repeated="2"/>
          <table:table-cell table:style-name="ce1" office:value-type="string" calcext:value-type="string">
            <text:p>Temps théorique</text:p>
          </table:table-cell>
          <table:table-cell office:value-type="string" calcext:value-type="string">
            <text:p>Balance</text:p>
          </table:table-cell>
          <table:table-cell table:style-name="ce35" office:value-type="string" calcext:value-type="string">
            <text:p>Solde</text:p>
          </table:table-cell>
          <table:table-cell table:style-name="ce35" office:value-type="string" calcext:value-type="string">
            <text:p>Entrée</text:p>
          </table:table-cell>
          <table:table-cell table:style-name="ce35" office:value-type="string" calcext:value-type="string">
            <text:p>Sortie</text:p>
          </table:table-cell>
          <table:table-cell table:style-name="ce47" office:value-type="string" calcext:value-type="string">
            <text:p>Entrée</text:p>
          </table:table-cell>
          <table:table-cell table:style-name="ce35" office:value-type="string" calcext:value-type="string">
            <text:p>Sortie</text:p>
          </table:table-cell>
          <table:table-cell table:style-name="ce35" office:value-type="string" calcext:value-type="string">
            <text:p>Entrée</text:p>
          </table:table-cell>
          <table:table-cell table:style-name="ce35" office:value-type="string" calcext:value-type="string">
            <text:p>Sortie</text:p>
          </table:table-cell>
          <table:table-cell table:style-name="ce35" office:value-type="string" calcext:value-type="string">
            <text:p>Entrée</text:p>
          </table:table-cell>
          <table:table-cell table:style-name="ce35" office:value-type="string" calcext:value-type="string">
            <text:p>Sortie</text:p>
          </table:table-cell>
          <table:table-cell table:style-name="ce26" office:value-type="string" calcext:value-type="string">
            <text:p>Vacances</text:p>
          </table:table-cell>
          <table:table-cell table:style-name="ce72" office:value-type="string" calcext:value-type="string">
            <text:p>Remarque</text:p>
          </table:table-cell>
          <table:table-cell table:number-columns-repeated="2"/>
          <table:table-cell table:style-name="ce63"/>
          <table:table-cell table:number-columns-repeated="1006"/>
        </table:table-row>
        <table:table-row table:style-name="ro2">
          <table:table-cell table:style-name="ce64" office:value-type="string" calcext:value-type="string">
            <text:p>total</text:p>
          </table:table-cell>
          <table:table-cell table:style-name="ce65"/>
          <table:table-cell table:style-name="ce67"/>
          <table:table-cell table:style-name="ce63" table:formula="of:=SUM([.D9:.D39])" office:value-type="time" office:time-value="PT00H00M00S" calcext:value-type="time">
            <text:p>00:00</text:p>
          </table:table-cell>
          <table:table-cell table:style-name="ce70" table:number-columns-repeated="9"/>
          <table:table-cell table:style-name="ce62" table:formula="of:=SUM([.N9:.N39])" office:value-type="float" office:value="0" calcext:value-type="float">
            <text:p>0.0</text:p>
          </table:table-cell>
          <table:table-cell table:style-name="ce65"/>
          <table:table-cell/>
          <table:table-cell table:style-name="ce63" table:formula="of:=SUM([.Q9:.Q39])" office:value-type="time" office:time-value="PT00H00M00S" calcext:value-type="time">
            <text:p>00:00</text:p>
          </table:table-cell>
          <table:table-cell table:style-name="ce63" table:formula="of:=SUM([.R9:.R39])" office:value-type="time" office:time-value="PT00H00M00S" calcext:value-type="time">
            <text:p>00:00</text:p>
          </table:table-cell>
          <table:table-cell table:style-name="ce63" table:formula="of:=SUM([.S9:.S39])" office:value-type="time" office:time-value="PT00H00M00S" calcext:value-type="time">
            <text:p>00:00</text:p>
          </table:table-cell>
          <table:table-cell table:style-name="ce63" table:formula="of:=SUM([.T9:.T39])" office:value-type="time" office:time-value="PT00H00M00S" calcext:value-type="time">
            <text:p>00:00</text:p>
          </table:table-cell>
          <table:table-cell table:style-name="ce63" table:formula="of:=SUM([.U9:.U39])" office:value-type="time" office:time-value="PT00H00M00S" calcext:value-type="time">
            <text:p>00:00</text:p>
          </table:table-cell>
          <table:table-cell table:style-name="ce63" table:formula="of:=SUM([.V9:.V39])" office:value-type="time" office:time-value="PT00H00M00S" calcext:value-type="time">
            <text:p>00:00</text:p>
          </table:table-cell>
          <table:table-cell table:style-name="ce63" table:formula="of:=SUM([.W9:.W39])" office:value-type="time" office:time-value="PT00H00M00S" calcext:value-type="time">
            <text:p>00:00</text:p>
          </table:table-cell>
          <table:table-cell table:style-name="ce63" table:formula="of:=SUM([.X9:.X39])" office:value-type="time" office:time-value="PT00H00M00S" calcext:value-type="time">
            <text:p>00:00</text:p>
          </table:table-cell>
          <table:table-cell table:style-name="ce63" table:formula="of:=SUM([.Y9:.Y39])" office:value-type="time" office:time-value="PT00H00M00S" calcext:value-type="time">
            <text:p>00:00</text:p>
          </table:table-cell>
          <table:table-cell table:style-name="ce63" table:formula="of:=SUM([.Z9:.Z39])" office:value-type="time" office:time-value="PT00H00M00S" calcext:value-type="time">
            <text:p>00:00</text:p>
          </table:table-cell>
          <table:table-cell table:style-name="ce65" table:number-columns-repeated="230"/>
          <table:table-cell table:number-columns-repeated="768"/>
        </table:table-row>
        <table:table-row table:style-name="ro2">
          <table:table-cell table:style-name="ce41" table:formula="of:=TEXT([.B9];&quot;jjjj&quot;)" office:value-type="string" office:string-value="mercredi" calcext:value-type="string">
            <text:p>mercredi</text:p>
          </table:table-cell>
          <table:table-cell table:style-name="ce66" table:formula="of:=EDATE([septembre.B9];1)" office:value-type="date" office:date-value="2025-10-01" calcext:value-type="date">
            <text:p>01.10.2025</text:p>
          </table:table-cell>
          <table:table-cell table:style-name="ce1" table:formula="of:=IF(OR(WEEKDAY([.B9])=1;WEEKDAY([.B9])=7);0;[.$A$1])" office:value-type="time" office:time-value="PT08H17M00S" calcext:value-type="time">
            <text:p>08:17</text:p>
          </table:table-cell>
          <table:table-cell table:style-name="ce68" table:formula="of:=IF(NOW()&lt;[.B9];0;[.E9]-[.C9])" office:value-type="time" office:time-value="PT00H00M00S" calcext:value-type="time">
            <text:p>00:00</text:p>
          </table:table-cell>
          <table:table-cell table:style-name="ce1" table:formula="of:=[.G9]-[.F9]+[.I9]-[.H9]+[.K9]-[.J9]+[.M9]-[.L9]+[.N9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9]-SUM([.Q9:.Z9])-[.N9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0];&quot;jjjj&quot;)" office:value-type="string" office:string-value="jeudi" calcext:value-type="string">
            <text:p>jeudi</text:p>
          </table:table-cell>
          <table:table-cell table:style-name="ce66" table:formula="of:=[.B9]+1" office:value-type="date" office:date-value="2025-10-02" calcext:value-type="date">
            <text:p>02.10.2025</text:p>
          </table:table-cell>
          <table:table-cell table:style-name="ce1" table:formula="of:=IF(OR(WEEKDAY([.B10])=1;WEEKDAY([.B10])=7);0;[.$A$1])" office:value-type="time" office:time-value="PT08H17M00S" calcext:value-type="time">
            <text:p>08:17</text:p>
          </table:table-cell>
          <table:table-cell table:style-name="ce68" table:formula="of:=IF(NOW()&lt;[.B10];0;[.E10]-[.C10])" office:value-type="time" office:time-value="PT00H00M00S" calcext:value-type="time">
            <text:p>00:00</text:p>
          </table:table-cell>
          <table:table-cell table:style-name="ce1" table:formula="of:=[.G10]-[.F10]+[.I10]-[.H10]+[.K10]-[.J10]+[.M10]-[.L10]+[.N10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0]-SUM([.Q10:.Z10])-[.N10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1];&quot;jjjj&quot;)" office:value-type="string" office:string-value="vendredi" calcext:value-type="string">
            <text:p>vendredi</text:p>
          </table:table-cell>
          <table:table-cell table:style-name="ce66" table:formula="of:=[.B10]+1" office:value-type="date" office:date-value="2025-10-03" calcext:value-type="date">
            <text:p>03.10.2025</text:p>
          </table:table-cell>
          <table:table-cell table:style-name="ce1" table:formula="of:=IF(OR(WEEKDAY([.B11])=1;WEEKDAY([.B11])=7);0;[.$A$1])" office:value-type="time" office:time-value="PT08H17M00S" calcext:value-type="time">
            <text:p>08:17</text:p>
          </table:table-cell>
          <table:table-cell table:style-name="ce68" table:formula="of:=IF(NOW()&lt;[.B11];0;[.E11]-[.C11])" office:value-type="time" office:time-value="PT00H00M00S" calcext:value-type="time">
            <text:p>00:00</text:p>
          </table:table-cell>
          <table:table-cell table:style-name="ce1" table:formula="of:=[.G11]-[.F11]+[.I11]-[.H11]+[.K11]-[.J11]+[.M11]-[.L11]+[.N11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1]-SUM([.Q11:.Z11])-[.N11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2];&quot;jjjj&quot;)" office:value-type="string" office:string-value="samedi" calcext:value-type="string">
            <text:p>samedi</text:p>
          </table:table-cell>
          <table:table-cell table:style-name="ce66" table:formula="of:=[.B11]+1" office:value-type="date" office:date-value="2025-10-04" calcext:value-type="date">
            <text:p>04.10.2025</text:p>
          </table:table-cell>
          <table:table-cell table:style-name="ce1" table:formula="of:=IF(OR(WEEKDAY([.B12])=1;WEEKDAY([.B12])=7);0;[.$A$1])" office:value-type="time" office:time-value="PT00H00M00S" calcext:value-type="time">
            <text:p>00:00</text:p>
          </table:table-cell>
          <table:table-cell table:style-name="ce68" table:formula="of:=IF(NOW()&lt;[.B12];0;[.E12]-[.C12])" office:value-type="time" office:time-value="PT00H00M00S" calcext:value-type="time">
            <text:p>00:00</text:p>
          </table:table-cell>
          <table:table-cell table:style-name="ce1" table:formula="of:=[.G12]-[.F12]+[.I12]-[.H12]+[.K12]-[.J12]+[.M12]-[.L12]+[.N12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2]-SUM([.Q12:.Z12])-[.N12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3];&quot;jjjj&quot;)" office:value-type="string" office:string-value="dimanche" calcext:value-type="string">
            <text:p>dimanche</text:p>
          </table:table-cell>
          <table:table-cell table:style-name="ce66" table:formula="of:=[.B12]+1" office:value-type="date" office:date-value="2025-10-05" calcext:value-type="date">
            <text:p>05.10.2025</text:p>
          </table:table-cell>
          <table:table-cell table:style-name="ce1" table:formula="of:=IF(OR(WEEKDAY([.B13])=1;WEEKDAY([.B13])=7);0;[.$A$1])" office:value-type="time" office:time-value="PT00H00M00S" calcext:value-type="time">
            <text:p>00:00</text:p>
          </table:table-cell>
          <table:table-cell table:style-name="ce68" table:formula="of:=IF(NOW()&lt;[.B13];0;[.E13]-[.C13])" office:value-type="time" office:time-value="PT00H00M00S" calcext:value-type="time">
            <text:p>00:00</text:p>
          </table:table-cell>
          <table:table-cell table:style-name="ce1" table:formula="of:=[.G13]-[.F13]+[.I13]-[.H13]+[.K13]-[.J13]+[.M13]-[.L13]+[.N13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3]-SUM([.Q13:.Z13])-[.N13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4];&quot;jjjj&quot;)" office:value-type="string" office:string-value="lundi" calcext:value-type="string">
            <text:p>lundi</text:p>
          </table:table-cell>
          <table:table-cell table:style-name="ce66" table:formula="of:=[.B13]+1" office:value-type="date" office:date-value="2025-10-06" calcext:value-type="date">
            <text:p>06.10.2025</text:p>
          </table:table-cell>
          <table:table-cell table:style-name="ce1" table:formula="of:=IF(OR(WEEKDAY([.B14])=1;WEEKDAY([.B14])=7);0;[.$A$1])" office:value-type="time" office:time-value="PT08H17M00S" calcext:value-type="time">
            <text:p>08:17</text:p>
          </table:table-cell>
          <table:table-cell table:style-name="ce68" table:formula="of:=IF(NOW()&lt;[.B14];0;[.E14]-[.C14])" office:value-type="time" office:time-value="PT00H00M00S" calcext:value-type="time">
            <text:p>00:00</text:p>
          </table:table-cell>
          <table:table-cell table:style-name="ce1" table:formula="of:=[.G14]-[.F14]+[.I14]-[.H14]+[.K14]-[.J14]+[.M14]-[.L14]+[.N14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4]-SUM([.Q14:.Z14])-[.N14]*[.$A$1]" office:value-type="time" office:time-value="PT00H00M00S" calcext:value-type="time">
            <text:p>00:00</text:p>
          </table:table-cell>
          <table:table-cell table:number-columns-repeated="10"/>
          <table:table-cell table:style-name="ce75"/>
          <table:table-cell table:number-columns-repeated="997"/>
        </table:table-row>
        <table:table-row table:style-name="ro2">
          <table:table-cell table:style-name="ce41" table:formula="of:=TEXT([.B15];&quot;jjjj&quot;)" office:value-type="string" office:string-value="mardi" calcext:value-type="string">
            <text:p>mardi</text:p>
          </table:table-cell>
          <table:table-cell table:style-name="ce66" table:formula="of:=[.B14]+1" office:value-type="date" office:date-value="2025-10-07" calcext:value-type="date">
            <text:p>07.10.2025</text:p>
          </table:table-cell>
          <table:table-cell table:style-name="ce1" table:formula="of:=IF(OR(WEEKDAY([.B15])=1;WEEKDAY([.B15])=7);0;[.$A$1])" office:value-type="time" office:time-value="PT08H17M00S" calcext:value-type="time">
            <text:p>08:17</text:p>
          </table:table-cell>
          <table:table-cell table:style-name="ce68" table:formula="of:=IF(NOW()&lt;[.B15];0;[.E15]-[.C15])" office:value-type="time" office:time-value="PT00H00M00S" calcext:value-type="time">
            <text:p>00:00</text:p>
          </table:table-cell>
          <table:table-cell table:style-name="ce1" table:formula="of:=[.G15]-[.F15]+[.I15]-[.H15]+[.K15]-[.J15]+[.M15]-[.L15]+[.N15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5]-SUM([.Q15:.Z15])-[.N15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6];&quot;jjjj&quot;)" office:value-type="string" office:string-value="mercredi" calcext:value-type="string">
            <text:p>mercredi</text:p>
          </table:table-cell>
          <table:table-cell table:style-name="ce66" table:formula="of:=[.B15]+1" office:value-type="date" office:date-value="2025-10-08" calcext:value-type="date">
            <text:p>08.10.2025</text:p>
          </table:table-cell>
          <table:table-cell table:style-name="ce1" table:formula="of:=IF(OR(WEEKDAY([.B16])=1;WEEKDAY([.B16])=7);0;[.$A$1])" office:value-type="time" office:time-value="PT08H17M00S" calcext:value-type="time">
            <text:p>08:17</text:p>
          </table:table-cell>
          <table:table-cell table:style-name="ce68" table:formula="of:=IF(NOW()&lt;[.B16];0;[.E16]-[.C16])" office:value-type="time" office:time-value="PT00H00M00S" calcext:value-type="time">
            <text:p>00:00</text:p>
          </table:table-cell>
          <table:table-cell table:style-name="ce1" table:formula="of:=[.G16]-[.F16]+[.I16]-[.H16]+[.K16]-[.J16]+[.M16]-[.L16]+[.N16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6]-SUM([.Q16:.Z16])-[.N16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7];&quot;jjjj&quot;)" office:value-type="string" office:string-value="jeudi" calcext:value-type="string">
            <text:p>jeudi</text:p>
          </table:table-cell>
          <table:table-cell table:style-name="ce66" table:formula="of:=[.B16]+1" office:value-type="date" office:date-value="2025-10-09" calcext:value-type="date">
            <text:p>09.10.2025</text:p>
          </table:table-cell>
          <table:table-cell table:style-name="ce1" table:formula="of:=IF(OR(WEEKDAY([.B17])=1;WEEKDAY([.B17])=7);0;[.$A$1])" office:value-type="time" office:time-value="PT08H17M00S" calcext:value-type="time">
            <text:p>08:17</text:p>
          </table:table-cell>
          <table:table-cell table:style-name="ce68" table:formula="of:=IF(NOW()&lt;[.B17];0;[.E17]-[.C17])" office:value-type="time" office:time-value="PT00H00M00S" calcext:value-type="time">
            <text:p>00:00</text:p>
          </table:table-cell>
          <table:table-cell table:style-name="ce1" table:formula="of:=[.G17]-[.F17]+[.I17]-[.H17]+[.K17]-[.J17]+[.M17]-[.L17]+[.N17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7]-SUM([.Q17:.Z17])-[.N17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8];&quot;jjjj&quot;)" office:value-type="string" office:string-value="vendredi" calcext:value-type="string">
            <text:p>vendredi</text:p>
          </table:table-cell>
          <table:table-cell table:style-name="ce66" table:formula="of:=[.B17]+1" office:value-type="date" office:date-value="2025-10-10" calcext:value-type="date">
            <text:p>10.10.2025</text:p>
          </table:table-cell>
          <table:table-cell table:style-name="ce1" table:formula="of:=IF(OR(WEEKDAY([.B18])=1;WEEKDAY([.B18])=7);0;[.$A$1])" office:value-type="time" office:time-value="PT08H17M00S" calcext:value-type="time">
            <text:p>08:17</text:p>
          </table:table-cell>
          <table:table-cell table:style-name="ce68" table:formula="of:=IF(NOW()&lt;[.B18];0;[.E18]-[.C18])" office:value-type="time" office:time-value="PT00H00M00S" calcext:value-type="time">
            <text:p>00:00</text:p>
          </table:table-cell>
          <table:table-cell table:style-name="ce1" table:formula="of:=[.G18]-[.F18]+[.I18]-[.H18]+[.K18]-[.J18]+[.M18]-[.L18]+[.N18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8]-SUM([.Q18:.Z18])-[.N18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9];&quot;jjjj&quot;)" office:value-type="string" office:string-value="samedi" calcext:value-type="string">
            <text:p>samedi</text:p>
          </table:table-cell>
          <table:table-cell table:style-name="ce66" table:formula="of:=[.B18]+1" office:value-type="date" office:date-value="2025-10-11" calcext:value-type="date">
            <text:p>11.10.2025</text:p>
          </table:table-cell>
          <table:table-cell table:style-name="ce1" table:formula="of:=IF(OR(WEEKDAY([.B19])=1;WEEKDAY([.B19])=7);0;[.$A$1])" office:value-type="time" office:time-value="PT00H00M00S" calcext:value-type="time">
            <text:p>00:00</text:p>
          </table:table-cell>
          <table:table-cell table:style-name="ce68" table:formula="of:=IF(NOW()&lt;[.B19];0;[.E19]-[.C19])" office:value-type="time" office:time-value="PT00H00M00S" calcext:value-type="time">
            <text:p>00:00</text:p>
          </table:table-cell>
          <table:table-cell table:style-name="ce1" table:formula="of:=[.G19]-[.F19]+[.I19]-[.H19]+[.K19]-[.J19]+[.M19]-[.L19]+[.N19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9]-SUM([.Q19:.Z19])-[.N19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0];&quot;jjjj&quot;)" office:value-type="string" office:string-value="dimanche" calcext:value-type="string">
            <text:p>dimanche</text:p>
          </table:table-cell>
          <table:table-cell table:style-name="ce66" table:formula="of:=[.B19]+1" office:value-type="date" office:date-value="2025-10-12" calcext:value-type="date">
            <text:p>12.10.2025</text:p>
          </table:table-cell>
          <table:table-cell table:style-name="ce1" table:formula="of:=IF(OR(WEEKDAY([.B20])=1;WEEKDAY([.B20])=7);0;[.$A$1])" office:value-type="time" office:time-value="PT00H00M00S" calcext:value-type="time">
            <text:p>00:00</text:p>
          </table:table-cell>
          <table:table-cell table:style-name="ce68" table:formula="of:=IF(NOW()&lt;[.B20];0;[.E20]-[.C20])" office:value-type="time" office:time-value="PT00H00M00S" calcext:value-type="time">
            <text:p>00:00</text:p>
          </table:table-cell>
          <table:table-cell table:style-name="ce1" table:formula="of:=[.G20]-[.F20]+[.I20]-[.H20]+[.K20]-[.J20]+[.M20]-[.L20]+[.N20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0]-SUM([.Q20:.Z20])-[.N20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1];&quot;jjjj&quot;)" office:value-type="string" office:string-value="lundi" calcext:value-type="string">
            <text:p>lundi</text:p>
          </table:table-cell>
          <table:table-cell table:style-name="ce66" table:formula="of:=[.B20]+1" office:value-type="date" office:date-value="2025-10-13" calcext:value-type="date">
            <text:p>13.10.2025</text:p>
          </table:table-cell>
          <table:table-cell table:style-name="ce1" table:formula="of:=IF(OR(WEEKDAY([.B21])=1;WEEKDAY([.B21])=7);0;[.$A$1])" office:value-type="time" office:time-value="PT08H17M00S" calcext:value-type="time">
            <text:p>08:17</text:p>
          </table:table-cell>
          <table:table-cell table:style-name="ce68" table:formula="of:=IF(NOW()&lt;[.B21];0;[.E21]-[.C21])" office:value-type="time" office:time-value="PT00H00M00S" calcext:value-type="time">
            <text:p>00:00</text:p>
          </table:table-cell>
          <table:table-cell table:style-name="ce1" table:formula="of:=[.G21]-[.F21]+[.I21]-[.H21]+[.K21]-[.J21]+[.M21]-[.L21]+[.N21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1]-SUM([.Q21:.Z21])-[.N21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2];&quot;jjjj&quot;)" office:value-type="string" office:string-value="mardi" calcext:value-type="string">
            <text:p>mardi</text:p>
          </table:table-cell>
          <table:table-cell table:style-name="ce66" table:formula="of:=[.B21]+1" office:value-type="date" office:date-value="2025-10-14" calcext:value-type="date">
            <text:p>14.10.2025</text:p>
          </table:table-cell>
          <table:table-cell table:style-name="ce1" table:formula="of:=IF(OR(WEEKDAY([.B22])=1;WEEKDAY([.B22])=7);0;[.$A$1])" office:value-type="time" office:time-value="PT08H17M00S" calcext:value-type="time">
            <text:p>08:17</text:p>
          </table:table-cell>
          <table:table-cell table:style-name="ce68" table:formula="of:=IF(NOW()&lt;[.B22];0;[.E22]-[.C22])" office:value-type="time" office:time-value="PT00H00M00S" calcext:value-type="time">
            <text:p>00:00</text:p>
          </table:table-cell>
          <table:table-cell table:style-name="ce1" table:formula="of:=[.G22]-[.F22]+[.I22]-[.H22]+[.K22]-[.J22]+[.M22]-[.L22]+[.N22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2]-SUM([.Q22:.Z22])-[.N22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3];&quot;jjjj&quot;)" office:value-type="string" office:string-value="mercredi" calcext:value-type="string">
            <text:p>mercredi</text:p>
          </table:table-cell>
          <table:table-cell table:style-name="ce66" table:formula="of:=[.B22]+1" office:value-type="date" office:date-value="2025-10-15" calcext:value-type="date">
            <text:p>15.10.2025</text:p>
          </table:table-cell>
          <table:table-cell table:style-name="ce1" table:formula="of:=IF(OR(WEEKDAY([.B23])=1;WEEKDAY([.B23])=7);0;[.$A$1])" office:value-type="time" office:time-value="PT08H17M00S" calcext:value-type="time">
            <text:p>08:17</text:p>
          </table:table-cell>
          <table:table-cell table:style-name="ce68" table:formula="of:=IF(NOW()&lt;[.B23];0;[.E23]-[.C23])" office:value-type="time" office:time-value="PT00H00M00S" calcext:value-type="time">
            <text:p>00:00</text:p>
          </table:table-cell>
          <table:table-cell table:style-name="ce1" table:formula="of:=[.G23]-[.F23]+[.I23]-[.H23]+[.K23]-[.J23]+[.M23]-[.L23]+[.N23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3]-SUM([.Q23:.Z23])-[.N23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4];&quot;jjjj&quot;)" office:value-type="string" office:string-value="jeudi" calcext:value-type="string">
            <text:p>jeudi</text:p>
          </table:table-cell>
          <table:table-cell table:style-name="ce66" table:formula="of:=[.B23]+1" office:value-type="date" office:date-value="2025-10-16" calcext:value-type="date">
            <text:p>16.10.2025</text:p>
          </table:table-cell>
          <table:table-cell table:style-name="ce1" table:formula="of:=IF(OR(WEEKDAY([.B24])=1;WEEKDAY([.B24])=7);0;[.$A$1])" office:value-type="time" office:time-value="PT08H17M00S" calcext:value-type="time">
            <text:p>08:17</text:p>
          </table:table-cell>
          <table:table-cell table:style-name="ce68" table:formula="of:=IF(NOW()&lt;[.B24];0;[.E24]-[.C24])" office:value-type="time" office:time-value="PT00H00M00S" calcext:value-type="time">
            <text:p>00:00</text:p>
          </table:table-cell>
          <table:table-cell table:style-name="ce1" table:formula="of:=[.G24]-[.F24]+[.I24]-[.H24]+[.K24]-[.J24]+[.M24]-[.L24]+[.N24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4]-SUM([.Q24:.Z24])-[.N24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5];&quot;jjjj&quot;)" office:value-type="string" office:string-value="vendredi" calcext:value-type="string">
            <text:p>vendredi</text:p>
          </table:table-cell>
          <table:table-cell table:style-name="ce66" table:formula="of:=[.B24]+1" office:value-type="date" office:date-value="2025-10-17" calcext:value-type="date">
            <text:p>17.10.2025</text:p>
          </table:table-cell>
          <table:table-cell table:style-name="ce1" table:formula="of:=IF(OR(WEEKDAY([.B25])=1;WEEKDAY([.B25])=7);0;[.$A$1])" office:value-type="time" office:time-value="PT08H17M00S" calcext:value-type="time">
            <text:p>08:17</text:p>
          </table:table-cell>
          <table:table-cell table:style-name="ce68" table:formula="of:=IF(NOW()&lt;[.B25];0;[.E25]-[.C25])" office:value-type="time" office:time-value="PT00H00M00S" calcext:value-type="time">
            <text:p>00:00</text:p>
          </table:table-cell>
          <table:table-cell table:style-name="ce1" table:formula="of:=[.G25]-[.F25]+[.I25]-[.H25]+[.K25]-[.J25]+[.M25]-[.L25]+[.N25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5]-SUM([.Q25:.Z25])-[.N25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6];&quot;jjjj&quot;)" office:value-type="string" office:string-value="samedi" calcext:value-type="string">
            <text:p>samedi</text:p>
          </table:table-cell>
          <table:table-cell table:style-name="ce66" table:formula="of:=[.B25]+1" office:value-type="date" office:date-value="2025-10-18" calcext:value-type="date">
            <text:p>18.10.2025</text:p>
          </table:table-cell>
          <table:table-cell table:style-name="ce1" table:formula="of:=IF(OR(WEEKDAY([.B26])=1;WEEKDAY([.B26])=7);0;[.$A$1])" office:value-type="time" office:time-value="PT00H00M00S" calcext:value-type="time">
            <text:p>00:00</text:p>
          </table:table-cell>
          <table:table-cell table:style-name="ce68" table:formula="of:=IF(NOW()&lt;[.B26];0;[.E26]-[.C26])" office:value-type="time" office:time-value="PT00H00M00S" calcext:value-type="time">
            <text:p>00:00</text:p>
          </table:table-cell>
          <table:table-cell table:style-name="ce1" table:formula="of:=[.G26]-[.F26]+[.I26]-[.H26]+[.K26]-[.J26]+[.M26]-[.L26]+[.N26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6]-SUM([.Q26:.Z26])-[.N26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7];&quot;jjjj&quot;)" office:value-type="string" office:string-value="dimanche" calcext:value-type="string">
            <text:p>dimanche</text:p>
          </table:table-cell>
          <table:table-cell table:style-name="ce66" table:formula="of:=[.B26]+1" office:value-type="date" office:date-value="2025-10-19" calcext:value-type="date">
            <text:p>19.10.2025</text:p>
          </table:table-cell>
          <table:table-cell table:style-name="ce1" table:formula="of:=IF(OR(WEEKDAY([.B27])=1;WEEKDAY([.B27])=7);0;[.$A$1])" office:value-type="time" office:time-value="PT00H00M00S" calcext:value-type="time">
            <text:p>00:00</text:p>
          </table:table-cell>
          <table:table-cell table:style-name="ce68" table:formula="of:=IF(NOW()&lt;[.B27];0;[.E27]-[.C27])" office:value-type="time" office:time-value="PT00H00M00S" calcext:value-type="time">
            <text:p>00:00</text:p>
          </table:table-cell>
          <table:table-cell table:style-name="ce1" table:formula="of:=[.G27]-[.F27]+[.I27]-[.H27]+[.K27]-[.J27]+[.M27]-[.L27]+[.N27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7]-SUM([.Q27:.Z27])-[.N27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8];&quot;jjjj&quot;)" office:value-type="string" office:string-value="lundi" calcext:value-type="string">
            <text:p>lundi</text:p>
          </table:table-cell>
          <table:table-cell table:style-name="ce66" table:formula="of:=[.B27]+1" office:value-type="date" office:date-value="2025-10-20" calcext:value-type="date">
            <text:p>20.10.2025</text:p>
          </table:table-cell>
          <table:table-cell table:style-name="ce1" table:formula="of:=IF(OR(WEEKDAY([.B28])=1;WEEKDAY([.B28])=7);0;[.$A$1])" office:value-type="time" office:time-value="PT08H17M00S" calcext:value-type="time">
            <text:p>08:17</text:p>
          </table:table-cell>
          <table:table-cell table:style-name="ce68" table:formula="of:=IF(NOW()&lt;[.B28];0;[.E28]-[.C28])" office:value-type="time" office:time-value="PT00H00M00S" calcext:value-type="time">
            <text:p>00:00</text:p>
          </table:table-cell>
          <table:table-cell table:style-name="ce1" table:formula="of:=[.G28]-[.F28]+[.I28]-[.H28]+[.K28]-[.J28]+[.M28]-[.L28]+[.N28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8]-SUM([.Q28:.Z28])-[.N28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9];&quot;jjjj&quot;)" office:value-type="string" office:string-value="mardi" calcext:value-type="string">
            <text:p>mardi</text:p>
          </table:table-cell>
          <table:table-cell table:style-name="ce66" table:formula="of:=[.B28]+1" office:value-type="date" office:date-value="2025-10-21" calcext:value-type="date">
            <text:p>21.10.2025</text:p>
          </table:table-cell>
          <table:table-cell table:style-name="ce1" table:formula="of:=IF(OR(WEEKDAY([.B29])=1;WEEKDAY([.B29])=7);0;[.$A$1])" office:value-type="time" office:time-value="PT08H17M00S" calcext:value-type="time">
            <text:p>08:17</text:p>
          </table:table-cell>
          <table:table-cell table:style-name="ce68" table:formula="of:=IF(NOW()&lt;[.B29];0;[.E29]-[.C29])" office:value-type="time" office:time-value="PT00H00M00S" calcext:value-type="time">
            <text:p>00:00</text:p>
          </table:table-cell>
          <table:table-cell table:style-name="ce1" table:formula="of:=[.G29]-[.F29]+[.I29]-[.H29]+[.K29]-[.J29]+[.M29]-[.L29]+[.N29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9]-SUM([.Q29:.Z29])-[.N29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0];&quot;jjjj&quot;)" office:value-type="string" office:string-value="mercredi" calcext:value-type="string">
            <text:p>mercredi</text:p>
          </table:table-cell>
          <table:table-cell table:style-name="ce66" table:formula="of:=[.B29]+1" office:value-type="date" office:date-value="2025-10-22" calcext:value-type="date">
            <text:p>22.10.2025</text:p>
          </table:table-cell>
          <table:table-cell table:style-name="ce1" table:formula="of:=IF(OR(WEEKDAY([.B30])=1;WEEKDAY([.B30])=7);0;[.$A$1])" office:value-type="time" office:time-value="PT08H17M00S" calcext:value-type="time">
            <text:p>08:17</text:p>
          </table:table-cell>
          <table:table-cell table:style-name="ce68" table:formula="of:=IF(NOW()&lt;[.B30];0;[.E30]-[.C30])" office:value-type="time" office:time-value="PT00H00M00S" calcext:value-type="time">
            <text:p>00:00</text:p>
          </table:table-cell>
          <table:table-cell table:style-name="ce1" table:formula="of:=[.G30]-[.F30]+[.I30]-[.H30]+[.K30]-[.J30]+[.M30]-[.L30]+[.N30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0]-SUM([.Q30:.Z30])-[.N30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1];&quot;jjjj&quot;)" office:value-type="string" office:string-value="jeudi" calcext:value-type="string">
            <text:p>jeudi</text:p>
          </table:table-cell>
          <table:table-cell table:style-name="ce66" table:formula="of:=[.B30]+1" office:value-type="date" office:date-value="2025-10-23" calcext:value-type="date">
            <text:p>23.10.2025</text:p>
          </table:table-cell>
          <table:table-cell table:style-name="ce1" table:formula="of:=IF(OR(WEEKDAY([.B31])=1;WEEKDAY([.B31])=7);0;[.$A$1])" office:value-type="time" office:time-value="PT08H17M00S" calcext:value-type="time">
            <text:p>08:17</text:p>
          </table:table-cell>
          <table:table-cell table:style-name="ce68" table:formula="of:=IF(NOW()&lt;[.B31];0;[.E31]-[.C31])" office:value-type="time" office:time-value="PT00H00M00S" calcext:value-type="time">
            <text:p>00:00</text:p>
          </table:table-cell>
          <table:table-cell table:style-name="ce1" table:formula="of:=[.G31]-[.F31]+[.I31]-[.H31]+[.K31]-[.J31]+[.M31]-[.L31]+[.N31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1]-SUM([.Q31:.Z31])-[.N31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2];&quot;jjjj&quot;)" office:value-type="string" office:string-value="vendredi" calcext:value-type="string">
            <text:p>vendredi</text:p>
          </table:table-cell>
          <table:table-cell table:style-name="ce66" table:formula="of:=[.B31]+1" office:value-type="date" office:date-value="2025-10-24" calcext:value-type="date">
            <text:p>24.10.2025</text:p>
          </table:table-cell>
          <table:table-cell table:style-name="ce1" table:formula="of:=IF(OR(WEEKDAY([.B32])=1;WEEKDAY([.B32])=7);0;[.$A$1])" office:value-type="time" office:time-value="PT08H17M00S" calcext:value-type="time">
            <text:p>08:17</text:p>
          </table:table-cell>
          <table:table-cell table:style-name="ce68" table:formula="of:=IF(NOW()&lt;[.B32];0;[.E32]-[.C32])" office:value-type="time" office:time-value="PT00H00M00S" calcext:value-type="time">
            <text:p>00:00</text:p>
          </table:table-cell>
          <table:table-cell table:style-name="ce1" table:formula="of:=[.G32]-[.F32]+[.I32]-[.H32]+[.K32]-[.J32]+[.M32]-[.L32]+[.N32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2]-SUM([.Q32:.Z32])-[.N32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3];&quot;jjjj&quot;)" office:value-type="string" office:string-value="samedi" calcext:value-type="string">
            <text:p>samedi</text:p>
          </table:table-cell>
          <table:table-cell table:style-name="ce66" table:formula="of:=[.B32]+1" office:value-type="date" office:date-value="2025-10-25" calcext:value-type="date">
            <text:p>25.10.2025</text:p>
          </table:table-cell>
          <table:table-cell table:style-name="ce1" table:formula="of:=IF(OR(WEEKDAY([.B33])=1;WEEKDAY([.B33])=7);0;[.$A$1])" office:value-type="time" office:time-value="PT00H00M00S" calcext:value-type="time">
            <text:p>00:00</text:p>
          </table:table-cell>
          <table:table-cell table:style-name="ce68" table:formula="of:=IF(NOW()&lt;[.B33];0;[.E33]-[.C33])" office:value-type="time" office:time-value="PT00H00M00S" calcext:value-type="time">
            <text:p>00:00</text:p>
          </table:table-cell>
          <table:table-cell table:style-name="ce1" table:formula="of:=[.G33]-[.F33]+[.I33]-[.H33]+[.K33]-[.J33]+[.M33]-[.L33]+[.N33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3]-SUM([.Q33:.Z33])-[.N33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4];&quot;jjjj&quot;)" office:value-type="string" office:string-value="dimanche" calcext:value-type="string">
            <text:p>dimanche</text:p>
          </table:table-cell>
          <table:table-cell table:style-name="ce66" table:formula="of:=[.B33]+1" office:value-type="date" office:date-value="2025-10-26" calcext:value-type="date">
            <text:p>26.10.2025</text:p>
          </table:table-cell>
          <table:table-cell table:style-name="ce1" table:formula="of:=IF(OR(WEEKDAY([.B34])=1;WEEKDAY([.B34])=7);0;[.$A$1])" office:value-type="time" office:time-value="PT00H00M00S" calcext:value-type="time">
            <text:p>00:00</text:p>
          </table:table-cell>
          <table:table-cell table:style-name="ce68" table:formula="of:=IF(NOW()&lt;[.B34];0;[.E34]-[.C34])" office:value-type="time" office:time-value="PT00H00M00S" calcext:value-type="time">
            <text:p>00:00</text:p>
          </table:table-cell>
          <table:table-cell table:style-name="ce1" table:formula="of:=[.G34]-[.F34]+[.I34]-[.H34]+[.K34]-[.J34]+[.M34]-[.L34]+[.N34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4]-SUM([.Q34:.Z34])-[.N34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5];&quot;jjjj&quot;)" office:value-type="string" office:string-value="lundi" calcext:value-type="string">
            <text:p>lundi</text:p>
          </table:table-cell>
          <table:table-cell table:style-name="ce66" table:formula="of:=[.B34]+1" office:value-type="date" office:date-value="2025-10-27" calcext:value-type="date">
            <text:p>27.10.2025</text:p>
          </table:table-cell>
          <table:table-cell table:style-name="ce1" table:formula="of:=IF(OR(WEEKDAY([.B35])=1;WEEKDAY([.B35])=7);0;[.$A$1])" office:value-type="time" office:time-value="PT08H17M00S" calcext:value-type="time">
            <text:p>08:17</text:p>
          </table:table-cell>
          <table:table-cell table:style-name="ce68" table:formula="of:=IF(NOW()&lt;[.B35];0;[.E35]-[.C35])" office:value-type="time" office:time-value="PT00H00M00S" calcext:value-type="time">
            <text:p>00:00</text:p>
          </table:table-cell>
          <table:table-cell table:style-name="ce1" table:formula="of:=[.G35]-[.F35]+[.I35]-[.H35]+[.K35]-[.J35]+[.M35]-[.L35]+[.N35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5]-SUM([.Q35:.Z35])-[.N35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6];&quot;jjjj&quot;)" office:value-type="string" office:string-value="mardi" calcext:value-type="string">
            <text:p>mardi</text:p>
          </table:table-cell>
          <table:table-cell table:style-name="ce66" table:formula="of:=[.B35]+1" office:value-type="date" office:date-value="2025-10-28" calcext:value-type="date">
            <text:p>28.10.2025</text:p>
          </table:table-cell>
          <table:table-cell table:style-name="ce1" table:formula="of:=IF(OR(WEEKDAY([.B36])=1;WEEKDAY([.B36])=7);0;[.$A$1])" office:value-type="time" office:time-value="PT08H17M00S" calcext:value-type="time">
            <text:p>08:17</text:p>
          </table:table-cell>
          <table:table-cell table:style-name="ce68" table:formula="of:=IF(NOW()&lt;[.B36];0;[.E36]-[.C36])" office:value-type="time" office:time-value="PT00H00M00S" calcext:value-type="time">
            <text:p>00:00</text:p>
          </table:table-cell>
          <table:table-cell table:style-name="ce1" table:formula="of:=[.G36]-[.F36]+[.I36]-[.H36]+[.K36]-[.J36]+[.M36]-[.L36]+[.N36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6]-SUM([.Q36:.Z36])-[.N36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7];&quot;jjjj&quot;)" office:value-type="string" office:string-value="mercredi" calcext:value-type="string">
            <text:p>mercredi</text:p>
          </table:table-cell>
          <table:table-cell table:style-name="ce66" table:formula="of:=[.B36]+1" office:value-type="date" office:date-value="2025-10-29" calcext:value-type="date">
            <text:p>29.10.2025</text:p>
          </table:table-cell>
          <table:table-cell table:style-name="ce1" table:formula="of:=IF(OR(WEEKDAY([.B37])=1;WEEKDAY([.B37])=7);0;[.$A$1])" office:value-type="time" office:time-value="PT08H17M00S" calcext:value-type="time">
            <text:p>08:17</text:p>
          </table:table-cell>
          <table:table-cell table:style-name="ce68" table:formula="of:=IF(NOW()&lt;[.B37];0;[.E37]-[.C37])" office:value-type="time" office:time-value="PT00H00M00S" calcext:value-type="time">
            <text:p>00:00</text:p>
          </table:table-cell>
          <table:table-cell table:style-name="ce1" table:formula="of:=[.G37]-[.F37]+[.I37]-[.H37]+[.K37]-[.J37]+[.M37]-[.L37]+[.N37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7]-SUM([.Q37:.Z37])-[.N37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8];&quot;jjjj&quot;)" office:value-type="string" office:string-value="jeudi" calcext:value-type="string">
            <text:p>jeudi</text:p>
          </table:table-cell>
          <table:table-cell table:style-name="ce66" table:formula="of:=[.B37]+1" office:value-type="date" office:date-value="2025-10-30" calcext:value-type="date">
            <text:p>30.10.2025</text:p>
          </table:table-cell>
          <table:table-cell table:style-name="ce1" table:formula="of:=IF(OR(WEEKDAY([.B38])=1;WEEKDAY([.B38])=7);0;[.$A$1])" office:value-type="time" office:time-value="PT08H17M00S" calcext:value-type="time">
            <text:p>08:17</text:p>
          </table:table-cell>
          <table:table-cell table:style-name="ce68" table:formula="of:=IF(NOW()&lt;[.B38];0;[.E38]-[.C38])" office:value-type="time" office:time-value="PT00H00M00S" calcext:value-type="time">
            <text:p>00:00</text:p>
          </table:table-cell>
          <table:table-cell table:style-name="ce1" table:formula="of:=[.G38]-[.F38]+[.I38]-[.H38]+[.K38]-[.J38]+[.M38]-[.L38]+[.N38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8]-SUM([.Q38:.Z38])-[.N38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9];&quot;jjjj&quot;)" office:value-type="string" office:string-value="vendredi" calcext:value-type="string">
            <text:p>vendredi</text:p>
          </table:table-cell>
          <table:table-cell table:style-name="ce66" table:formula="of:=[.B38]+1" office:value-type="date" office:date-value="2025-10-31" calcext:value-type="date">
            <text:p>31.10.2025</text:p>
          </table:table-cell>
          <table:table-cell table:style-name="ce1" table:formula="of:=IF(OR(WEEKDAY([.B39])=1;WEEKDAY([.B39])=7);0;[.$A$1])" office:value-type="time" office:time-value="PT08H17M00S" calcext:value-type="time">
            <text:p>08:17</text:p>
          </table:table-cell>
          <table:table-cell table:style-name="ce68" table:formula="of:=IF(NOW()&lt;[.B39];0;[.E39]-[.C39])" office:value-type="time" office:time-value="PT00H00M00S" calcext:value-type="time">
            <text:p>00:00</text:p>
          </table:table-cell>
          <table:table-cell table:style-name="ce1" table:formula="of:=[.G39]-[.F39]+[.I39]-[.H39]+[.K39]-[.J39]+[.M39]-[.L39]+[.N39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9]-SUM([.Q39:.Z39])-[.N39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1"/>
          <table:table-cell table:style-name="ce69"/>
          <table:table-cell table:number-columns-repeated="1020"/>
        </table:table-row>
        <table:table-row table:style-name="ro2" table:number-rows-repeated="3">
          <table:table-cell table:number-columns-repeated="2"/>
          <table:table-cell table:style-name="ce1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 table:number-rows-repeated="65492">
          <table:table-cell table:number-columns-repeated="2"/>
          <table:table-cell table:style-name="ce1"/>
          <table:table-cell table:number-columns-repeated="1021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vembre" table:style-name="ta1" table:print-ranges="novembre.A1:novembre.O39">
        <table:table-column table:style-name="co7" table:default-cell-style-name="ce25"/>
        <table:table-column table:style-name="co2" table:default-cell-style-name="ce25"/>
        <table:table-column table:style-name="co3" table:default-cell-style-name="ce25"/>
        <table:table-column table:style-name="co2" table:default-cell-style-name="ce25"/>
        <table:table-column table:style-name="co5" table:default-cell-style-name="ce25"/>
        <table:table-column table:style-name="co26" table:number-columns-repeated="8" table:default-cell-style-name="ce25"/>
        <table:table-column table:style-name="co27" table:number-columns-repeated="2" table:default-cell-style-name="ce25"/>
        <table:table-column table:style-name="co11" table:default-cell-style-name="ce1"/>
        <table:table-column table:style-name="co12" table:number-columns-repeated="10" table:default-cell-style-name="ce1"/>
        <table:table-column table:style-name="co12" table:default-cell-style-name="ce25"/>
        <table:table-column table:style-name="co2" table:number-columns-repeated="229" table:default-cell-style-name="ce25"/>
        <table:table-column table:style-name="co6" table:number-columns-repeated="768" table:default-cell-style-name="ce25"/>
        <table:table-row table:style-name="ro3">
          <table:table-cell table:style-name="ce1" table:formula="of:=[octobre.A1]" office:value-type="time" office:time-value="PT08H17M00S" calcext:value-type="time">
            <text:p>08:17</text:p>
          </table:table-cell>
          <table:table-cell office:value-type="string" calcext:value-type="string">
            <text:p>horaire journalier</text:p>
          </table:table-cell>
          <table:table-cell table:style-name="ce1"/>
          <table:table-cell/>
          <table:table-cell table:style-name="ce35" table:number-columns-repeated="9"/>
          <table:table-cell table:number-columns-repeated="2"/>
          <table:table-cell table:style-name="ce73" office:value-type="string" calcext:value-type="string">
            <text:p>solde</text:p>
          </table:table-cell>
          <table:table-cell table:style-name="ce58" table:formula="of:=[$init.Q1]" office:value-type="string" office:string-value="assurances, org interne, divers" calcext:value-type="string">
            <text:p>assurances, org interne, divers</text:p>
          </table:table-cell>
          <table:table-cell table:style-name="ce58" table:formula="of:=[$init.R1]" office:value-type="string" office:string-value="informatique" calcext:value-type="string">
            <text:p>informatique</text:p>
          </table:table-cell>
          <table:table-cell table:style-name="ce58" table:formula="of:=[$init.S1]" office:value-type="string" office:string-value="of + stock + gestion cmd et plans clients" calcext:value-type="string">
            <text:p>of + stock + gestion cmd et plans clients</text:p>
          </table:table-cell>
          <table:table-cell table:style-name="ce58" table:formula="of:=[$init.T1]" office:value-type="string" office:string-value="offres, facturation, contact client" calcext:value-type="string">
            <text:p>offres, facturation, contact client</text:p>
          </table:table-cell>
          <table:table-cell table:style-name="ce58" table:formula="of:=[$init.U1]" office:value-type="string" office:string-value="rh" calcext:value-type="string">
            <text:p>rh</text:p>
          </table:table-cell>
          <table:table-cell table:style-name="ce58" table:formula="of:=[$init.V1]" office:value-type="string" office:string-value="achats + contact fournisseurs" calcext:value-type="string">
            <text:p>achats + contact fournisseurs</text:p>
          </table:table-cell>
          <table:table-cell table:style-name="ce58" table:formula="of:=[$init.W1]" office:value-type="string" office:string-value="livraisons, délais, contact clients" calcext:value-type="string">
            <text:p>livraisons, délais, contact clients</text:p>
          </table:table-cell>
          <table:table-cell table:style-name="ce58" table:formula="of:=[$init.X1]" office:value-type="string" office:string-value="qualité" calcext:value-type="string">
            <text:p>qualité</text:p>
          </table:table-cell>
          <table:table-cell table:style-name="ce58" table:formula="of:=[$init.Y1]" office:value-type="string" office:string-value="compta" calcext:value-type="string">
            <text:p>compta</text:p>
          </table:table-cell>
          <table:table-cell table:style-name="ce58" table:formula="of:=[$init.Z1]" office:value-type="string" office:string-value="autre" calcext:value-type="string">
            <text:p>autre</text:p>
          </table:table-cell>
          <table:table-cell table:style-name="ce58" table:formula="of:=[$init.AA1]" office:value-type="string" office:string-value="remarque" calcext:value-type="string">
            <text:p>remarque</text:p>
          </table:table-cell>
          <table:table-cell table:number-columns-repeated="997"/>
        </table:table-row>
        <table:table-row table:style-name="ro2">
          <table:table-cell table:style-name="ce62" table:formula="of:=[octobre.A2]-[.N8]" office:value-type="float" office:value="25" calcext:value-type="float">
            <text:p>25.0</text:p>
          </table:table-cell>
          <table:table-cell office:value-type="string" calcext:value-type="string">
            <text:p>solde vacances</text:p>
          </table:table-cell>
          <table:table-cell table:style-name="ce1"/>
          <table:table-cell/>
          <table:table-cell table:style-name="ce35" table:number-columns-repeated="9"/>
          <table:table-cell table:number-columns-repeated="1011"/>
        </table:table-row>
        <table:table-row table:style-name="ro2">
          <table:table-cell table:style-name="ce39" office:value-type="time" office:time-value="PT00H00M00S" calcext:value-type="time">
            <text:p>00:00</text:p>
          </table:table-cell>
          <table:table-cell table:style-name="ce36" office:value-type="string" calcext:value-type="string">
            <text:p>nb heures payées</text:p>
          </table:table-cell>
          <table:table-cell table:style-name="ce1"/>
          <table:table-cell/>
          <table:table-cell table:style-name="ce35" table:number-columns-repeated="9"/>
          <table:table-cell table:number-columns-repeated="1011"/>
        </table:table-row>
        <table:table-row table:style-name="ro2">
          <table:table-cell table:style-name="ce39" table:formula="of:=[octobre.A4]-[.A3]+[.D8]" office:value-type="time" office:time-value="PT41H41M00S" calcext:value-type="time">
            <text:p>41:41</text:p>
          </table:table-cell>
          <table:table-cell table:style-name="ce36" office:value-type="string" calcext:value-type="string">
            <text:p>solde balance</text:p>
          </table:table-cell>
          <table:table-cell table:style-name="ce1"/>
          <table:table-cell/>
          <table:table-cell table:style-name="ce35" table:number-columns-repeated="9"/>
          <table:table-cell table:number-columns-repeated="1011"/>
        </table:table-row>
        <table:table-row table:style-name="ro2" table:number-rows-repeated="2">
          <table:table-cell table:number-columns-repeated="2"/>
          <table:table-cell table:style-name="ce1"/>
          <table:table-cell/>
          <table:table-cell table:style-name="ce35" table:number-columns-repeated="9"/>
          <table:table-cell table:number-columns-repeated="1011"/>
        </table:table-row>
        <table:table-row table:style-name="ro2">
          <table:table-cell table:number-columns-repeated="2"/>
          <table:table-cell table:style-name="ce1" office:value-type="string" calcext:value-type="string">
            <text:p>Temps théorique</text:p>
          </table:table-cell>
          <table:table-cell office:value-type="string" calcext:value-type="string">
            <text:p>Balance</text:p>
          </table:table-cell>
          <table:table-cell table:style-name="ce35" office:value-type="string" calcext:value-type="string">
            <text:p>Solde</text:p>
          </table:table-cell>
          <table:table-cell table:style-name="ce35" office:value-type="string" calcext:value-type="string">
            <text:p>Entrée</text:p>
          </table:table-cell>
          <table:table-cell table:style-name="ce35" office:value-type="string" calcext:value-type="string">
            <text:p>Sortie</text:p>
          </table:table-cell>
          <table:table-cell table:style-name="ce47" office:value-type="string" calcext:value-type="string">
            <text:p>Entrée</text:p>
          </table:table-cell>
          <table:table-cell table:style-name="ce35" office:value-type="string" calcext:value-type="string">
            <text:p>Sortie</text:p>
          </table:table-cell>
          <table:table-cell table:style-name="ce35" office:value-type="string" calcext:value-type="string">
            <text:p>Entrée</text:p>
          </table:table-cell>
          <table:table-cell table:style-name="ce35" office:value-type="string" calcext:value-type="string">
            <text:p>Sortie</text:p>
          </table:table-cell>
          <table:table-cell table:style-name="ce35" office:value-type="string" calcext:value-type="string">
            <text:p>Entrée</text:p>
          </table:table-cell>
          <table:table-cell table:style-name="ce35" office:value-type="string" calcext:value-type="string">
            <text:p>Sortie</text:p>
          </table:table-cell>
          <table:table-cell table:style-name="ce26" office:value-type="string" calcext:value-type="string">
            <text:p>Vacances</text:p>
          </table:table-cell>
          <table:table-cell table:style-name="ce72" office:value-type="string" calcext:value-type="string">
            <text:p>Remarque</text:p>
          </table:table-cell>
          <table:table-cell table:number-columns-repeated="2"/>
          <table:table-cell table:style-name="ce63"/>
          <table:table-cell table:number-columns-repeated="1006"/>
        </table:table-row>
        <table:table-row table:style-name="ro2">
          <table:table-cell table:style-name="ce64" office:value-type="string" calcext:value-type="string">
            <text:p>total</text:p>
          </table:table-cell>
          <table:table-cell table:style-name="ce65"/>
          <table:table-cell table:style-name="ce67"/>
          <table:table-cell table:style-name="ce63" table:formula="of:=SUM([.D9:.D39])" office:value-type="time" office:time-value="PT00H00M00S" calcext:value-type="time">
            <text:p>00:00</text:p>
          </table:table-cell>
          <table:table-cell table:style-name="ce70" table:number-columns-repeated="9"/>
          <table:table-cell table:style-name="ce62" table:formula="of:=SUM([.N9:.N39])" office:value-type="float" office:value="0" calcext:value-type="float">
            <text:p>0.0</text:p>
          </table:table-cell>
          <table:table-cell table:style-name="ce65"/>
          <table:table-cell/>
          <table:table-cell table:style-name="ce63" table:formula="of:=SUM([.Q9:.Q39])" office:value-type="time" office:time-value="PT00H00M00S" calcext:value-type="time">
            <text:p>00:00</text:p>
          </table:table-cell>
          <table:table-cell table:style-name="ce63" table:formula="of:=SUM([.R9:.R39])" office:value-type="time" office:time-value="PT00H00M00S" calcext:value-type="time">
            <text:p>00:00</text:p>
          </table:table-cell>
          <table:table-cell table:style-name="ce63" table:formula="of:=SUM([.S9:.S39])" office:value-type="time" office:time-value="PT00H00M00S" calcext:value-type="time">
            <text:p>00:00</text:p>
          </table:table-cell>
          <table:table-cell table:style-name="ce63" table:formula="of:=SUM([.T9:.T39])" office:value-type="time" office:time-value="PT00H00M00S" calcext:value-type="time">
            <text:p>00:00</text:p>
          </table:table-cell>
          <table:table-cell table:style-name="ce63" table:formula="of:=SUM([.U9:.U39])" office:value-type="time" office:time-value="PT00H00M00S" calcext:value-type="time">
            <text:p>00:00</text:p>
          </table:table-cell>
          <table:table-cell table:style-name="ce63" table:formula="of:=SUM([.V9:.V39])" office:value-type="time" office:time-value="PT00H00M00S" calcext:value-type="time">
            <text:p>00:00</text:p>
          </table:table-cell>
          <table:table-cell table:style-name="ce63" table:formula="of:=SUM([.W9:.W39])" office:value-type="time" office:time-value="PT00H00M00S" calcext:value-type="time">
            <text:p>00:00</text:p>
          </table:table-cell>
          <table:table-cell table:style-name="ce63" table:formula="of:=SUM([.X9:.X39])" office:value-type="time" office:time-value="PT00H00M00S" calcext:value-type="time">
            <text:p>00:00</text:p>
          </table:table-cell>
          <table:table-cell table:style-name="ce63" table:formula="of:=SUM([.Y9:.Y39])" office:value-type="time" office:time-value="PT00H00M00S" calcext:value-type="time">
            <text:p>00:00</text:p>
          </table:table-cell>
          <table:table-cell table:style-name="ce63" table:formula="of:=SUM([.Z9:.Z39])" office:value-type="time" office:time-value="PT00H00M00S" calcext:value-type="time">
            <text:p>00:00</text:p>
          </table:table-cell>
          <table:table-cell table:style-name="ce65" table:number-columns-repeated="230"/>
          <table:table-cell table:number-columns-repeated="768"/>
        </table:table-row>
        <table:table-row table:style-name="ro2">
          <table:table-cell table:style-name="ce41" table:formula="of:=TEXT([.B9];&quot;jjjj&quot;)" office:value-type="string" office:string-value="samedi" calcext:value-type="string">
            <text:p>samedi</text:p>
          </table:table-cell>
          <table:table-cell table:style-name="ce66" table:formula="of:=EDATE([octobre.B9];1)" office:value-type="date" office:date-value="2025-11-01" calcext:value-type="date">
            <text:p>01.11.2025</text:p>
          </table:table-cell>
          <table:table-cell table:style-name="ce1" table:formula="of:=IF(OR(WEEKDAY([.B9])=1;WEEKDAY([.B9])=7);0;[.$A$1])" office:value-type="time" office:time-value="PT00H00M00S" calcext:value-type="time">
            <text:p>00:00</text:p>
          </table:table-cell>
          <table:table-cell table:style-name="ce68" table:formula="of:=IF(NOW()&lt;[.B9];0;[.E9]-[.C9])" office:value-type="time" office:time-value="PT00H00M00S" calcext:value-type="time">
            <text:p>00:00</text:p>
          </table:table-cell>
          <table:table-cell table:style-name="ce1" table:formula="of:=[.G9]-[.F9]+[.I9]-[.H9]+[.K9]-[.J9]+[.M9]-[.L9]+[.N9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9]-SUM([.Q9:.Z9])-[.N9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0];&quot;jjjj&quot;)" office:value-type="string" office:string-value="dimanche" calcext:value-type="string">
            <text:p>dimanche</text:p>
          </table:table-cell>
          <table:table-cell table:style-name="ce66" table:formula="of:=[.B9]+1" office:value-type="date" office:date-value="2025-11-02" calcext:value-type="date">
            <text:p>02.11.2025</text:p>
          </table:table-cell>
          <table:table-cell table:style-name="ce1" table:formula="of:=IF(OR(WEEKDAY([.B10])=1;WEEKDAY([.B10])=7);0;[.$A$1])" office:value-type="time" office:time-value="PT00H00M00S" calcext:value-type="time">
            <text:p>00:00</text:p>
          </table:table-cell>
          <table:table-cell table:style-name="ce68" table:formula="of:=IF(NOW()&lt;[.B10];0;[.E10]-[.C10])" office:value-type="time" office:time-value="PT00H00M00S" calcext:value-type="time">
            <text:p>00:00</text:p>
          </table:table-cell>
          <table:table-cell table:style-name="ce1" table:formula="of:=[.G10]-[.F10]+[.I10]-[.H10]+[.K10]-[.J10]+[.M10]-[.L10]+[.N10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0]-SUM([.Q10:.Z10])-[.N10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1];&quot;jjjj&quot;)" office:value-type="string" office:string-value="lundi" calcext:value-type="string">
            <text:p>lundi</text:p>
          </table:table-cell>
          <table:table-cell table:style-name="ce66" table:formula="of:=[.B10]+1" office:value-type="date" office:date-value="2025-11-03" calcext:value-type="date">
            <text:p>03.11.2025</text:p>
          </table:table-cell>
          <table:table-cell table:style-name="ce1" table:formula="of:=IF(OR(WEEKDAY([.B11])=1;WEEKDAY([.B11])=7);0;[.$A$1])" office:value-type="time" office:time-value="PT08H17M00S" calcext:value-type="time">
            <text:p>08:17</text:p>
          </table:table-cell>
          <table:table-cell table:style-name="ce68" table:formula="of:=IF(NOW()&lt;[.B11];0;[.E11]-[.C11])" office:value-type="time" office:time-value="PT00H00M00S" calcext:value-type="time">
            <text:p>00:00</text:p>
          </table:table-cell>
          <table:table-cell table:style-name="ce1" table:formula="of:=[.G11]-[.F11]+[.I11]-[.H11]+[.K11]-[.J11]+[.M11]-[.L11]+[.N11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1]-SUM([.Q11:.Z11])-[.N11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2];&quot;jjjj&quot;)" office:value-type="string" office:string-value="mardi" calcext:value-type="string">
            <text:p>mardi</text:p>
          </table:table-cell>
          <table:table-cell table:style-name="ce66" table:formula="of:=[.B11]+1" office:value-type="date" office:date-value="2025-11-04" calcext:value-type="date">
            <text:p>04.11.2025</text:p>
          </table:table-cell>
          <table:table-cell table:style-name="ce1" table:formula="of:=IF(OR(WEEKDAY([.B12])=1;WEEKDAY([.B12])=7);0;[.$A$1])" office:value-type="time" office:time-value="PT08H17M00S" calcext:value-type="time">
            <text:p>08:17</text:p>
          </table:table-cell>
          <table:table-cell table:style-name="ce68" table:formula="of:=IF(NOW()&lt;[.B12];0;[.E12]-[.C12])" office:value-type="time" office:time-value="PT00H00M00S" calcext:value-type="time">
            <text:p>00:00</text:p>
          </table:table-cell>
          <table:table-cell table:style-name="ce1" table:formula="of:=[.G12]-[.F12]+[.I12]-[.H12]+[.K12]-[.J12]+[.M12]-[.L12]+[.N12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2]-SUM([.Q12:.Z12])-[.N12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3];&quot;jjjj&quot;)" office:value-type="string" office:string-value="mercredi" calcext:value-type="string">
            <text:p>mercredi</text:p>
          </table:table-cell>
          <table:table-cell table:style-name="ce66" table:formula="of:=[.B12]+1" office:value-type="date" office:date-value="2025-11-05" calcext:value-type="date">
            <text:p>05.11.2025</text:p>
          </table:table-cell>
          <table:table-cell table:style-name="ce1" table:formula="of:=IF(OR(WEEKDAY([.B13])=1;WEEKDAY([.B13])=7);0;[.$A$1])" office:value-type="time" office:time-value="PT08H17M00S" calcext:value-type="time">
            <text:p>08:17</text:p>
          </table:table-cell>
          <table:table-cell table:style-name="ce68" table:formula="of:=IF(NOW()&lt;[.B13];0;[.E13]-[.C13])" office:value-type="time" office:time-value="PT00H00M00S" calcext:value-type="time">
            <text:p>00:00</text:p>
          </table:table-cell>
          <table:table-cell table:style-name="ce1" table:formula="of:=[.G13]-[.F13]+[.I13]-[.H13]+[.K13]-[.J13]+[.M13]-[.L13]+[.N13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3]-SUM([.Q13:.Z13])-[.N13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4];&quot;jjjj&quot;)" office:value-type="string" office:string-value="jeudi" calcext:value-type="string">
            <text:p>jeudi</text:p>
          </table:table-cell>
          <table:table-cell table:style-name="ce66" table:formula="of:=[.B13]+1" office:value-type="date" office:date-value="2025-11-06" calcext:value-type="date">
            <text:p>06.11.2025</text:p>
          </table:table-cell>
          <table:table-cell table:style-name="ce1" table:formula="of:=IF(OR(WEEKDAY([.B14])=1;WEEKDAY([.B14])=7);0;[.$A$1])" office:value-type="time" office:time-value="PT08H17M00S" calcext:value-type="time">
            <text:p>08:17</text:p>
          </table:table-cell>
          <table:table-cell table:style-name="ce68" table:formula="of:=IF(NOW()&lt;[.B14];0;[.E14]-[.C14])" office:value-type="time" office:time-value="PT00H00M00S" calcext:value-type="time">
            <text:p>00:00</text:p>
          </table:table-cell>
          <table:table-cell table:style-name="ce1" table:formula="of:=[.G14]-[.F14]+[.I14]-[.H14]+[.K14]-[.J14]+[.M14]-[.L14]+[.N14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4]-SUM([.Q14:.Z14])-[.N14]*[.$A$1]" office:value-type="time" office:time-value="PT00H00M00S" calcext:value-type="time">
            <text:p>00:00</text:p>
          </table:table-cell>
          <table:table-cell table:number-columns-repeated="10"/>
          <table:table-cell table:style-name="ce75"/>
          <table:table-cell table:number-columns-repeated="997"/>
        </table:table-row>
        <table:table-row table:style-name="ro2">
          <table:table-cell table:style-name="ce41" table:formula="of:=TEXT([.B15];&quot;jjjj&quot;)" office:value-type="string" office:string-value="vendredi" calcext:value-type="string">
            <text:p>vendredi</text:p>
          </table:table-cell>
          <table:table-cell table:style-name="ce66" table:formula="of:=[.B14]+1" office:value-type="date" office:date-value="2025-11-07" calcext:value-type="date">
            <text:p>07.11.2025</text:p>
          </table:table-cell>
          <table:table-cell table:style-name="ce1" table:formula="of:=IF(OR(WEEKDAY([.B15])=1;WEEKDAY([.B15])=7);0;[.$A$1])" office:value-type="time" office:time-value="PT08H17M00S" calcext:value-type="time">
            <text:p>08:17</text:p>
          </table:table-cell>
          <table:table-cell table:style-name="ce68" table:formula="of:=IF(NOW()&lt;[.B15];0;[.E15]-[.C15])" office:value-type="time" office:time-value="PT00H00M00S" calcext:value-type="time">
            <text:p>00:00</text:p>
          </table:table-cell>
          <table:table-cell table:style-name="ce1" table:formula="of:=[.G15]-[.F15]+[.I15]-[.H15]+[.K15]-[.J15]+[.M15]-[.L15]+[.N15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5]-SUM([.Q15:.Z15])-[.N15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6];&quot;jjjj&quot;)" office:value-type="string" office:string-value="samedi" calcext:value-type="string">
            <text:p>samedi</text:p>
          </table:table-cell>
          <table:table-cell table:style-name="ce66" table:formula="of:=[.B15]+1" office:value-type="date" office:date-value="2025-11-08" calcext:value-type="date">
            <text:p>08.11.2025</text:p>
          </table:table-cell>
          <table:table-cell table:style-name="ce1" table:formula="of:=IF(OR(WEEKDAY([.B16])=1;WEEKDAY([.B16])=7);0;[.$A$1])" office:value-type="time" office:time-value="PT00H00M00S" calcext:value-type="time">
            <text:p>00:00</text:p>
          </table:table-cell>
          <table:table-cell table:style-name="ce68" table:formula="of:=IF(NOW()&lt;[.B16];0;[.E16]-[.C16])" office:value-type="time" office:time-value="PT00H00M00S" calcext:value-type="time">
            <text:p>00:00</text:p>
          </table:table-cell>
          <table:table-cell table:style-name="ce1" table:formula="of:=[.G16]-[.F16]+[.I16]-[.H16]+[.K16]-[.J16]+[.M16]-[.L16]+[.N16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6]-SUM([.Q16:.Z16])-[.N16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7];&quot;jjjj&quot;)" office:value-type="string" office:string-value="dimanche" calcext:value-type="string">
            <text:p>dimanche</text:p>
          </table:table-cell>
          <table:table-cell table:style-name="ce66" table:formula="of:=[.B16]+1" office:value-type="date" office:date-value="2025-11-09" calcext:value-type="date">
            <text:p>09.11.2025</text:p>
          </table:table-cell>
          <table:table-cell table:style-name="ce1" table:formula="of:=IF(OR(WEEKDAY([.B17])=1;WEEKDAY([.B17])=7);0;[.$A$1])" office:value-type="time" office:time-value="PT00H00M00S" calcext:value-type="time">
            <text:p>00:00</text:p>
          </table:table-cell>
          <table:table-cell table:style-name="ce68" table:formula="of:=IF(NOW()&lt;[.B17];0;[.E17]-[.C17])" office:value-type="time" office:time-value="PT00H00M00S" calcext:value-type="time">
            <text:p>00:00</text:p>
          </table:table-cell>
          <table:table-cell table:style-name="ce1" table:formula="of:=[.G17]-[.F17]+[.I17]-[.H17]+[.K17]-[.J17]+[.M17]-[.L17]+[.N17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7]-SUM([.Q17:.Z17])-[.N17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8];&quot;jjjj&quot;)" office:value-type="string" office:string-value="lundi" calcext:value-type="string">
            <text:p>lundi</text:p>
          </table:table-cell>
          <table:table-cell table:style-name="ce66" table:formula="of:=[.B17]+1" office:value-type="date" office:date-value="2025-11-10" calcext:value-type="date">
            <text:p>10.11.2025</text:p>
          </table:table-cell>
          <table:table-cell table:style-name="ce1" table:formula="of:=IF(OR(WEEKDAY([.B18])=1;WEEKDAY([.B18])=7);0;[.$A$1])" office:value-type="time" office:time-value="PT08H17M00S" calcext:value-type="time">
            <text:p>08:17</text:p>
          </table:table-cell>
          <table:table-cell table:style-name="ce68" table:formula="of:=IF(NOW()&lt;[.B18];0;[.E18]-[.C18])" office:value-type="time" office:time-value="PT00H00M00S" calcext:value-type="time">
            <text:p>00:00</text:p>
          </table:table-cell>
          <table:table-cell table:style-name="ce1" table:formula="of:=[.G18]-[.F18]+[.I18]-[.H18]+[.K18]-[.J18]+[.M18]-[.L18]+[.N18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8]-SUM([.Q18:.Z18])-[.N18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9];&quot;jjjj&quot;)" office:value-type="string" office:string-value="mardi" calcext:value-type="string">
            <text:p>mardi</text:p>
          </table:table-cell>
          <table:table-cell table:style-name="ce66" table:formula="of:=[.B18]+1" office:value-type="date" office:date-value="2025-11-11" calcext:value-type="date">
            <text:p>11.11.2025</text:p>
          </table:table-cell>
          <table:table-cell table:style-name="ce1" table:formula="of:=IF(OR(WEEKDAY([.B19])=1;WEEKDAY([.B19])=7);0;[.$A$1])" office:value-type="time" office:time-value="PT08H17M00S" calcext:value-type="time">
            <text:p>08:17</text:p>
          </table:table-cell>
          <table:table-cell table:style-name="ce68" table:formula="of:=IF(NOW()&lt;[.B19];0;[.E19]-[.C19])" office:value-type="time" office:time-value="PT00H00M00S" calcext:value-type="time">
            <text:p>00:00</text:p>
          </table:table-cell>
          <table:table-cell table:style-name="ce1" table:formula="of:=[.G19]-[.F19]+[.I19]-[.H19]+[.K19]-[.J19]+[.M19]-[.L19]+[.N19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9]-SUM([.Q19:.Z19])-[.N19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0];&quot;jjjj&quot;)" office:value-type="string" office:string-value="mercredi" calcext:value-type="string">
            <text:p>mercredi</text:p>
          </table:table-cell>
          <table:table-cell table:style-name="ce66" table:formula="of:=[.B19]+1" office:value-type="date" office:date-value="2025-11-12" calcext:value-type="date">
            <text:p>12.11.2025</text:p>
          </table:table-cell>
          <table:table-cell table:style-name="ce1" table:formula="of:=IF(OR(WEEKDAY([.B20])=1;WEEKDAY([.B20])=7);0;[.$A$1])" office:value-type="time" office:time-value="PT08H17M00S" calcext:value-type="time">
            <text:p>08:17</text:p>
          </table:table-cell>
          <table:table-cell table:style-name="ce68" table:formula="of:=IF(NOW()&lt;[.B20];0;[.E20]-[.C20])" office:value-type="time" office:time-value="PT00H00M00S" calcext:value-type="time">
            <text:p>00:00</text:p>
          </table:table-cell>
          <table:table-cell table:style-name="ce1" table:formula="of:=[.G20]-[.F20]+[.I20]-[.H20]+[.K20]-[.J20]+[.M20]-[.L20]+[.N20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0]-SUM([.Q20:.Z20])-[.N20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1];&quot;jjjj&quot;)" office:value-type="string" office:string-value="jeudi" calcext:value-type="string">
            <text:p>jeudi</text:p>
          </table:table-cell>
          <table:table-cell table:style-name="ce66" table:formula="of:=[.B20]+1" office:value-type="date" office:date-value="2025-11-13" calcext:value-type="date">
            <text:p>13.11.2025</text:p>
          </table:table-cell>
          <table:table-cell table:style-name="ce1" table:formula="of:=IF(OR(WEEKDAY([.B21])=1;WEEKDAY([.B21])=7);0;[.$A$1])" office:value-type="time" office:time-value="PT08H17M00S" calcext:value-type="time">
            <text:p>08:17</text:p>
          </table:table-cell>
          <table:table-cell table:style-name="ce68" table:formula="of:=IF(NOW()&lt;[.B21];0;[.E21]-[.C21])" office:value-type="time" office:time-value="PT00H00M00S" calcext:value-type="time">
            <text:p>00:00</text:p>
          </table:table-cell>
          <table:table-cell table:style-name="ce1" table:formula="of:=[.G21]-[.F21]+[.I21]-[.H21]+[.K21]-[.J21]+[.M21]-[.L21]+[.N21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1]-SUM([.Q21:.Z21])-[.N21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2];&quot;jjjj&quot;)" office:value-type="string" office:string-value="vendredi" calcext:value-type="string">
            <text:p>vendredi</text:p>
          </table:table-cell>
          <table:table-cell table:style-name="ce66" table:formula="of:=[.B21]+1" office:value-type="date" office:date-value="2025-11-14" calcext:value-type="date">
            <text:p>14.11.2025</text:p>
          </table:table-cell>
          <table:table-cell table:style-name="ce1" table:formula="of:=IF(OR(WEEKDAY([.B22])=1;WEEKDAY([.B22])=7);0;[.$A$1])" office:value-type="time" office:time-value="PT08H17M00S" calcext:value-type="time">
            <text:p>08:17</text:p>
          </table:table-cell>
          <table:table-cell table:style-name="ce68" table:formula="of:=IF(NOW()&lt;[.B22];0;[.E22]-[.C22])" office:value-type="time" office:time-value="PT00H00M00S" calcext:value-type="time">
            <text:p>00:00</text:p>
          </table:table-cell>
          <table:table-cell table:style-name="ce1" table:formula="of:=[.G22]-[.F22]+[.I22]-[.H22]+[.K22]-[.J22]+[.M22]-[.L22]+[.N22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2]-SUM([.Q22:.Z22])-[.N22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3];&quot;jjjj&quot;)" office:value-type="string" office:string-value="samedi" calcext:value-type="string">
            <text:p>samedi</text:p>
          </table:table-cell>
          <table:table-cell table:style-name="ce66" table:formula="of:=[.B22]+1" office:value-type="date" office:date-value="2025-11-15" calcext:value-type="date">
            <text:p>15.11.2025</text:p>
          </table:table-cell>
          <table:table-cell table:style-name="ce1" table:formula="of:=IF(OR(WEEKDAY([.B23])=1;WEEKDAY([.B23])=7);0;[.$A$1])" office:value-type="time" office:time-value="PT00H00M00S" calcext:value-type="time">
            <text:p>00:00</text:p>
          </table:table-cell>
          <table:table-cell table:style-name="ce68" table:formula="of:=IF(NOW()&lt;[.B23];0;[.E23]-[.C23])" office:value-type="time" office:time-value="PT00H00M00S" calcext:value-type="time">
            <text:p>00:00</text:p>
          </table:table-cell>
          <table:table-cell table:style-name="ce1" table:formula="of:=[.G23]-[.F23]+[.I23]-[.H23]+[.K23]-[.J23]+[.M23]-[.L23]+[.N23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3]-SUM([.Q23:.Z23])-[.N23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4];&quot;jjjj&quot;)" office:value-type="string" office:string-value="dimanche" calcext:value-type="string">
            <text:p>dimanche</text:p>
          </table:table-cell>
          <table:table-cell table:style-name="ce66" table:formula="of:=[.B23]+1" office:value-type="date" office:date-value="2025-11-16" calcext:value-type="date">
            <text:p>16.11.2025</text:p>
          </table:table-cell>
          <table:table-cell table:style-name="ce1" table:formula="of:=IF(OR(WEEKDAY([.B24])=1;WEEKDAY([.B24])=7);0;[.$A$1])" office:value-type="time" office:time-value="PT00H00M00S" calcext:value-type="time">
            <text:p>00:00</text:p>
          </table:table-cell>
          <table:table-cell table:style-name="ce68" table:formula="of:=IF(NOW()&lt;[.B24];0;[.E24]-[.C24])" office:value-type="time" office:time-value="PT00H00M00S" calcext:value-type="time">
            <text:p>00:00</text:p>
          </table:table-cell>
          <table:table-cell table:style-name="ce1" table:formula="of:=[.G24]-[.F24]+[.I24]-[.H24]+[.K24]-[.J24]+[.M24]-[.L24]+[.N24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4]-SUM([.Q24:.Z24])-[.N24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5];&quot;jjjj&quot;)" office:value-type="string" office:string-value="lundi" calcext:value-type="string">
            <text:p>lundi</text:p>
          </table:table-cell>
          <table:table-cell table:style-name="ce66" table:formula="of:=[.B24]+1" office:value-type="date" office:date-value="2025-11-17" calcext:value-type="date">
            <text:p>17.11.2025</text:p>
          </table:table-cell>
          <table:table-cell table:style-name="ce1" table:formula="of:=IF(OR(WEEKDAY([.B25])=1;WEEKDAY([.B25])=7);0;[.$A$1])" office:value-type="time" office:time-value="PT08H17M00S" calcext:value-type="time">
            <text:p>08:17</text:p>
          </table:table-cell>
          <table:table-cell table:style-name="ce68" table:formula="of:=IF(NOW()&lt;[.B25];0;[.E25]-[.C25])" office:value-type="time" office:time-value="PT00H00M00S" calcext:value-type="time">
            <text:p>00:00</text:p>
          </table:table-cell>
          <table:table-cell table:style-name="ce1" table:formula="of:=[.G25]-[.F25]+[.I25]-[.H25]+[.K25]-[.J25]+[.M25]-[.L25]+[.N25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5]-SUM([.Q25:.Z25])-[.N25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6];&quot;jjjj&quot;)" office:value-type="string" office:string-value="mardi" calcext:value-type="string">
            <text:p>mardi</text:p>
          </table:table-cell>
          <table:table-cell table:style-name="ce66" table:formula="of:=[.B25]+1" office:value-type="date" office:date-value="2025-11-18" calcext:value-type="date">
            <text:p>18.11.2025</text:p>
          </table:table-cell>
          <table:table-cell table:style-name="ce1" table:formula="of:=IF(OR(WEEKDAY([.B26])=1;WEEKDAY([.B26])=7);0;[.$A$1])" office:value-type="time" office:time-value="PT08H17M00S" calcext:value-type="time">
            <text:p>08:17</text:p>
          </table:table-cell>
          <table:table-cell table:style-name="ce68" table:formula="of:=IF(NOW()&lt;[.B26];0;[.E26]-[.C26])" office:value-type="time" office:time-value="PT00H00M00S" calcext:value-type="time">
            <text:p>00:00</text:p>
          </table:table-cell>
          <table:table-cell table:style-name="ce1" table:formula="of:=[.G26]-[.F26]+[.I26]-[.H26]+[.K26]-[.J26]+[.M26]-[.L26]+[.N26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6]-SUM([.Q26:.Z26])-[.N26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7];&quot;jjjj&quot;)" office:value-type="string" office:string-value="mercredi" calcext:value-type="string">
            <text:p>mercredi</text:p>
          </table:table-cell>
          <table:table-cell table:style-name="ce66" table:formula="of:=[.B26]+1" office:value-type="date" office:date-value="2025-11-19" calcext:value-type="date">
            <text:p>19.11.2025</text:p>
          </table:table-cell>
          <table:table-cell table:style-name="ce1" table:formula="of:=IF(OR(WEEKDAY([.B27])=1;WEEKDAY([.B27])=7);0;[.$A$1])" office:value-type="time" office:time-value="PT08H17M00S" calcext:value-type="time">
            <text:p>08:17</text:p>
          </table:table-cell>
          <table:table-cell table:style-name="ce68" table:formula="of:=IF(NOW()&lt;[.B27];0;[.E27]-[.C27])" office:value-type="time" office:time-value="PT00H00M00S" calcext:value-type="time">
            <text:p>00:00</text:p>
          </table:table-cell>
          <table:table-cell table:style-name="ce1" table:formula="of:=[.G27]-[.F27]+[.I27]-[.H27]+[.K27]-[.J27]+[.M27]-[.L27]+[.N27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7]-SUM([.Q27:.Z27])-[.N27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8];&quot;jjjj&quot;)" office:value-type="string" office:string-value="jeudi" calcext:value-type="string">
            <text:p>jeudi</text:p>
          </table:table-cell>
          <table:table-cell table:style-name="ce66" table:formula="of:=[.B27]+1" office:value-type="date" office:date-value="2025-11-20" calcext:value-type="date">
            <text:p>20.11.2025</text:p>
          </table:table-cell>
          <table:table-cell table:style-name="ce1" table:formula="of:=IF(OR(WEEKDAY([.B28])=1;WEEKDAY([.B28])=7);0;[.$A$1])" office:value-type="time" office:time-value="PT08H17M00S" calcext:value-type="time">
            <text:p>08:17</text:p>
          </table:table-cell>
          <table:table-cell table:style-name="ce68" table:formula="of:=IF(NOW()&lt;[.B28];0;[.E28]-[.C28])" office:value-type="time" office:time-value="PT00H00M00S" calcext:value-type="time">
            <text:p>00:00</text:p>
          </table:table-cell>
          <table:table-cell table:style-name="ce1" table:formula="of:=[.G28]-[.F28]+[.I28]-[.H28]+[.K28]-[.J28]+[.M28]-[.L28]+[.N28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8]-SUM([.Q28:.Z28])-[.N28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9];&quot;jjjj&quot;)" office:value-type="string" office:string-value="vendredi" calcext:value-type="string">
            <text:p>vendredi</text:p>
          </table:table-cell>
          <table:table-cell table:style-name="ce66" table:formula="of:=[.B28]+1" office:value-type="date" office:date-value="2025-11-21" calcext:value-type="date">
            <text:p>21.11.2025</text:p>
          </table:table-cell>
          <table:table-cell table:style-name="ce1" table:formula="of:=IF(OR(WEEKDAY([.B29])=1;WEEKDAY([.B29])=7);0;[.$A$1])" office:value-type="time" office:time-value="PT08H17M00S" calcext:value-type="time">
            <text:p>08:17</text:p>
          </table:table-cell>
          <table:table-cell table:style-name="ce68" table:formula="of:=IF(NOW()&lt;[.B29];0;[.E29]-[.C29])" office:value-type="time" office:time-value="PT00H00M00S" calcext:value-type="time">
            <text:p>00:00</text:p>
          </table:table-cell>
          <table:table-cell table:style-name="ce1" table:formula="of:=[.G29]-[.F29]+[.I29]-[.H29]+[.K29]-[.J29]+[.M29]-[.L29]+[.N29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9]-SUM([.Q29:.Z29])-[.N29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0];&quot;jjjj&quot;)" office:value-type="string" office:string-value="samedi" calcext:value-type="string">
            <text:p>samedi</text:p>
          </table:table-cell>
          <table:table-cell table:style-name="ce66" table:formula="of:=[.B29]+1" office:value-type="date" office:date-value="2025-11-22" calcext:value-type="date">
            <text:p>22.11.2025</text:p>
          </table:table-cell>
          <table:table-cell table:style-name="ce1" table:formula="of:=IF(OR(WEEKDAY([.B30])=1;WEEKDAY([.B30])=7);0;[.$A$1])" office:value-type="time" office:time-value="PT00H00M00S" calcext:value-type="time">
            <text:p>00:00</text:p>
          </table:table-cell>
          <table:table-cell table:style-name="ce68" table:formula="of:=IF(NOW()&lt;[.B30];0;[.E30]-[.C30])" office:value-type="time" office:time-value="PT00H00M00S" calcext:value-type="time">
            <text:p>00:00</text:p>
          </table:table-cell>
          <table:table-cell table:style-name="ce1" table:formula="of:=[.G30]-[.F30]+[.I30]-[.H30]+[.K30]-[.J30]+[.M30]-[.L30]+[.N30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0]-SUM([.Q30:.Z30])-[.N30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1];&quot;jjjj&quot;)" office:value-type="string" office:string-value="dimanche" calcext:value-type="string">
            <text:p>dimanche</text:p>
          </table:table-cell>
          <table:table-cell table:style-name="ce66" table:formula="of:=[.B30]+1" office:value-type="date" office:date-value="2025-11-23" calcext:value-type="date">
            <text:p>23.11.2025</text:p>
          </table:table-cell>
          <table:table-cell table:style-name="ce1" table:formula="of:=IF(OR(WEEKDAY([.B31])=1;WEEKDAY([.B31])=7);0;[.$A$1])" office:value-type="time" office:time-value="PT00H00M00S" calcext:value-type="time">
            <text:p>00:00</text:p>
          </table:table-cell>
          <table:table-cell table:style-name="ce68" table:formula="of:=IF(NOW()&lt;[.B31];0;[.E31]-[.C31])" office:value-type="time" office:time-value="PT00H00M00S" calcext:value-type="time">
            <text:p>00:00</text:p>
          </table:table-cell>
          <table:table-cell table:style-name="ce1" table:formula="of:=[.G31]-[.F31]+[.I31]-[.H31]+[.K31]-[.J31]+[.M31]-[.L31]+[.N31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1]-SUM([.Q31:.Z31])-[.N31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2];&quot;jjjj&quot;)" office:value-type="string" office:string-value="lundi" calcext:value-type="string">
            <text:p>lundi</text:p>
          </table:table-cell>
          <table:table-cell table:style-name="ce66" table:formula="of:=[.B31]+1" office:value-type="date" office:date-value="2025-11-24" calcext:value-type="date">
            <text:p>24.11.2025</text:p>
          </table:table-cell>
          <table:table-cell table:style-name="ce1" table:formula="of:=IF(OR(WEEKDAY([.B32])=1;WEEKDAY([.B32])=7);0;[.$A$1])" office:value-type="time" office:time-value="PT08H17M00S" calcext:value-type="time">
            <text:p>08:17</text:p>
          </table:table-cell>
          <table:table-cell table:style-name="ce68" table:formula="of:=IF(NOW()&lt;[.B32];0;[.E32]-[.C32])" office:value-type="time" office:time-value="PT00H00M00S" calcext:value-type="time">
            <text:p>00:00</text:p>
          </table:table-cell>
          <table:table-cell table:style-name="ce1" table:formula="of:=[.G32]-[.F32]+[.I32]-[.H32]+[.K32]-[.J32]+[.M32]-[.L32]+[.N32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2]-SUM([.Q32:.Z32])-[.N32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3];&quot;jjjj&quot;)" office:value-type="string" office:string-value="mardi" calcext:value-type="string">
            <text:p>mardi</text:p>
          </table:table-cell>
          <table:table-cell table:style-name="ce66" table:formula="of:=[.B32]+1" office:value-type="date" office:date-value="2025-11-25" calcext:value-type="date">
            <text:p>25.11.2025</text:p>
          </table:table-cell>
          <table:table-cell table:style-name="ce1" table:formula="of:=IF(OR(WEEKDAY([.B33])=1;WEEKDAY([.B33])=7);0;[.$A$1])" office:value-type="time" office:time-value="PT08H17M00S" calcext:value-type="time">
            <text:p>08:17</text:p>
          </table:table-cell>
          <table:table-cell table:style-name="ce68" table:formula="of:=IF(NOW()&lt;[.B33];0;[.E33]-[.C33])" office:value-type="time" office:time-value="PT00H00M00S" calcext:value-type="time">
            <text:p>00:00</text:p>
          </table:table-cell>
          <table:table-cell table:style-name="ce1" table:formula="of:=[.G33]-[.F33]+[.I33]-[.H33]+[.K33]-[.J33]+[.M33]-[.L33]+[.N33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3]-SUM([.Q33:.Z33])-[.N33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4];&quot;jjjj&quot;)" office:value-type="string" office:string-value="mercredi" calcext:value-type="string">
            <text:p>mercredi</text:p>
          </table:table-cell>
          <table:table-cell table:style-name="ce66" table:formula="of:=[.B33]+1" office:value-type="date" office:date-value="2025-11-26" calcext:value-type="date">
            <text:p>26.11.2025</text:p>
          </table:table-cell>
          <table:table-cell table:style-name="ce1" table:formula="of:=IF(OR(WEEKDAY([.B34])=1;WEEKDAY([.B34])=7);0;[.$A$1])" office:value-type="time" office:time-value="PT08H17M00S" calcext:value-type="time">
            <text:p>08:17</text:p>
          </table:table-cell>
          <table:table-cell table:style-name="ce68" table:formula="of:=IF(NOW()&lt;[.B34];0;[.E34]-[.C34])" office:value-type="time" office:time-value="PT00H00M00S" calcext:value-type="time">
            <text:p>00:00</text:p>
          </table:table-cell>
          <table:table-cell table:style-name="ce1" table:formula="of:=[.G34]-[.F34]+[.I34]-[.H34]+[.K34]-[.J34]+[.M34]-[.L34]+[.N34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4]-SUM([.Q34:.Z34])-[.N34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5];&quot;jjjj&quot;)" office:value-type="string" office:string-value="jeudi" calcext:value-type="string">
            <text:p>jeudi</text:p>
          </table:table-cell>
          <table:table-cell table:style-name="ce66" table:formula="of:=[.B34]+1" office:value-type="date" office:date-value="2025-11-27" calcext:value-type="date">
            <text:p>27.11.2025</text:p>
          </table:table-cell>
          <table:table-cell table:style-name="ce1" table:formula="of:=IF(OR(WEEKDAY([.B35])=1;WEEKDAY([.B35])=7);0;[.$A$1])" office:value-type="time" office:time-value="PT08H17M00S" calcext:value-type="time">
            <text:p>08:17</text:p>
          </table:table-cell>
          <table:table-cell table:style-name="ce68" table:formula="of:=IF(NOW()&lt;[.B35];0;[.E35]-[.C35])" office:value-type="time" office:time-value="PT00H00M00S" calcext:value-type="time">
            <text:p>00:00</text:p>
          </table:table-cell>
          <table:table-cell table:style-name="ce1" table:formula="of:=[.G35]-[.F35]+[.I35]-[.H35]+[.K35]-[.J35]+[.M35]-[.L35]+[.N35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5]-SUM([.Q35:.Z35])-[.N35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6];&quot;jjjj&quot;)" office:value-type="string" office:string-value="vendredi" calcext:value-type="string">
            <text:p>vendredi</text:p>
          </table:table-cell>
          <table:table-cell table:style-name="ce66" table:formula="of:=[.B35]+1" office:value-type="date" office:date-value="2025-11-28" calcext:value-type="date">
            <text:p>28.11.2025</text:p>
          </table:table-cell>
          <table:table-cell table:style-name="ce1" table:formula="of:=IF(OR(WEEKDAY([.B36])=1;WEEKDAY([.B36])=7);0;[.$A$1])" office:value-type="time" office:time-value="PT08H17M00S" calcext:value-type="time">
            <text:p>08:17</text:p>
          </table:table-cell>
          <table:table-cell table:style-name="ce68" table:formula="of:=IF(NOW()&lt;[.B36];0;[.E36]-[.C36])" office:value-type="time" office:time-value="PT00H00M00S" calcext:value-type="time">
            <text:p>00:00</text:p>
          </table:table-cell>
          <table:table-cell table:style-name="ce1" table:formula="of:=[.G36]-[.F36]+[.I36]-[.H36]+[.K36]-[.J36]+[.M36]-[.L36]+[.N36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6]-SUM([.Q36:.Z36])-[.N36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7];&quot;jjjj&quot;)" office:value-type="string" office:string-value="samedi" calcext:value-type="string">
            <text:p>samedi</text:p>
          </table:table-cell>
          <table:table-cell table:style-name="ce66" table:formula="of:=[.B36]+1" office:value-type="date" office:date-value="2025-11-29" calcext:value-type="date">
            <text:p>29.11.2025</text:p>
          </table:table-cell>
          <table:table-cell table:style-name="ce1" table:formula="of:=IF(OR(WEEKDAY([.B37])=1;WEEKDAY([.B37])=7);0;[.$A$1])" office:value-type="time" office:time-value="PT00H00M00S" calcext:value-type="time">
            <text:p>00:00</text:p>
          </table:table-cell>
          <table:table-cell table:style-name="ce68" table:formula="of:=IF(NOW()&lt;[.B37];0;[.E37]-[.C37])" office:value-type="time" office:time-value="PT00H00M00S" calcext:value-type="time">
            <text:p>00:00</text:p>
          </table:table-cell>
          <table:table-cell table:style-name="ce1" table:formula="of:=[.G37]-[.F37]+[.I37]-[.H37]+[.K37]-[.J37]+[.M37]-[.L37]+[.N37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7]-SUM([.Q37:.Z37])-[.N37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8];&quot;jjjj&quot;)" office:value-type="string" office:string-value="dimanche" calcext:value-type="string">
            <text:p>dimanche</text:p>
          </table:table-cell>
          <table:table-cell table:style-name="ce66" table:formula="of:=[.B37]+1" office:value-type="date" office:date-value="2025-11-30" calcext:value-type="date">
            <text:p>30.11.2025</text:p>
          </table:table-cell>
          <table:table-cell table:style-name="ce1" table:formula="of:=IF(OR(WEEKDAY([.B38])=1;WEEKDAY([.B38])=7);0;[.$A$1])" office:value-type="time" office:time-value="PT00H00M00S" calcext:value-type="time">
            <text:p>00:00</text:p>
          </table:table-cell>
          <table:table-cell table:style-name="ce68" table:formula="of:=IF(NOW()&lt;[.B38];0;[.E38]-[.C38])" office:value-type="time" office:time-value="PT00H00M00S" calcext:value-type="time">
            <text:p>00:00</text:p>
          </table:table-cell>
          <table:table-cell table:style-name="ce1" table:formula="of:=[.G38]-[.F38]+[.I38]-[.H38]+[.K38]-[.J38]+[.M38]-[.L38]+[.N38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8]-SUM([.Q38:.Z38])-[.N38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"/>
          <table:table-cell table:style-name="ce69"/>
          <table:table-cell table:number-columns-repeated="1020"/>
        </table:table-row>
        <table:table-row table:style-name="ro2" table:number-rows-repeated="3">
          <table:table-cell table:number-columns-repeated="2"/>
          <table:table-cell table:style-name="ce1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 table:number-rows-repeated="65492">
          <table:table-cell table:number-columns-repeated="2"/>
          <table:table-cell table:style-name="ce1"/>
          <table:table-cell table:number-columns-repeated="1021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écembre" table:style-name="ta1" table:print-ranges="décembre.A1:décembre.O39">
        <table:table-column table:style-name="co7" table:default-cell-style-name="ce25"/>
        <table:table-column table:style-name="co2" table:default-cell-style-name="ce25"/>
        <table:table-column table:style-name="co3" table:default-cell-style-name="ce25"/>
        <table:table-column table:style-name="co2" table:default-cell-style-name="ce25"/>
        <table:table-column table:style-name="co5" table:default-cell-style-name="ce25"/>
        <table:table-column table:style-name="co28" table:number-columns-repeated="8" table:default-cell-style-name="ce25"/>
        <table:table-column table:style-name="co27" table:number-columns-repeated="2" table:default-cell-style-name="ce25"/>
        <table:table-column table:style-name="co11" table:default-cell-style-name="ce1"/>
        <table:table-column table:style-name="co12" table:number-columns-repeated="10" table:default-cell-style-name="ce1"/>
        <table:table-column table:style-name="co12" table:default-cell-style-name="ce25"/>
        <table:table-column table:style-name="co2" table:number-columns-repeated="229" table:default-cell-style-name="ce25"/>
        <table:table-column table:style-name="co6" table:number-columns-repeated="768" table:default-cell-style-name="ce25"/>
        <table:table-row table:style-name="ro3">
          <table:table-cell table:style-name="ce1" table:formula="of:=[novembre.A1]" office:value-type="time" office:time-value="PT08H17M00S" calcext:value-type="time">
            <text:p>08:17</text:p>
          </table:table-cell>
          <table:table-cell office:value-type="string" calcext:value-type="string">
            <text:p>horaire journalier</text:p>
          </table:table-cell>
          <table:table-cell table:style-name="ce1"/>
          <table:table-cell/>
          <table:table-cell table:style-name="ce35" table:number-columns-repeated="9"/>
          <table:table-cell table:number-columns-repeated="2"/>
          <table:table-cell table:style-name="ce73" office:value-type="string" calcext:value-type="string">
            <text:p>solde</text:p>
          </table:table-cell>
          <table:table-cell table:style-name="ce58" table:formula="of:=[$init.Q1]" office:value-type="string" office:string-value="assurances, org interne, divers" calcext:value-type="string">
            <text:p>assurances, org interne, divers</text:p>
          </table:table-cell>
          <table:table-cell table:style-name="ce58" table:formula="of:=[$init.R1]" office:value-type="string" office:string-value="informatique" calcext:value-type="string">
            <text:p>informatique</text:p>
          </table:table-cell>
          <table:table-cell table:style-name="ce58" table:formula="of:=[$init.S1]" office:value-type="string" office:string-value="of + stock + gestion cmd et plans clients" calcext:value-type="string">
            <text:p>of + stock + gestion cmd et plans clients</text:p>
          </table:table-cell>
          <table:table-cell table:style-name="ce58" table:formula="of:=[$init.T1]" office:value-type="string" office:string-value="offres, facturation, contact client" calcext:value-type="string">
            <text:p>offres, facturation, contact client</text:p>
          </table:table-cell>
          <table:table-cell table:style-name="ce58" table:formula="of:=[$init.U1]" office:value-type="string" office:string-value="rh" calcext:value-type="string">
            <text:p>rh</text:p>
          </table:table-cell>
          <table:table-cell table:style-name="ce58" table:formula="of:=[$init.V1]" office:value-type="string" office:string-value="achats + contact fournisseurs" calcext:value-type="string">
            <text:p>achats + contact fournisseurs</text:p>
          </table:table-cell>
          <table:table-cell table:style-name="ce58" table:formula="of:=[$init.W1]" office:value-type="string" office:string-value="livraisons, délais, contact clients" calcext:value-type="string">
            <text:p>livraisons, délais, contact clients</text:p>
          </table:table-cell>
          <table:table-cell table:style-name="ce58" table:formula="of:=[$init.X1]" office:value-type="string" office:string-value="qualité" calcext:value-type="string">
            <text:p>qualité</text:p>
          </table:table-cell>
          <table:table-cell table:style-name="ce58" table:formula="of:=[$init.Y1]" office:value-type="string" office:string-value="compta" calcext:value-type="string">
            <text:p>compta</text:p>
          </table:table-cell>
          <table:table-cell table:style-name="ce58" table:formula="of:=[$init.Z1]" office:value-type="string" office:string-value="autre" calcext:value-type="string">
            <text:p>autre</text:p>
          </table:table-cell>
          <table:table-cell table:style-name="ce58" table:formula="of:=[$init.AA1]" office:value-type="string" office:string-value="remarque" calcext:value-type="string">
            <text:p>remarque</text:p>
          </table:table-cell>
          <table:table-cell table:number-columns-repeated="997"/>
        </table:table-row>
        <table:table-row table:style-name="ro2">
          <table:table-cell table:style-name="ce62" table:formula="of:=[novembre.A2]-[.N8]" office:value-type="float" office:value="25" calcext:value-type="float">
            <text:p>25.0</text:p>
          </table:table-cell>
          <table:table-cell office:value-type="string" calcext:value-type="string">
            <text:p>solde vacances</text:p>
          </table:table-cell>
          <table:table-cell table:style-name="ce1"/>
          <table:table-cell/>
          <table:table-cell table:style-name="ce35" table:number-columns-repeated="9"/>
          <table:table-cell table:number-columns-repeated="1011"/>
        </table:table-row>
        <table:table-row table:style-name="ro2">
          <table:table-cell table:style-name="ce39" office:value-type="time" office:time-value="PT00H00M00S" calcext:value-type="time">
            <text:p>00:00</text:p>
          </table:table-cell>
          <table:table-cell table:style-name="ce36" office:value-type="string" calcext:value-type="string">
            <text:p>nb heures payées</text:p>
          </table:table-cell>
          <table:table-cell table:style-name="ce1"/>
          <table:table-cell/>
          <table:table-cell table:style-name="ce35" table:number-columns-repeated="9"/>
          <table:table-cell table:number-columns-repeated="1011"/>
        </table:table-row>
        <table:table-row table:style-name="ro2">
          <table:table-cell table:style-name="ce39" table:formula="of:=[novembre.A4]-[.A3]+[.D8]" office:value-type="time" office:time-value="PT41H41M00S" calcext:value-type="time">
            <text:p>41:41</text:p>
          </table:table-cell>
          <table:table-cell table:style-name="ce36" office:value-type="string" calcext:value-type="string">
            <text:p>solde balance</text:p>
          </table:table-cell>
          <table:table-cell table:style-name="ce1"/>
          <table:table-cell/>
          <table:table-cell table:style-name="ce35" table:number-columns-repeated="9"/>
          <table:table-cell table:number-columns-repeated="1011"/>
        </table:table-row>
        <table:table-row table:style-name="ro2" table:number-rows-repeated="2">
          <table:table-cell table:number-columns-repeated="2"/>
          <table:table-cell table:style-name="ce1"/>
          <table:table-cell/>
          <table:table-cell table:style-name="ce35" table:number-columns-repeated="9"/>
          <table:table-cell table:number-columns-repeated="1011"/>
        </table:table-row>
        <table:table-row table:style-name="ro2">
          <table:table-cell table:number-columns-repeated="2"/>
          <table:table-cell table:style-name="ce1" office:value-type="string" calcext:value-type="string">
            <text:p>Temps théorique</text:p>
          </table:table-cell>
          <table:table-cell office:value-type="string" calcext:value-type="string">
            <text:p>Balance</text:p>
          </table:table-cell>
          <table:table-cell table:style-name="ce35" office:value-type="string" calcext:value-type="string">
            <text:p>Solde</text:p>
          </table:table-cell>
          <table:table-cell table:style-name="ce35" office:value-type="string" calcext:value-type="string">
            <text:p>Entrée</text:p>
          </table:table-cell>
          <table:table-cell table:style-name="ce35" office:value-type="string" calcext:value-type="string">
            <text:p>Sortie</text:p>
          </table:table-cell>
          <table:table-cell table:style-name="ce47" office:value-type="string" calcext:value-type="string">
            <text:p>Entrée</text:p>
          </table:table-cell>
          <table:table-cell table:style-name="ce35" office:value-type="string" calcext:value-type="string">
            <text:p>Sortie</text:p>
          </table:table-cell>
          <table:table-cell table:style-name="ce35" office:value-type="string" calcext:value-type="string">
            <text:p>Entrée</text:p>
          </table:table-cell>
          <table:table-cell table:style-name="ce35" office:value-type="string" calcext:value-type="string">
            <text:p>Sortie</text:p>
          </table:table-cell>
          <table:table-cell table:style-name="ce35" office:value-type="string" calcext:value-type="string">
            <text:p>Entrée</text:p>
          </table:table-cell>
          <table:table-cell table:style-name="ce35" office:value-type="string" calcext:value-type="string">
            <text:p>Sortie</text:p>
          </table:table-cell>
          <table:table-cell table:style-name="ce26" office:value-type="string" calcext:value-type="string">
            <text:p>Vacances</text:p>
          </table:table-cell>
          <table:table-cell table:style-name="ce72" office:value-type="string" calcext:value-type="string">
            <text:p>Remarque</text:p>
          </table:table-cell>
          <table:table-cell table:number-columns-repeated="2"/>
          <table:table-cell table:style-name="ce63"/>
          <table:table-cell table:number-columns-repeated="1006"/>
        </table:table-row>
        <table:table-row table:style-name="ro2">
          <table:table-cell table:style-name="ce64" office:value-type="string" calcext:value-type="string">
            <text:p>total</text:p>
          </table:table-cell>
          <table:table-cell table:style-name="ce65"/>
          <table:table-cell table:style-name="ce67"/>
          <table:table-cell table:style-name="ce63" table:formula="of:=SUM([.D9:.D39])" office:value-type="time" office:time-value="PT00H00M00S" calcext:value-type="time">
            <text:p>00:00</text:p>
          </table:table-cell>
          <table:table-cell table:style-name="ce70" table:number-columns-repeated="9"/>
          <table:table-cell table:style-name="ce62" table:formula="of:=SUM([.N9:.N39])" office:value-type="float" office:value="0" calcext:value-type="float">
            <text:p>0.0</text:p>
          </table:table-cell>
          <table:table-cell table:style-name="ce65"/>
          <table:table-cell/>
          <table:table-cell table:style-name="ce63" table:formula="of:=SUM([.Q9:.Q39])" office:value-type="time" office:time-value="PT00H00M00S" calcext:value-type="time">
            <text:p>00:00</text:p>
          </table:table-cell>
          <table:table-cell table:style-name="ce63" table:formula="of:=SUM([.R9:.R39])" office:value-type="time" office:time-value="PT00H00M00S" calcext:value-type="time">
            <text:p>00:00</text:p>
          </table:table-cell>
          <table:table-cell table:style-name="ce63" table:formula="of:=SUM([.S9:.S39])" office:value-type="time" office:time-value="PT00H00M00S" calcext:value-type="time">
            <text:p>00:00</text:p>
          </table:table-cell>
          <table:table-cell table:style-name="ce63" table:formula="of:=SUM([.T9:.T39])" office:value-type="time" office:time-value="PT00H00M00S" calcext:value-type="time">
            <text:p>00:00</text:p>
          </table:table-cell>
          <table:table-cell table:style-name="ce63" table:formula="of:=SUM([.U9:.U39])" office:value-type="time" office:time-value="PT00H00M00S" calcext:value-type="time">
            <text:p>00:00</text:p>
          </table:table-cell>
          <table:table-cell table:style-name="ce63" table:formula="of:=SUM([.V9:.V39])" office:value-type="time" office:time-value="PT00H00M00S" calcext:value-type="time">
            <text:p>00:00</text:p>
          </table:table-cell>
          <table:table-cell table:style-name="ce63" table:formula="of:=SUM([.W9:.W39])" office:value-type="time" office:time-value="PT00H00M00S" calcext:value-type="time">
            <text:p>00:00</text:p>
          </table:table-cell>
          <table:table-cell table:style-name="ce63" table:formula="of:=SUM([.X9:.X39])" office:value-type="time" office:time-value="PT00H00M00S" calcext:value-type="time">
            <text:p>00:00</text:p>
          </table:table-cell>
          <table:table-cell table:style-name="ce63" table:formula="of:=SUM([.Y9:.Y39])" office:value-type="time" office:time-value="PT00H00M00S" calcext:value-type="time">
            <text:p>00:00</text:p>
          </table:table-cell>
          <table:table-cell table:style-name="ce63" table:formula="of:=SUM([.Z9:.Z39])" office:value-type="time" office:time-value="PT00H00M00S" calcext:value-type="time">
            <text:p>00:00</text:p>
          </table:table-cell>
          <table:table-cell table:style-name="ce65" table:number-columns-repeated="230"/>
          <table:table-cell table:number-columns-repeated="768"/>
        </table:table-row>
        <table:table-row table:style-name="ro2">
          <table:table-cell table:style-name="ce41" table:formula="of:=TEXT([.B9];&quot;jjjj&quot;)" office:value-type="string" office:string-value="lundi" calcext:value-type="string">
            <text:p>lundi</text:p>
          </table:table-cell>
          <table:table-cell table:style-name="ce66" table:formula="of:=EDATE([novembre.B9];1)" office:value-type="date" office:date-value="2025-12-01" calcext:value-type="date">
            <text:p>01.12.2025</text:p>
          </table:table-cell>
          <table:table-cell table:style-name="ce1" table:formula="of:=IF(OR(WEEKDAY([.B9])=1;WEEKDAY([.B9])=7);0;[.$A$1])" office:value-type="time" office:time-value="PT08H17M00S" calcext:value-type="time">
            <text:p>08:17</text:p>
          </table:table-cell>
          <table:table-cell table:style-name="ce68" table:formula="of:=IF(NOW()&lt;[.B9];0;[.E9]-[.C9])" office:value-type="time" office:time-value="PT00H00M00S" calcext:value-type="time">
            <text:p>00:00</text:p>
          </table:table-cell>
          <table:table-cell table:style-name="ce1" table:formula="of:=[.G9]-[.F9]+[.I9]-[.H9]+[.K9]-[.J9]+[.M9]-[.L9]+[.N9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9]-SUM([.Q9:.Z9])-[.N9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0];&quot;jjjj&quot;)" office:value-type="string" office:string-value="mardi" calcext:value-type="string">
            <text:p>mardi</text:p>
          </table:table-cell>
          <table:table-cell table:style-name="ce66" table:formula="of:=[.B9]+1" office:value-type="date" office:date-value="2025-12-02" calcext:value-type="date">
            <text:p>02.12.2025</text:p>
          </table:table-cell>
          <table:table-cell table:style-name="ce1" table:formula="of:=IF(OR(WEEKDAY([.B10])=1;WEEKDAY([.B10])=7);0;[.$A$1])" office:value-type="time" office:time-value="PT08H17M00S" calcext:value-type="time">
            <text:p>08:17</text:p>
          </table:table-cell>
          <table:table-cell table:style-name="ce68" table:formula="of:=IF(NOW()&lt;[.B10];0;[.E10]-[.C10])" office:value-type="time" office:time-value="PT00H00M00S" calcext:value-type="time">
            <text:p>00:00</text:p>
          </table:table-cell>
          <table:table-cell table:style-name="ce1" table:formula="of:=[.G10]-[.F10]+[.I10]-[.H10]+[.K10]-[.J10]+[.M10]-[.L10]+[.N10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0]-SUM([.Q10:.Z10])-[.N10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1];&quot;jjjj&quot;)" office:value-type="string" office:string-value="mercredi" calcext:value-type="string">
            <text:p>mercredi</text:p>
          </table:table-cell>
          <table:table-cell table:style-name="ce66" table:formula="of:=[.B10]+1" office:value-type="date" office:date-value="2025-12-03" calcext:value-type="date">
            <text:p>03.12.2025</text:p>
          </table:table-cell>
          <table:table-cell table:style-name="ce1" table:formula="of:=IF(OR(WEEKDAY([.B11])=1;WEEKDAY([.B11])=7);0;[.$A$1])" office:value-type="time" office:time-value="PT08H17M00S" calcext:value-type="time">
            <text:p>08:17</text:p>
          </table:table-cell>
          <table:table-cell table:style-name="ce68" table:formula="of:=IF(NOW()&lt;[.B11];0;[.E11]-[.C11])" office:value-type="time" office:time-value="PT00H00M00S" calcext:value-type="time">
            <text:p>00:00</text:p>
          </table:table-cell>
          <table:table-cell table:style-name="ce1" table:formula="of:=[.G11]-[.F11]+[.I11]-[.H11]+[.K11]-[.J11]+[.M11]-[.L11]+[.N11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1]-SUM([.Q11:.Z11])-[.N11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2];&quot;jjjj&quot;)" office:value-type="string" office:string-value="jeudi" calcext:value-type="string">
            <text:p>jeudi</text:p>
          </table:table-cell>
          <table:table-cell table:style-name="ce66" table:formula="of:=[.B11]+1" office:value-type="date" office:date-value="2025-12-04" calcext:value-type="date">
            <text:p>04.12.2025</text:p>
          </table:table-cell>
          <table:table-cell table:style-name="ce1" table:formula="of:=IF(OR(WEEKDAY([.B12])=1;WEEKDAY([.B12])=7);0;[.$A$1])" office:value-type="time" office:time-value="PT08H17M00S" calcext:value-type="time">
            <text:p>08:17</text:p>
          </table:table-cell>
          <table:table-cell table:style-name="ce68" table:formula="of:=IF(NOW()&lt;[.B12];0;[.E12]-[.C12])" office:value-type="time" office:time-value="PT00H00M00S" calcext:value-type="time">
            <text:p>00:00</text:p>
          </table:table-cell>
          <table:table-cell table:style-name="ce1" table:formula="of:=[.G12]-[.F12]+[.I12]-[.H12]+[.K12]-[.J12]+[.M12]-[.L12]+[.N12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2]-SUM([.Q12:.Z12])-[.N12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3];&quot;jjjj&quot;)" office:value-type="string" office:string-value="vendredi" calcext:value-type="string">
            <text:p>vendredi</text:p>
          </table:table-cell>
          <table:table-cell table:style-name="ce66" table:formula="of:=[.B12]+1" office:value-type="date" office:date-value="2025-12-05" calcext:value-type="date">
            <text:p>05.12.2025</text:p>
          </table:table-cell>
          <table:table-cell table:style-name="ce1" table:formula="of:=IF(OR(WEEKDAY([.B13])=1;WEEKDAY([.B13])=7);0;[.$A$1])" office:value-type="time" office:time-value="PT08H17M00S" calcext:value-type="time">
            <text:p>08:17</text:p>
          </table:table-cell>
          <table:table-cell table:style-name="ce68" table:formula="of:=IF(NOW()&lt;[.B13];0;[.E13]-[.C13])" office:value-type="time" office:time-value="PT00H00M00S" calcext:value-type="time">
            <text:p>00:00</text:p>
          </table:table-cell>
          <table:table-cell table:style-name="ce1" table:formula="of:=[.G13]-[.F13]+[.I13]-[.H13]+[.K13]-[.J13]+[.M13]-[.L13]+[.N13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3]-SUM([.Q13:.Z13])-[.N13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4];&quot;jjjj&quot;)" office:value-type="string" office:string-value="samedi" calcext:value-type="string">
            <text:p>samedi</text:p>
          </table:table-cell>
          <table:table-cell table:style-name="ce66" table:formula="of:=[.B13]+1" office:value-type="date" office:date-value="2025-12-06" calcext:value-type="date">
            <text:p>06.12.2025</text:p>
          </table:table-cell>
          <table:table-cell table:style-name="ce1" table:formula="of:=IF(OR(WEEKDAY([.B14])=1;WEEKDAY([.B14])=7);0;[.$A$1])" office:value-type="time" office:time-value="PT00H00M00S" calcext:value-type="time">
            <text:p>00:00</text:p>
          </table:table-cell>
          <table:table-cell table:style-name="ce68" table:formula="of:=IF(NOW()&lt;[.B14];0;[.E14]-[.C14])" office:value-type="time" office:time-value="PT00H00M00S" calcext:value-type="time">
            <text:p>00:00</text:p>
          </table:table-cell>
          <table:table-cell table:style-name="ce1" table:formula="of:=[.G14]-[.F14]+[.I14]-[.H14]+[.K14]-[.J14]+[.M14]-[.L14]+[.N14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4]-SUM([.Q14:.Z14])-[.N14]*[.$A$1]" office:value-type="time" office:time-value="PT00H00M00S" calcext:value-type="time">
            <text:p>00:00</text:p>
          </table:table-cell>
          <table:table-cell table:number-columns-repeated="10"/>
          <table:table-cell table:style-name="ce75"/>
          <table:table-cell table:number-columns-repeated="997"/>
        </table:table-row>
        <table:table-row table:style-name="ro2">
          <table:table-cell table:style-name="ce41" table:formula="of:=TEXT([.B15];&quot;jjjj&quot;)" office:value-type="string" office:string-value="dimanche" calcext:value-type="string">
            <text:p>dimanche</text:p>
          </table:table-cell>
          <table:table-cell table:style-name="ce66" table:formula="of:=[.B14]+1" office:value-type="date" office:date-value="2025-12-07" calcext:value-type="date">
            <text:p>07.12.2025</text:p>
          </table:table-cell>
          <table:table-cell table:style-name="ce1" table:formula="of:=IF(OR(WEEKDAY([.B15])=1;WEEKDAY([.B15])=7);0;[.$A$1])" office:value-type="time" office:time-value="PT00H00M00S" calcext:value-type="time">
            <text:p>00:00</text:p>
          </table:table-cell>
          <table:table-cell table:style-name="ce68" table:formula="of:=IF(NOW()&lt;[.B15];0;[.E15]-[.C15])" office:value-type="time" office:time-value="PT00H00M00S" calcext:value-type="time">
            <text:p>00:00</text:p>
          </table:table-cell>
          <table:table-cell table:style-name="ce1" table:formula="of:=[.G15]-[.F15]+[.I15]-[.H15]+[.K15]-[.J15]+[.M15]-[.L15]+[.N15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5]-SUM([.Q15:.Z15])-[.N15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6];&quot;jjjj&quot;)" office:value-type="string" office:string-value="lundi" calcext:value-type="string">
            <text:p>lundi</text:p>
          </table:table-cell>
          <table:table-cell table:style-name="ce66" table:formula="of:=[.B15]+1" office:value-type="date" office:date-value="2025-12-08" calcext:value-type="date">
            <text:p>08.12.2025</text:p>
          </table:table-cell>
          <table:table-cell table:style-name="ce1" table:formula="of:=IF(OR(WEEKDAY([.B16])=1;WEEKDAY([.B16])=7);0;[.$A$1])" office:value-type="time" office:time-value="PT08H17M00S" calcext:value-type="time">
            <text:p>08:17</text:p>
          </table:table-cell>
          <table:table-cell table:style-name="ce68" table:formula="of:=IF(NOW()&lt;[.B16];0;[.E16]-[.C16])" office:value-type="time" office:time-value="PT00H00M00S" calcext:value-type="time">
            <text:p>00:00</text:p>
          </table:table-cell>
          <table:table-cell table:style-name="ce1" table:formula="of:=[.G16]-[.F16]+[.I16]-[.H16]+[.K16]-[.J16]+[.M16]-[.L16]+[.N16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6]-SUM([.Q16:.Z16])-[.N16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7];&quot;jjjj&quot;)" office:value-type="string" office:string-value="mardi" calcext:value-type="string">
            <text:p>mardi</text:p>
          </table:table-cell>
          <table:table-cell table:style-name="ce66" table:formula="of:=[.B16]+1" office:value-type="date" office:date-value="2025-12-09" calcext:value-type="date">
            <text:p>09.12.2025</text:p>
          </table:table-cell>
          <table:table-cell table:style-name="ce1" table:formula="of:=IF(OR(WEEKDAY([.B17])=1;WEEKDAY([.B17])=7);0;[.$A$1])" office:value-type="time" office:time-value="PT08H17M00S" calcext:value-type="time">
            <text:p>08:17</text:p>
          </table:table-cell>
          <table:table-cell table:style-name="ce68" table:formula="of:=IF(NOW()&lt;[.B17];0;[.E17]-[.C17])" office:value-type="time" office:time-value="PT00H00M00S" calcext:value-type="time">
            <text:p>00:00</text:p>
          </table:table-cell>
          <table:table-cell table:style-name="ce1" table:formula="of:=[.G17]-[.F17]+[.I17]-[.H17]+[.K17]-[.J17]+[.M17]-[.L17]+[.N17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7]-SUM([.Q17:.Z17])-[.N17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8];&quot;jjjj&quot;)" office:value-type="string" office:string-value="mercredi" calcext:value-type="string">
            <text:p>mercredi</text:p>
          </table:table-cell>
          <table:table-cell table:style-name="ce66" table:formula="of:=[.B17]+1" office:value-type="date" office:date-value="2025-12-10" calcext:value-type="date">
            <text:p>10.12.2025</text:p>
          </table:table-cell>
          <table:table-cell table:style-name="ce1" table:formula="of:=IF(OR(WEEKDAY([.B18])=1;WEEKDAY([.B18])=7);0;[.$A$1])" office:value-type="time" office:time-value="PT08H17M00S" calcext:value-type="time">
            <text:p>08:17</text:p>
          </table:table-cell>
          <table:table-cell table:style-name="ce68" table:formula="of:=IF(NOW()&lt;[.B18];0;[.E18]-[.C18])" office:value-type="time" office:time-value="PT00H00M00S" calcext:value-type="time">
            <text:p>00:00</text:p>
          </table:table-cell>
          <table:table-cell table:style-name="ce1" table:formula="of:=[.G18]-[.F18]+[.I18]-[.H18]+[.K18]-[.J18]+[.M18]-[.L18]+[.N18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8]-SUM([.Q18:.Z18])-[.N18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19];&quot;jjjj&quot;)" office:value-type="string" office:string-value="jeudi" calcext:value-type="string">
            <text:p>jeudi</text:p>
          </table:table-cell>
          <table:table-cell table:style-name="ce66" table:formula="of:=[.B18]+1" office:value-type="date" office:date-value="2025-12-11" calcext:value-type="date">
            <text:p>11.12.2025</text:p>
          </table:table-cell>
          <table:table-cell table:style-name="ce1" table:formula="of:=IF(OR(WEEKDAY([.B19])=1;WEEKDAY([.B19])=7);0;[.$A$1])" office:value-type="time" office:time-value="PT08H17M00S" calcext:value-type="time">
            <text:p>08:17</text:p>
          </table:table-cell>
          <table:table-cell table:style-name="ce68" table:formula="of:=IF(NOW()&lt;[.B19];0;[.E19]-[.C19])" office:value-type="time" office:time-value="PT00H00M00S" calcext:value-type="time">
            <text:p>00:00</text:p>
          </table:table-cell>
          <table:table-cell table:style-name="ce1" table:formula="of:=[.G19]-[.F19]+[.I19]-[.H19]+[.K19]-[.J19]+[.M19]-[.L19]+[.N19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19]-SUM([.Q19:.Z19])-[.N19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0];&quot;jjjj&quot;)" office:value-type="string" office:string-value="vendredi" calcext:value-type="string">
            <text:p>vendredi</text:p>
          </table:table-cell>
          <table:table-cell table:style-name="ce66" table:formula="of:=[.B19]+1" office:value-type="date" office:date-value="2025-12-12" calcext:value-type="date">
            <text:p>12.12.2025</text:p>
          </table:table-cell>
          <table:table-cell table:style-name="ce1" table:formula="of:=IF(OR(WEEKDAY([.B20])=1;WEEKDAY([.B20])=7);0;[.$A$1])" office:value-type="time" office:time-value="PT08H17M00S" calcext:value-type="time">
            <text:p>08:17</text:p>
          </table:table-cell>
          <table:table-cell table:style-name="ce68" table:formula="of:=IF(NOW()&lt;[.B20];0;[.E20]-[.C20])" office:value-type="time" office:time-value="PT00H00M00S" calcext:value-type="time">
            <text:p>00:00</text:p>
          </table:table-cell>
          <table:table-cell table:style-name="ce1" table:formula="of:=[.G20]-[.F20]+[.I20]-[.H20]+[.K20]-[.J20]+[.M20]-[.L20]+[.N20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0]-SUM([.Q20:.Z20])-[.N20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1];&quot;jjjj&quot;)" office:value-type="string" office:string-value="samedi" calcext:value-type="string">
            <text:p>samedi</text:p>
          </table:table-cell>
          <table:table-cell table:style-name="ce66" table:formula="of:=[.B20]+1" office:value-type="date" office:date-value="2025-12-13" calcext:value-type="date">
            <text:p>13.12.2025</text:p>
          </table:table-cell>
          <table:table-cell table:style-name="ce1" table:formula="of:=IF(OR(WEEKDAY([.B21])=1;WEEKDAY([.B21])=7);0;[.$A$1])" office:value-type="time" office:time-value="PT00H00M00S" calcext:value-type="time">
            <text:p>00:00</text:p>
          </table:table-cell>
          <table:table-cell table:style-name="ce68" table:formula="of:=IF(NOW()&lt;[.B21];0;[.E21]-[.C21])" office:value-type="time" office:time-value="PT00H00M00S" calcext:value-type="time">
            <text:p>00:00</text:p>
          </table:table-cell>
          <table:table-cell table:style-name="ce1" table:formula="of:=[.G21]-[.F21]+[.I21]-[.H21]+[.K21]-[.J21]+[.M21]-[.L21]+[.N21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1]-SUM([.Q21:.Z21])-[.N21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2];&quot;jjjj&quot;)" office:value-type="string" office:string-value="dimanche" calcext:value-type="string">
            <text:p>dimanche</text:p>
          </table:table-cell>
          <table:table-cell table:style-name="ce66" table:formula="of:=[.B21]+1" office:value-type="date" office:date-value="2025-12-14" calcext:value-type="date">
            <text:p>14.12.2025</text:p>
          </table:table-cell>
          <table:table-cell table:style-name="ce1" table:formula="of:=IF(OR(WEEKDAY([.B22])=1;WEEKDAY([.B22])=7);0;[.$A$1])" office:value-type="time" office:time-value="PT00H00M00S" calcext:value-type="time">
            <text:p>00:00</text:p>
          </table:table-cell>
          <table:table-cell table:style-name="ce68" table:formula="of:=IF(NOW()&lt;[.B22];0;[.E22]-[.C22])" office:value-type="time" office:time-value="PT00H00M00S" calcext:value-type="time">
            <text:p>00:00</text:p>
          </table:table-cell>
          <table:table-cell table:style-name="ce1" table:formula="of:=[.G22]-[.F22]+[.I22]-[.H22]+[.K22]-[.J22]+[.M22]-[.L22]+[.N22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2]-SUM([.Q22:.Z22])-[.N22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3];&quot;jjjj&quot;)" office:value-type="string" office:string-value="lundi" calcext:value-type="string">
            <text:p>lundi</text:p>
          </table:table-cell>
          <table:table-cell table:style-name="ce66" table:formula="of:=[.B22]+1" office:value-type="date" office:date-value="2025-12-15" calcext:value-type="date">
            <text:p>15.12.2025</text:p>
          </table:table-cell>
          <table:table-cell table:style-name="ce1" table:formula="of:=IF(OR(WEEKDAY([.B23])=1;WEEKDAY([.B23])=7);0;[.$A$1])" office:value-type="time" office:time-value="PT08H17M00S" calcext:value-type="time">
            <text:p>08:17</text:p>
          </table:table-cell>
          <table:table-cell table:style-name="ce68" table:formula="of:=IF(NOW()&lt;[.B23];0;[.E23]-[.C23])" office:value-type="time" office:time-value="PT00H00M00S" calcext:value-type="time">
            <text:p>00:00</text:p>
          </table:table-cell>
          <table:table-cell table:style-name="ce1" table:formula="of:=[.G23]-[.F23]+[.I23]-[.H23]+[.K23]-[.J23]+[.M23]-[.L23]+[.N23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3]-SUM([.Q23:.Z23])-[.N23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4];&quot;jjjj&quot;)" office:value-type="string" office:string-value="mardi" calcext:value-type="string">
            <text:p>mardi</text:p>
          </table:table-cell>
          <table:table-cell table:style-name="ce66" table:formula="of:=[.B23]+1" office:value-type="date" office:date-value="2025-12-16" calcext:value-type="date">
            <text:p>16.12.2025</text:p>
          </table:table-cell>
          <table:table-cell table:style-name="ce1" table:formula="of:=IF(OR(WEEKDAY([.B24])=1;WEEKDAY([.B24])=7);0;[.$A$1])" office:value-type="time" office:time-value="PT08H17M00S" calcext:value-type="time">
            <text:p>08:17</text:p>
          </table:table-cell>
          <table:table-cell table:style-name="ce68" table:formula="of:=IF(NOW()&lt;[.B24];0;[.E24]-[.C24])" office:value-type="time" office:time-value="PT00H00M00S" calcext:value-type="time">
            <text:p>00:00</text:p>
          </table:table-cell>
          <table:table-cell table:style-name="ce1" table:formula="of:=[.G24]-[.F24]+[.I24]-[.H24]+[.K24]-[.J24]+[.M24]-[.L24]+[.N24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4]-SUM([.Q24:.Z24])-[.N24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5];&quot;jjjj&quot;)" office:value-type="string" office:string-value="mercredi" calcext:value-type="string">
            <text:p>mercredi</text:p>
          </table:table-cell>
          <table:table-cell table:style-name="ce66" table:formula="of:=[.B24]+1" office:value-type="date" office:date-value="2025-12-17" calcext:value-type="date">
            <text:p>17.12.2025</text:p>
          </table:table-cell>
          <table:table-cell table:style-name="ce1" table:formula="of:=IF(OR(WEEKDAY([.B25])=1;WEEKDAY([.B25])=7);0;[.$A$1])" office:value-type="time" office:time-value="PT08H17M00S" calcext:value-type="time">
            <text:p>08:17</text:p>
          </table:table-cell>
          <table:table-cell table:style-name="ce68" table:formula="of:=IF(NOW()&lt;[.B25];0;[.E25]-[.C25])" office:value-type="time" office:time-value="PT00H00M00S" calcext:value-type="time">
            <text:p>00:00</text:p>
          </table:table-cell>
          <table:table-cell table:style-name="ce1" table:formula="of:=[.G25]-[.F25]+[.I25]-[.H25]+[.K25]-[.J25]+[.M25]-[.L25]+[.N25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5]-SUM([.Q25:.Z25])-[.N25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6];&quot;jjjj&quot;)" office:value-type="string" office:string-value="jeudi" calcext:value-type="string">
            <text:p>jeudi</text:p>
          </table:table-cell>
          <table:table-cell table:style-name="ce66" table:formula="of:=[.B25]+1" office:value-type="date" office:date-value="2025-12-18" calcext:value-type="date">
            <text:p>18.12.2025</text:p>
          </table:table-cell>
          <table:table-cell table:style-name="ce1" table:formula="of:=IF(OR(WEEKDAY([.B26])=1;WEEKDAY([.B26])=7);0;[.$A$1])" office:value-type="time" office:time-value="PT08H17M00S" calcext:value-type="time">
            <text:p>08:17</text:p>
          </table:table-cell>
          <table:table-cell table:style-name="ce68" table:formula="of:=IF(NOW()&lt;[.B26];0;[.E26]-[.C26])" office:value-type="time" office:time-value="PT00H00M00S" calcext:value-type="time">
            <text:p>00:00</text:p>
          </table:table-cell>
          <table:table-cell table:style-name="ce1" table:formula="of:=[.G26]-[.F26]+[.I26]-[.H26]+[.K26]-[.J26]+[.M26]-[.L26]+[.N26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6]-SUM([.Q26:.Z26])-[.N26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7];&quot;jjjj&quot;)" office:value-type="string" office:string-value="vendredi" calcext:value-type="string">
            <text:p>vendredi</text:p>
          </table:table-cell>
          <table:table-cell table:style-name="ce66" table:formula="of:=[.B26]+1" office:value-type="date" office:date-value="2025-12-19" calcext:value-type="date">
            <text:p>19.12.2025</text:p>
          </table:table-cell>
          <table:table-cell table:style-name="ce1" table:formula="of:=IF(OR(WEEKDAY([.B27])=1;WEEKDAY([.B27])=7);0;[.$A$1])" office:value-type="time" office:time-value="PT08H17M00S" calcext:value-type="time">
            <text:p>08:17</text:p>
          </table:table-cell>
          <table:table-cell table:style-name="ce68" table:formula="of:=IF(NOW()&lt;[.B27];0;[.E27]-[.C27])" office:value-type="time" office:time-value="PT00H00M00S" calcext:value-type="time">
            <text:p>00:00</text:p>
          </table:table-cell>
          <table:table-cell table:style-name="ce1" table:formula="of:=[.G27]-[.F27]+[.I27]-[.H27]+[.K27]-[.J27]+[.M27]-[.L27]+[.N27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7]-SUM([.Q27:.Z27])-[.N27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8];&quot;jjjj&quot;)" office:value-type="string" office:string-value="samedi" calcext:value-type="string">
            <text:p>samedi</text:p>
          </table:table-cell>
          <table:table-cell table:style-name="ce66" table:formula="of:=[.B27]+1" office:value-type="date" office:date-value="2025-12-20" calcext:value-type="date">
            <text:p>20.12.2025</text:p>
          </table:table-cell>
          <table:table-cell table:style-name="ce1" table:formula="of:=IF(OR(WEEKDAY([.B28])=1;WEEKDAY([.B28])=7);0;[.$A$1])" office:value-type="time" office:time-value="PT00H00M00S" calcext:value-type="time">
            <text:p>00:00</text:p>
          </table:table-cell>
          <table:table-cell table:style-name="ce68" table:formula="of:=IF(NOW()&lt;[.B28];0;[.E28]-[.C28])" office:value-type="time" office:time-value="PT00H00M00S" calcext:value-type="time">
            <text:p>00:00</text:p>
          </table:table-cell>
          <table:table-cell table:style-name="ce1" table:formula="of:=[.G28]-[.F28]+[.I28]-[.H28]+[.K28]-[.J28]+[.M28]-[.L28]+[.N28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8]-SUM([.Q28:.Z28])-[.N28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29];&quot;jjjj&quot;)" office:value-type="string" office:string-value="dimanche" calcext:value-type="string">
            <text:p>dimanche</text:p>
          </table:table-cell>
          <table:table-cell table:style-name="ce66" table:formula="of:=[.B28]+1" office:value-type="date" office:date-value="2025-12-21" calcext:value-type="date">
            <text:p>21.12.2025</text:p>
          </table:table-cell>
          <table:table-cell table:style-name="ce1" table:formula="of:=IF(OR(WEEKDAY([.B29])=1;WEEKDAY([.B29])=7);0;[.$A$1])" office:value-type="time" office:time-value="PT00H00M00S" calcext:value-type="time">
            <text:p>00:00</text:p>
          </table:table-cell>
          <table:table-cell table:style-name="ce68" table:formula="of:=IF(NOW()&lt;[.B29];0;[.E29]-[.C29])" office:value-type="time" office:time-value="PT00H00M00S" calcext:value-type="time">
            <text:p>00:00</text:p>
          </table:table-cell>
          <table:table-cell table:style-name="ce1" table:formula="of:=[.G29]-[.F29]+[.I29]-[.H29]+[.K29]-[.J29]+[.M29]-[.L29]+[.N29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29]-SUM([.Q29:.Z29])-[.N29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0];&quot;jjjj&quot;)" office:value-type="string" office:string-value="lundi" calcext:value-type="string">
            <text:p>lundi</text:p>
          </table:table-cell>
          <table:table-cell table:style-name="ce66" table:formula="of:=[.B29]+1" office:value-type="date" office:date-value="2025-12-22" calcext:value-type="date">
            <text:p>22.12.2025</text:p>
          </table:table-cell>
          <table:table-cell table:style-name="ce1" table:formula="of:=IF(OR(WEEKDAY([.B30])=1;WEEKDAY([.B30])=7);0;[.$A$1])" office:value-type="time" office:time-value="PT08H17M00S" calcext:value-type="time">
            <text:p>08:17</text:p>
          </table:table-cell>
          <table:table-cell table:style-name="ce68" table:formula="of:=IF(NOW()&lt;[.B30];0;[.E30]-[.C30])" office:value-type="time" office:time-value="PT00H00M00S" calcext:value-type="time">
            <text:p>00:00</text:p>
          </table:table-cell>
          <table:table-cell table:style-name="ce1" table:formula="of:=[.G30]-[.F30]+[.I30]-[.H30]+[.K30]-[.J30]+[.M30]-[.L30]+[.N30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0]-SUM([.Q30:.Z30])-[.N30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1];&quot;jjjj&quot;)" office:value-type="string" office:string-value="mardi" calcext:value-type="string">
            <text:p>mardi</text:p>
          </table:table-cell>
          <table:table-cell table:style-name="ce66" table:formula="of:=[.B30]+1" office:value-type="date" office:date-value="2025-12-23" calcext:value-type="date">
            <text:p>23.12.2025</text:p>
          </table:table-cell>
          <table:table-cell table:style-name="ce1" table:formula="of:=IF(OR(WEEKDAY([.B31])=1;WEEKDAY([.B31])=7);0;[.$A$1])" office:value-type="time" office:time-value="PT08H17M00S" calcext:value-type="time">
            <text:p>08:17</text:p>
          </table:table-cell>
          <table:table-cell table:style-name="ce68" table:formula="of:=IF(NOW()&lt;[.B31];0;[.E31]-[.C31])" office:value-type="time" office:time-value="PT00H00M00S" calcext:value-type="time">
            <text:p>00:00</text:p>
          </table:table-cell>
          <table:table-cell table:style-name="ce1" table:formula="of:=[.G31]-[.F31]+[.I31]-[.H31]+[.K31]-[.J31]+[.M31]-[.L31]+[.N31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1]-SUM([.Q31:.Z31])-[.N31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2];&quot;jjjj&quot;)" office:value-type="string" office:string-value="mercredi" calcext:value-type="string">
            <text:p>mercredi</text:p>
          </table:table-cell>
          <table:table-cell table:style-name="ce66" table:formula="of:=[.B31]+1" office:value-type="date" office:date-value="2025-12-24" calcext:value-type="date">
            <text:p>24.12.2025</text:p>
          </table:table-cell>
          <table:table-cell table:style-name="ce1" table:formula="of:=IF(OR(WEEKDAY([.B32])=1;WEEKDAY([.B32])=7);0;[.$A$1])" office:value-type="time" office:time-value="PT08H17M00S" calcext:value-type="time">
            <text:p>08:17</text:p>
          </table:table-cell>
          <table:table-cell table:style-name="ce68" table:formula="of:=IF(NOW()&lt;[.B32];0;[.E32]-[.C32])" office:value-type="time" office:time-value="PT00H00M00S" calcext:value-type="time">
            <text:p>00:00</text:p>
          </table:table-cell>
          <table:table-cell table:style-name="ce1" table:formula="of:=[.G32]-[.F32]+[.I32]-[.H32]+[.K32]-[.J32]+[.M32]-[.L32]+[.N32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2]-SUM([.Q32:.Z32])-[.N32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3];&quot;jjjj&quot;)" office:value-type="string" office:string-value="jeudi" calcext:value-type="string">
            <text:p>jeudi</text:p>
          </table:table-cell>
          <table:table-cell table:style-name="ce66" table:formula="of:=[.B32]+1" office:value-type="date" office:date-value="2025-12-25" calcext:value-type="date">
            <text:p>25.12.2025</text:p>
          </table:table-cell>
          <table:table-cell table:style-name="ce1" table:formula="of:=IF(OR(WEEKDAY([.B33])=1;WEEKDAY([.B33])=7);0;[.$A$1])" office:value-type="time" office:time-value="PT08H17M00S" calcext:value-type="time">
            <text:p>08:17</text:p>
          </table:table-cell>
          <table:table-cell table:style-name="ce68" table:formula="of:=IF(NOW()&lt;[.B33];0;[.E33]-[.C33])" office:value-type="time" office:time-value="PT00H00M00S" calcext:value-type="time">
            <text:p>00:00</text:p>
          </table:table-cell>
          <table:table-cell table:style-name="ce1" table:formula="of:=[.G33]-[.F33]+[.I33]-[.H33]+[.K33]-[.J33]+[.M33]-[.L33]+[.N33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3]-SUM([.Q33:.Z33])-[.N33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4];&quot;jjjj&quot;)" office:value-type="string" office:string-value="vendredi" calcext:value-type="string">
            <text:p>vendredi</text:p>
          </table:table-cell>
          <table:table-cell table:style-name="ce66" table:formula="of:=[.B33]+1" office:value-type="date" office:date-value="2025-12-26" calcext:value-type="date">
            <text:p>26.12.2025</text:p>
          </table:table-cell>
          <table:table-cell table:style-name="ce1" table:formula="of:=IF(OR(WEEKDAY([.B34])=1;WEEKDAY([.B34])=7);0;[.$A$1])" office:value-type="time" office:time-value="PT08H17M00S" calcext:value-type="time">
            <text:p>08:17</text:p>
          </table:table-cell>
          <table:table-cell table:style-name="ce68" table:formula="of:=IF(NOW()&lt;[.B34];0;[.E34]-[.C34])" office:value-type="time" office:time-value="PT00H00M00S" calcext:value-type="time">
            <text:p>00:00</text:p>
          </table:table-cell>
          <table:table-cell table:style-name="ce1" table:formula="of:=[.G34]-[.F34]+[.I34]-[.H34]+[.K34]-[.J34]+[.M34]-[.L34]+[.N34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4]-SUM([.Q34:.Z34])-[.N34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5];&quot;jjjj&quot;)" office:value-type="string" office:string-value="samedi" calcext:value-type="string">
            <text:p>samedi</text:p>
          </table:table-cell>
          <table:table-cell table:style-name="ce66" table:formula="of:=[.B34]+1" office:value-type="date" office:date-value="2025-12-27" calcext:value-type="date">
            <text:p>27.12.2025</text:p>
          </table:table-cell>
          <table:table-cell table:style-name="ce1" table:formula="of:=IF(OR(WEEKDAY([.B35])=1;WEEKDAY([.B35])=7);0;[.$A$1])" office:value-type="time" office:time-value="PT00H00M00S" calcext:value-type="time">
            <text:p>00:00</text:p>
          </table:table-cell>
          <table:table-cell table:style-name="ce68" table:formula="of:=IF(NOW()&lt;[.B35];0;[.E35]-[.C35])" office:value-type="time" office:time-value="PT00H00M00S" calcext:value-type="time">
            <text:p>00:00</text:p>
          </table:table-cell>
          <table:table-cell table:style-name="ce1" table:formula="of:=[.G35]-[.F35]+[.I35]-[.H35]+[.K35]-[.J35]+[.M35]-[.L35]+[.N35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5]-SUM([.Q35:.Z35])-[.N35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6];&quot;jjjj&quot;)" office:value-type="string" office:string-value="dimanche" calcext:value-type="string">
            <text:p>dimanche</text:p>
          </table:table-cell>
          <table:table-cell table:style-name="ce66" table:formula="of:=[.B35]+1" office:value-type="date" office:date-value="2025-12-28" calcext:value-type="date">
            <text:p>28.12.2025</text:p>
          </table:table-cell>
          <table:table-cell table:style-name="ce1" table:formula="of:=IF(OR(WEEKDAY([.B36])=1;WEEKDAY([.B36])=7);0;[.$A$1])" office:value-type="time" office:time-value="PT00H00M00S" calcext:value-type="time">
            <text:p>00:00</text:p>
          </table:table-cell>
          <table:table-cell table:style-name="ce68" table:formula="of:=IF(NOW()&lt;[.B36];0;[.E36]-[.C36])" office:value-type="time" office:time-value="PT00H00M00S" calcext:value-type="time">
            <text:p>00:00</text:p>
          </table:table-cell>
          <table:table-cell table:style-name="ce1" table:formula="of:=[.G36]-[.F36]+[.I36]-[.H36]+[.K36]-[.J36]+[.M36]-[.L36]+[.N36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6]-SUM([.Q36:.Z36])-[.N36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7];&quot;jjjj&quot;)" office:value-type="string" office:string-value="lundi" calcext:value-type="string">
            <text:p>lundi</text:p>
          </table:table-cell>
          <table:table-cell table:style-name="ce66" table:formula="of:=[.B36]+1" office:value-type="date" office:date-value="2025-12-29" calcext:value-type="date">
            <text:p>29.12.2025</text:p>
          </table:table-cell>
          <table:table-cell table:style-name="ce1" table:formula="of:=IF(OR(WEEKDAY([.B37])=1;WEEKDAY([.B37])=7);0;[.$A$1])" office:value-type="time" office:time-value="PT08H17M00S" calcext:value-type="time">
            <text:p>08:17</text:p>
          </table:table-cell>
          <table:table-cell table:style-name="ce68" table:formula="of:=IF(NOW()&lt;[.B37];0;[.E37]-[.C37])" office:value-type="time" office:time-value="PT00H00M00S" calcext:value-type="time">
            <text:p>00:00</text:p>
          </table:table-cell>
          <table:table-cell table:style-name="ce1" table:formula="of:=[.G37]-[.F37]+[.I37]-[.H37]+[.K37]-[.J37]+[.M37]-[.L37]+[.N37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7]-SUM([.Q37:.Z37])-[.N37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8];&quot;jjjj&quot;)" office:value-type="string" office:string-value="mardi" calcext:value-type="string">
            <text:p>mardi</text:p>
          </table:table-cell>
          <table:table-cell table:style-name="ce66" table:formula="of:=[.B37]+1" office:value-type="date" office:date-value="2025-12-30" calcext:value-type="date">
            <text:p>30.12.2025</text:p>
          </table:table-cell>
          <table:table-cell table:style-name="ce1" table:formula="of:=IF(OR(WEEKDAY([.B38])=1;WEEKDAY([.B38])=7);0;[.$A$1])" office:value-type="time" office:time-value="PT08H17M00S" calcext:value-type="time">
            <text:p>08:17</text:p>
          </table:table-cell>
          <table:table-cell table:style-name="ce68" table:formula="of:=IF(NOW()&lt;[.B38];0;[.E38]-[.C38])" office:value-type="time" office:time-value="PT00H00M00S" calcext:value-type="time">
            <text:p>00:00</text:p>
          </table:table-cell>
          <table:table-cell table:style-name="ce1" table:formula="of:=[.G38]-[.F38]+[.I38]-[.H38]+[.K38]-[.J38]+[.M38]-[.L38]+[.N38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8]-SUM([.Q38:.Z38])-[.N38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style-name="ce41" table:formula="of:=TEXT([.B39];&quot;jjjj&quot;)" office:value-type="string" office:string-value="mercredi" calcext:value-type="string">
            <text:p>mercredi</text:p>
          </table:table-cell>
          <table:table-cell table:style-name="ce66" table:formula="of:=[.B38]+1" office:value-type="date" office:date-value="2025-12-31" calcext:value-type="date">
            <text:p>31.12.2025</text:p>
          </table:table-cell>
          <table:table-cell table:style-name="ce1" table:formula="of:=IF(OR(WEEKDAY([.B39])=1;WEEKDAY([.B39])=7);0;[.$A$1])" office:value-type="time" office:time-value="PT08H17M00S" calcext:value-type="time">
            <text:p>08:17</text:p>
          </table:table-cell>
          <table:table-cell table:style-name="ce68" table:formula="of:=IF(NOW()&lt;[.B39];0;[.E39]-[.C39])" office:value-type="time" office:time-value="PT00H00M00S" calcext:value-type="time">
            <text:p>00:00</text:p>
          </table:table-cell>
          <table:table-cell table:style-name="ce1" table:formula="of:=[.G39]-[.F39]+[.I39]-[.H39]+[.K39]-[.J39]+[.M39]-[.L39]+[.N39]*[.$A$1]" office:value-type="time" office:time-value="PT00H00M00S" calcext:value-type="time">
            <text:p>00:00</text:p>
          </table:table-cell>
          <table:table-cell table:style-name="ce1" table:number-columns-repeated="8"/>
          <table:table-cell table:style-name="ce71" office:value-type="float" office:value="0" calcext:value-type="float">
            <text:p>0.0</text:p>
          </table:table-cell>
          <table:table-cell/>
          <table:table-cell table:formula="of:=[.E39]-SUM([.Q39:.Z39])-[.N39]*[.$A$1]" office:value-type="time" office:time-value="PT00H00M00S" calcext:value-type="time">
            <text:p>00:00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1"/>
          <table:table-cell table:style-name="ce69"/>
          <table:table-cell table:number-columns-repeated="1020"/>
        </table:table-row>
        <table:table-row table:style-name="ro2" table:number-rows-repeated="3">
          <table:table-cell table:number-columns-repeated="2"/>
          <table:table-cell table:style-name="ce1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 table:number-rows-repeated="65492">
          <table:table-cell table:number-columns-repeated="2"/>
          <table:table-cell table:style-name="ce1"/>
          <table:table-cell table:number-columns-repeated="1021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pitch="variable"/>
    <style:font-face style:name="Microsoft YaHei" svg:font-family="'Microsoft YaHei'" style:font-family-generic="system" style:font-pitch="variable"/>
    <style:font-face style:name="Tahoma" svg:font-family="Tahoma" style:font-pitch="variable"/>
    <style:font-face style:name="Times New Roman" svg:font-family="'Times New Roman'" style:font-family-generic="roman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xx" style:country-asian="none" style:font-family-complex="Tahoma" style:font-family-generic-complex="system" style:font-pitch-complex="variable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fr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15">
      <style:text-properties fo:color="#ff0000"/>
      <number:currency-symbol number:language="fr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15P0"/>
    </number:currency-style>
    <number:number-style style:name="N117P0" style:volatile="true">
      <number:text>SFr. </number:text>
      <number:number number:decimal-places="0" number:min-decimal-places="0" number:min-integer-digits="1" number:grouping="true"/>
    </number:number-style>
    <number:number-style style:name="N117">
      <number:text>SFr. 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text>SFr. </number:text>
      <number:number number:decimal-places="0" number:min-decimal-places="0" number:min-integer-digits="1" number:grouping="true"/>
    </number:number-style>
    <number:number-style style:name="N118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20P0" style:volatile="true">
      <number:text>SFr. </number:text>
      <number:number number:decimal-places="2" number:min-decimal-places="2" number:min-integer-digits="1" number:grouping="true"/>
    </number:number-style>
    <number:number-style style:name="N120">
      <number:text>SFr. 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text>SFr. 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SFr. </number:text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SFr. -</number:text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SFr.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7P2" style:volatile="true">
      <number:text>-</number:text>
      <number:number number:decimal-places="0" number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SFr. </number:text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SFr. -</number:text>
      <number:number number:decimal-places="2" number:min-decimal-places="2" number:min-integer-digits="1" number:grouping="true"/>
      <number:text> </number:text>
    </number:number-style>
    <number:number-style style:name="N141P2" style:volatile="true">
      <number:text> SFr. -</number:text>
      <number:number number:decimal-places="0" number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47P0" style:volatile="true">
      <number:text>Vrai</number:text>
    </number:number-style>
    <number:number-style style:name="N147P1" style:volatile="true">
      <number:text>Vrai</number:text>
    </number:number-style>
    <number:number-style style:name="N147">
      <number:text>Faux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Actif</number:text>
    </number:number-style>
    <number:number-style style:name="N149P1" style:volatile="true">
      <number:text>Actif</number:text>
    </number:number-style>
    <number:number-style style:name="N149">
      <number:text>Inactif</number:text>
      <style:map style:condition="value()&gt;0" style:apply-style-name="N149P0"/>
      <style:map style:condition="value()&lt;0" style:apply-style-name="N149P1"/>
    </number:number-style>
    <number:time-style style:name="N150" number:truncate-on-overflow="false">
      <number:hours number:style="long"/>
      <number:text>:</number:text>
      <number:minutes number:style="long"/>
    </number:time-style>
    <number:number-style style:name="N151">
      <number:number number:decimal-places="1" number:min-decimal-places="1" number:min-integer-digits="1"/>
    </number:number-style>
    <number:number-style style:name="N152">
      <number:number number:decimal-places="3" number:min-decimal-places="3" number:min-integer-digits="1"/>
    </number:number-style>
    <number:number-style style:name="N154P0" style:volatile="true">
      <number:number number:decimal-places="0" number:min-decimal-places="0" number:min-integer-digits="1" number:grouping="true"/>
      <number:text> F</number:text>
    </number:number-style>
    <number:number-style style:name="N154"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54P0"/>
    </number:number-style>
    <number:number-style style:name="N155P0" style:volatile="true">
      <number:number number:decimal-places="0" number:min-decimal-places="0" number:min-integer-digits="1" number:grouping="true"/>
      <number:text> F</number:text>
    </number:number-style>
    <number:number-style style:name="N155">
      <style:text-properties fo:color="#ff0000"/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55P0"/>
    </number:number-style>
    <number:number-style style:name="N157P0" style:volatile="true">
      <number:number number:decimal-places="2" number:min-decimal-places="2" number:min-integer-digits="1" number:grouping="true"/>
      <number:text> F</number:text>
    </number:number-style>
    <number:number-style style:name="N157">
      <number:text>-</number:text>
      <number:number number:decimal-places="2" number:min-decimal-places="2" number:min-integer-digits="1" number:grouping="true"/>
      <number:text> F</number:text>
      <style:map style:condition="value()&gt;=0" style:apply-style-name="N157P0"/>
    </number:number-style>
    <number:number-style style:name="N158P0" style:volatile="true">
      <number:number number:decimal-places="2" number:min-decimal-places="2" number:min-integer-digits="1" number:grouping="true"/>
      <number:text> F</number:text>
    </number:number-style>
    <number:number-style style:name="N158">
      <style:text-properties fo:color="#ff0000"/>
      <number:text>-</number:text>
      <number:number number:decimal-places="2" number:min-decimal-places="2" number:min-integer-digits="1" number:grouping="true"/>
      <number:text> F</number:text>
      <style:map style:condition="value()&gt;=0" style:apply-style-name="N158P0"/>
    </number:number-style>
    <number:number-style style:name="N162P0" style:volatile="true">
      <number:number number:decimal-places="0" number:min-decimal-places="0" number:min-integer-digits="1" number:grouping="true"/>
      <number:text> F </number:text>
    </number:number-style>
    <number:number-style style:name="N162P1" style:volatile="true">
      <number:text>-</number:text>
      <number:number number:decimal-places="0" number:min-decimal-places="0" number:min-integer-digits="1" number:grouping="true"/>
      <number:text> F </number:text>
    </number:number-style>
    <number:number-style style:name="N162P2" style:volatile="true">
      <number:text> - F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0" number:min-decimal-places="0" number:min-integer-digits="1" number:grouping="true"/>
      <number:text>    </number:text>
    </number:number-style>
    <number:number-style style:name="N166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66P2" style:volatile="true">
      <number:text> -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number:min-decimal-places="2" number:min-integer-digits="1" number:grouping="true"/>
      <number:text> F </number:text>
    </number:number-style>
    <number:number-style style:name="N170P1" style:volatile="true">
      <number:text>-</number:text>
      <number:number number:decimal-places="2" number:min-decimal-places="2" number:min-integer-digits="1" number:grouping="true"/>
      <number:text> F </number:text>
    </number:number-style>
    <number:number-style style:name="N170P2" style:volatile="true">
      <number:text>-</number:text>
      <number:number number:decimal-places="0" number:min-decimal-places="0" number:min-integer-digits="0"/>
      <number:text> F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number:min-decimal-places="2" number:min-integer-digits="1" number:grouping="true"/>
      <number:text>    </number:text>
    </number:number-style>
    <number:number-style style:name="N174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74P2" style:volatile="true">
      <number:text>-</number:text>
      <number:number number:decimal-places="0" number:min-decimal-places="0" number:min-integer-digits="0"/>
      <number:text>   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">
      <number:number number:decimal-places="8" number:min-decimal-places="8" number:min-integer-digits="1"/>
    </number:number-style>
    <number:number-style style:name="N176">
      <number:number number:decimal-places="9" number:min-decimal-places="9" number:min-integer-digits="1"/>
    </number:number-style>
    <number:number-style style:name="N177">
      <number:number number:decimal-places="10" number:min-decimal-places="10" number:min-integer-digits="1"/>
    </number:number-style>
    <number:number-style style:name="N178">
      <number:number number:decimal-places="11" number:min-decimal-places="11" number:min-integer-digits="1"/>
    </number:number-style>
    <number:number-style style:name="N179">
      <number:number number:decimal-places="7" number:min-decimal-places="7" number:min-integer-digits="1"/>
    </number:number-style>
    <number:number-style style:name="N180">
      <number:number number:decimal-places="6" number:min-decimal-places="6" number:min-integer-digits="1"/>
    </number:number-style>
    <number:number-style style:name="N181">
      <number:number number:decimal-places="5" number:min-decimal-places="5" number:min-integer-digits="1"/>
    </number:number-style>
    <number:number-style style:name="N182">
      <number:number number:decimal-places="4" number:min-decimal-places="4" number:min-integer-digits="1"/>
    </number:number-style>
    <number:time-style style:name="N183">
      <number:hours/>
      <number:text>:</number:text>
      <number:minutes number:style="long"/>
    </number:time-style>
    <number:date-style style:name="N184">
      <number:day number:style="long"/>
      <number:text>.</number:text>
      <number:month number:style="long" number:textual="true"/>
    </number:date-style>
    <number:date-style style:name="N185">
      <number:day number:style="long"/>
      <number:text> </number:text>
      <number:month number:style="long" number:textual="true"/>
    </number:date-style>
    <number:date-style style:name="N186">
      <number:day/>
      <number:text> </number:text>
      <number:month number:style="long" number:textual="true"/>
    </number:date-style>
    <number:time-style style:name="N187">
      <number:minutes number:style="long"/>
      <number:text>:</number:text>
      <number:seconds number:style="long"/>
      <number:text>.</number:text>
    </number:time-style>
    <number:date-style style:name="N10114" number:language="fr" number:country="CH">
      <number:day number:style="long"/>
      <number:text>.</number:text>
      <number:month number:textual="true"/>
      <number:text>.</number:text>
      <number:year/>
    </number:date-style>
    <number:date-style style:name="N10115" number:language="fr" number:country="CH">
      <number:month number:textual="true"/>
      <number:text>.</number:text>
      <number:year/>
    </number:date-style>
    <number:time-style style:name="N10116" number:language="fr" number:country="CH">
      <number:hours/>
      <number:text>:</number:text>
      <number:minutes number:style="long"/>
      <number:text> </number:text>
      <number:am-pm/>
    </number:time-style>
    <number:time-style style:name="N10117" number:language="fr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1cm" fo:margin-left="1.9cm" fo:margin-right="1.9cm" style:first-page-number="continue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9">00.00.0000</text:date>, <text:time style:data-style-name="N2" text:time-value="21:18:53.71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1" style:display-name="PageStyle_Feuil1" style:page-layout-name="Mpm3">
      <style:header>
        <text:p><text:title>???</text:title></text:p>
      </style:header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meta:initial-creator>jc</meta:initial-creator>
    <meta:creation-date>2005-11-02T16:58:42</meta:creation-date>
    <dc:date>2025-02-19T21:24:25.178000000</dc:date>
    <dc:language>fr-FR</dc:language>
    <meta:editing-cycles>870</meta:editing-cycles>
    <meta:editing-duration>P87DT21H36M39S</meta:editing-duration>
    <meta:document-statistic meta:table-count="13" meta:cell-count="3489" meta:object-count="0"/>
    <meta:user-defined meta:name="Info 1"/>
    <meta:user-defined meta:name="Info 2"/>
    <meta:user-defined meta:name="Info 3"/>
    <meta:user-defined meta:name="Info 4"/>
  </office:meta>
</office:document-meta>
</file>